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84.71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103.66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111.4pt"/>
    </style:style>
    <style:style style:name="co7" style:family="table-column">
      <style:table-column-properties fo:break-before="auto" style:column-width="74.35pt"/>
    </style:style>
    <style:style style:name="co8" style:family="table-column">
      <style:table-column-properties fo:break-before="auto" style:column-width="77.41pt"/>
    </style:style>
    <style:style style:name="co9" style:family="table-column">
      <style:table-column-properties fo:break-before="auto" style:column-width="82.06pt"/>
    </style:style>
    <style:style style:name="co10" style:family="table-column">
      <style:table-column-properties fo:break-before="auto" style:column-width="92.86pt"/>
    </style:style>
    <style:style style:name="co11" style:family="table-column">
      <style:table-column-properties fo:break-before="auto" style:column-width="95.9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eso1.png" table:style-name="ta1">
        <table:shapes>
          <draw:frame draw:z-index="0" draw:style-name="gr1" draw:text-style-name="P1" svg:width="453.51pt" svg:height="255.09pt" svg:x="253.39pt" svg:y="12649.24pt">
            <loext:p draw:notify-on-update-of-ranges="'peso1.png'.B18:'peso1.png'.B10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53.39pt" svg:y="38441.23pt">
            <loext:p draw:notify-on-update-of-ranges="'peso1.png'.B2041:'peso1.png'.B2041 'peso1.png'.B2042:'peso1.png'.B304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export-plots data (NetLogo 5.3.1)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SimulacionRanas.nlogo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11/10/2016 21:45:38:843 -0600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MODEL SETTINGS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probpesoporhora</text:p>
          </table:table-cell>
          <table:table-cell office:value-type="string" calcext:value-type="string">
            <text:p>probconflicto</text:p>
          </table:table-cell>
          <table:table-cell office:value-type="string" calcext:value-type="string">
            <text:p>probconflictocontinue</text:p>
          </table:table-cell>
          <table:table-cell table:style-name="Default" office:value-type="string" calcext:value-type="string">
            <text:p>movimiento-por-tic</text:p>
          </table:table-cell>
          <table:table-cell office:value-type="string" calcext:value-type="string">
            <text:p>tiempo-vida-marca</text:p>
          </table:table-cell>
          <table:table-cell office:value-type="string" calcext:value-type="string">
            <text:p>ticsmax</text:p>
          </table:table-cell>
          <table:table-cell office:value-type="string" calcext:value-type="string">
            <text:p>radiodeteccionconflicto</text:p>
          </table:table-cell>
          <table:table-cell office:value-type="string" calcext:value-type="string">
            <text:p>cantidad-ranas</text:p>
          </table:table-cell>
          <table:table-cell office:value-type="string" calcext:value-type="string">
            <text:p>costomovportic</text:p>
          </table:table-cell>
          <table:table-cell office:value-type="string" calcext:value-type="string">
            <text:p>prob-exploracion</text:p>
          </table:table-cell>
          <table:table-cell office:value-type="string" calcext:value-type="string">
            <text:p>umbraldesnutricion</text:p>
          </table:table-cell>
          <table:table-cell office:value-type="string" calcext:value-type="string">
            <text:p>umbralrecuperac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"1000"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1.6" calcext:value-type="float">
            <text:p>1.6</text:p>
          </table:table-cell>
          <table:table-cell office:value-type="float" office:value="0.72" calcext:value-type="float">
            <text:p>0.72</text:p>
          </table:table-cell>
          <table:table-cell office:value-type="float" office:value="0.23" calcext:value-type="float">
            <text:p>0.2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"Peso promedio de las ranas"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x min</text:p>
          </table:table-cell>
          <table:table-cell office:value-type="string" calcext:value-type="string">
            <text:p>x max</text:p>
          </table:table-cell>
          <table:table-cell office:value-type="string" calcext:value-type="string">
            <text:p>y min</text:p>
          </table:table-cell>
          <table:table-cell table:style-name="Default" office:value-type="string" calcext:value-type="string">
            <text:p>y max</text:p>
          </table:table-cell>
          <table:table-cell office:value-type="string" calcext:value-type="string">
            <text:p>autoplot?</text:p>
          </table:table-cell>
          <table:table-cell office:value-type="string" calcext:value-type="string">
            <text:p>current pen</text:p>
          </table:table-cell>
          <table:table-cell office:value-type="string" calcext:value-type="string">
            <text:p>legend open?</text:p>
          </table:table-cell>
          <table:table-cell office:value-type="string" calcext:value-type="string">
            <text:p>number of pen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.3" calcext:value-type="float">
            <text:p>1.3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"default"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pen name</text:p>
          </table:table-cell>
          <table:table-cell office:value-type="string" calcext:value-type="string">
            <text:p>pen down?</text:p>
          </table:table-cell>
          <table:table-cell office:value-type="string" calcext:value-type="string">
            <text:p>mode</text:p>
          </table:table-cell>
          <table:table-cell table:style-name="Default" office:value-type="string" calcext:value-type="string">
            <text:p>interval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default"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"default"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pen down?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349467070516" calcext:value-type="float">
            <text:p>1.0349467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5715217819532" calcext:value-type="float">
            <text:p>0.9957152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2865920010133" calcext:value-type="float">
            <text:p>0.952865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23458277375974" calcext:value-type="float">
            <text:p>0.92345827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93318225448112" calcext:value-type="float">
            <text:p>0.8933182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71050127330754" calcext:value-type="float">
            <text:p>0.8710501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004541474608" calcext:value-type="float">
            <text:p>0.8500454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26396687662685" calcext:value-type="float">
            <text:p>0.82639668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07276458373475" calcext:value-type="float">
            <text:p>0.80727645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87734682979247" calcext:value-type="float">
            <text:p>0.7877346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69394307038739" calcext:value-type="float">
            <text:p>0.769394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01194943312877" calcext:value-type="float">
            <text:p>0.80119494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75855628749629" calcext:value-type="float">
            <text:p>0.7758556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1804381187393" calcext:value-type="float">
            <text:p>0.75180438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38498376299724" calcext:value-type="float">
            <text:p>0.73849837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15649347573846" calcext:value-type="float">
            <text:p>0.7156493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97002881017114" calcext:value-type="float">
            <text:p>0.6970028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82650802334742" calcext:value-type="float">
            <text:p>0.6826508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60147805915389" calcext:value-type="float">
            <text:p>0.6601478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44578886113807" calcext:value-type="float">
            <text:p>0.6445788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33180447279152" calcext:value-type="float">
            <text:p>0.63318044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72449747931846" calcext:value-type="float">
            <text:p>0.67244974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61690551964936" calcext:value-type="float">
            <text:p>0.661690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46621325040449" calcext:value-type="float">
            <text:p>0.646621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28174004864716" calcext:value-type="float">
            <text:p>0.62817400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13907455245414" calcext:value-type="float">
            <text:p>0.6139074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00702159547256" calcext:value-type="float">
            <text:p>0.60070215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88084219332495" calcext:value-type="float">
            <text:p>0.5880842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74123367842743" calcext:value-type="float">
            <text:p>0.5741233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59413092330021" calcext:value-type="float">
            <text:p>0.55941309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47691508014484" calcext:value-type="float">
            <text:p>0.5476915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8784885693287" calcext:value-type="float">
            <text:p>0.5878488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75970491115768" calcext:value-type="float">
            <text:p>0.57597049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61731833595012" calcext:value-type="float">
            <text:p>0.5617318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48690828235793" calcext:value-type="float">
            <text:p>0.5486908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4012880912178" calcext:value-type="float">
            <text:p>0.53401288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25468674817583" calcext:value-type="float">
            <text:p>0.5254686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15482416365161" calcext:value-type="float">
            <text:p>0.51548241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03408238478374" calcext:value-type="float">
            <text:p>0.5034082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91161913965747" calcext:value-type="float">
            <text:p>0.4911619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81425810764062" calcext:value-type="float">
            <text:p>0.48142581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28709497388928" calcext:value-type="float">
            <text:p>0.52870949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16953661925838" calcext:value-type="float">
            <text:p>0.51695366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02000612975588" calcext:value-type="float">
            <text:p>0.5020006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90367967363904" calcext:value-type="float">
            <text:p>0.49036796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82522079886082" calcext:value-type="float">
            <text:p>0.4825220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70142484700993" calcext:value-type="float">
            <text:p>0.47014248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60638827644945" calcext:value-type="float">
            <text:p>0.4606388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51333856002652" calcext:value-type="float">
            <text:p>0.4513338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40698525608335" calcext:value-type="float">
            <text:p>0.4406985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28481407636289" calcext:value-type="float">
            <text:p>0.42848140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62974361497053" calcext:value-type="float">
            <text:p>0.4629743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50565535620771" calcext:value-type="float">
            <text:p>0.4505655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42698538571302" calcext:value-type="float">
            <text:p>0.4426985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34902163563593" calcext:value-type="float">
            <text:p>0.43490216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26250400003602" calcext:value-type="float">
            <text:p>0.42625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16337028958584" calcext:value-type="float">
            <text:p>0.416337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07788911591468" calcext:value-type="float">
            <text:p>0.4077889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98636113041224" calcext:value-type="float">
            <text:p>0.3986361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90109173166027" calcext:value-type="float">
            <text:p>0.39010917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81746528523398" calcext:value-type="float">
            <text:p>0.3817465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24873662795748" calcext:value-type="float">
            <text:p>0.42487366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414211130101395" calcext:value-type="float">
            <text:p>0.4142111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07687490093277" calcext:value-type="float">
            <text:p>0.4076874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00696078009947" calcext:value-type="float">
            <text:p>0.4006960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93215734189226" calcext:value-type="float">
            <text:p>0.3932157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8643416824106" calcext:value-type="float">
            <text:p>0.38643416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78337810980425" calcext:value-type="float">
            <text:p>0.3783378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71227047804787" calcext:value-type="float">
            <text:p>0.37122704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6335660098241" calcext:value-type="float">
            <text:p>0.3633566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56386398045163" calcext:value-type="float">
            <text:p>0.3563863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0381990026951" calcext:value-type="float">
            <text:p>0.4038199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9523219242902" calcext:value-type="float">
            <text:p>0.3952321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4188577846289" calcext:value-type="float">
            <text:p>0.38418857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7434718235444" calcext:value-type="float">
            <text:p>0.37434718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64777375808396" calcext:value-type="float">
            <text:p>0.36477737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57979529003026" calcext:value-type="float">
            <text:p>0.357979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50185044477747" calcext:value-type="float">
            <text:p>0.35018504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43270095037929" calcext:value-type="float">
            <text:p>0.3432700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33636412749983" calcext:value-type="float">
            <text:p>0.3336364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2794403815819" calcext:value-type="float">
            <text:p>0.3279440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71134647754103" calcext:value-type="float">
            <text:p>0.37113464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63904197173089" calcext:value-type="float">
            <text:p>0.3639041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56425262211246" calcext:value-type="float">
            <text:p>0.35642526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49668747576978" calcext:value-type="float">
            <text:p>0.3496687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42759980828168" calcext:value-type="float">
            <text:p>0.3427599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36306361496912" calcext:value-type="float">
            <text:p>0.3363063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29754544419474" calcext:value-type="float">
            <text:p>0.3297545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23720229015554" calcext:value-type="float">
            <text:p>0.3237202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17364587161871" calcext:value-type="float">
            <text:p>0.3173645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1113741268576" calcext:value-type="float">
            <text:p>0.3111374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51860080705181" calcext:value-type="float">
            <text:p>0.35186008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45218738831825" calcext:value-type="float">
            <text:p>0.3452187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39364080617999" calcext:value-type="float">
            <text:p>0.33936408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33733165587582" calcext:value-type="float">
            <text:p>0.33373316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26753691607595" calcext:value-type="float">
            <text:p>0.32675369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2064474254699" calcext:value-type="float">
            <text:p>0.32064474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13687090550236" calcext:value-type="float">
            <text:p>0.31368709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08228656122738" calcext:value-type="float">
            <text:p>0.30822865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01016208226845" calcext:value-type="float">
            <text:p>0.30101620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95666226399688" calcext:value-type="float">
            <text:p>0.2956662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43241060658479" calcext:value-type="float">
            <text:p>0.3432410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37335960145753" calcext:value-type="float">
            <text:p>0.33733596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29904617810912" calcext:value-type="float">
            <text:p>0.3299046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23720184900093" calcext:value-type="float">
            <text:p>0.32372018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17635729307043" calcext:value-type="float">
            <text:p>0.3176357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11345106607418" calcext:value-type="float">
            <text:p>0.31134510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06581376039036" calcext:value-type="float">
            <text:p>0.306581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299900398376551" calcext:value-type="float">
            <text:p>0.2999003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294840893519391" calcext:value-type="float">
            <text:p>0.29484089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89367870471486" calcext:value-type="float">
            <text:p>0.28936787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27047785100417" calcext:value-type="float">
            <text:p>0.32704778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2168543345361" calcext:value-type="float">
            <text:p>0.3216854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17004661851826" calcext:value-type="float">
            <text:p>0.31700466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13039359766561" calcext:value-type="float">
            <text:p>0.31303935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0867371419978" calcext:value-type="float">
            <text:p>0.3086737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03612869616455" calcext:value-type="float">
            <text:p>0.3036128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297721456643989" calcext:value-type="float">
            <text:p>0.29772145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292006798518634" calcext:value-type="float">
            <text:p>0.2920067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287686648960235" calcext:value-type="float">
            <text:p>0.2876866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82739378496765" calcext:value-type="float">
            <text:p>0.28273937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26164739221815" calcext:value-type="float">
            <text:p>0.3261647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20828714906191" calcext:value-type="float">
            <text:p>0.3208287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13879418871919" calcext:value-type="float">
            <text:p>0.31387941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08804768779891" calcext:value-type="float">
            <text:p>0.30880476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04135259439864" calcext:value-type="float">
            <text:p>0.30413525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00040233660034" calcext:value-type="float">
            <text:p>0.3000402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295831332550718" calcext:value-type="float">
            <text:p>0.2958313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90730284630221" calcext:value-type="float">
            <text:p>0.29073028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285444268361622" calcext:value-type="float">
            <text:p>0.2854442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80678698023554" calcext:value-type="float">
            <text:p>0.2806786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24570996584497" calcext:value-type="float">
            <text:p>0.32457099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20212456345578" calcext:value-type="float">
            <text:p>0.32021245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1465092118794" calcext:value-type="float">
            <text:p>0.3146509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08402608857323" calcext:value-type="float">
            <text:p>0.3084026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0243096225937" calcext:value-type="float">
            <text:p>0.3024309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297504667470195" calcext:value-type="float">
            <text:p>0.2975046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291653764286593" calcext:value-type="float">
            <text:p>0.29165376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286407240062999" calcext:value-type="float">
            <text:p>0.28640724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281184429810696" calcext:value-type="float">
            <text:p>0.2811844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276085762379017" calcext:value-type="float">
            <text:p>0.2760857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22540340566054" calcext:value-type="float">
            <text:p>0.32254034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17456222972392" calcext:value-type="float">
            <text:p>0.317456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10740305675737" calcext:value-type="float">
            <text:p>0.31074030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05914571563552" calcext:value-type="float">
            <text:p>0.30591457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01481764800904" calcext:value-type="float">
            <text:p>0.3014817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296651800880747" calcext:value-type="float">
            <text:p>0.2966518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292467559114239" calcext:value-type="float">
            <text:p>0.29246755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288789808770671" calcext:value-type="float">
            <text:p>0.28878980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285255406741887" calcext:value-type="float">
            <text:p>0.2852554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80800698693011" calcext:value-type="float">
            <text:p>0.28080069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27845619127907" calcext:value-type="float">
            <text:p>0.3278456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2358255569213" calcext:value-type="float">
            <text:p>0.32358255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31825722206236" calcext:value-type="float">
            <text:p>0.31825722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313160328311769" calcext:value-type="float">
            <text:p>0.3131603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309132229529049" calcext:value-type="float">
            <text:p>0.3091322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304591967632997" calcext:value-type="float">
            <text:p>0.30459196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300605933212386" calcext:value-type="float">
            <text:p>0.3006059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295877559403576" calcext:value-type="float">
            <text:p>0.29587755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291757135477669" calcext:value-type="float">
            <text:p>0.2917571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287656551470022" calcext:value-type="float">
            <text:p>0.28765655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336038167676141" calcext:value-type="float">
            <text:p>0.33603816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329252021922362" calcext:value-type="float">
            <text:p>0.3292520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32404717768452" calcext:value-type="float">
            <text:p>0.3240471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319474514693062" calcext:value-type="float">
            <text:p>0.3194745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313201719915002" calcext:value-type="float">
            <text:p>0.31320171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307065920549449" calcext:value-type="float">
            <text:p>0.3070659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299732210173069" calcext:value-type="float">
            <text:p>0.2997322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293386694864775" calcext:value-type="float">
            <text:p>0.29338669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288827735065366" calcext:value-type="float">
            <text:p>0.2888277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283050584906588" calcext:value-type="float">
            <text:p>0.28305058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324035376460211" calcext:value-type="float">
            <text:p>0.32403537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318263753087956" calcext:value-type="float">
            <text:p>0.31826375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312060430679838" calcext:value-type="float">
            <text:p>0.3120604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30391888290962" calcext:value-type="float">
            <text:p>0.30391888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295100961648967" calcext:value-type="float">
            <text:p>0.29510096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289135260174065" calcext:value-type="float">
            <text:p>0.28913526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284590163808037" calcext:value-type="float">
            <text:p>0.2845901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280394523393054" calcext:value-type="float">
            <text:p>0.2803945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275805568409435" calcext:value-type="float">
            <text:p>0.2758055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271659354597215" calcext:value-type="float">
            <text:p>0.27165935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316298033513567" calcext:value-type="float">
            <text:p>0.3162980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311675877156176" calcext:value-type="float">
            <text:p>0.31167587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307037946363894" calcext:value-type="float">
            <text:p>0.3070379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302612558326217" calcext:value-type="float">
            <text:p>0.30261255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97654856087885" calcext:value-type="float">
            <text:p>0.29765485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292380052292588" calcext:value-type="float">
            <text:p>0.29238005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288237236423354" calcext:value-type="float">
            <text:p>0.2882372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284133611170763" calcext:value-type="float">
            <text:p>0.2841336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279169960792371" calcext:value-type="float">
            <text:p>0.2791699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27561463680033" calcext:value-type="float">
            <text:p>0.2756146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324488321285731" calcext:value-type="float">
            <text:p>0.3244883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317685322399803" calcext:value-type="float">
            <text:p>0.31768532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312850216582197" calcext:value-type="float">
            <text:p>0.3128502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308705428760777" calcext:value-type="float">
            <text:p>0.3087054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304575560744962" calcext:value-type="float">
            <text:p>0.3045755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30021143058258" calcext:value-type="float">
            <text:p>0.3002114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296173383985377" calcext:value-type="float">
            <text:p>0.296173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291711308429847" calcext:value-type="float">
            <text:p>0.29171130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288346826720082" calcext:value-type="float">
            <text:p>0.2883468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85036176717673" calcext:value-type="float">
            <text:p>0.28503617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6127175163756" calcext:value-type="float">
            <text:p>0.3261271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321740791544163" calcext:value-type="float">
            <text:p>0.3217407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317051171927518" calcext:value-type="float">
            <text:p>0.3170511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311488281369107" calcext:value-type="float">
            <text:p>0.31148828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306349227051651" calcext:value-type="float">
            <text:p>0.3063492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301881049600775" calcext:value-type="float">
            <text:p>0.3018810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296696708332774" calcext:value-type="float">
            <text:p>0.29669670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29291756474381" calcext:value-type="float">
            <text:p>0.29291756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288738115497103" calcext:value-type="float">
            <text:p>0.2887381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284719436764016" calcext:value-type="float">
            <text:p>0.2847194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327577302275733" calcext:value-type="float">
            <text:p>0.3275773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323270259302841" calcext:value-type="float">
            <text:p>0.3232702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316739289640259" calcext:value-type="float">
            <text:p>0.3167392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311939385091703" calcext:value-type="float">
            <text:p>0.31193938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307126801385445" calcext:value-type="float">
            <text:p>0.3071268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302414799162856" calcext:value-type="float">
            <text:p>0.3024147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297593468126559" calcext:value-type="float">
            <text:p>0.29759346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292857700944767" calcext:value-type="float">
            <text:p>0.2928577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288372880277535" calcext:value-type="float">
            <text:p>0.28837288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284672827135017" calcext:value-type="float">
            <text:p>0.2846728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329607066313373" calcext:value-type="float">
            <text:p>0.32960706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323315439498666" calcext:value-type="float">
            <text:p>0.3233154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318515673776244" calcext:value-type="float">
            <text:p>0.3185156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314322052399497" calcext:value-type="float">
            <text:p>0.31432205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308784382739269" calcext:value-type="float">
            <text:p>0.30878438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304743455751114" calcext:value-type="float">
            <text:p>0.30474345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300292497699631" calcext:value-type="float">
            <text:p>0.3002924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295965204412981" calcext:value-type="float">
            <text:p>0.29596520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292206359369745" calcext:value-type="float">
            <text:p>0.29220635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286886080675014" calcext:value-type="float">
            <text:p>0.28688608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332552855937056" calcext:value-type="float">
            <text:p>0.33255285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327931863090325" calcext:value-type="float">
            <text:p>0.32793186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322205275349736" calcext:value-type="float">
            <text:p>0.32220527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317046970814503" calcext:value-type="float">
            <text:p>0.31704697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311580226162983" calcext:value-type="float">
            <text:p>0.3115802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306824880673378" calcext:value-type="float">
            <text:p>0.30682488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301447610250957" calcext:value-type="float">
            <text:p>0.30144761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294854867027431" calcext:value-type="float">
            <text:p>0.294854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287297840913246" calcext:value-type="float">
            <text:p>0.28729784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282787348428227" calcext:value-type="float">
            <text:p>0.28278734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326817303611879" calcext:value-type="float">
            <text:p>0.3268173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320827103892987" calcext:value-type="float">
            <text:p>0.3208271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315131783377207" calcext:value-type="float">
            <text:p>0.31513178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308485785798422" calcext:value-type="float">
            <text:p>0.30848578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302872283329181" calcext:value-type="float">
            <text:p>0.30287228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297902184682994" calcext:value-type="float">
            <text:p>0.29790218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292733167837458" calcext:value-type="float">
            <text:p>0.2927331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288249509042146" calcext:value-type="float">
            <text:p>0.2882495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282935361612427" calcext:value-type="float">
            <text:p>0.28293536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78048052239884" calcext:value-type="float">
            <text:p>0.27804805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321209171246848" calcext:value-type="float">
            <text:p>0.32120917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3170629120653" calcext:value-type="float">
            <text:p>0.3170629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311261713482325" calcext:value-type="float">
            <text:p>0.3112617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30727461362501" calcext:value-type="float">
            <text:p>0.3072746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302719717003722" calcext:value-type="float">
            <text:p>0.3027197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29821604557465" calcext:value-type="float">
            <text:p>0.29821604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294094634446508" calcext:value-type="float">
            <text:p>0.2940946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290354677776252" calcext:value-type="float">
            <text:p>0.29035467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28667456041272" calcext:value-type="float">
            <text:p>0.28667456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282739167967276" calcext:value-type="float">
            <text:p>0.282739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32976810938126" calcext:value-type="float">
            <text:p>0.3297681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325081435382829" calcext:value-type="float">
            <text:p>0.3250814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320469748168373" calcext:value-type="float">
            <text:p>0.3204697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314849948861095" calcext:value-type="float">
            <text:p>0.31484994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308705607740496" calcext:value-type="float">
            <text:p>0.3087056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304351314815879" calcext:value-type="float">
            <text:p>0.3043513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299292695138592" calcext:value-type="float">
            <text:p>0.29929269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295173403222527" calcext:value-type="float">
            <text:p>0.2951734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291367373221584" calcext:value-type="float">
            <text:p>0.29136737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287622239700657" calcext:value-type="float">
            <text:p>0.28762223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325602311525018" calcext:value-type="float">
            <text:p>0.32560231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319471323882213" calcext:value-type="float">
            <text:p>0.3194713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314752797790699" calcext:value-type="float">
            <text:p>0.31475279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30977430491412" calcext:value-type="float">
            <text:p>0.30977430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305900699226251" calcext:value-type="float">
            <text:p>0.3059006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302089071229387" calcext:value-type="float">
            <text:p>0.30208907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297486523526174" calcext:value-type="float">
            <text:p>0.2974865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293065282369442" calcext:value-type="float">
            <text:p>0.29306528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289420282359141" calcext:value-type="float">
            <text:p>0.28942028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284780548994018" calcext:value-type="float">
            <text:p>0.2847805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330851087952302" calcext:value-type="float">
            <text:p>0.3308510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325901891031597" calcext:value-type="float">
            <text:p>0.3259018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320942349682066" calcext:value-type="float">
            <text:p>0.32094234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314756827078737" calcext:value-type="float">
            <text:p>0.3147568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309661891781406" calcext:value-type="float">
            <text:p>0.30966189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305495410098872" calcext:value-type="float">
            <text:p>0.3054954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300849799037873" calcext:value-type="float">
            <text:p>0.300849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296311426523129" calcext:value-type="float">
            <text:p>0.2963114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29112051685956" calcext:value-type="float">
            <text:p>0.29112051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287141124120701" calcext:value-type="float">
            <text:p>0.2871411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337161799858269" calcext:value-type="float">
            <text:p>0.3371617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332307250485586" calcext:value-type="float">
            <text:p>0.33230725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325636073144512" calcext:value-type="float">
            <text:p>0.32563607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320218862330803" calcext:value-type="float">
            <text:p>0.3202188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314590393082777" calcext:value-type="float">
            <text:p>0.31459039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308767913874717" calcext:value-type="float">
            <text:p>0.3087679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303085774260173" calcext:value-type="float">
            <text:p>0.30308577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298096266498213" calcext:value-type="float">
            <text:p>0.29809626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293632989605749" calcext:value-type="float">
            <text:p>0.2936329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289766908079578" calcext:value-type="float">
            <text:p>0.28976690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342532391253694" calcext:value-type="float">
            <text:p>0.34253239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337147551365152" calcext:value-type="float">
            <text:p>0.33714755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331785516174704" calcext:value-type="float">
            <text:p>0.33178551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325465893281674" calcext:value-type="float">
            <text:p>0.32546589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319480319067969" calcext:value-type="float">
            <text:p>0.3194803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311900507629302" calcext:value-type="float">
            <text:p>0.31190050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305977372011505" calcext:value-type="float">
            <text:p>0.305977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301729534981839" calcext:value-type="float">
            <text:p>0.3017295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296489163682371" calcext:value-type="float">
            <text:p>0.29648916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291899235208045" calcext:value-type="float">
            <text:p>0.2918992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340808731128631" calcext:value-type="float">
            <text:p>0.3408087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334253027187374" calcext:value-type="float">
            <text:p>0.3342530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328935208950582" calcext:value-type="float">
            <text:p>0.3289352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324170059856762" calcext:value-type="float">
            <text:p>0.32417005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318382788080834" calcext:value-type="float">
            <text:p>0.31838278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31386337342191" calcext:value-type="float">
            <text:p>0.31386337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308027232820393" calcext:value-type="float">
            <text:p>0.3080272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303747751989319" calcext:value-type="float">
            <text:p>0.303747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298352231665272" calcext:value-type="float">
            <text:p>0.2983522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293959794154477" calcext:value-type="float">
            <text:p>0.2939597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337289085512302" calcext:value-type="float">
            <text:p>0.33728908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332691453334385" calcext:value-type="float">
            <text:p>0.33269145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328167383271316" calcext:value-type="float">
            <text:p>0.32816738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322392910158988" calcext:value-type="float">
            <text:p>0.3223929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317932211144799" calcext:value-type="float">
            <text:p>0.3179322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313017591309509" calcext:value-type="float">
            <text:p>0.31301759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308406422165058" calcext:value-type="float">
            <text:p>0.30840642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303796141980919" calcext:value-type="float">
            <text:p>0.303796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29937936027791" calcext:value-type="float">
            <text:p>0.29937936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293466959416236" calcext:value-type="float">
            <text:p>0.29346695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341752244141777" calcext:value-type="float">
            <text:p>0.34175224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335987477425462" calcext:value-type="float">
            <text:p>0.33598747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330637727177339" calcext:value-type="float">
            <text:p>0.3306377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325795560112077" calcext:value-type="float">
            <text:p>0.32579556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319714561071825" calcext:value-type="float">
            <text:p>0.31971456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314948387177112" calcext:value-type="float">
            <text:p>0.3149483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308960377963597" calcext:value-type="float">
            <text:p>0.308960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303907825594111" calcext:value-type="float">
            <text:p>0.3039078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299069449944192" calcext:value-type="float">
            <text:p>0.29906944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294320318283369" calcext:value-type="float">
            <text:p>0.29432031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34491972993393" calcext:value-type="float">
            <text:p>0.3449197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339168865225146" calcext:value-type="float">
            <text:p>0.33916886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334141055575663" calcext:value-type="float">
            <text:p>0.3341410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327476614014529" calcext:value-type="float">
            <text:p>0.3274766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322223150828527" calcext:value-type="float">
            <text:p>0.32222315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315964647119604" calcext:value-type="float">
            <text:p>0.31596464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30945661394552" calcext:value-type="float">
            <text:p>0.3094566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304285158393475" calcext:value-type="float">
            <text:p>0.30428515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299510220474347" calcext:value-type="float">
            <text:p>0.2995102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294331770861989" calcext:value-type="float">
            <text:p>0.29433177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343282838174919" calcext:value-type="float">
            <text:p>0.3432828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338092661673597" calcext:value-type="float">
            <text:p>0.33809266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332061788038386" calcext:value-type="float">
            <text:p>0.332061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325263268298579" calcext:value-type="float">
            <text:p>0.32526326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318081569161484" calcext:value-type="float">
            <text:p>0.31808156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313370983642252" calcext:value-type="float">
            <text:p>0.3133709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308817580986045" calcext:value-type="float">
            <text:p>0.3088175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303795875061124" calcext:value-type="float">
            <text:p>0.30379587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298276946179093" calcext:value-type="float">
            <text:p>0.29827694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29361694578323" calcext:value-type="float">
            <text:p>0.2936169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336900824838484" calcext:value-type="float">
            <text:p>0.3369008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332003209370791" calcext:value-type="float">
            <text:p>0.3320032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327183955750581" calcext:value-type="float">
            <text:p>0.32718395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32026930286896" calcext:value-type="float">
            <text:p>0.3202693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31363990307374" calcext:value-type="float">
            <text:p>0.31363990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308040241139132" calcext:value-type="float">
            <text:p>0.30804024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303732865228922" calcext:value-type="float">
            <text:p>0.30373286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299272540893175" calcext:value-type="float">
            <text:p>0.29927254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294552859896448" calcext:value-type="float">
            <text:p>0.29455285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289414616226501" calcext:value-type="float">
            <text:p>0.28941461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331124977173459" calcext:value-type="float">
            <text:p>0.33112497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324109033739408" calcext:value-type="float">
            <text:p>0.3241090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319252927699311" calcext:value-type="float">
            <text:p>0.3192529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31414538255004" calcext:value-type="float">
            <text:p>0.31414538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309121139135668" calcext:value-type="float">
            <text:p>0.3091211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305307135408915" calcext:value-type="float">
            <text:p>0.3053071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30082604373294" calcext:value-type="float">
            <text:p>0.30082604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296756234402872" calcext:value-type="float">
            <text:p>0.2967562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292191775782561" calcext:value-type="float">
            <text:p>0.29219177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28715319449917" calcext:value-type="float">
            <text:p>0.287153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329289491370727" calcext:value-type="float">
            <text:p>0.32928949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324511860087128" calcext:value-type="float">
            <text:p>0.32451186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320239794188272" calcext:value-type="float">
            <text:p>0.3202397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316036081343798" calcext:value-type="float">
            <text:p>0.31603608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310516474071" calcext:value-type="float">
            <text:p>0.31051647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306263220012711" calcext:value-type="float">
            <text:p>0.30626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301781063601118" calcext:value-type="float">
            <text:p>0.30178106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297831245629301" calcext:value-type="float">
            <text:p>0.29783124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293944624745034" calcext:value-type="float">
            <text:p>0.2939446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290120189794914" calcext:value-type="float">
            <text:p>0.29012018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337744692083893" calcext:value-type="float">
            <text:p>0.33774469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332639426069478" calcext:value-type="float">
            <text:p>0.3326394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328204536215772" calcext:value-type="float">
            <text:p>0.3282045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323840604599724" calcext:value-type="float">
            <text:p>0.32384060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318607573405692" calcext:value-type="float">
            <text:p>0.31860757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314473723921627" calcext:value-type="float">
            <text:p>0.3144737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309654225099199" calcext:value-type="float">
            <text:p>0.30965422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305078682394555" calcext:value-type="float">
            <text:p>0.30507868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301246266817692" calcext:value-type="float">
            <text:p>0.30124626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297475169890059" calcext:value-type="float">
            <text:p>0.2974751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34252478417757" calcext:value-type="float">
            <text:p>0.34252478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337731134128022" calcext:value-type="float">
            <text:p>0.3377311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333014182479267" calcext:value-type="float">
            <text:p>0.3330141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328372702056892" calcext:value-type="float">
            <text:p>0.3283727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323805485321275" calcext:value-type="float">
            <text:p>0.32380548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319400038833931" calcext:value-type="float">
            <text:p>0.3194000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314093930373347" calcext:value-type="float">
            <text:p>0.3140939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309361289629009" calcext:value-type="float">
            <text:p>0.3093612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304648890088867" calcext:value-type="float">
            <text:p>0.3046488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30060267949897" calcext:value-type="float">
            <text:p>0.3006026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349555744787578" calcext:value-type="float">
            <text:p>0.34955574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343929205499679" calcext:value-type="float">
            <text:p>0.3439292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338235741922077" calcext:value-type="float">
            <text:p>0.33823574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332482892788547" calcext:value-type="float">
            <text:p>0.33248289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327256761698632" calcext:value-type="float">
            <text:p>0.32725676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321522583655092" calcext:value-type="float">
            <text:p>0.32152258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317118142763728" calcext:value-type="float">
            <text:p>0.3171181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311052292489566" calcext:value-type="float">
            <text:p>0.31105229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306351192900297" calcext:value-type="float">
            <text:p>0.30635119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302242980946643" calcext:value-type="float">
            <text:p>0.30224298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344658427383573" calcext:value-type="float">
            <text:p>0.3446584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339019878091097" calcext:value-type="float">
            <text:p>0.33901987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33381991900319" calcext:value-type="float">
            <text:p>0.333819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329036011191214" calcext:value-type="float">
            <text:p>0.3290360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32421068382844" calcext:value-type="float">
            <text:p>0.32421068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320037979604539" calcext:value-type="float">
            <text:p>0.32003797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31549025868341" calcext:value-type="float">
            <text:p>0.31549025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310833401174857" calcext:value-type="float">
            <text:p>0.3108334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305597368398998" calcext:value-type="float">
            <text:p>0.3055973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301039304582198" calcext:value-type="float">
            <text:p>0.30103930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344394996912939" calcext:value-type="float">
            <text:p>0.34439499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338998239186116" calcext:value-type="float">
            <text:p>0.3389982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333217237903451" calcext:value-type="float">
            <text:p>0.3332172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328427474214421" calcext:value-type="float">
            <text:p>0.32842747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323024394654499" calcext:value-type="float">
            <text:p>0.32302439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317323630272849" calcext:value-type="float">
            <text:p>0.3173236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312863690081262" calcext:value-type="float">
            <text:p>0.3128636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308130494769033" calcext:value-type="float">
            <text:p>0.30813049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303396607930887" calcext:value-type="float">
            <text:p>0.3033966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299140715781562" calcext:value-type="float">
            <text:p>0.29914071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345016120742864" calcext:value-type="float">
            <text:p>0.3450161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339099029607281" calcext:value-type="float">
            <text:p>0.3390990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333218405808636" calcext:value-type="float">
            <text:p>0.3332184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326164234768075" calcext:value-type="float">
            <text:p>0.3261642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320692030578525" calcext:value-type="float">
            <text:p>0.3206920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315296542216267" calcext:value-type="float">
            <text:p>0.31529654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310666652915082" calcext:value-type="float">
            <text:p>0.3106666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306110841842716" calcext:value-type="float">
            <text:p>0.30611084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301052291903645" calcext:value-type="float">
            <text:p>0.3010522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295589521782967" calcext:value-type="float">
            <text:p>0.29558952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346229607034227" calcext:value-type="float">
            <text:p>0.346229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341180670589694" calcext:value-type="float">
            <text:p>0.3411806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336212517128273" calcext:value-type="float">
            <text:p>0.33621251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331323854122235" calcext:value-type="float">
            <text:p>0.3313238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326513409724294" calcext:value-type="float">
            <text:p>0.32651340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321062808838854" calcext:value-type="float">
            <text:p>0.32106280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316416541165447" calcext:value-type="float">
            <text:p>0.31641654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311016528806794" calcext:value-type="float">
            <text:p>0.3110165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306182532477036" calcext:value-type="float">
            <text:p>0.3061825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300112214228509" calcext:value-type="float">
            <text:p>0.3001122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349870923300182" calcext:value-type="float">
            <text:p>0.3498709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344156615106277" calcext:value-type="float">
            <text:p>0.34415661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338696937600983" calcext:value-type="float">
            <text:p>0.3386969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332681720069285" calcext:value-type="float">
            <text:p>0.3326817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327890067379291" calcext:value-type="float">
            <text:p>0.32789006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321370961763196" calcext:value-type="float">
            <text:p>0.3213709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316206765503446" calcext:value-type="float">
            <text:p>0.31620676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311183135844768" calcext:value-type="float">
            <text:p>0.3111831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306633251675188" calcext:value-type="float">
            <text:p>0.30663325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302156165652321" calcext:value-type="float">
            <text:p>0.30215616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347674609663653" calcext:value-type="float">
            <text:p>0.34767460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341390011890858" calcext:value-type="float">
            <text:p>0.3413900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335927771700604" calcext:value-type="float">
            <text:p>0.33592777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330552927353395" calcext:value-type="float">
            <text:p>0.3305529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32526408051574" calcext:value-type="float">
            <text:p>0.3252640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319691187369299" calcext:value-type="float">
            <text:p>0.31969118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314576128371391" calcext:value-type="float">
            <text:p>0.3145761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309633883213401" calcext:value-type="float">
            <text:p>0.30963388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304490654311544" calcext:value-type="float">
            <text:p>0.30449065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299873983537181" calcext:value-type="float">
            <text:p>0.29987398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351851862304135" calcext:value-type="float">
            <text:p>0.3518518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344944919081412" calcext:value-type="float">
            <text:p>0.3449449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339733372040344" calcext:value-type="float">
            <text:p>0.339733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332433755463214" calcext:value-type="float">
            <text:p>0.33243375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326313882378382" calcext:value-type="float">
            <text:p>0.32631388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320864499666683" calcext:value-type="float">
            <text:p>0.3208644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316038239336251" calcext:value-type="float">
            <text:p>0.3160382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311371183254517" calcext:value-type="float">
            <text:p>0.31137118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306183068686777" calcext:value-type="float">
            <text:p>0.30618306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301411558665031" calcext:value-type="float">
            <text:p>0.30141155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352564372359878" calcext:value-type="float">
            <text:p>0.35256437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345741399215006" calcext:value-type="float">
            <text:p>0.3457413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340407329899581" calcext:value-type="float">
            <text:p>0.3404073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335158605693202" calcext:value-type="float">
            <text:p>0.33515860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329399144282695" calcext:value-type="float">
            <text:p>0.32939914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324404351123188" calcext:value-type="float">
            <text:p>0.32440435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319576800293634" calcext:value-type="float">
            <text:p>0.3195768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314826490277352" calcext:value-type="float">
            <text:p>0.31482649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310152185221331" calcext:value-type="float">
            <text:p>0.31015218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04821410025451" calcext:value-type="float">
            <text:p>0.304821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56881686069174" calcext:value-type="float">
            <text:p>0.3568816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351476122603802" calcext:value-type="float">
            <text:p>0.35147612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346157048153877" calcext:value-type="float">
            <text:p>0.3461570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340923078895151" calcext:value-type="float">
            <text:p>0.3409230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33507769303852" calcext:value-type="float">
            <text:p>0.3350776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330098377410589" calcext:value-type="float">
            <text:p>0.33009837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325278669721544" calcext:value-type="float">
            <text:p>0.32527866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320620423184748" calcext:value-type="float">
            <text:p>0.3206204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316112487377442" calcext:value-type="float">
            <text:p>0.31611248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311676678543052" calcext:value-type="float">
            <text:p>0.31167667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364053136844937" calcext:value-type="float">
            <text:p>0.3640531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358113723144312" calcext:value-type="float">
            <text:p>0.35811372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352818462468429" calcext:value-type="float">
            <text:p>0.3528184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347128974247827" calcext:value-type="float">
            <text:p>0.34712897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342009469554287" calcext:value-type="float">
            <text:p>0.3420094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335721337652923" calcext:value-type="float">
            <text:p>0.3357213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330784355144901" calcext:value-type="float">
            <text:p>0.33078435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325588477890385" calcext:value-type="float">
            <text:p>0.32558847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320813621138564" calcext:value-type="float">
            <text:p>0.3208136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315714442266685" calcext:value-type="float">
            <text:p>0.31571444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361116538470034" calcext:value-type="float">
            <text:p>0.3611165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354764392869413" calcext:value-type="float">
            <text:p>0.35476439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349192273624194" calcext:value-type="float">
            <text:p>0.34919227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343793642402575" calcext:value-type="float">
            <text:p>0.34379364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338481389280502" calcext:value-type="float">
            <text:p>0.33848138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333254132208382" calcext:value-type="float">
            <text:p>0.3332541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327459269345777" calcext:value-type="float">
            <text:p>0.32745926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321993928644916" calcext:value-type="float">
            <text:p>0.3219939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317030470942965" calcext:value-type="float">
            <text:p>0.31703047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312228846693657" calcext:value-type="float">
            <text:p>0.31222884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361329104424503" calcext:value-type="float">
            <text:p>0.36132910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355751136490767" calcext:value-type="float">
            <text:p>0.3557511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348862309539537" calcext:value-type="float">
            <text:p>0.34886230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343483810323961" calcext:value-type="float">
            <text:p>0.34348381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337719158471157" calcext:value-type="float">
            <text:p>0.33771915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331924152508153" calcext:value-type="float">
            <text:p>0.33192415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32553919596058" calcext:value-type="float">
            <text:p>0.3255391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320056134682252" calcext:value-type="float">
            <text:p>0.3200561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314830389432583" calcext:value-type="float">
            <text:p>0.31483038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309871671207257" calcext:value-type="float">
            <text:p>0.30987167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349528867323283" calcext:value-type="float">
            <text:p>0.34952886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344374489009085" calcext:value-type="float">
            <text:p>0.3443744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339302580747914" calcext:value-type="float">
            <text:p>0.33930258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334311823018922" calcext:value-type="float">
            <text:p>0.3343118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329400917413594" calcext:value-type="float">
            <text:p>0.32940091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323601706276859" calcext:value-type="float">
            <text:p>0.3236017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317764687926467" calcext:value-type="float">
            <text:p>0.31776468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313118536482618" calcext:value-type="float">
            <text:p>0.3131185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308546723461871" calcext:value-type="float">
            <text:p>0.3085467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303546628287149" calcext:value-type="float">
            <text:p>0.3035466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346653723257222" calcext:value-type="float">
            <text:p>0.3466537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340105708459554" calcext:value-type="float">
            <text:p>0.34010570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333955518885966" calcext:value-type="float">
            <text:p>0.33395551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328706953935435" calcext:value-type="float">
            <text:p>0.32870695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322422304666972" calcext:value-type="float">
            <text:p>0.32242230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316801291251071" calcext:value-type="float">
            <text:p>0.31680129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311587362080864" calcext:value-type="float">
            <text:p>0.3115873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306361260450929" calcext:value-type="float">
            <text:p>0.30636126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301710425413028" calcext:value-type="float">
            <text:p>0.3017104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297134003735733" calcext:value-type="float">
            <text:p>0.29713400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344665403946798" calcext:value-type="float">
            <text:p>0.3446654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339454820550403" calcext:value-type="float">
            <text:p>0.33945482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333820438550917" calcext:value-type="float">
            <text:p>0.3338204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328783374600856" calcext:value-type="float">
            <text:p>0.32878337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322671113310867" calcext:value-type="float">
            <text:p>0.3226711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317258965494067" calcext:value-type="float">
            <text:p>0.31725896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311515397915433" calcext:value-type="float">
            <text:p>0.31151539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305586582632976" calcext:value-type="float">
            <text:p>0.30558658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300151807209162" calcext:value-type="float">
            <text:p>0.3001518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295239204254709" calcext:value-type="float">
            <text:p>0.29523920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347461506436411" calcext:value-type="float">
            <text:p>0.3474615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342319553530342" calcext:value-type="float">
            <text:p>0.34231955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337259871870769" calcext:value-type="float">
            <text:p>0.3372598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331211640408283" calcext:value-type="float">
            <text:p>0.3312116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325290632244819" calcext:value-type="float">
            <text:p>0.3252906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320661165853015" calcext:value-type="float">
            <text:p>0.32066116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314830651669605" calcext:value-type="float">
            <text:p>0.31483065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310363319779796" calcext:value-type="float">
            <text:p>0.31036331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305967465200223" calcext:value-type="float">
            <text:p>0.30596746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301210112906603" calcext:value-type="float">
            <text:p>0.30121011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346478087815176" calcext:value-type="float">
            <text:p>0.34647808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341211851101624" calcext:value-type="float">
            <text:p>0.34121185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33534431726104" calcext:value-type="float">
            <text:p>0.3353443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329574184156406" calcext:value-type="float">
            <text:p>0.32957418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32431768136497" calcext:value-type="float">
            <text:p>0.32431768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318830782676028" calcext:value-type="float">
            <text:p>0.31883078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314092448278453" calcext:value-type="float">
            <text:p>0.31409244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309429927231238" calcext:value-type="float">
            <text:p>0.3094299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304842006520779" calcext:value-type="float">
            <text:p>0.30484200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300327492541687" calcext:value-type="float">
            <text:p>0.30032749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351669773436661" calcext:value-type="float">
            <text:p>0.35166977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345085485585173" calcext:value-type="float">
            <text:p>0.34508548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339426451874819" calcext:value-type="float">
            <text:p>0.33942645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334319626520069" calcext:value-type="float">
            <text:p>0.3343196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329294510370996" calcext:value-type="float">
            <text:p>0.3292945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324349796080308" calcext:value-type="float">
            <text:p>0.32434979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319484197218272" calcext:value-type="float">
            <text:p>0.3194841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314696447938027" calcext:value-type="float">
            <text:p>0.31469644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308806650141155" calcext:value-type="float">
            <text:p>0.30880665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304273614863617" calcext:value-type="float">
            <text:p>0.3042736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347050112809482" calcext:value-type="float">
            <text:p>0.3470501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341589009662143" calcext:value-type="float">
            <text:p>0.34158900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335746341175137" calcext:value-type="float">
            <text:p>0.33574634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330466098373947" calcext:value-type="float">
            <text:p>0.3304660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324895148431312" calcext:value-type="float">
            <text:p>0.32489514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319966009770409" calcext:value-type="float">
            <text:p>0.31996600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314753962037433" calcext:value-type="float">
            <text:p>0.3147539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310153685642863" calcext:value-type="float">
            <text:p>0.31015368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304765368476198" calcext:value-type="float">
            <text:p>0.3047653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29960473641218" calcext:value-type="float">
            <text:p>0.2996047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349156697446622" calcext:value-type="float">
            <text:p>0.34915669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344189449822253" calcext:value-type="float">
            <text:p>0.3441894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339301678159875" calcext:value-type="float">
            <text:p>0.3393016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334110516554955" calcext:value-type="float">
            <text:p>0.3341105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329384007824853" calcext:value-type="float">
            <text:p>0.32938400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324733123234434" calcext:value-type="float">
            <text:p>0.3247331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32015665279746" calcext:value-type="float">
            <text:p>0.32015665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315072724933361" calcext:value-type="float">
            <text:p>0.3150727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310650820869205" calcext:value-type="float">
            <text:p>0.31065082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305924381822383" calcext:value-type="float">
            <text:p>0.3059243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355479460447817" calcext:value-type="float">
            <text:p>0.35547946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349901792014238" calcext:value-type="float">
            <text:p>0.349901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344226920898599" calcext:value-type="float">
            <text:p>0.34422692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339261349895501" calcext:value-type="float">
            <text:p>0.33926134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333918614266578" calcext:value-type="float">
            <text:p>0.3339186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329004085143498" calcext:value-type="float">
            <text:p>0.32900408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324168188486387" calcext:value-type="float">
            <text:p>0.32416818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318898673371209" calcext:value-type="float">
            <text:p>0.31889867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31381487802671" calcext:value-type="float">
            <text:p>0.3138148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30877014376454" calcext:value-type="float">
            <text:p>0.30877014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357018455863456" calcext:value-type="float">
            <text:p>0.35701845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35150917424664" calcext:value-type="float">
            <text:p>0.35150917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345290670967823" calcext:value-type="float">
            <text:p>0.3452906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338785717294419" calcext:value-type="float">
            <text:p>0.3387857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333568159494707" calcext:value-type="float">
            <text:p>0.33356815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328434082619791" calcext:value-type="float">
            <text:p>0.32843408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323382150974874" calcext:value-type="float">
            <text:p>0.3233821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318411050236275" calcext:value-type="float">
            <text:p>0.31841105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313519487109494" calcext:value-type="float">
            <text:p>0.31351948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308706188992741" calcext:value-type="float">
            <text:p>0.3087061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351079494775372" calcext:value-type="float">
            <text:p>0.35107949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345572665342206" calcext:value-type="float">
            <text:p>0.34557266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34015394517997" calcext:value-type="float">
            <text:p>0.3401539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334821924540329" calcext:value-type="float">
            <text:p>0.3348219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328534737177857" calcext:value-type="float">
            <text:p>0.3285347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32283303682603" calcext:value-type="float">
            <text:p>0.3228330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316727616093831" calcext:value-type="float">
            <text:p>0.3167276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311050489443387" calcext:value-type="float">
            <text:p>0.31105048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305683642264631" calcext:value-type="float">
            <text:p>0.30568364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301148836198251" calcext:value-type="float">
            <text:p>0.3011488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351916763773644" calcext:value-type="float">
            <text:p>0.3519167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346119803633531" calcext:value-type="float">
            <text:p>0.3461198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340777628178258" calcext:value-type="float">
            <text:p>0.3407776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33552092753027" calcext:value-type="float">
            <text:p>0.3355209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330348334092651" calcext:value-type="float">
            <text:p>0.3303483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32486249763719" calcext:value-type="float">
            <text:p>0.3248624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319860439077859" calcext:value-type="float">
            <text:p>0.3198604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314221450233806" calcext:value-type="float">
            <text:p>0.31422145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309389648432929" calcext:value-type="float">
            <text:p>0.30938964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304715934125797" calcext:value-type="float">
            <text:p>0.3047159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350389857914397" calcext:value-type="float">
            <text:p>0.35038985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344328959731959" calcext:value-type="float">
            <text:p>0.34432895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338132588131857" calcext:value-type="float">
            <text:p>0.33813258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331045986824788" calcext:value-type="float">
            <text:p>0.33104598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325501056195787" calcext:value-type="float">
            <text:p>0.32550105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320662269996404" calcext:value-type="float">
            <text:p>0.32066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315900904376212" calcext:value-type="float">
            <text:p>0.31590090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311293115846524" calcext:value-type="float">
            <text:p>0.31129311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306759051933312" calcext:value-type="float">
            <text:p>0.30675905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30229753304271" calcext:value-type="float">
            <text:p>0.3022975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351369889075913" calcext:value-type="float">
            <text:p>0.35136988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346171229522249" calcext:value-type="float">
            <text:p>0.3461712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341055748521442" calcext:value-type="float">
            <text:p>0.34105574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336022115216649" calcext:value-type="float">
            <text:p>0.3360221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331148637858104" calcext:value-type="float">
            <text:p>0.3311486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326353136137295" calcext:value-type="float">
            <text:p>0.3263531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321634362444019" calcext:value-type="float">
            <text:p>0.3216343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316432008982728" calcext:value-type="float">
            <text:p>0.31643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311304737713818" calcext:value-type="float">
            <text:p>0.3113047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306826738395318" calcext:value-type="float">
            <text:p>0.3068267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354717154427101" calcext:value-type="float">
            <text:p>0.35471715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349259033471585" calcext:value-type="float">
            <text:p>0.3492590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343888242451357" calcext:value-type="float">
            <text:p>0.34388824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338603384087453" calcext:value-type="float">
            <text:p>0.33860338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333403083457372" calcext:value-type="float">
            <text:p>0.33340308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328373982736287" calcext:value-type="float">
            <text:p>0.32837398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322799048045456" calcext:value-type="float">
            <text:p>0.322799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317939611890962" calcext:value-type="float">
            <text:p>0.3179396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31315792671494" calcext:value-type="float">
            <text:p>0.3131579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308452748501734" calcext:value-type="float">
            <text:p>0.30845274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359895375739376" calcext:value-type="float">
            <text:p>0.35989537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353483478165457" calcext:value-type="float">
            <text:p>0.3534834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347945288346158" calcext:value-type="float">
            <text:p>0.34794528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342578476011016" calcext:value-type="float">
            <text:p>0.342578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337297532673236" calcext:value-type="float">
            <text:p>0.3372975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332178722239037" calcext:value-type="float">
            <text:p>0.33217872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327141812771786" calcext:value-type="float">
            <text:p>0.3271418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322185493856011" calcext:value-type="float">
            <text:p>0.32218549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317308476042888" calcext:value-type="float">
            <text:p>0.317308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312509490514776" calcext:value-type="float">
            <text:p>0.3125094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35556356689764" calcext:value-type="float">
            <text:p>0.35556356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349643770146562" calcext:value-type="float">
            <text:p>0.34964377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344232977076107" calcext:value-type="float">
            <text:p>0.34423297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338474484118448" calcext:value-type="float">
            <text:p>0.33847448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333242399624443" calcext:value-type="float">
            <text:p>0.3332423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327546762177852" calcext:value-type="float">
            <text:p>0.32754676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322572765062839" calcext:value-type="float">
            <text:p>0.32257276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317678351901665" calcext:value-type="float">
            <text:p>0.31767835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312862249351071" calcext:value-type="float">
            <text:p>0.31286224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308123204441286" calcext:value-type="float">
            <text:p>0.30812320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358359073973709" calcext:value-type="float">
            <text:p>0.358359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352216303901007" calcext:value-type="float">
            <text:p>0.3522163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34689748409064" calcext:value-type="float">
            <text:p>0.34689748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341663765397239" calcext:value-type="float">
            <text:p>0.34166376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336513786202933" calcext:value-type="float">
            <text:p>0.33651378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331446206675735" calcext:value-type="float">
            <text:p>0.3314462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326459708420973" calcext:value-type="float">
            <text:p>0.32645970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321552994138286" calcext:value-type="float">
            <text:p>0.32155299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316266021441606" calcext:value-type="float">
            <text:p>0.31626602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311607334450079" calcext:value-type="float">
            <text:p>0.3116073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358175233795991" calcext:value-type="float">
            <text:p>0.3581752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352673774747748" calcext:value-type="float">
            <text:p>0.35267377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347260339044277" calcext:value-type="float">
            <text:p>0.347260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341933518312061" calcext:value-type="float">
            <text:p>0.34193351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336691926711561" calcext:value-type="float">
            <text:p>0.3366919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331619552585007" calcext:value-type="float">
            <text:p>0.33161955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326628336444479" calcext:value-type="float">
            <text:p>0.3266283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321173438307771" calcext:value-type="float">
            <text:p>0.3211734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316425446395444" calcext:value-type="float">
            <text:p>0.3164254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311753422353714" calcext:value-type="float">
            <text:p>0.31175342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364800181806847" calcext:value-type="float">
            <text:p>0.364800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359138403759903" calcext:value-type="float">
            <text:p>0.35913840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35356721416171" calcext:value-type="float">
            <text:p>0.3535672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348085163597089" calcext:value-type="float">
            <text:p>0.34808516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342139418909085" calcext:value-type="float">
            <text:p>0.34213941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336229165801447" calcext:value-type="float">
            <text:p>0.33622916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33102452401059" calcext:value-type="float">
            <text:p>0.3310245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325988068644705" calcext:value-type="float">
            <text:p>0.32598806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321032196564674" calcext:value-type="float">
            <text:p>0.32103219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316155618437924" calcext:value-type="float">
            <text:p>0.31615561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363640287427123" calcext:value-type="float">
            <text:p>0.36364028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358014999965347" calcext:value-type="float">
            <text:p>0.358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35247971710296" calcext:value-type="float">
            <text:p>0.35247971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347032998766371" calcext:value-type="float">
            <text:p>0.3470329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341673427923168" calcext:value-type="float">
            <text:p>0.3416734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336399610213456" calcext:value-type="float">
            <text:p>0.3363996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330704252068336" calcext:value-type="float">
            <text:p>0.33070425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324526878321863" calcext:value-type="float">
            <text:p>0.32452687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319608050466698" calcext:value-type="float">
            <text:p>0.31960805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314767923857216" calcext:value-type="float">
            <text:p>0.3147679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364256886408478" calcext:value-type="float">
            <text:p>0.3642568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358652317683156" calcext:value-type="float">
            <text:p>0.35865231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35313742205744" calcext:value-type="float">
            <text:p>0.35313742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347710764761734" calcext:value-type="float">
            <text:p>0.3477107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34237093398276" calcext:value-type="float">
            <text:p>0.3423709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33711654049625" calcext:value-type="float">
            <text:p>0.33711654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331946217305524" calcext:value-type="float">
            <text:p>0.3319462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326858619285849" calcext:value-type="float">
            <text:p>0.3268586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321852422834489" calcext:value-type="float">
            <text:p>0.3218524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316926325526351" calcext:value-type="float">
            <text:p>0.3169263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362858904981058" calcext:value-type="float">
            <text:p>0.362858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357053162501361" calcext:value-type="float">
            <text:p>0.3570531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350837501031359" calcext:value-type="float">
            <text:p>0.3508375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345224101014857" calcext:value-type="float">
            <text:p>0.345224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339700515398619" calcext:value-type="float">
            <text:p>0.3397005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334265307152241" calcext:value-type="float">
            <text:p>0.3342653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328917062237806" calcext:value-type="float">
            <text:p>0.32891706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323654389242001" calcext:value-type="float">
            <text:p>0.32365438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318475919014129" calcext:value-type="float">
            <text:p>0.318475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313380304309903" calcext:value-type="float">
            <text:p>0.31338030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359441998483248" calcext:value-type="float">
            <text:p>0.3594419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353690926507516" calcext:value-type="float">
            <text:p>0.3536909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348031871683395" calcext:value-type="float">
            <text:p>0.34803187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342463361736461" calcext:value-type="float">
            <text:p>0.34246336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336983947948678" calcext:value-type="float">
            <text:p>0.33698394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331082952172876" calcext:value-type="float">
            <text:p>0.33108295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325865819088124" calcext:value-type="float">
            <text:p>0.3258658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320241682268984" calcext:value-type="float">
            <text:p>0.32024168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315198009502695" calcext:value-type="float">
            <text:p>0.31519800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310313308447497" calcext:value-type="float">
            <text:p>0.31031330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351192752865784" calcext:value-type="float">
            <text:p>0.3511927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345766034547969" calcext:value-type="float">
            <text:p>0.3457660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340426143723238" calcext:value-type="float">
            <text:p>0.34042614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335171691151702" calcext:value-type="float">
            <text:p>0.3351716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330001309821312" calcext:value-type="float">
            <text:p>0.33000130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324375232608242" calcext:value-type="float">
            <text:p>0.3243752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319377594614547" calcext:value-type="float">
            <text:p>0.31937759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314548882477848" calcext:value-type="float">
            <text:p>0.3145488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309797429735336" calcext:value-type="float">
            <text:p>0.3097974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304603130449314" calcext:value-type="float">
            <text:p>0.3046031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356859909604822" calcext:value-type="float">
            <text:p>0.3568599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350752689036505" calcext:value-type="float">
            <text:p>0.3507526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345369734925207" calcext:value-type="float">
            <text:p>0.3453697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340072908079691" calcext:value-type="float">
            <text:p>0.34007290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334860830463703" calcext:value-type="float">
            <text:p>0.3348608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32973214608957" calcext:value-type="float">
            <text:p>0.32973214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324685520665424" calcext:value-type="float">
            <text:p>0.3246855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319719641248063" calcext:value-type="float">
            <text:p>0.31971964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314833215901381" calcext:value-type="float">
            <text:p>0.3148332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310105390506563" calcext:value-type="float">
            <text:p>0.3101053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56591082607886" calcext:value-type="float">
            <text:p>0.35659108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350992246446934" calcext:value-type="float">
            <text:p>0.3509922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345064876253657" calcext:value-type="float">
            <text:p>0.34506487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339736704236513" calcext:value-type="float">
            <text:p>0.33973670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334493782971643" calcext:value-type="float">
            <text:p>0.3344937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329418721566855" calcext:value-type="float">
            <text:p>0.3294187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323689338681453" calcext:value-type="float">
            <text:p>0.3236893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317776479016612" calcext:value-type="float">
            <text:p>0.3177764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312968894475105" calcext:value-type="float">
            <text:p>0.3129688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308238231286262" calcext:value-type="float">
            <text:p>0.3082382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35341999339553" calcext:value-type="float">
            <text:p>0.35341999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347977773123527" calcext:value-type="float">
            <text:p>0.34797777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342705120093739" calcext:value-type="float">
            <text:p>0.3427051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337516829512429" calcext:value-type="float">
            <text:p>0.3375168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331914000394273" calcext:value-type="float">
            <text:p>0.3319140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326898367728153" calcext:value-type="float">
            <text:p>0.32689836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321962985184692" calcext:value-type="float">
            <text:p>0.32196298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317106568761926" calcext:value-type="float">
            <text:p>0.31710656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312327855001925" calcext:value-type="float">
            <text:p>0.3123278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307717875185103" calcext:value-type="float">
            <text:p>0.3077178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345840409850653" calcext:value-type="float">
            <text:p>0.34584040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340615810228035" calcext:value-type="float">
            <text:p>0.3406158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33547480419938" calcext:value-type="float">
            <text:p>0.33547480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330416054267183" calcext:value-type="float">
            <text:p>0.33041605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325438244333901" calcext:value-type="float">
            <text:p>0.32543824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320540079359552" calcext:value-type="float">
            <text:p>0.3205400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315136753743026" calcext:value-type="float">
            <text:p>0.31513675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310403412618131" calcext:value-type="float">
            <text:p>0.3104034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305287500071361" calcext:value-type="float">
            <text:p>0.3052875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300711747005212" calcext:value-type="float">
            <text:p>0.3007117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348155296868723" calcext:value-type="float">
            <text:p>0.34815529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342840459730814" calcext:value-type="float">
            <text:p>0.34284045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337610659987112" calcext:value-type="float">
            <text:p>0.337610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331320694582757" calcext:value-type="float">
            <text:p>0.33132069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325784927349541" calcext:value-type="float">
            <text:p>0.3257849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320828016123939" calcext:value-type="float">
            <text:p>0.3208280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315950415477946" calcext:value-type="float">
            <text:p>0.3159504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311236367389105" calcext:value-type="float">
            <text:p>0.31123636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306597744069686" calcext:value-type="float">
            <text:p>0.30659774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301612828914206" calcext:value-type="float">
            <text:p>0.3016128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349500859481036" calcext:value-type="float">
            <text:p>0.34950085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344109389449474" calcext:value-type="float">
            <text:p>0.34410938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338804182938417" calcext:value-type="float">
            <text:p>0.33880418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333013212334173" calcext:value-type="float">
            <text:p>0.3330132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327885544656961" calcext:value-type="float">
            <text:p>0.32788554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322839919662585" calcext:value-type="float">
            <text:p>0.3228399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317875024668118" calcext:value-type="float">
            <text:p>0.3178750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312989567993563" calcext:value-type="float">
            <text:p>0.3129895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308259498074186" calcext:value-type="float">
            <text:p>0.30825949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302977360355836" calcext:value-type="float">
            <text:p>0.30297736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353254673126348" calcext:value-type="float">
            <text:p>0.35325467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347796825525848" calcext:value-type="float">
            <text:p>0.3477968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342426303486957" calcext:value-type="float">
            <text:p>0.3424263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337141709800687" calcext:value-type="float">
            <text:p>0.33714170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331941669613398" calcext:value-type="float">
            <text:p>0.3319416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326824830069106" calcext:value-type="float">
            <text:p>0.3268248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321789859957522" calcext:value-type="float">
            <text:p>0.321789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316835449367724" calcext:value-type="float">
            <text:p>0.31683544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312053282125934" calcext:value-type="float">
            <text:p>0.31205328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307416794502552" calcext:value-type="float">
            <text:p>0.3074167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356843406651535" calcext:value-type="float">
            <text:p>0.3568434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351337494200291" calcext:value-type="float">
            <text:p>0.3513374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345919676348267" calcext:value-type="float">
            <text:p>0.34591967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340588543581875" calcext:value-type="float">
            <text:p>0.3405885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335421463565579" calcext:value-type="float">
            <text:p>0.33542146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330337056829544" calcext:value-type="float">
            <text:p>0.33033705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325334000601285" calcext:value-type="float">
            <text:p>0.3253340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320410993272678" calcext:value-type="float">
            <text:p>0.32041099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31556675406133" calcext:value-type="float">
            <text:p>0.3155667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310800022677362" calcext:value-type="float">
            <text:p>0.3108000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356957476447207" calcext:value-type="float">
            <text:p>0.35695747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351430957846248" calcext:value-type="float">
            <text:p>0.35143095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345333740472969" calcext:value-type="float">
            <text:p>0.34533374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339993201647598" calcext:value-type="float">
            <text:p>0.3399932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334738111443433" calcext:value-type="float">
            <text:p>0.3347381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328412023473426" calcext:value-type="float">
            <text:p>0.3284120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323431764763448" calcext:value-type="float">
            <text:p>0.3234317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31853119019283" calcext:value-type="float">
            <text:p>0.31853119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313149514359139" calcext:value-type="float">
            <text:p>0.3131495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30841345579499" calcext:value-type="float">
            <text:p>0.30841345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353489274200049" calcext:value-type="float">
            <text:p>0.35348927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348039068230956" calcext:value-type="float">
            <text:p>0.34803906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342676065557369" calcext:value-type="float">
            <text:p>0.34267606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337483639220629" calcext:value-type="float">
            <text:p>0.3374836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332374291705276" calcext:value-type="float">
            <text:p>0.33237429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327346693750169" calcext:value-type="float">
            <text:p>0.32734669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322399537362344" calcext:value-type="float">
            <text:p>0.3223995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317531535476724" calcext:value-type="float">
            <text:p>0.3175315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312741421621274" calcext:value-type="float">
            <text:p>0.3127414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308112322648551" calcext:value-type="float">
            <text:p>0.30811232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355679280781655" calcext:value-type="float">
            <text:p>0.3556792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350399623478911" calcext:value-type="float">
            <text:p>0.3503996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34520444069301" calcext:value-type="float">
            <text:p>0.34520444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340092380831684" calcext:value-type="float">
            <text:p>0.3400923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335062113928139" calcext:value-type="float">
            <text:p>0.3350621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330112331295051" calcext:value-type="float">
            <text:p>0.3301123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325241745184093" calcext:value-type="float">
            <text:p>0.3252417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320449088450909" calcext:value-type="float">
            <text:p>0.32044908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315733114225457" calcext:value-type="float">
            <text:p>0.3157331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311092595587612" calcext:value-type="float">
            <text:p>0.31109259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354308502077301" calcext:value-type="float">
            <text:p>0.354308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34875799220108" calcext:value-type="float">
            <text:p>0.34875799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343296290482877" calcext:value-type="float">
            <text:p>0.3432962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337921975992167" calcext:value-type="float">
            <text:p>0.337921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332633650533308" calcext:value-type="float">
            <text:p>0.33263365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32742993828179" calcext:value-type="float">
            <text:p>0.3274299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322387772234689" calcext:value-type="float">
            <text:p>0.32238777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317426280844341" calcext:value-type="float">
            <text:p>0.3174262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312544173316239" calcext:value-type="float">
            <text:p>0.31254417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307822452090907" calcext:value-type="float">
            <text:p>0.30782245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352516035306528" calcext:value-type="float">
            <text:p>0.3525160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347062621875808" calcext:value-type="float">
            <text:p>0.3470626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341696463059978" calcext:value-type="float">
            <text:p>0.34169646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336416162785203" calcext:value-type="float">
            <text:p>0.33641616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331390063120469" calcext:value-type="float">
            <text:p>0.33139006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326444381050371" calcext:value-type="float">
            <text:p>0.32644438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321649429667026" calcext:value-type="float">
            <text:p>0.3216494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316931197505815" calcext:value-type="float">
            <text:p>0.3169311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311915212190767" calcext:value-type="float">
            <text:p>0.3119152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307514547213484" calcext:value-type="float">
            <text:p>0.30751454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355910811426094" calcext:value-type="float">
            <text:p>0.3559108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350812763061282" calcext:value-type="float">
            <text:p>0.35081276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345796283470307" calcext:value-type="float">
            <text:p>0.34579628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340860067552787" calcext:value-type="float">
            <text:p>0.34086006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336002831089948" calcext:value-type="float">
            <text:p>0.3360028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331223310410514" calcext:value-type="float">
            <text:p>0.3312233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326520262061952" calcext:value-type="float">
            <text:p>0.3265202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321892462486966" calcext:value-type="float">
            <text:p>0.3218924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31733870770518" calcext:value-type="float">
            <text:p>0.3173387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31234477797105" calcext:value-type="float">
            <text:p>0.3123447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356469046755276" calcext:value-type="float">
            <text:p>0.35646904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351076611391215" calcext:value-type="float">
            <text:p>0.3510766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345770454992979" calcext:value-type="float">
            <text:p>0.3457704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340549197097114" calcext:value-type="float">
            <text:p>0.34054919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335411479327584" calcext:value-type="float">
            <text:p>0.33541147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330355965042366" calcext:value-type="float">
            <text:p>0.3303559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325381338985712" calcext:value-type="float">
            <text:p>0.325381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320486306945964" calcext:value-type="float">
            <text:p>0.3204863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315750124025178" calcext:value-type="float">
            <text:p>0.315750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311089720031124" calcext:value-type="float">
            <text:p>0.31108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354472231915864" calcext:value-type="float">
            <text:p>0.3544722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349125893883091" calcext:value-type="float">
            <text:p>0.34912589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343865097258842" calcext:value-type="float">
            <text:p>0.3438650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338688473380582" calcext:value-type="float">
            <text:p>0.33868847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333594675484373" calcext:value-type="float">
            <text:p>0.3335946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328582378354504" calcext:value-type="float">
            <text:p>0.3285823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323650277978713" calcext:value-type="float">
            <text:p>0.323650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318797091208934" calcext:value-type="float">
            <text:p>0.3187970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314110113659854" calcext:value-type="float">
            <text:p>0.31411011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309498127751559" calcext:value-type="float">
            <text:p>0.3094981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360321783269286" calcext:value-type="float">
            <text:p>0.36032178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354157002783621" calcext:value-type="float">
            <text:p>0.3541570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348615465682151" calcext:value-type="float">
            <text:p>0.34861546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343162593174304" calcext:value-type="float">
            <text:p>0.34316259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337796966626583" calcext:value-type="float">
            <text:p>0.33779696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332601288803415" calcext:value-type="float">
            <text:p>0.3326012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327488741825418" calcext:value-type="float">
            <text:p>0.32748874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322457995599069" calcext:value-type="float">
            <text:p>0.32245799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317507741312342" calcext:value-type="float">
            <text:p>0.31750774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312636691094202" calcext:value-type="float">
            <text:p>0.31263669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356996855566188" calcext:value-type="float">
            <text:p>0.3569968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351380901289038" calcext:value-type="float">
            <text:p>0.3513809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345854802280323" calcext:value-type="float">
            <text:p>0.3458548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340417120855747" calcext:value-type="float">
            <text:p>0.34041712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335139025667493" calcext:value-type="float">
            <text:p>0.3351390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329945380002251" calcext:value-type="float">
            <text:p>0.32994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324171022670041" calcext:value-type="float">
            <text:p>0.3241710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319237176238638" calcext:value-type="float">
            <text:p>0.31923717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314382271350138" calcext:value-type="float">
            <text:p>0.31438227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309605044939853" calcext:value-type="float">
            <text:p>0.30960504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359274344154356" calcext:value-type="float">
            <text:p>0.35927434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35380129851015" calcext:value-type="float">
            <text:p>0.3538012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347029732303307" calcext:value-type="float">
            <text:p>0.3470297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341752600448718" calcext:value-type="float">
            <text:p>0.3417526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336559902703802" calcext:value-type="float">
            <text:p>0.3365599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331450288122805" calcext:value-type="float">
            <text:p>0.33145028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326422427375103" calcext:value-type="float">
            <text:p>0.3264224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321475012399365" calcext:value-type="float">
            <text:p>0.3214750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316606756063239" calcext:value-type="float">
            <text:p>0.31660675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311816391828491" calcext:value-type="float">
            <text:p>0.31181639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35543223452613" calcext:value-type="float">
            <text:p>0.3554322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349841112073109" calcext:value-type="float">
            <text:p>0.3498411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344339447579337" calcext:value-type="float">
            <text:p>0.3443394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338925809717465" calcext:value-type="float">
            <text:p>0.33892580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333598790061383" calcext:value-type="float">
            <text:p>0.3335987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328357002719798" calcext:value-type="float">
            <text:p>0.3283570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323199083975679" calcext:value-type="float">
            <text:p>0.3231990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31771980695144" calcext:value-type="float">
            <text:p>0.3177198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312811167379965" calcext:value-type="float">
            <text:p>0.31281116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307981066041634" calcext:value-type="float">
            <text:p>0.3079810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350780136516129" calcext:value-type="float">
            <text:p>0.3507801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345375622178937" calcext:value-type="float">
            <text:p>0.34537562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34005758007114" calcext:value-type="float">
            <text:p>0.34005758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334824626637067" calcext:value-type="float">
            <text:p>0.3348246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32967540045794" calcext:value-type="float">
            <text:p>0.3296754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324608561897679" calcext:value-type="float">
            <text:p>0.32460856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319622792754382" calcext:value-type="float">
            <text:p>0.31962279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314716795917377" calcext:value-type="float">
            <text:p>0.31471679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309889295029765" calcext:value-type="float">
            <text:p>0.309889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05139034156355" calcext:value-type="float">
            <text:p>0.3051390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"Peso máximo y mínimo de las Ranas"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x min</text:p>
          </table:table-cell>
          <table:table-cell office:value-type="string" calcext:value-type="string">
            <text:p>x max</text:p>
          </table:table-cell>
          <table:table-cell office:value-type="string" calcext:value-type="string">
            <text:p>y min</text:p>
          </table:table-cell>
          <table:table-cell table:style-name="Default" office:value-type="string" calcext:value-type="string">
            <text:p>y max</text:p>
          </table:table-cell>
          <table:table-cell office:value-type="string" calcext:value-type="string">
            <text:p>autoplot?</text:p>
          </table:table-cell>
          <table:table-cell office:value-type="string" calcext:value-type="string">
            <text:p>current pen</text:p>
          </table:table-cell>
          <table:table-cell office:value-type="string" calcext:value-type="string">
            <text:p>legend open?</text:p>
          </table:table-cell>
          <table:table-cell office:value-type="string" calcext:value-type="string">
            <text:p>number of pen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"default"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pen name</text:p>
          </table:table-cell>
          <table:table-cell office:value-type="string" calcext:value-type="string">
            <text:p>pen down?</text:p>
          </table:table-cell>
          <table:table-cell office:value-type="string" calcext:value-type="string">
            <text:p>mode</text:p>
          </table:table-cell>
          <table:table-cell table:style-name="Default" office:value-type="string" calcext:value-type="string">
            <text:p>interval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default"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pen-1"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"default"</text:p>
          </table:table-cell>
          <table:table-cell table:number-columns-repeated="2"/>
          <table:table-cell table:style-name="Default"/>
          <table:table-cell office:value-type="string" calcext:value-type="string">
            <text:p>"pen-1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pen down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en down?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6775859344115" calcext:value-type="float">
            <text:p>1.16775859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0.865616591638654" calcext:value-type="float">
            <text:p>0.865616591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4907445594609" calcext:value-type="float">
            <text:p>1.149074455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817822760061673" calcext:value-type="float">
            <text:p>0.817822760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05162514796" calcext:value-type="float">
            <text:p>1.105162514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768734991849749" calcext:value-type="float">
            <text:p>0.768734991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7929006702501" calcext:value-type="float">
            <text:p>1.07929006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710217561668027" calcext:value-type="float">
            <text:p>0.710217561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6202142595261" calcext:value-type="float">
            <text:p>1.06202142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0.671056775495409" calcext:value-type="float">
            <text:p>0.671056775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4502908313737" calcext:value-type="float">
            <text:p>1.04502908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0.660319867087483" calcext:value-type="float">
            <text:p>0.660319867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2830861780717" calcext:value-type="float">
            <text:p>1.028308617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0.649754749214083" calcext:value-type="float">
            <text:p>0.649754749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93344111775598" calcext:value-type="float">
            <text:p>0.99334411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0.602393810540491" calcext:value-type="float">
            <text:p>0.602393810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77450605987189" calcext:value-type="float">
            <text:p>0.97745060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0.592755509571843" calcext:value-type="float">
            <text:p>0.59275550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61811396291394" calcext:value-type="float">
            <text:p>0.961811396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0.583271421418694" calcext:value-type="float">
            <text:p>0.583271421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46422413950732" calcext:value-type="float">
            <text:p>0.94642241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0.573939078675995" calcext:value-type="float">
            <text:p>0.573939078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00991006308501" calcext:value-type="float">
            <text:p>1.00991006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0.621773009426887" calcext:value-type="float">
            <text:p>0.621773009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93751502075651" calcext:value-type="float">
            <text:p>0.993751502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0.580266197811976" calcext:value-type="float">
            <text:p>0.580266197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77851478042441" calcext:value-type="float">
            <text:p>0.97785147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0.551875001136511" calcext:value-type="float">
            <text:p>0.551875001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62205854393762" calcext:value-type="float">
            <text:p>0.962205854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0.543045001118327" calcext:value-type="float">
            <text:p>0.543045001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46810560723462" calcext:value-type="float">
            <text:p>0.94681056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49638610237415" calcext:value-type="float">
            <text:p>0.496386102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31661591751886" calcext:value-type="float">
            <text:p>0.93166159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6" calcext:value-type="float">
            <text:p>16</text:p>
          </table:table-cell>
          <table:table-cell office:value-type="float" office:value="0.488443924736164" calcext:value-type="float">
            <text:p>0.488443924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16755006283856" calcext:value-type="float">
            <text:p>0.916755006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7" calcext:value-type="float">
            <text:p>17</text:p>
          </table:table-cell>
          <table:table-cell office:value-type="float" office:value="0.458881221058723" calcext:value-type="float">
            <text:p>0.458881221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02086926183314" calcext:value-type="float">
            <text:p>0.902086926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8" calcext:value-type="float">
            <text:p>18</text:p>
          </table:table-cell>
          <table:table-cell office:value-type="float" office:value="0.451539121521784" calcext:value-type="float">
            <text:p>0.451539121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69230115317976" calcext:value-type="float">
            <text:p>0.869230115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9" calcext:value-type="float">
            <text:p>19</text:p>
          </table:table-cell>
          <table:table-cell office:value-type="float" office:value="0.427801818068313" calcext:value-type="float">
            <text:p>0.427801818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30564653132699" calcext:value-type="float">
            <text:p>0.83056465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42095698897922" calcext:value-type="float">
            <text:p>0.42095698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98920247444216" calcext:value-type="float">
            <text:p>0.898920247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1" calcext:value-type="float">
            <text:p>21</text:p>
          </table:table-cell>
          <table:table-cell office:value-type="float" office:value="0.398580018179726" calcext:value-type="float">
            <text:p>0.398580018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84537523485109" calcext:value-type="float">
            <text:p>0.884537523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2" calcext:value-type="float">
            <text:p>22</text:p>
          </table:table-cell>
          <table:table-cell office:value-type="float" office:value="0.392202737888851" calcext:value-type="float">
            <text:p>0.392202737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29274906817873" calcext:value-type="float">
            <text:p>0.829274906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3" calcext:value-type="float">
            <text:p>23</text:p>
          </table:table-cell>
          <table:table-cell office:value-type="float" office:value="0.372818842558153" calcext:value-type="float">
            <text:p>0.372818842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92931573044307" calcext:value-type="float">
            <text:p>0.79293157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4" calcext:value-type="float">
            <text:p>24</text:p>
          </table:table-cell>
          <table:table-cell office:value-type="float" office:value="0.354069586261186" calcext:value-type="float">
            <text:p>0.354069586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80244667875598" calcext:value-type="float">
            <text:p>0.780244667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0.348404472881007" calcext:value-type="float">
            <text:p>0.348404472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67760753189588" calcext:value-type="float">
            <text:p>0.767760753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6" calcext:value-type="float">
            <text:p>26</text:p>
          </table:table-cell>
          <table:table-cell office:value-type="float" office:value="0.342830001314911" calcext:value-type="float">
            <text:p>0.342830001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55476581138555" calcext:value-type="float">
            <text:p>0.75547658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7" calcext:value-type="float">
            <text:p>27</text:p>
          </table:table-cell>
          <table:table-cell office:value-type="float" office:value="0.337344721293872" calcext:value-type="float">
            <text:p>0.337344721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43388955840338" calcext:value-type="float">
            <text:p>0.743388955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8" calcext:value-type="float">
            <text:p>28</text:p>
          </table:table-cell>
          <table:table-cell office:value-type="float" office:value="0.33194720575317" calcext:value-type="float">
            <text:p>0.331947205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03969434159559" calcext:value-type="float">
            <text:p>0.703969434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9" calcext:value-type="float">
            <text:p>29</text:p>
          </table:table-cell>
          <table:table-cell office:value-type="float" office:value="0.311153166188085" calcext:value-type="float">
            <text:p>0.311153166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74781285782325" calcext:value-type="float">
            <text:p>0.674781285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0.280290257729411" calcext:value-type="float">
            <text:p>0.28029025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73426553900055" calcext:value-type="float">
            <text:p>0.7342655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1" calcext:value-type="float">
            <text:p>31</text:p>
          </table:table-cell>
          <table:table-cell office:value-type="float" office:value="0.344254799684783" calcext:value-type="float">
            <text:p>0.34425479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22517290376541" calcext:value-type="float">
            <text:p>0.72251729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2" calcext:value-type="float">
            <text:p>32</text:p>
          </table:table-cell>
          <table:table-cell office:value-type="float" office:value="0.338746722889826" calcext:value-type="float">
            <text:p>0.338746722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708416339875696" calcext:value-type="float">
            <text:p>0.708416339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3" calcext:value-type="float">
            <text:p>33</text:p>
          </table:table-cell>
          <table:table-cell office:value-type="float" office:value="0.333326775323589" calcext:value-type="float">
            <text:p>0.333326775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97081678437685" calcext:value-type="float">
            <text:p>0.697081678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4" calcext:value-type="float">
            <text:p>34</text:p>
          </table:table-cell>
          <table:table-cell office:value-type="float" office:value="0.327993546918411" calcext:value-type="float">
            <text:p>0.32799354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85928371582682" calcext:value-type="float">
            <text:p>0.68592837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5" calcext:value-type="float">
            <text:p>35</text:p>
          </table:table-cell>
          <table:table-cell office:value-type="float" office:value="0.322745650167717" calcext:value-type="float">
            <text:p>0.322745650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74953517637359" calcext:value-type="float">
            <text:p>0.674953517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6" calcext:value-type="float">
            <text:p>36</text:p>
          </table:table-cell>
          <table:table-cell office:value-type="float" office:value="0.317581719765033" calcext:value-type="float">
            <text:p>0.317581719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5801622555362" calcext:value-type="float">
            <text:p>0.658016225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7" calcext:value-type="float">
            <text:p>37</text:p>
          </table:table-cell>
          <table:table-cell office:value-type="float" office:value="0.312500412248793" calcext:value-type="float">
            <text:p>0.312500412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47487965944762" calcext:value-type="float">
            <text:p>0.647487965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8" calcext:value-type="float">
            <text:p>38</text:p>
          </table:table-cell>
          <table:table-cell office:value-type="float" office:value="0.307500405652812" calcext:value-type="float">
            <text:p>0.307500405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37128158489646" calcext:value-type="float">
            <text:p>0.637128158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  <table:table-cell office:value-type="float" office:value="0.302580399162367" calcext:value-type="float">
            <text:p>0.302580399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26934107953812" calcext:value-type="float">
            <text:p>0.62693410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0.297739112775769" calcext:value-type="float">
            <text:p>0.297739112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80854874007116" calcext:value-type="float">
            <text:p>0.68085487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1" calcext:value-type="float">
            <text:p>41</text:p>
          </table:table-cell>
          <table:table-cell office:value-type="float" office:value="0.330376232032455" calcext:value-type="float">
            <text:p>0.33037623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69961196023003" calcext:value-type="float">
            <text:p>0.66996119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2" calcext:value-type="float">
            <text:p>42</text:p>
          </table:table-cell>
          <table:table-cell office:value-type="float" office:value="0.325090212319936" calcext:value-type="float">
            <text:p>0.325090212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59241816886635" calcext:value-type="float">
            <text:p>0.659241816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3" calcext:value-type="float">
            <text:p>43</text:p>
          </table:table-cell>
          <table:table-cell office:value-type="float" office:value="0.319888768922817" calcext:value-type="float">
            <text:p>0.319888768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48693947816448" calcext:value-type="float">
            <text:p>0.648693947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4" calcext:value-type="float">
            <text:p>44</text:p>
          </table:table-cell>
          <table:table-cell office:value-type="float" office:value="0.314770548620052" calcext:value-type="float">
            <text:p>0.314770548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38314844651385" calcext:value-type="float">
            <text:p>0.638314844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5" calcext:value-type="float">
            <text:p>45</text:p>
          </table:table-cell>
          <table:table-cell office:value-type="float" office:value="0.309734219842131" calcext:value-type="float">
            <text:p>0.309734219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28101807136963" calcext:value-type="float">
            <text:p>0.62810180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6" calcext:value-type="float">
            <text:p>46</text:p>
          </table:table-cell>
          <table:table-cell office:value-type="float" office:value="0.304778472324657" calcext:value-type="float">
            <text:p>0.304778472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18052178222772" calcext:value-type="float">
            <text:p>0.618052178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7" calcext:value-type="float">
            <text:p>47</text:p>
          </table:table-cell>
          <table:table-cell office:value-type="float" office:value="0.299902016767463" calcext:value-type="float">
            <text:p>0.299902016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08163343371207" calcext:value-type="float">
            <text:p>0.60816334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8" calcext:value-type="float">
            <text:p>48</text:p>
          </table:table-cell>
          <table:table-cell office:value-type="float" office:value="0.295103584499183" calcext:value-type="float">
            <text:p>0.295103584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98432729877268" calcext:value-type="float">
            <text:p>0.598432729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9" calcext:value-type="float">
            <text:p>49</text:p>
          </table:table-cell>
          <table:table-cell office:value-type="float" office:value="0.290381927147196" calcext:value-type="float">
            <text:p>0.290381927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88857806199232" calcext:value-type="float">
            <text:p>0.588857806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0.285735816312841" calcext:value-type="float">
            <text:p>0.285735816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07070865479458" calcext:value-type="float">
            <text:p>0.607070865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1" calcext:value-type="float">
            <text:p>51</text:p>
          </table:table-cell>
          <table:table-cell office:value-type="float" office:value="0.328151637637011" calcext:value-type="float">
            <text:p>0.328151637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97357731631787" calcext:value-type="float">
            <text:p>0.59735773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2" calcext:value-type="float">
            <text:p>52</text:p>
          </table:table-cell>
          <table:table-cell office:value-type="float" office:value="0.301855273871535" calcext:value-type="float">
            <text:p>0.301855273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87800007925678" calcext:value-type="float">
            <text:p>0.587800007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3" calcext:value-type="float">
            <text:p>53</text:p>
          </table:table-cell>
          <table:table-cell office:value-type="float" office:value="0.29702558948959" calcext:value-type="float">
            <text:p>0.297025589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78395207798867" calcext:value-type="float">
            <text:p>0.578395207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4" calcext:value-type="float">
            <text:p>54</text:p>
          </table:table-cell>
          <table:table-cell office:value-type="float" office:value="0.292273180057757" calcext:value-type="float">
            <text:p>0.292273180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69140884474085" calcext:value-type="float">
            <text:p>0.569140884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5" calcext:value-type="float">
            <text:p>55</text:p>
          </table:table-cell>
          <table:table-cell office:value-type="float" office:value="0.287596809176833" calcext:value-type="float">
            <text:p>0.287596809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600346303225" calcext:value-type="float">
            <text:p>0.56003463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6" calcext:value-type="float">
            <text:p>56</text:p>
          </table:table-cell>
          <table:table-cell office:value-type="float" office:value="0.269019707025483" calcext:value-type="float">
            <text:p>0.26901970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107407623734" calcext:value-type="float">
            <text:p>0.551074076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7" calcext:value-type="float">
            <text:p>57</text:p>
          </table:table-cell>
          <table:table-cell office:value-type="float" office:value="0.23719390147999" calcext:value-type="float">
            <text:p>0.237193901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42256891017542" calcext:value-type="float">
            <text:p>0.54225689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8" calcext:value-type="float">
            <text:p>58</text:p>
          </table:table-cell>
          <table:table-cell office:value-type="float" office:value="0.233398799056311" calcext:value-type="float">
            <text:p>0.233398799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33580780761262" calcext:value-type="float">
            <text:p>0.533580780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9" calcext:value-type="float">
            <text:p>59</text:p>
          </table:table-cell>
          <table:table-cell office:value-type="float" office:value="0.233398799056311" calcext:value-type="float">
            <text:p>0.233398799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13865234530568" calcext:value-type="float">
            <text:p>0.513865234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0" calcext:value-type="float">
            <text:p>60</text:p>
          </table:table-cell>
          <table:table-cell office:value-type="float" office:value="0.233398799056311" calcext:value-type="float">
            <text:p>0.233398799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65357306629032" calcext:value-type="float">
            <text:p>0.565357306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1" calcext:value-type="float">
            <text:p>61</text:p>
          </table:table-cell>
          <table:table-cell office:value-type="float" office:value="0.284885570787988" calcext:value-type="float">
            <text:p>0.284885570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56311589722967" calcext:value-type="float">
            <text:p>0.556311589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2" calcext:value-type="float">
            <text:p>62</text:p>
          </table:table-cell>
          <table:table-cell office:value-type="float" office:value="0.28032740165538" calcext:value-type="float">
            <text:p>0.280327401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474106042874" calcext:value-type="float">
            <text:p>0.547410604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3" calcext:value-type="float">
            <text:p>63</text:p>
          </table:table-cell>
          <table:table-cell office:value-type="float" office:value="0.275842163228894" calcext:value-type="float">
            <text:p>0.275842163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38652034618801" calcext:value-type="float">
            <text:p>0.538652034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 office:value-type="float" office:value="0.258375356019643" calcext:value-type="float">
            <text:p>0.25837535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300336020649" calcext:value-type="float">
            <text:p>0.530033602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5" calcext:value-type="float">
            <text:p>65</text:p>
          </table:table-cell>
          <table:table-cell office:value-type="float" office:value="0.254241350323329" calcext:value-type="float">
            <text:p>0.254241350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21553064431862" calcext:value-type="float">
            <text:p>0.521553064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6" calcext:value-type="float">
            <text:p>66</text:p>
          </table:table-cell>
          <table:table-cell office:value-type="float" office:value="0.250173488718155" calcext:value-type="float">
            <text:p>0.250173488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13208215400952" calcext:value-type="float">
            <text:p>0.513208215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7" calcext:value-type="float">
            <text:p>67</text:p>
          </table:table-cell>
          <table:table-cell office:value-type="float" office:value="0.246170712898665" calcext:value-type="float">
            <text:p>0.246170712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04996883954537" calcext:value-type="float">
            <text:p>0.50499688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8" calcext:value-type="float">
            <text:p>68</text:p>
          </table:table-cell>
          <table:table-cell office:value-type="float" office:value="0.242231981492286" calcext:value-type="float">
            <text:p>0.242231981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96916933811264" calcext:value-type="float">
            <text:p>0.49691693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9" calcext:value-type="float">
            <text:p>69</text:p>
          </table:table-cell>
          <table:table-cell office:value-type="float" office:value="0.23835626978841" calcext:value-type="float">
            <text:p>0.238356269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88966262870284" calcext:value-type="float">
            <text:p>0.488966262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0" calcext:value-type="float">
            <text:p>70</text:p>
          </table:table-cell>
          <table:table-cell office:value-type="float" office:value="0.234542569471795" calcext:value-type="float">
            <text:p>0.234542569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69982541795145" calcext:value-type="float">
            <text:p>0.56998254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1" calcext:value-type="float">
            <text:p>71</text:p>
          </table:table-cell>
          <table:table-cell office:value-type="float" office:value="0.27009582794113" calcext:value-type="float">
            <text:p>0.270095827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60862821126423" calcext:value-type="float">
            <text:p>0.56086282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2" calcext:value-type="float">
            <text:p>72</text:p>
          </table:table-cell>
          <table:table-cell office:value-type="float" office:value="0.265774294694072" calcext:value-type="float">
            <text:p>0.265774294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537942952952953" calcext:value-type="float">
            <text:p>0.53794295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3" calcext:value-type="float">
            <text:p>73</text:p>
          </table:table-cell>
          <table:table-cell office:value-type="float" office:value="0.261521905978966" calcext:value-type="float">
            <text:p>0.26152190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29335865705705" calcext:value-type="float">
            <text:p>0.529335865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4" calcext:value-type="float">
            <text:p>74</text:p>
          </table:table-cell>
          <table:table-cell office:value-type="float" office:value="0.235197038014458" calcext:value-type="float">
            <text:p>0.23519703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20866491854414" calcext:value-type="float">
            <text:p>0.520866491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5" calcext:value-type="float">
            <text:p>75</text:p>
          </table:table-cell>
          <table:table-cell office:value-type="float" office:value="0.222794838347954" calcext:value-type="float">
            <text:p>0.22279483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12532627984744" calcext:value-type="float">
            <text:p>0.51253262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6" calcext:value-type="float">
            <text:p>76</text:p>
          </table:table-cell>
          <table:table-cell office:value-type="float" office:value="0.222794838347954" calcext:value-type="float">
            <text:p>0.22279483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04332105936988" calcext:value-type="float">
            <text:p>0.504332105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7" calcext:value-type="float">
            <text:p>77</text:p>
          </table:table-cell>
          <table:table-cell office:value-type="float" office:value="0.222794838347954" calcext:value-type="float">
            <text:p>0.22279483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96262792241996" calcext:value-type="float">
            <text:p>0.496262792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8" calcext:value-type="float">
            <text:p>78</text:p>
          </table:table-cell>
          <table:table-cell office:value-type="float" office:value="0.222794838347954" calcext:value-type="float">
            <text:p>0.22279483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88322587566124" calcext:value-type="float">
            <text:p>0.488322587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9" calcext:value-type="float">
            <text:p>79</text:p>
          </table:table-cell>
          <table:table-cell office:value-type="float" office:value="0.213952050820151" calcext:value-type="float">
            <text:p>0.213952050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80509426165066" calcext:value-type="float">
            <text:p>0.480509426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0" calcext:value-type="float">
            <text:p>80</text:p>
          </table:table-cell>
          <table:table-cell office:value-type="float" office:value="0.213952050820151" calcext:value-type="float">
            <text:p>0.213952050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35299039318962" calcext:value-type="float">
            <text:p>0.535299039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1" calcext:value-type="float">
            <text:p>81</text:p>
          </table:table-cell>
          <table:table-cell office:value-type="float" office:value="0.22327140654014" calcext:value-type="float">
            <text:p>0.223271406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04921954665871" calcext:value-type="float">
            <text:p>0.504921954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2" calcext:value-type="float">
            <text:p>82</text:p>
          </table:table-cell>
          <table:table-cell office:value-type="float" office:value="0.22327140654014" calcext:value-type="float">
            <text:p>0.223271406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96843203391217" calcext:value-type="float">
            <text:p>0.49684320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3" calcext:value-type="float">
            <text:p>83</text:p>
          </table:table-cell>
          <table:table-cell office:value-type="float" office:value="0.22327140654014" calcext:value-type="float">
            <text:p>0.223271406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488893712136957" calcext:value-type="float">
            <text:p>0.488893712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4" calcext:value-type="float">
            <text:p>84</text:p>
          </table:table-cell>
          <table:table-cell office:value-type="float" office:value="0.22327140654014" calcext:value-type="float">
            <text:p>0.223271406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481071412742766" calcext:value-type="float">
            <text:p>0.481071412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5" calcext:value-type="float">
            <text:p>85</text:p>
          </table:table-cell>
          <table:table-cell office:value-type="float" office:value="0.22327140654014" calcext:value-type="float">
            <text:p>0.223271406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73374270138882" calcext:value-type="float">
            <text:p>0.47337427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6" calcext:value-type="float">
            <text:p>86</text:p>
          </table:table-cell>
          <table:table-cell office:value-type="float" office:value="0.22327140654014" calcext:value-type="float">
            <text:p>0.223271406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6580028181666" calcext:value-type="float">
            <text:p>0.46580028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7" calcext:value-type="float">
            <text:p>87</text:p>
          </table:table-cell>
          <table:table-cell office:value-type="float" office:value="0.22327140654014" calcext:value-type="float">
            <text:p>0.223271406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58347477307593" calcext:value-type="float">
            <text:p>0.458347477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8" calcext:value-type="float">
            <text:p>88</text:p>
          </table:table-cell>
          <table:table-cell office:value-type="float" office:value="0.22327140654014" calcext:value-type="float">
            <text:p>0.223271406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51013917670672" calcext:value-type="float">
            <text:p>0.451013917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9" calcext:value-type="float">
            <text:p>89</text:p>
          </table:table-cell>
          <table:table-cell office:value-type="float" office:value="0.214575122656687" calcext:value-type="float">
            <text:p>0.214575122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43797694987941" calcext:value-type="float">
            <text:p>0.44379769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0" calcext:value-type="float">
            <text:p>90</text:p>
          </table:table-cell>
          <table:table-cell office:value-type="float" office:value="0.21114192069418" calcext:value-type="float">
            <text:p>0.211141920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09719150968551" calcext:value-type="float">
            <text:p>0.50971915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1" calcext:value-type="float">
            <text:p>91</text:p>
          </table:table-cell>
          <table:table-cell office:value-type="float" office:value="0.227215193007474" calcext:value-type="float">
            <text:p>0.22721519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01563644553054" calcext:value-type="float">
            <text:p>0.501563644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2" calcext:value-type="float">
            <text:p>92</text:p>
          </table:table-cell>
          <table:table-cell office:value-type="float" office:value="0.227215193007474" calcext:value-type="float">
            <text:p>0.22721519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493538626240205" calcext:value-type="float">
            <text:p>0.493538626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3" calcext:value-type="float">
            <text:p>93</text:p>
          </table:table-cell>
          <table:table-cell office:value-type="float" office:value="0.223975828832068" calcext:value-type="float">
            <text:p>0.223975828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485642008220362" calcext:value-type="float">
            <text:p>0.485642008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4" calcext:value-type="float">
            <text:p>94</text:p>
          </table:table-cell>
          <table:table-cell office:value-type="float" office:value="0.220392215570754" calcext:value-type="float">
            <text:p>0.220392215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477871736088836" calcext:value-type="float">
            <text:p>0.477871736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5" calcext:value-type="float">
            <text:p>95</text:p>
          </table:table-cell>
          <table:table-cell office:value-type="float" office:value="0.216865940121622" calcext:value-type="float">
            <text:p>0.216865940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70225788311415" calcext:value-type="float">
            <text:p>0.470225788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6" calcext:value-type="float">
            <text:p>96</text:p>
          </table:table-cell>
          <table:table-cell office:value-type="float" office:value="0.213396085079676" calcext:value-type="float">
            <text:p>0.213396085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462702175698432" calcext:value-type="float">
            <text:p>0.462702175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7" calcext:value-type="float">
            <text:p>97</text:p>
          </table:table-cell>
          <table:table-cell office:value-type="float" office:value="0.202464863876737" calcext:value-type="float">
            <text:p>0.202464863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55298940887257" calcext:value-type="float">
            <text:p>0.455298940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8" calcext:value-type="float">
            <text:p>98</text:p>
          </table:table-cell>
          <table:table-cell office:value-type="float" office:value="0.202464863876737" calcext:value-type="float">
            <text:p>0.202464863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48014157833061" calcext:value-type="float">
            <text:p>0.448014157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0.202464863876737" calcext:value-type="float">
            <text:p>0.202464863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40845931307732" calcext:value-type="float">
            <text:p>0.440845931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  <table:table-cell office:value-type="float" office:value="0.202464863876737" calcext:value-type="float">
            <text:p>0.202464863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96345396881678" calcext:value-type="float">
            <text:p>0.496345396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  <table:table-cell office:value-type="float" office:value="0.223400517662045" calcext:value-type="float">
            <text:p>0.22340051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465282854617321" calcext:value-type="float">
            <text:p>0.465282854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02" calcext:value-type="float">
            <text:p>102</text:p>
          </table:table-cell>
          <table:table-cell office:value-type="float" office:value="0.223400517662045" calcext:value-type="float">
            <text:p>0.22340051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57838328943444" calcext:value-type="float">
            <text:p>0.457838328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03" calcext:value-type="float">
            <text:p>103</text:p>
          </table:table-cell>
          <table:table-cell office:value-type="float" office:value="0.223400517662045" calcext:value-type="float">
            <text:p>0.22340051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437686749600327" calcext:value-type="float">
            <text:p>0.437686749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  <table:table-cell office:value-type="float" office:value="0.223400517662045" calcext:value-type="float">
            <text:p>0.22340051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430683761606721" calcext:value-type="float">
            <text:p>0.43068376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05" calcext:value-type="float">
            <text:p>105</text:p>
          </table:table-cell>
          <table:table-cell office:value-type="float" office:value="0.223400517662045" calcext:value-type="float">
            <text:p>0.22340051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423792821421014" calcext:value-type="float">
            <text:p>0.423792821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06" calcext:value-type="float">
            <text:p>106</text:p>
          </table:table-cell>
          <table:table-cell office:value-type="float" office:value="0.222939310370608" calcext:value-type="float">
            <text:p>0.222939310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409625528378384" calcext:value-type="float">
            <text:p>0.409625528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07" calcext:value-type="float">
            <text:p>107</text:p>
          </table:table-cell>
          <table:table-cell office:value-type="float" office:value="0.222939310370608" calcext:value-type="float">
            <text:p>0.222939310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403071519924329" calcext:value-type="float">
            <text:p>0.403071519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08" calcext:value-type="float">
            <text:p>108</text:p>
          </table:table-cell>
          <table:table-cell office:value-type="float" office:value="0.222939310370608" calcext:value-type="float">
            <text:p>0.222939310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9662237560554" calcext:value-type="float">
            <text:p>0.396622375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09" calcext:value-type="float">
            <text:p>109</text:p>
          </table:table-cell>
          <table:table-cell office:value-type="float" office:value="0.222939310370608" calcext:value-type="float">
            <text:p>0.222939310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90276417595851" calcext:value-type="float">
            <text:p>0.390276417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10" calcext:value-type="float">
            <text:p>110</text:p>
          </table:table-cell>
          <table:table-cell office:value-type="float" office:value="0.222939310370608" calcext:value-type="float">
            <text:p>0.222939310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457265026574361" calcext:value-type="float">
            <text:p>0.457265026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11" calcext:value-type="float">
            <text:p>111</text:p>
          </table:table-cell>
          <table:table-cell office:value-type="float" office:value="0.2167453219831" calcext:value-type="float">
            <text:p>0.21674532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49948786149171" calcext:value-type="float">
            <text:p>0.449948786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12" calcext:value-type="float">
            <text:p>112</text:p>
          </table:table-cell>
          <table:table-cell office:value-type="float" office:value="0.2167453219831" calcext:value-type="float">
            <text:p>0.21674532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442749605570784" calcext:value-type="float">
            <text:p>0.442749605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13" calcext:value-type="float">
            <text:p>113</text:p>
          </table:table-cell>
          <table:table-cell office:value-type="float" office:value="0.2167453219831" calcext:value-type="float">
            <text:p>0.21674532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435665611881652" calcext:value-type="float">
            <text:p>0.435665611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14" calcext:value-type="float">
            <text:p>114</text:p>
          </table:table-cell>
          <table:table-cell office:value-type="float" office:value="0.2167453219831" calcext:value-type="float">
            <text:p>0.21674532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428694962091545" calcext:value-type="float">
            <text:p>0.428694962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15" calcext:value-type="float">
            <text:p>115</text:p>
          </table:table-cell>
          <table:table-cell office:value-type="float" office:value="0.2167453219831" calcext:value-type="float">
            <text:p>0.21674532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421835842698081" calcext:value-type="float">
            <text:p>0.421835842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16" calcext:value-type="float">
            <text:p>116</text:p>
          </table:table-cell>
          <table:table-cell office:value-type="float" office:value="0.2167453219831" calcext:value-type="float">
            <text:p>0.21674532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15086469214911" calcext:value-type="float">
            <text:p>0.415086469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17" calcext:value-type="float">
            <text:p>117</text:p>
          </table:table-cell>
          <table:table-cell office:value-type="float" office:value="0.2167453219831" calcext:value-type="float">
            <text:p>0.21674532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89044923074626" calcext:value-type="float">
            <text:p>0.38904492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18" calcext:value-type="float">
            <text:p>118</text:p>
          </table:table-cell>
          <table:table-cell office:value-type="float" office:value="0.2167453219831" calcext:value-type="float">
            <text:p>0.21674532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82820204305432" calcext:value-type="float">
            <text:p>0.382820204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19" calcext:value-type="float">
            <text:p>119</text:p>
          </table:table-cell>
          <table:table-cell office:value-type="float" office:value="0.2167453219831" calcext:value-type="float">
            <text:p>0.21674532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76695081036545" calcext:value-type="float">
            <text:p>0.3766950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20" calcext:value-type="float">
            <text:p>120</text:p>
          </table:table-cell>
          <table:table-cell office:value-type="float" office:value="0.2167453219831" calcext:value-type="float">
            <text:p>0.21674532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432014628918934" calcext:value-type="float">
            <text:p>0.432014628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21" calcext:value-type="float">
            <text:p>121</text:p>
          </table:table-cell>
          <table:table-cell office:value-type="float" office:value="0.232725030375844" calcext:value-type="float">
            <text:p>0.232725030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425102394856231" calcext:value-type="float">
            <text:p>0.425102394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22" calcext:value-type="float">
            <text:p>122</text:p>
          </table:table-cell>
          <table:table-cell office:value-type="float" office:value="0.229001429889831" calcext:value-type="float">
            <text:p>0.229001429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418300756538531" calcext:value-type="float">
            <text:p>0.418300756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23" calcext:value-type="float">
            <text:p>123</text:p>
          </table:table-cell>
          <table:table-cell office:value-type="float" office:value="0.218401765292178" calcext:value-type="float">
            <text:p>0.218401765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411607944433915" calcext:value-type="float">
            <text:p>0.411607944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24" calcext:value-type="float">
            <text:p>124</text:p>
          </table:table-cell>
          <table:table-cell office:value-type="float" office:value="0.218401765292178" calcext:value-type="float">
            <text:p>0.218401765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405022217322972" calcext:value-type="float">
            <text:p>0.405022217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25" calcext:value-type="float">
            <text:p>125</text:p>
          </table:table-cell>
          <table:table-cell office:value-type="float" office:value="0.218401765292178" calcext:value-type="float">
            <text:p>0.218401765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98541861845805" calcext:value-type="float">
            <text:p>0.39854186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26" calcext:value-type="float">
            <text:p>126</text:p>
          </table:table-cell>
          <table:table-cell office:value-type="float" office:value="0.215913398601857" calcext:value-type="float">
            <text:p>0.215913398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92165192056272" calcext:value-type="float">
            <text:p>0.392165192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27" calcext:value-type="float">
            <text:p>127</text:p>
          </table:table-cell>
          <table:table-cell office:value-type="float" office:value="0.212458784224227" calcext:value-type="float">
            <text:p>0.212458784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85890548983371" calcext:value-type="float">
            <text:p>0.38589054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 office:value-type="float" office:value="0.20905944367664" calcext:value-type="float">
            <text:p>0.209059443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79716300199638" calcext:value-type="float">
            <text:p>0.37971630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29" calcext:value-type="float">
            <text:p>129</text:p>
          </table:table-cell>
          <table:table-cell office:value-type="float" office:value="0.205714492577813" calcext:value-type="float">
            <text:p>0.205714492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73640839396443" calcext:value-type="float">
            <text:p>0.373640839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30" calcext:value-type="float">
            <text:p>130</text:p>
          </table:table-cell>
          <table:table-cell office:value-type="float" office:value="0.202423060696568" calcext:value-type="float">
            <text:p>0.202423060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424883117767715" calcext:value-type="float">
            <text:p>0.424883117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31" calcext:value-type="float">
            <text:p>131</text:p>
          </table:table-cell>
          <table:table-cell office:value-type="float" office:value="0.228511155240227" calcext:value-type="float">
            <text:p>0.228511155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418084987883431" calcext:value-type="float">
            <text:p>0.418084987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32" calcext:value-type="float">
            <text:p>132</text:p>
          </table:table-cell>
          <table:table-cell office:value-type="float" office:value="0.224854976756383" calcext:value-type="float">
            <text:p>0.224854976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411395628077296" calcext:value-type="float">
            <text:p>0.41139562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33" calcext:value-type="float">
            <text:p>133</text:p>
          </table:table-cell>
          <table:table-cell office:value-type="float" office:value="0.221257297128281" calcext:value-type="float">
            <text:p>0.221257297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40481329802806" calcext:value-type="float">
            <text:p>0.4048132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34" calcext:value-type="float">
            <text:p>134</text:p>
          </table:table-cell>
          <table:table-cell office:value-type="float" office:value="0.217717180374229" calcext:value-type="float">
            <text:p>0.217717180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98336285259611" calcext:value-type="float">
            <text:p>0.398336285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35" calcext:value-type="float">
            <text:p>135</text:p>
          </table:table-cell>
          <table:table-cell office:value-type="float" office:value="0.20489008552464" calcext:value-type="float">
            <text:p>0.204890085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91962904695457" calcext:value-type="float">
            <text:p>0.391962904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36" calcext:value-type="float">
            <text:p>136</text:p>
          </table:table-cell>
          <table:table-cell office:value-type="float" office:value="0.201611844156245" calcext:value-type="float">
            <text:p>0.201611844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69519415412571" calcext:value-type="float">
            <text:p>0.369519415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37" calcext:value-type="float">
            <text:p>137</text:p>
          </table:table-cell>
          <table:table-cell office:value-type="float" office:value="0.198386054649745" calcext:value-type="float">
            <text:p>0.19838605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6360710476597" calcext:value-type="float">
            <text:p>0.363607104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38" calcext:value-type="float">
            <text:p>138</text:p>
          </table:table-cell>
          <table:table-cell office:value-type="float" office:value="0.198386054649745" calcext:value-type="float">
            <text:p>0.19838605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57789391089714" calcext:value-type="float">
            <text:p>0.35778939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39" calcext:value-type="float">
            <text:p>139</text:p>
          </table:table-cell>
          <table:table-cell office:value-type="float" office:value="0.198386054649745" calcext:value-type="float">
            <text:p>0.19838605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52064760832279" calcext:value-type="float">
            <text:p>0.352064760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40" calcext:value-type="float">
            <text:p>140</text:p>
          </table:table-cell>
          <table:table-cell office:value-type="float" office:value="0.198386054649745" calcext:value-type="float">
            <text:p>0.19838605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42682876170387" calcext:value-type="float">
            <text:p>0.426828761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41" calcext:value-type="float">
            <text:p>141</text:p>
          </table:table-cell>
          <table:table-cell office:value-type="float" office:value="0.233365602298779" calcext:value-type="float">
            <text:p>0.233365602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404075792979359" calcext:value-type="float">
            <text:p>0.40407579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42" calcext:value-type="float">
            <text:p>142</text:p>
          </table:table-cell>
          <table:table-cell office:value-type="float" office:value="0.233365602298779" calcext:value-type="float">
            <text:p>0.233365602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97610580291689" calcext:value-type="float">
            <text:p>0.39761058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43" calcext:value-type="float">
            <text:p>143</text:p>
          </table:table-cell>
          <table:table-cell office:value-type="float" office:value="0.226040618100745" calcext:value-type="float">
            <text:p>0.226040618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91248811007022" calcext:value-type="float">
            <text:p>0.3912488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44" calcext:value-type="float">
            <text:p>144</text:p>
          </table:table-cell>
          <table:table-cell office:value-type="float" office:value="0.222423968211133" calcext:value-type="float">
            <text:p>0.222423968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84988830030909" calcext:value-type="float">
            <text:p>0.3849888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45" calcext:value-type="float">
            <text:p>145</text:p>
          </table:table-cell>
          <table:table-cell office:value-type="float" office:value="0.218865184719755" calcext:value-type="float">
            <text:p>0.218865184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78829008750415" calcext:value-type="float">
            <text:p>0.378829008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46" calcext:value-type="float">
            <text:p>146</text:p>
          </table:table-cell>
          <table:table-cell office:value-type="float" office:value="0.218865184719755" calcext:value-type="float">
            <text:p>0.218865184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72767744610408" calcext:value-type="float">
            <text:p>0.372767744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47" calcext:value-type="float">
            <text:p>147</text:p>
          </table:table-cell>
          <table:table-cell office:value-type="float" office:value="0.218865184719755" calcext:value-type="float">
            <text:p>0.218865184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66803460696642" calcext:value-type="float">
            <text:p>0.36680346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48" calcext:value-type="float">
            <text:p>148</text:p>
          </table:table-cell>
          <table:table-cell office:value-type="float" office:value="0.218865184719755" calcext:value-type="float">
            <text:p>0.218865184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60934605325495" calcext:value-type="float">
            <text:p>0.360934605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49" calcext:value-type="float">
            <text:p>149</text:p>
          </table:table-cell>
          <table:table-cell office:value-type="float" office:value="0.218865184719755" calcext:value-type="float">
            <text:p>0.218865184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55159651640287" calcext:value-type="float">
            <text:p>0.35515965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50" calcext:value-type="float">
            <text:p>150</text:p>
          </table:table-cell>
          <table:table-cell office:value-type="float" office:value="0.218865184719755" calcext:value-type="float">
            <text:p>0.218865184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430424608412664" calcext:value-type="float">
            <text:p>0.430424608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51" calcext:value-type="float">
            <text:p>151</text:p>
          </table:table-cell>
          <table:table-cell office:value-type="float" office:value="0.244438450563101" calcext:value-type="float">
            <text:p>0.244438450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423537814678062" calcext:value-type="float">
            <text:p>0.423537814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52" calcext:value-type="float">
            <text:p>152</text:p>
          </table:table-cell>
          <table:table-cell office:value-type="float" office:value="0.244438450563101" calcext:value-type="float">
            <text:p>0.244438450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416761209643213" calcext:value-type="float">
            <text:p>0.416761209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53" calcext:value-type="float">
            <text:p>153</text:p>
          </table:table-cell>
          <table:table-cell office:value-type="float" office:value="0.237510195074566" calcext:value-type="float">
            <text:p>0.237510195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410093030288921" calcext:value-type="float">
            <text:p>0.41009303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54" calcext:value-type="float">
            <text:p>154</text:p>
          </table:table-cell>
          <table:table-cell office:value-type="float" office:value="0.233710031953373" calcext:value-type="float">
            <text:p>0.23371003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403531541804299" calcext:value-type="float">
            <text:p>0.40353154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55" calcext:value-type="float">
            <text:p>155</text:p>
          </table:table-cell>
          <table:table-cell office:value-type="float" office:value="0.229970671442119" calcext:value-type="float">
            <text:p>0.229970671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39707503713543" calcext:value-type="float">
            <text:p>0.39707503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56" calcext:value-type="float">
            <text:p>156</text:p>
          </table:table-cell>
          <table:table-cell office:value-type="float" office:value="0.226291140699045" calcext:value-type="float">
            <text:p>0.226291140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390721836541263" calcext:value-type="float">
            <text:p>0.390721836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57" calcext:value-type="float">
            <text:p>157</text:p>
          </table:table-cell>
          <table:table-cell office:value-type="float" office:value="0.22267048244786" calcext:value-type="float">
            <text:p>0.222670482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384470287156603" calcext:value-type="float">
            <text:p>0.384470287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58" calcext:value-type="float">
            <text:p>158</text:p>
          </table:table-cell>
          <table:table-cell office:value-type="float" office:value="0.219107754728694" calcext:value-type="float">
            <text:p>0.219107754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378318762562097" calcext:value-type="float">
            <text:p>0.378318762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59" calcext:value-type="float">
            <text:p>159</text:p>
          </table:table-cell>
          <table:table-cell office:value-type="float" office:value="0.215602030653035" calcext:value-type="float">
            <text:p>0.215602030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372265662361104" calcext:value-type="float">
            <text:p>0.372265662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60" calcext:value-type="float">
            <text:p>160</text:p>
          </table:table-cell>
          <table:table-cell office:value-type="float" office:value="0.212152398162587" calcext:value-type="float">
            <text:p>0.212152398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42443595289987" calcext:value-type="float">
            <text:p>0.424435952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61" calcext:value-type="float">
            <text:p>161</text:p>
          </table:table-cell>
          <table:table-cell office:value-type="float" office:value="0.24769476281454" calcext:value-type="float">
            <text:p>0.247694762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417644977653472" calcext:value-type="float">
            <text:p>0.417644977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62" calcext:value-type="float">
            <text:p>162</text:p>
          </table:table-cell>
          <table:table-cell office:value-type="float" office:value="0.24769476281454" calcext:value-type="float">
            <text:p>0.247694762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410962658011017" calcext:value-type="float">
            <text:p>0.41096265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63" calcext:value-type="float">
            <text:p>163</text:p>
          </table:table-cell>
          <table:table-cell office:value-type="float" office:value="0.24769476281454" calcext:value-type="float">
            <text:p>0.247694762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40438725548284" calcext:value-type="float">
            <text:p>0.404387255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64" calcext:value-type="float">
            <text:p>164</text:p>
          </table:table-cell>
          <table:table-cell office:value-type="float" office:value="0.246528457923084" calcext:value-type="float">
            <text:p>0.246528457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385824925904389" calcext:value-type="float">
            <text:p>0.385824925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65" calcext:value-type="float">
            <text:p>165</text:p>
          </table:table-cell>
          <table:table-cell office:value-type="float" office:value="0.242584002596314" calcext:value-type="float">
            <text:p>0.242584002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379651727089919" calcext:value-type="float">
            <text:p>0.37965172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66" calcext:value-type="float">
            <text:p>166</text:p>
          </table:table-cell>
          <table:table-cell office:value-type="float" office:value="0.238702658554773" calcext:value-type="float">
            <text:p>0.238702658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63887370998872" calcext:value-type="float">
            <text:p>0.3638873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67" calcext:value-type="float">
            <text:p>167</text:p>
          </table:table-cell>
          <table:table-cell office:value-type="float" office:value="0.234883416017897" calcext:value-type="float">
            <text:p>0.23488341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357870193534563" calcext:value-type="float">
            <text:p>0.357870193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68" calcext:value-type="float">
            <text:p>168</text:p>
          </table:table-cell>
          <table:table-cell office:value-type="float" office:value="0.216807214576419" calcext:value-type="float">
            <text:p>0.21680721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35214427043801" calcext:value-type="float">
            <text:p>0.35214427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69" calcext:value-type="float">
            <text:p>169</text:p>
          </table:table-cell>
          <table:table-cell office:value-type="float" office:value="0.213338299143196" calcext:value-type="float">
            <text:p>0.213338299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46509962111002" calcext:value-type="float">
            <text:p>0.346509962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70" calcext:value-type="float">
            <text:p>170</text:p>
          </table:table-cell>
          <table:table-cell office:value-type="float" office:value="0.209924886356905" calcext:value-type="float">
            <text:p>0.209924886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428316091438783" calcext:value-type="float">
            <text:p>0.428316091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71" calcext:value-type="float">
            <text:p>171</text:p>
          </table:table-cell>
          <table:table-cell office:value-type="float" office:value="0.236095076422302" calcext:value-type="float">
            <text:p>0.236095076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421463033975763" calcext:value-type="float">
            <text:p>0.4214630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72" calcext:value-type="float">
            <text:p>172</text:p>
          </table:table-cell>
          <table:table-cell office:value-type="float" office:value="0.232317555199545" calcext:value-type="float">
            <text:p>0.232317555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41471962543215" calcext:value-type="float">
            <text:p>0.414719625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73" calcext:value-type="float">
            <text:p>173</text:p>
          </table:table-cell>
          <table:table-cell office:value-type="float" office:value="0.228600474316352" calcext:value-type="float">
            <text:p>0.228600474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408084111425236" calcext:value-type="float">
            <text:p>0.408084111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74" calcext:value-type="float">
            <text:p>174</text:p>
          </table:table-cell>
          <table:table-cell office:value-type="float" office:value="0.216585298568707" calcext:value-type="float">
            <text:p>0.216585298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401554765642432" calcext:value-type="float">
            <text:p>0.401554765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75" calcext:value-type="float">
            <text:p>175</text:p>
          </table:table-cell>
          <table:table-cell office:value-type="float" office:value="0.194610100533126" calcext:value-type="float">
            <text:p>0.194610100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395129889392153" calcext:value-type="float">
            <text:p>0.395129889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76" calcext:value-type="float">
            <text:p>176</text:p>
          </table:table-cell>
          <table:table-cell office:value-type="float" office:value="0.194610100533126" calcext:value-type="float">
            <text:p>0.194610100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388807811161879" calcext:value-type="float">
            <text:p>0.388807811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77" calcext:value-type="float">
            <text:p>177</text:p>
          </table:table-cell>
          <table:table-cell office:value-type="float" office:value="0.194610100533126" calcext:value-type="float">
            <text:p>0.194610100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382586886183289" calcext:value-type="float">
            <text:p>0.382586886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78" calcext:value-type="float">
            <text:p>178</text:p>
          </table:table-cell>
          <table:table-cell office:value-type="float" office:value="0.194610100533126" calcext:value-type="float">
            <text:p>0.194610100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376465496004356" calcext:value-type="float">
            <text:p>0.37646549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79" calcext:value-type="float">
            <text:p>179</text:p>
          </table:table-cell>
          <table:table-cell office:value-type="float" office:value="0.194610100533126" calcext:value-type="float">
            <text:p>0.194610100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370442048068286" calcext:value-type="float">
            <text:p>0.37044204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80" calcext:value-type="float">
            <text:p>180</text:p>
          </table:table-cell>
          <table:table-cell office:value-type="float" office:value="0.194610100533126" calcext:value-type="float">
            <text:p>0.194610100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443125935554911" calcext:value-type="float">
            <text:p>0.443125935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81" calcext:value-type="float">
            <text:p>181</text:p>
          </table:table-cell>
          <table:table-cell office:value-type="float" office:value="0.20304967970176" calcext:value-type="float">
            <text:p>0.20304967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436035920586033" calcext:value-type="float">
            <text:p>0.436035920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82" calcext:value-type="float">
            <text:p>182</text:p>
          </table:table-cell>
          <table:table-cell office:value-type="float" office:value="0.20304967970176" calcext:value-type="float">
            <text:p>0.20304967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416924993991876" calcext:value-type="float">
            <text:p>0.41692499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83" calcext:value-type="float">
            <text:p>183</text:p>
          </table:table-cell>
          <table:table-cell office:value-type="float" office:value="0.20304967970176" calcext:value-type="float">
            <text:p>0.20304967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410254194088006" calcext:value-type="float">
            <text:p>0.410254194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84" calcext:value-type="float">
            <text:p>184</text:p>
          </table:table-cell>
          <table:table-cell office:value-type="float" office:value="0.20304967970176" calcext:value-type="float">
            <text:p>0.20304967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403690126982598" calcext:value-type="float">
            <text:p>0.40369012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85" calcext:value-type="float">
            <text:p>185</text:p>
          </table:table-cell>
          <table:table-cell office:value-type="float" office:value="0.20304967970176" calcext:value-type="float">
            <text:p>0.20304967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387227377861315" calcext:value-type="float">
            <text:p>0.387227377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86" calcext:value-type="float">
            <text:p>186</text:p>
          </table:table-cell>
          <table:table-cell office:value-type="float" office:value="0.20304967970176" calcext:value-type="float">
            <text:p>0.20304967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381031739815534" calcext:value-type="float">
            <text:p>0.38103173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87" calcext:value-type="float">
            <text:p>187</text:p>
          </table:table-cell>
          <table:table-cell office:value-type="float" office:value="0.20304967970176" calcext:value-type="float">
            <text:p>0.20304967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370346116874121" calcext:value-type="float">
            <text:p>0.370346116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88" calcext:value-type="float">
            <text:p>188</text:p>
          </table:table-cell>
          <table:table-cell office:value-type="float" office:value="0.20304967970176" calcext:value-type="float">
            <text:p>0.20304967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364420579004136" calcext:value-type="float">
            <text:p>0.36442057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89" calcext:value-type="float">
            <text:p>189</text:p>
          </table:table-cell>
          <table:table-cell office:value-type="float" office:value="0.20304967970176" calcext:value-type="float">
            <text:p>0.20304967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58589849740069" calcext:value-type="float">
            <text:p>0.358589849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90" calcext:value-type="float">
            <text:p>190</text:p>
          </table:table-cell>
          <table:table-cell office:value-type="float" office:value="0.20304967970176" calcext:value-type="float">
            <text:p>0.20304967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407299885976937" calcext:value-type="float">
            <text:p>0.40729988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91" calcext:value-type="float">
            <text:p>191</text:p>
          </table:table-cell>
          <table:table-cell office:value-type="float" office:value="0.208422361051945" calcext:value-type="float">
            <text:p>0.208422361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398996706472363" calcext:value-type="float">
            <text:p>0.398996706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92" calcext:value-type="float">
            <text:p>192</text:p>
          </table:table-cell>
          <table:table-cell office:value-type="float" office:value="0.208422361051945" calcext:value-type="float">
            <text:p>0.208422361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392612759168805" calcext:value-type="float">
            <text:p>0.392612759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93" calcext:value-type="float">
            <text:p>193</text:p>
          </table:table-cell>
          <table:table-cell office:value-type="float" office:value="0.208422361051945" calcext:value-type="float">
            <text:p>0.208422361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386330955022104" calcext:value-type="float">
            <text:p>0.38633095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94" calcext:value-type="float">
            <text:p>194</text:p>
          </table:table-cell>
          <table:table-cell office:value-type="float" office:value="0.208422361051945" calcext:value-type="float">
            <text:p>0.208422361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38014965974175" calcext:value-type="float">
            <text:p>0.380149659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95" calcext:value-type="float">
            <text:p>195</text:p>
          </table:table-cell>
          <table:table-cell office:value-type="float" office:value="0.208422361051945" calcext:value-type="float">
            <text:p>0.208422361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375378163617474" calcext:value-type="float">
            <text:p>0.375378163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96" calcext:value-type="float">
            <text:p>196</text:p>
          </table:table-cell>
          <table:table-cell office:value-type="float" office:value="0.208422361051945" calcext:value-type="float">
            <text:p>0.208422361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375378163617474" calcext:value-type="float">
            <text:p>0.375378163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97" calcext:value-type="float">
            <text:p>197</text:p>
          </table:table-cell>
          <table:table-cell office:value-type="float" office:value="0.208422361051945" calcext:value-type="float">
            <text:p>0.208422361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375378163617474" calcext:value-type="float">
            <text:p>0.375378163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98" calcext:value-type="float">
            <text:p>198</text:p>
          </table:table-cell>
          <table:table-cell office:value-type="float" office:value="0.208422361051945" calcext:value-type="float">
            <text:p>0.208422361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375378163617474" calcext:value-type="float">
            <text:p>0.375378163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99" calcext:value-type="float">
            <text:p>199</text:p>
          </table:table-cell>
          <table:table-cell office:value-type="float" office:value="0.208422361051945" calcext:value-type="float">
            <text:p>0.208422361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75378163617474" calcext:value-type="float">
            <text:p>0.375378163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0.208422361051945" calcext:value-type="float">
            <text:p>0.208422361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465102698980273" calcext:value-type="float">
            <text:p>0.46510269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01" calcext:value-type="float">
            <text:p>201</text:p>
          </table:table-cell>
          <table:table-cell office:value-type="float" office:value="0.227961861462696" calcext:value-type="float">
            <text:p>0.227961861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457661055796589" calcext:value-type="float">
            <text:p>0.457661055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02" calcext:value-type="float">
            <text:p>202</text:p>
          </table:table-cell>
          <table:table-cell office:value-type="float" office:value="0.224314471679293" calcext:value-type="float">
            <text:p>0.224314471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450338478903843" calcext:value-type="float">
            <text:p>0.450338478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03" calcext:value-type="float">
            <text:p>203</text:p>
          </table:table-cell>
          <table:table-cell office:value-type="float" office:value="0.220725440132425" calcext:value-type="float">
            <text:p>0.220725440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443133063241382" calcext:value-type="float">
            <text:p>0.443133063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04" calcext:value-type="float">
            <text:p>204</text:p>
          </table:table-cell>
          <table:table-cell office:value-type="float" office:value="0.220725440132425" calcext:value-type="float">
            <text:p>0.220725440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43604293422952" calcext:value-type="float">
            <text:p>0.436042934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05" calcext:value-type="float">
            <text:p>205</text:p>
          </table:table-cell>
          <table:table-cell office:value-type="float" office:value="0.220725440132425" calcext:value-type="float">
            <text:p>0.220725440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429066247281847" calcext:value-type="float">
            <text:p>0.429066247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06" calcext:value-type="float">
            <text:p>206</text:p>
          </table:table-cell>
          <table:table-cell office:value-type="float" office:value="0.220725440132425" calcext:value-type="float">
            <text:p>0.220725440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422201187325338" calcext:value-type="float">
            <text:p>0.422201187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07" calcext:value-type="float">
            <text:p>207</text:p>
          </table:table-cell>
          <table:table-cell office:value-type="float" office:value="0.220725440132425" calcext:value-type="float">
            <text:p>0.220725440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415445968328132" calcext:value-type="float">
            <text:p>0.415445968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08" calcext:value-type="float">
            <text:p>208</text:p>
          </table:table-cell>
          <table:table-cell office:value-type="float" office:value="0.220725440132425" calcext:value-type="float">
            <text:p>0.220725440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408798832834882" calcext:value-type="float">
            <text:p>0.408798832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09" calcext:value-type="float">
            <text:p>209</text:p>
          </table:table-cell>
          <table:table-cell office:value-type="float" office:value="0.220725440132425" calcext:value-type="float">
            <text:p>0.220725440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402258051509524" calcext:value-type="float">
            <text:p>0.402258051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10" calcext:value-type="float">
            <text:p>210</text:p>
          </table:table-cell>
          <table:table-cell office:value-type="float" office:value="0.220725440132425" calcext:value-type="float">
            <text:p>0.220725440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464961542388955" calcext:value-type="float">
            <text:p>0.464961542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11" calcext:value-type="float">
            <text:p>211</text:p>
          </table:table-cell>
          <table:table-cell office:value-type="float" office:value="0.240332092317283" calcext:value-type="float">
            <text:p>0.240332092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457522157710731" calcext:value-type="float">
            <text:p>0.457522157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12" calcext:value-type="float">
            <text:p>212</text:p>
          </table:table-cell>
          <table:table-cell office:value-type="float" office:value="0.236486778840207" calcext:value-type="float">
            <text:p>0.236486778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45020180318736" calcext:value-type="float">
            <text:p>0.450201803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13" calcext:value-type="float">
            <text:p>213</text:p>
          </table:table-cell>
          <table:table-cell office:value-type="float" office:value="0.232702990378763" calcext:value-type="float">
            <text:p>0.232702990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442998574336362" calcext:value-type="float">
            <text:p>0.442998574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14" calcext:value-type="float">
            <text:p>214</text:p>
          </table:table-cell>
          <table:table-cell office:value-type="float" office:value="0.228979742532703" calcext:value-type="float">
            <text:p>0.228979742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43591059714698" calcext:value-type="float">
            <text:p>0.43591059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15" calcext:value-type="float">
            <text:p>215</text:p>
          </table:table-cell>
          <table:table-cell office:value-type="float" office:value="0.22531606665218" calcext:value-type="float">
            <text:p>0.225316066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428936027592629" calcext:value-type="float">
            <text:p>0.428936027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16" calcext:value-type="float">
            <text:p>216</text:p>
          </table:table-cell>
          <table:table-cell office:value-type="float" office:value="0.221711009585745" calcext:value-type="float">
            <text:p>0.22171100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422073051151147" calcext:value-type="float">
            <text:p>0.422073051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17" calcext:value-type="float">
            <text:p>217</text:p>
          </table:table-cell>
          <table:table-cell office:value-type="float" office:value="0.221711009585745" calcext:value-type="float">
            <text:p>0.22171100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415319882332728" calcext:value-type="float">
            <text:p>0.415319882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18" calcext:value-type="float">
            <text:p>218</text:p>
          </table:table-cell>
          <table:table-cell office:value-type="float" office:value="0.221711009585745" calcext:value-type="float">
            <text:p>0.22171100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408674764215404" calcext:value-type="float">
            <text:p>0.408674764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19" calcext:value-type="float">
            <text:p>219</text:p>
          </table:table-cell>
          <table:table-cell office:value-type="float" office:value="0.221711009585745" calcext:value-type="float">
            <text:p>0.22171100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402135967987958" calcext:value-type="float">
            <text:p>0.40213596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20" calcext:value-type="float">
            <text:p>220</text:p>
          </table:table-cell>
          <table:table-cell office:value-type="float" office:value="0.218904387356363" calcext:value-type="float">
            <text:p>0.218904387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439227696753735" calcext:value-type="float">
            <text:p>0.439227696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21" calcext:value-type="float">
            <text:p>221</text:p>
          </table:table-cell>
          <table:table-cell office:value-type="float" office:value="0.233666759183767" calcext:value-type="float">
            <text:p>0.233666759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432200053605676" calcext:value-type="float">
            <text:p>0.432200053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22" calcext:value-type="float">
            <text:p>222</text:p>
          </table:table-cell>
          <table:table-cell office:value-type="float" office:value="0.229928091036827" calcext:value-type="float">
            <text:p>0.22992809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425284852747985" calcext:value-type="float">
            <text:p>0.425284852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23" calcext:value-type="float">
            <text:p>223</text:p>
          </table:table-cell>
          <table:table-cell office:value-type="float" office:value="0.226249241580238" calcext:value-type="float">
            <text:p>0.226249241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418480295104017" calcext:value-type="float">
            <text:p>0.418480295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24" calcext:value-type="float">
            <text:p>224</text:p>
          </table:table-cell>
          <table:table-cell office:value-type="float" office:value="0.222629253714954" calcext:value-type="float">
            <text:p>0.222629253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411784610382353" calcext:value-type="float">
            <text:p>0.41178461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25" calcext:value-type="float">
            <text:p>225</text:p>
          </table:table-cell>
          <table:table-cell office:value-type="float" office:value="0.219067185655515" calcext:value-type="float">
            <text:p>0.219067185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405196056616235" calcext:value-type="float">
            <text:p>0.405196056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26" calcext:value-type="float">
            <text:p>226</text:p>
          </table:table-cell>
          <table:table-cell office:value-type="float" office:value="0.215562110685026" calcext:value-type="float">
            <text:p>0.215562110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398712919710375" calcext:value-type="float">
            <text:p>0.398712919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27" calcext:value-type="float">
            <text:p>227</text:p>
          </table:table-cell>
          <table:table-cell office:value-type="float" office:value="0.212113116914066" calcext:value-type="float">
            <text:p>0.21211311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392333512995009" calcext:value-type="float">
            <text:p>0.39233351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28" calcext:value-type="float">
            <text:p>228</text:p>
          </table:table-cell>
          <table:table-cell office:value-type="float" office:value="0.208719307043441" calcext:value-type="float">
            <text:p>0.20871930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386056176787089" calcext:value-type="float">
            <text:p>0.386056176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29" calcext:value-type="float">
            <text:p>229</text:p>
          </table:table-cell>
          <table:table-cell office:value-type="float" office:value="0.205379798130746" calcext:value-type="float">
            <text:p>0.205379798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379879277958496" calcext:value-type="float">
            <text:p>0.37987927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30" calcext:value-type="float">
            <text:p>230</text:p>
          </table:table-cell>
          <table:table-cell office:value-type="float" office:value="0.205379798130746" calcext:value-type="float">
            <text:p>0.205379798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435346725104403" calcext:value-type="float">
            <text:p>0.435346725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31" calcext:value-type="float">
            <text:p>231</text:p>
          </table:table-cell>
          <table:table-cell office:value-type="float" office:value="0.225265988327805" calcext:value-type="float">
            <text:p>0.22526598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428381177502732" calcext:value-type="float">
            <text:p>0.42838117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32" calcext:value-type="float">
            <text:p>232</text:p>
          </table:table-cell>
          <table:table-cell office:value-type="float" office:value="0.225265988327805" calcext:value-type="float">
            <text:p>0.22526598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421527078662688" calcext:value-type="float">
            <text:p>0.421527078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33" calcext:value-type="float">
            <text:p>233</text:p>
          </table:table-cell>
          <table:table-cell office:value-type="float" office:value="0.225265988327805" calcext:value-type="float">
            <text:p>0.22526598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414782645404085" calcext:value-type="float">
            <text:p>0.414782645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34" calcext:value-type="float">
            <text:p>234</text:p>
          </table:table-cell>
          <table:table-cell office:value-type="float" office:value="0.225265988327805" calcext:value-type="float">
            <text:p>0.22526598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40814612307762" calcext:value-type="float">
            <text:p>0.40814612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35" calcext:value-type="float">
            <text:p>235</text:p>
          </table:table-cell>
          <table:table-cell office:value-type="float" office:value="0.225265988327805" calcext:value-type="float">
            <text:p>0.22526598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401615785108378" calcext:value-type="float">
            <text:p>0.401615785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36" calcext:value-type="float">
            <text:p>236</text:p>
          </table:table-cell>
          <table:table-cell office:value-type="float" office:value="0.225265988327805" calcext:value-type="float">
            <text:p>0.22526598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395189932546644" calcext:value-type="float">
            <text:p>0.395189932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37" calcext:value-type="float">
            <text:p>237</text:p>
          </table:table-cell>
          <table:table-cell office:value-type="float" office:value="0.225265988327805" calcext:value-type="float">
            <text:p>0.22526598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388866893625898" calcext:value-type="float">
            <text:p>0.388866893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38" calcext:value-type="float">
            <text:p>238</text:p>
          </table:table-cell>
          <table:table-cell office:value-type="float" office:value="0.221343594625812" calcext:value-type="float">
            <text:p>0.22134359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382645023327883" calcext:value-type="float">
            <text:p>0.382645023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39" calcext:value-type="float">
            <text:p>239</text:p>
          </table:table-cell>
          <table:table-cell office:value-type="float" office:value="0.210852310429068" calcext:value-type="float">
            <text:p>0.210852310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376522702954637" calcext:value-type="float">
            <text:p>0.3765227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40" calcext:value-type="float">
            <text:p>240</text:p>
          </table:table-cell>
          <table:table-cell office:value-type="float" office:value="0.210852310429068" calcext:value-type="float">
            <text:p>0.210852310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482341206013022" calcext:value-type="float">
            <text:p>0.48234120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41" calcext:value-type="float">
            <text:p>241</text:p>
          </table:table-cell>
          <table:table-cell office:value-type="float" office:value="0.211524433961577" calcext:value-type="float">
            <text:p>0.21152443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458543519315686" calcext:value-type="float">
            <text:p>0.458543519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42" calcext:value-type="float">
            <text:p>242</text:p>
          </table:table-cell>
          <table:table-cell office:value-type="float" office:value="0.211524433961577" calcext:value-type="float">
            <text:p>0.21152443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451206823006635" calcext:value-type="float">
            <text:p>0.45120682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43" calcext:value-type="float">
            <text:p>243</text:p>
          </table:table-cell>
          <table:table-cell office:value-type="float" office:value="0.211524433961577" calcext:value-type="float">
            <text:p>0.21152443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443987513838529" calcext:value-type="float">
            <text:p>0.44398751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44" calcext:value-type="float">
            <text:p>244</text:p>
          </table:table-cell>
          <table:table-cell office:value-type="float" office:value="0.211524433961577" calcext:value-type="float">
            <text:p>0.21152443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436883713617113" calcext:value-type="float">
            <text:p>0.436883713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45" calcext:value-type="float">
            <text:p>245</text:p>
          </table:table-cell>
          <table:table-cell office:value-type="float" office:value="0.211524433961577" calcext:value-type="float">
            <text:p>0.21152443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429893574199239" calcext:value-type="float">
            <text:p>0.429893574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46" calcext:value-type="float">
            <text:p>246</text:p>
          </table:table-cell>
          <table:table-cell office:value-type="float" office:value="0.211524433961577" calcext:value-type="float">
            <text:p>0.21152443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423015277012051" calcext:value-type="float">
            <text:p>0.42301527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47" calcext:value-type="float">
            <text:p>247</text:p>
          </table:table-cell>
          <table:table-cell office:value-type="float" office:value="0.211524433961577" calcext:value-type="float">
            <text:p>0.21152443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416247032579858" calcext:value-type="float">
            <text:p>0.416247032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48" calcext:value-type="float">
            <text:p>248</text:p>
          </table:table-cell>
          <table:table-cell office:value-type="float" office:value="0.211524433961577" calcext:value-type="float">
            <text:p>0.21152443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409587080058581" calcext:value-type="float">
            <text:p>0.40958708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49" calcext:value-type="float">
            <text:p>249</text:p>
          </table:table-cell>
          <table:table-cell office:value-type="float" office:value="0.211524433961577" calcext:value-type="float">
            <text:p>0.21152443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03033686777643" calcext:value-type="float">
            <text:p>0.403033686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50" calcext:value-type="float">
            <text:p>250</text:p>
          </table:table-cell>
          <table:table-cell office:value-type="float" office:value="0.211524433961577" calcext:value-type="float">
            <text:p>0.21152443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423200462633688" calcext:value-type="float">
            <text:p>0.423200462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51" calcext:value-type="float">
            <text:p>251</text:p>
          </table:table-cell>
          <table:table-cell office:value-type="float" office:value="0.231659367825142" calcext:value-type="float">
            <text:p>0.231659367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416429255231549" calcext:value-type="float">
            <text:p>0.416429255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52" calcext:value-type="float">
            <text:p>252</text:p>
          </table:table-cell>
          <table:table-cell office:value-type="float" office:value="0.230217059489319" calcext:value-type="float">
            <text:p>0.230217059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409766387147844" calcext:value-type="float">
            <text:p>0.40976638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53" calcext:value-type="float">
            <text:p>253</text:p>
          </table:table-cell>
          <table:table-cell office:value-type="float" office:value="0.226533586537489" calcext:value-type="float">
            <text:p>0.226533586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403210124953479" calcext:value-type="float">
            <text:p>0.40321012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54" calcext:value-type="float">
            <text:p>254</text:p>
          </table:table-cell>
          <table:table-cell office:value-type="float" office:value="0.22290904915289" calcext:value-type="float">
            <text:p>0.222909049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396758762954223" calcext:value-type="float">
            <text:p>0.39675876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55" calcext:value-type="float">
            <text:p>255</text:p>
          </table:table-cell>
          <table:table-cell office:value-type="float" office:value="0.219342504366443" calcext:value-type="float">
            <text:p>0.219342504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90410622746955" calcext:value-type="float">
            <text:p>0.390410622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56" calcext:value-type="float">
            <text:p>256</text:p>
          </table:table-cell>
          <table:table-cell office:value-type="float" office:value="0.21583302429658" calcext:value-type="float">
            <text:p>0.215833024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384164052783004" calcext:value-type="float">
            <text:p>0.384164052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57" calcext:value-type="float">
            <text:p>257</text:p>
          </table:table-cell>
          <table:table-cell office:value-type="float" office:value="0.212379695907835" calcext:value-type="float">
            <text:p>0.212379695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378017427938476" calcext:value-type="float">
            <text:p>0.378017427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58" calcext:value-type="float">
            <text:p>258</text:p>
          </table:table-cell>
          <table:table-cell office:value-type="float" office:value="0.20898162077331" calcext:value-type="float">
            <text:p>0.208981620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37196914909146" calcext:value-type="float">
            <text:p>0.371969149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59" calcext:value-type="float">
            <text:p>259</text:p>
          </table:table-cell>
          <table:table-cell office:value-type="float" office:value="0.205637914840937" calcext:value-type="float">
            <text:p>0.205637914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366017642705997" calcext:value-type="float">
            <text:p>0.366017642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60" calcext:value-type="float">
            <text:p>260</text:p>
          </table:table-cell>
          <table:table-cell office:value-type="float" office:value="0.202347708203482" calcext:value-type="float">
            <text:p>0.202347708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419826865233359" calcext:value-type="float">
            <text:p>0.419826865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61" calcext:value-type="float">
            <text:p>261</text:p>
          </table:table-cell>
          <table:table-cell office:value-type="float" office:value="0.235088844591301" calcext:value-type="float">
            <text:p>0.23508884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413109635389625" calcext:value-type="float">
            <text:p>0.413109635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62" calcext:value-type="float">
            <text:p>262</text:p>
          </table:table-cell>
          <table:table-cell office:value-type="float" office:value="0.235088844591301" calcext:value-type="float">
            <text:p>0.23508884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406499881223391" calcext:value-type="float">
            <text:p>0.406499881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63" calcext:value-type="float">
            <text:p>263</text:p>
          </table:table-cell>
          <table:table-cell office:value-type="float" office:value="0.235088844591301" calcext:value-type="float">
            <text:p>0.23508884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399995883123816" calcext:value-type="float">
            <text:p>0.39999588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64" calcext:value-type="float">
            <text:p>264</text:p>
          </table:table-cell>
          <table:table-cell office:value-type="float" office:value="0.235088844591301" calcext:value-type="float">
            <text:p>0.23508884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393595948993835" calcext:value-type="float">
            <text:p>0.39359594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65" calcext:value-type="float">
            <text:p>265</text:p>
          </table:table-cell>
          <table:table-cell office:value-type="float" office:value="0.235088844591301" calcext:value-type="float">
            <text:p>0.23508884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387298413809934" calcext:value-type="float">
            <text:p>0.38729841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66" calcext:value-type="float">
            <text:p>266</text:p>
          </table:table-cell>
          <table:table-cell office:value-type="float" office:value="0.232805404239565" calcext:value-type="float">
            <text:p>0.232805404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367618628413597" calcext:value-type="float">
            <text:p>0.367618628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67" calcext:value-type="float">
            <text:p>267</text:p>
          </table:table-cell>
          <table:table-cell office:value-type="float" office:value="0.229080517771732" calcext:value-type="float">
            <text:p>0.229080517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361736730358979" calcext:value-type="float">
            <text:p>0.36173673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68" calcext:value-type="float">
            <text:p>268</text:p>
          </table:table-cell>
          <table:table-cell office:value-type="float" office:value="0.225415229487384" calcext:value-type="float">
            <text:p>0.225415229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355948942673236" calcext:value-type="float">
            <text:p>0.355948942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69" calcext:value-type="float">
            <text:p>269</text:p>
          </table:table-cell>
          <table:table-cell office:value-type="float" office:value="0.223201056567731" calcext:value-type="float">
            <text:p>0.223201056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350253759590464" calcext:value-type="float">
            <text:p>0.350253759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70" calcext:value-type="float">
            <text:p>270</text:p>
          </table:table-cell>
          <table:table-cell office:value-type="float" office:value="0.219629839662647" calcext:value-type="float">
            <text:p>0.21962983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413902896032121" calcext:value-type="float">
            <text:p>0.41390289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71" calcext:value-type="float">
            <text:p>271</text:p>
          </table:table-cell>
          <table:table-cell office:value-type="float" office:value="0.236442541968442" calcext:value-type="float">
            <text:p>0.23644254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406042476318178" calcext:value-type="float">
            <text:p>0.406042476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72" calcext:value-type="float">
            <text:p>272</text:p>
          </table:table-cell>
          <table:table-cell office:value-type="float" office:value="0.223652329981602" calcext:value-type="float">
            <text:p>0.2236523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399545796697087" calcext:value-type="float">
            <text:p>0.399545796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73" calcext:value-type="float">
            <text:p>273</text:p>
          </table:table-cell>
          <table:table-cell office:value-type="float" office:value="0.204602001220181" calcext:value-type="float">
            <text:p>0.20460200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393153063949934" calcext:value-type="float">
            <text:p>0.39315306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74" calcext:value-type="float">
            <text:p>274</text:p>
          </table:table-cell>
          <table:table-cell office:value-type="float" office:value="0.204602001220181" calcext:value-type="float">
            <text:p>0.20460200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386862614926735" calcext:value-type="float">
            <text:p>0.386862614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75" calcext:value-type="float">
            <text:p>275</text:p>
          </table:table-cell>
          <table:table-cell office:value-type="float" office:value="0.204602001220181" calcext:value-type="float">
            <text:p>0.20460200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380672813087907" calcext:value-type="float">
            <text:p>0.38067281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76" calcext:value-type="float">
            <text:p>276</text:p>
          </table:table-cell>
          <table:table-cell office:value-type="float" office:value="0.204602001220181" calcext:value-type="float">
            <text:p>0.20460200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374582048078501" calcext:value-type="float">
            <text:p>0.37458204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77" calcext:value-type="float">
            <text:p>277</text:p>
          </table:table-cell>
          <table:table-cell office:value-type="float" office:value="0.204602001220181" calcext:value-type="float">
            <text:p>0.20460200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368588735309245" calcext:value-type="float">
            <text:p>0.368588735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78" calcext:value-type="float">
            <text:p>278</text:p>
          </table:table-cell>
          <table:table-cell office:value-type="float" office:value="0.204602001220181" calcext:value-type="float">
            <text:p>0.20460200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362691315544297" calcext:value-type="float">
            <text:p>0.362691315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79" calcext:value-type="float">
            <text:p>279</text:p>
          </table:table-cell>
          <table:table-cell office:value-type="float" office:value="0.204602001220181" calcext:value-type="float">
            <text:p>0.20460200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356888254495588" calcext:value-type="float">
            <text:p>0.356888254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80" calcext:value-type="float">
            <text:p>280</text:p>
          </table:table-cell>
          <table:table-cell office:value-type="float" office:value="0.187638917304334" calcext:value-type="float">
            <text:p>0.187638917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421821379057921" calcext:value-type="float">
            <text:p>0.421821379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81" calcext:value-type="float">
            <text:p>281</text:p>
          </table:table-cell>
          <table:table-cell office:value-type="float" office:value="0.217505275874487" calcext:value-type="float">
            <text:p>0.217505275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415072236992994" calcext:value-type="float">
            <text:p>0.41507223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82" calcext:value-type="float">
            <text:p>282</text:p>
          </table:table-cell>
          <table:table-cell office:value-type="float" office:value="0.205245641569108" calcext:value-type="float">
            <text:p>0.205245641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408431081201106" calcext:value-type="float">
            <text:p>0.408431081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83" calcext:value-type="float">
            <text:p>283</text:p>
          </table:table-cell>
          <table:table-cell office:value-type="float" office:value="0.201961711304003" calcext:value-type="float">
            <text:p>0.201961711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401896183901889" calcext:value-type="float">
            <text:p>0.40189618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84" calcext:value-type="float">
            <text:p>284</text:p>
          </table:table-cell>
          <table:table-cell office:value-type="float" office:value="0.18693909934589" calcext:value-type="float">
            <text:p>0.186939099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395465844959458" calcext:value-type="float">
            <text:p>0.39546584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85" calcext:value-type="float">
            <text:p>285</text:p>
          </table:table-cell>
          <table:table-cell office:value-type="float" office:value="0.18693909934589" calcext:value-type="float">
            <text:p>0.186939099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389138391440107" calcext:value-type="float">
            <text:p>0.389138391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86" calcext:value-type="float">
            <text:p>286</text:p>
          </table:table-cell>
          <table:table-cell office:value-type="float" office:value="0.18693909934589" calcext:value-type="float">
            <text:p>0.186939099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382912177177065" calcext:value-type="float">
            <text:p>0.382912177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87" calcext:value-type="float">
            <text:p>287</text:p>
          </table:table-cell>
          <table:table-cell office:value-type="float" office:value="0.18693909934589" calcext:value-type="float">
            <text:p>0.186939099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76785582342232" calcext:value-type="float">
            <text:p>0.376785582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88" calcext:value-type="float">
            <text:p>288</text:p>
          </table:table-cell>
          <table:table-cell office:value-type="float" office:value="0.18693909934589" calcext:value-type="float">
            <text:p>0.186939099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370757013024757" calcext:value-type="float">
            <text:p>0.37075701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89" calcext:value-type="float">
            <text:p>289</text:p>
          </table:table-cell>
          <table:table-cell office:value-type="float" office:value="0.18693909934589" calcext:value-type="float">
            <text:p>0.186939099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364824900816361" calcext:value-type="float">
            <text:p>0.364824900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90" calcext:value-type="float">
            <text:p>290</text:p>
          </table:table-cell>
          <table:table-cell office:value-type="float" office:value="0.18693909934589" calcext:value-type="float">
            <text:p>0.186939099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453217322262401" calcext:value-type="float">
            <text:p>0.453217322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91" calcext:value-type="float">
            <text:p>291</text:p>
          </table:table-cell>
          <table:table-cell office:value-type="float" office:value="0.222535870231901" calcext:value-type="float">
            <text:p>0.222535870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445965845106203" calcext:value-type="float">
            <text:p>0.445965845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92" calcext:value-type="float">
            <text:p>292</text:p>
          </table:table-cell>
          <table:table-cell office:value-type="float" office:value="0.222535870231901" calcext:value-type="float">
            <text:p>0.222535870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438830391584503" calcext:value-type="float">
            <text:p>0.43883039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93" calcext:value-type="float">
            <text:p>293</text:p>
          </table:table-cell>
          <table:table-cell office:value-type="float" office:value="0.222535870231901" calcext:value-type="float">
            <text:p>0.222535870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431809105319151" calcext:value-type="float">
            <text:p>0.431809105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94" calcext:value-type="float">
            <text:p>294</text:p>
          </table:table-cell>
          <table:table-cell office:value-type="float" office:value="0.222535870231901" calcext:value-type="float">
            <text:p>0.222535870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408956202526479" calcext:value-type="float">
            <text:p>0.408956202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95" calcext:value-type="float">
            <text:p>295</text:p>
          </table:table-cell>
          <table:table-cell office:value-type="float" office:value="0.222535870231901" calcext:value-type="float">
            <text:p>0.222535870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402412903286055" calcext:value-type="float">
            <text:p>0.402412903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96" calcext:value-type="float">
            <text:p>296</text:p>
          </table:table-cell>
          <table:table-cell office:value-type="float" office:value="0.222535870231901" calcext:value-type="float">
            <text:p>0.222535870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384605907410516" calcext:value-type="float">
            <text:p>0.384605907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97" calcext:value-type="float">
            <text:p>297</text:p>
          </table:table-cell>
          <table:table-cell office:value-type="float" office:value="0.202583673296637" calcext:value-type="float">
            <text:p>0.202583673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378452212891948" calcext:value-type="float">
            <text:p>0.378452212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98" calcext:value-type="float">
            <text:p>298</text:p>
          </table:table-cell>
          <table:table-cell office:value-type="float" office:value="0.202583673296637" calcext:value-type="float">
            <text:p>0.202583673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372396977485677" calcext:value-type="float">
            <text:p>0.37239697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99" calcext:value-type="float">
            <text:p>299</text:p>
          </table:table-cell>
          <table:table-cell office:value-type="float" office:value="0.202583673296637" calcext:value-type="float">
            <text:p>0.202583673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369453466979395" calcext:value-type="float">
            <text:p>0.36945346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00" calcext:value-type="float">
            <text:p>300</text:p>
          </table:table-cell>
          <table:table-cell office:value-type="float" office:value="0.202583673296637" calcext:value-type="float">
            <text:p>0.202583673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72377255205453" calcext:value-type="float">
            <text:p>0.472377255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01" calcext:value-type="float">
            <text:p>301</text:p>
          </table:table-cell>
          <table:table-cell office:value-type="float" office:value="0.235291206113722" calcext:value-type="float">
            <text:p>0.235291206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464819219122165" calcext:value-type="float">
            <text:p>0.464819219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02" calcext:value-type="float">
            <text:p>302</text:p>
          </table:table-cell>
          <table:table-cell office:value-type="float" office:value="0.231526546815902" calcext:value-type="float">
            <text:p>0.231526546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457382111616211" calcext:value-type="float">
            <text:p>0.45738211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03" calcext:value-type="float">
            <text:p>303</text:p>
          </table:table-cell>
          <table:table-cell office:value-type="float" office:value="0.227822122066848" calcext:value-type="float">
            <text:p>0.227822122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450063997830351" calcext:value-type="float">
            <text:p>0.450063997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04" calcext:value-type="float">
            <text:p>304</text:p>
          </table:table-cell>
          <table:table-cell office:value-type="float" office:value="0.224176968113778" calcext:value-type="float">
            <text:p>0.224176968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442862973865066" calcext:value-type="float">
            <text:p>0.44286297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05" calcext:value-type="float">
            <text:p>305</text:p>
          </table:table-cell>
          <table:table-cell office:value-type="float" office:value="0.210516624193078" calcext:value-type="float">
            <text:p>0.210516624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435777166283225" calcext:value-type="float">
            <text:p>0.435777166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06" calcext:value-type="float">
            <text:p>306</text:p>
          </table:table-cell>
          <table:table-cell office:value-type="float" office:value="0.209599334567419" calcext:value-type="float">
            <text:p>0.20959933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428804731622693" calcext:value-type="float">
            <text:p>0.42880473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07" calcext:value-type="float">
            <text:p>307</text:p>
          </table:table-cell>
          <table:table-cell office:value-type="float" office:value="0.209599334567419" calcext:value-type="float">
            <text:p>0.20959933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42194385591673" calcext:value-type="float">
            <text:p>0.421943855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08" calcext:value-type="float">
            <text:p>308</text:p>
          </table:table-cell>
          <table:table-cell office:value-type="float" office:value="0.209599334567419" calcext:value-type="float">
            <text:p>0.20959933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415192754222062" calcext:value-type="float">
            <text:p>0.415192754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09" calcext:value-type="float">
            <text:p>309</text:p>
          </table:table-cell>
          <table:table-cell office:value-type="float" office:value="0.209599334567419" calcext:value-type="float">
            <text:p>0.20959933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408549670154509" calcext:value-type="float">
            <text:p>0.40854967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10" calcext:value-type="float">
            <text:p>310</text:p>
          </table:table-cell>
          <table:table-cell office:value-type="float" office:value="0.209083525188796" calcext:value-type="float">
            <text:p>0.209083525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482885574308929" calcext:value-type="float">
            <text:p>0.482885574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11" calcext:value-type="float">
            <text:p>311</text:p>
          </table:table-cell>
          <table:table-cell office:value-type="float" office:value="0.247844916425227" calcext:value-type="float">
            <text:p>0.247844916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475159405119986" calcext:value-type="float">
            <text:p>0.475159405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12" calcext:value-type="float">
            <text:p>312</text:p>
          </table:table-cell>
          <table:table-cell office:value-type="float" office:value="0.232035596007166" calcext:value-type="float">
            <text:p>0.2320355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467556854638066" calcext:value-type="float">
            <text:p>0.467556854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13" calcext:value-type="float">
            <text:p>313</text:p>
          </table:table-cell>
          <table:table-cell office:value-type="float" office:value="0.228323026471051" calcext:value-type="float">
            <text:p>0.228323026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460075944963857" calcext:value-type="float">
            <text:p>0.46007594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14" calcext:value-type="float">
            <text:p>314</text:p>
          </table:table-cell>
          <table:table-cell office:value-type="float" office:value="0.224669858047514" calcext:value-type="float">
            <text:p>0.22466985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452714729844436" calcext:value-type="float">
            <text:p>0.45271472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15" calcext:value-type="float">
            <text:p>315</text:p>
          </table:table-cell>
          <table:table-cell office:value-type="float" office:value="0.221075140318754" calcext:value-type="float">
            <text:p>0.221075140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445471294166925" calcext:value-type="float">
            <text:p>0.445471294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16" calcext:value-type="float">
            <text:p>316</text:p>
          </table:table-cell>
          <table:table-cell office:value-type="float" office:value="0.221075140318754" calcext:value-type="float">
            <text:p>0.221075140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438343753460254" calcext:value-type="float">
            <text:p>0.438343753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17" calcext:value-type="float">
            <text:p>317</text:p>
          </table:table-cell>
          <table:table-cell office:value-type="float" office:value="0.207987276700868" calcext:value-type="float">
            <text:p>0.207987276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43133025340489" calcext:value-type="float">
            <text:p>0.43133025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18" calcext:value-type="float">
            <text:p>318</text:p>
          </table:table-cell>
          <table:table-cell office:value-type="float" office:value="0.207987276700868" calcext:value-type="float">
            <text:p>0.207987276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424428969350412" calcext:value-type="float">
            <text:p>0.424428969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19" calcext:value-type="float">
            <text:p>319</text:p>
          </table:table-cell>
          <table:table-cell office:value-type="float" office:value="0.202928965167878" calcext:value-type="float">
            <text:p>0.202928965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417638105840805" calcext:value-type="float">
            <text:p>0.417638105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20" calcext:value-type="float">
            <text:p>320</text:p>
          </table:table-cell>
          <table:table-cell office:value-type="float" office:value="0.190132584140906" calcext:value-type="float">
            <text:p>0.190132584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482201415854213" calcext:value-type="float">
            <text:p>0.482201415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21" calcext:value-type="float">
            <text:p>321</text:p>
          </table:table-cell>
          <table:table-cell office:value-type="float" office:value="0.196762517748909" calcext:value-type="float">
            <text:p>0.19676251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474486193200545" calcext:value-type="float">
            <text:p>0.474486193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22" calcext:value-type="float">
            <text:p>322</text:p>
          </table:table-cell>
          <table:table-cell office:value-type="float" office:value="0.196762517748909" calcext:value-type="float">
            <text:p>0.19676251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466894414109337" calcext:value-type="float">
            <text:p>0.466894414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23" calcext:value-type="float">
            <text:p>323</text:p>
          </table:table-cell>
          <table:table-cell office:value-type="float" office:value="0.196762517748909" calcext:value-type="float">
            <text:p>0.19676251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459424103483587" calcext:value-type="float">
            <text:p>0.459424103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24" calcext:value-type="float">
            <text:p>324</text:p>
          </table:table-cell>
          <table:table-cell office:value-type="float" office:value="0.196762517748909" calcext:value-type="float">
            <text:p>0.19676251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45207331782785" calcext:value-type="float">
            <text:p>0.452073317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25" calcext:value-type="float">
            <text:p>325</text:p>
          </table:table-cell>
          <table:table-cell office:value-type="float" office:value="0.196762517748909" calcext:value-type="float">
            <text:p>0.19676251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444840144742604" calcext:value-type="float">
            <text:p>0.444840144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26" calcext:value-type="float">
            <text:p>326</text:p>
          </table:table-cell>
          <table:table-cell office:value-type="float" office:value="0.196762517748909" calcext:value-type="float">
            <text:p>0.19676251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437722702426723" calcext:value-type="float">
            <text:p>0.437722702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27" calcext:value-type="float">
            <text:p>327</text:p>
          </table:table-cell>
          <table:table-cell office:value-type="float" office:value="0.196762517748909" calcext:value-type="float">
            <text:p>0.19676251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430719139187895" calcext:value-type="float">
            <text:p>0.430719139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28" calcext:value-type="float">
            <text:p>328</text:p>
          </table:table-cell>
          <table:table-cell office:value-type="float" office:value="0.196762517748909" calcext:value-type="float">
            <text:p>0.19676251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418681834467376" calcext:value-type="float">
            <text:p>0.418681834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29" calcext:value-type="float">
            <text:p>329</text:p>
          </table:table-cell>
          <table:table-cell office:value-type="float" office:value="0.196762517748909" calcext:value-type="float">
            <text:p>0.19676251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411982925115898" calcext:value-type="float">
            <text:p>0.411982925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30" calcext:value-type="float">
            <text:p>330</text:p>
          </table:table-cell>
          <table:table-cell office:value-type="float" office:value="0.196762517748909" calcext:value-type="float">
            <text:p>0.19676251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472447692215126" calcext:value-type="float">
            <text:p>0.472447692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31" calcext:value-type="float">
            <text:p>331</text:p>
          </table:table-cell>
          <table:table-cell office:value-type="float" office:value="0.202280232076442" calcext:value-type="float">
            <text:p>0.202280232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464888529139684" calcext:value-type="float">
            <text:p>0.464888529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32" calcext:value-type="float">
            <text:p>332</text:p>
          </table:table-cell>
          <table:table-cell office:value-type="float" office:value="0.202280232076442" calcext:value-type="float">
            <text:p>0.202280232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457450312673449" calcext:value-type="float">
            <text:p>0.457450312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33" calcext:value-type="float">
            <text:p>333</text:p>
          </table:table-cell>
          <table:table-cell office:value-type="float" office:value="0.202280232076442" calcext:value-type="float">
            <text:p>0.202280232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450131107670674" calcext:value-type="float">
            <text:p>0.450131107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34" calcext:value-type="float">
            <text:p>334</text:p>
          </table:table-cell>
          <table:table-cell office:value-type="float" office:value="0.202280232076442" calcext:value-type="float">
            <text:p>0.202280232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442929009947943" calcext:value-type="float">
            <text:p>0.442929009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35" calcext:value-type="float">
            <text:p>335</text:p>
          </table:table-cell>
          <table:table-cell office:value-type="float" office:value="0.202280232076442" calcext:value-type="float">
            <text:p>0.202280232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435842145788776" calcext:value-type="float">
            <text:p>0.435842145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36" calcext:value-type="float">
            <text:p>336</text:p>
          </table:table-cell>
          <table:table-cell office:value-type="float" office:value="0.202280232076442" calcext:value-type="float">
            <text:p>0.202280232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428868671456156" calcext:value-type="float">
            <text:p>0.428868671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37" calcext:value-type="float">
            <text:p>337</text:p>
          </table:table-cell>
          <table:table-cell office:value-type="float" office:value="0.202280232076442" calcext:value-type="float">
            <text:p>0.202280232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422006772712857" calcext:value-type="float">
            <text:p>0.422006772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38" calcext:value-type="float">
            <text:p>338</text:p>
          </table:table-cell>
          <table:table-cell office:value-type="float" office:value="0.202280232076442" calcext:value-type="float">
            <text:p>0.202280232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415254664349451" calcext:value-type="float">
            <text:p>0.415254664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39" calcext:value-type="float">
            <text:p>339</text:p>
          </table:table-cell>
          <table:table-cell office:value-type="float" office:value="0.202280232076442" calcext:value-type="float">
            <text:p>0.202280232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40861058971986" calcext:value-type="float">
            <text:p>0.408610589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40" calcext:value-type="float">
            <text:p>340</text:p>
          </table:table-cell>
          <table:table-cell office:value-type="float" office:value="0.202280232076442" calcext:value-type="float">
            <text:p>0.202280232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509003876891865" calcext:value-type="float">
            <text:p>0.509003876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41" calcext:value-type="float">
            <text:p>341</text:p>
          </table:table-cell>
          <table:table-cell office:value-type="float" office:value="0.222859301349434" calcext:value-type="float">
            <text:p>0.222859301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500859814861595" calcext:value-type="float">
            <text:p>0.500859814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42" calcext:value-type="float">
            <text:p>342</text:p>
          </table:table-cell>
          <table:table-cell office:value-type="float" office:value="0.221686735426226" calcext:value-type="float">
            <text:p>0.221686735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49284605782381" calcext:value-type="float">
            <text:p>0.492846057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43" calcext:value-type="float">
            <text:p>343</text:p>
          </table:table-cell>
          <table:table-cell office:value-type="float" office:value="0.218139747659406" calcext:value-type="float">
            <text:p>0.21813974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484960520898629" calcext:value-type="float">
            <text:p>0.484960520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44" calcext:value-type="float">
            <text:p>344</text:p>
          </table:table-cell>
          <table:table-cell office:value-type="float" office:value="0.214649511696856" calcext:value-type="float">
            <text:p>0.214649511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477201152564251" calcext:value-type="float">
            <text:p>0.477201152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45" calcext:value-type="float">
            <text:p>345</text:p>
          </table:table-cell>
          <table:table-cell office:value-type="float" office:value="0.211215119509706" calcext:value-type="float">
            <text:p>0.211215119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469565934123223" calcext:value-type="float">
            <text:p>0.469565934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46" calcext:value-type="float">
            <text:p>346</text:p>
          </table:table-cell>
          <table:table-cell office:value-type="float" office:value="0.207835677597551" calcext:value-type="float">
            <text:p>0.207835677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462052879177251" calcext:value-type="float">
            <text:p>0.462052879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47" calcext:value-type="float">
            <text:p>347</text:p>
          </table:table-cell>
          <table:table-cell office:value-type="float" office:value="0.20451030675599" calcext:value-type="float">
            <text:p>0.204510306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454660033110415" calcext:value-type="float">
            <text:p>0.45466003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48" calcext:value-type="float">
            <text:p>348</text:p>
          </table:table-cell>
          <table:table-cell office:value-type="float" office:value="0.201238141847894" calcext:value-type="float">
            <text:p>0.201238141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447385472580648" calcext:value-type="float">
            <text:p>0.447385472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49" calcext:value-type="float">
            <text:p>349</text:p>
          </table:table-cell>
          <table:table-cell office:value-type="float" office:value="0.200110841331313" calcext:value-type="float">
            <text:p>0.200110841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440227305019358" calcext:value-type="float">
            <text:p>0.44022730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50" calcext:value-type="float">
            <text:p>350</text:p>
          </table:table-cell>
          <table:table-cell office:value-type="float" office:value="0.196909067870013" calcext:value-type="float">
            <text:p>0.196909067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520337749787641" calcext:value-type="float">
            <text:p>0.52033774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51" calcext:value-type="float">
            <text:p>351</text:p>
          </table:table-cell>
          <table:table-cell office:value-type="float" office:value="0.242902256920333" calcext:value-type="float">
            <text:p>0.24290225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512012345791039" calcext:value-type="float">
            <text:p>0.512012345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52" calcext:value-type="float">
            <text:p>352</text:p>
          </table:table-cell>
          <table:table-cell office:value-type="float" office:value="0.239015820809608" calcext:value-type="float">
            <text:p>0.239015820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495097888750438" calcext:value-type="float">
            <text:p>0.495097888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53" calcext:value-type="float">
            <text:p>353</text:p>
          </table:table-cell>
          <table:table-cell office:value-type="float" office:value="0.235191567676654" calcext:value-type="float">
            <text:p>0.23519156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487176322530431" calcext:value-type="float">
            <text:p>0.487176322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54" calcext:value-type="float">
            <text:p>354</text:p>
          </table:table-cell>
          <table:table-cell office:value-type="float" office:value="0.231428502593828" calcext:value-type="float">
            <text:p>0.231428502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462901237384215" calcext:value-type="float">
            <text:p>0.462901237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55" calcext:value-type="float">
            <text:p>355</text:p>
          </table:table-cell>
          <table:table-cell office:value-type="float" office:value="0.218407537737154" calcext:value-type="float">
            <text:p>0.21840753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455494817586067" calcext:value-type="float">
            <text:p>0.455494817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56" calcext:value-type="float">
            <text:p>356</text:p>
          </table:table-cell>
          <table:table-cell office:value-type="float" office:value="0.214913017133359" calcext:value-type="float">
            <text:p>0.214913017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44820690050469" calcext:value-type="float">
            <text:p>0.448206900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57" calcext:value-type="float">
            <text:p>357</text:p>
          </table:table-cell>
          <table:table-cell office:value-type="float" office:value="0.211474408859225" calcext:value-type="float">
            <text:p>0.211474408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441035590096615" calcext:value-type="float">
            <text:p>0.44103559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58" calcext:value-type="float">
            <text:p>358</text:p>
          </table:table-cell>
          <table:table-cell office:value-type="float" office:value="0.208090818317478" calcext:value-type="float">
            <text:p>0.20809081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433979020655069" calcext:value-type="float">
            <text:p>0.43397902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59" calcext:value-type="float">
            <text:p>359</text:p>
          </table:table-cell>
          <table:table-cell office:value-type="float" office:value="0.204761365224398" calcext:value-type="float">
            <text:p>0.204761365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427035356324588" calcext:value-type="float">
            <text:p>0.427035356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60" calcext:value-type="float">
            <text:p>360</text:p>
          </table:table-cell>
          <table:table-cell office:value-type="float" office:value="0.201485183380808" calcext:value-type="float">
            <text:p>0.201485183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487132432227923" calcext:value-type="float">
            <text:p>0.487132432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61" calcext:value-type="float">
            <text:p>361</text:p>
          </table:table-cell>
          <table:table-cell office:value-type="float" office:value="0.235229445722761" calcext:value-type="float">
            <text:p>0.235229445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479338313312277" calcext:value-type="float">
            <text:p>0.479338313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62" calcext:value-type="float">
            <text:p>362</text:p>
          </table:table-cell>
          <table:table-cell office:value-type="float" office:value="0.231465774591197" calcext:value-type="float">
            <text:p>0.23146577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47166890029928" calcext:value-type="float">
            <text:p>0.47166890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63" calcext:value-type="float">
            <text:p>363</text:p>
          </table:table-cell>
          <table:table-cell office:value-type="float" office:value="0.227762322197738" calcext:value-type="float">
            <text:p>0.227762322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464122197894492" calcext:value-type="float">
            <text:p>0.464122197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64" calcext:value-type="float">
            <text:p>364</text:p>
          </table:table-cell>
          <table:table-cell office:value-type="float" office:value="0.224118125042574" calcext:value-type="float">
            <text:p>0.22411812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45669624272818" calcext:value-type="float">
            <text:p>0.456696242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65" calcext:value-type="float">
            <text:p>365</text:p>
          </table:table-cell>
          <table:table-cell office:value-type="float" office:value="0.220532235041893" calcext:value-type="float">
            <text:p>0.22053223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449389102844529" calcext:value-type="float">
            <text:p>0.449389102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0.217003719281223" calcext:value-type="float">
            <text:p>0.217003719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442198877199016" calcext:value-type="float">
            <text:p>0.442198877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67" calcext:value-type="float">
            <text:p>367</text:p>
          </table:table-cell>
          <table:table-cell office:value-type="float" office:value="0.213531659772723" calcext:value-type="float">
            <text:p>0.213531659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435123695163832" calcext:value-type="float">
            <text:p>0.435123695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68" calcext:value-type="float">
            <text:p>368</text:p>
          </table:table-cell>
          <table:table-cell office:value-type="float" office:value="0.21011515321636" calcext:value-type="float">
            <text:p>0.210115153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428161716041211" calcext:value-type="float">
            <text:p>0.4281617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69" calcext:value-type="float">
            <text:p>369</text:p>
          </table:table-cell>
          <table:table-cell office:value-type="float" office:value="0.206753310764898" calcext:value-type="float">
            <text:p>0.206753310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421311128584551" calcext:value-type="float">
            <text:p>0.421311128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70" calcext:value-type="float">
            <text:p>370</text:p>
          </table:table-cell>
          <table:table-cell office:value-type="float" office:value="0.20344525779266" calcext:value-type="float">
            <text:p>0.203445257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501504993493079" calcext:value-type="float">
            <text:p>0.501504993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71" calcext:value-type="float">
            <text:p>371</text:p>
          </table:table-cell>
          <table:table-cell office:value-type="float" office:value="0.213596542567829" calcext:value-type="float">
            <text:p>0.213596542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49348091359719" calcext:value-type="float">
            <text:p>0.493480913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72" calcext:value-type="float">
            <text:p>372</text:p>
          </table:table-cell>
          <table:table-cell office:value-type="float" office:value="0.188247894983817" calcext:value-type="float">
            <text:p>0.18824789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485585218979635" calcext:value-type="float">
            <text:p>0.48558521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73" calcext:value-type="float">
            <text:p>373</text:p>
          </table:table-cell>
          <table:table-cell office:value-type="float" office:value="0.188247894983817" calcext:value-type="float">
            <text:p>0.18824789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477815855475961" calcext:value-type="float">
            <text:p>0.477815855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74" calcext:value-type="float">
            <text:p>374</text:p>
          </table:table-cell>
          <table:table-cell office:value-type="float" office:value="0.188247894983817" calcext:value-type="float">
            <text:p>0.18824789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470170801788346" calcext:value-type="float">
            <text:p>0.47017080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75" calcext:value-type="float">
            <text:p>375</text:p>
          </table:table-cell>
          <table:table-cell office:value-type="float" office:value="0.188247894983817" calcext:value-type="float">
            <text:p>0.18824789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462648068959732" calcext:value-type="float">
            <text:p>0.46264806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76" calcext:value-type="float">
            <text:p>376</text:p>
          </table:table-cell>
          <table:table-cell office:value-type="float" office:value="0.188247894983817" calcext:value-type="float">
            <text:p>0.18824789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455245699856376" calcext:value-type="float">
            <text:p>0.455245699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77" calcext:value-type="float">
            <text:p>377</text:p>
          </table:table-cell>
          <table:table-cell office:value-type="float" office:value="0.188247894983817" calcext:value-type="float">
            <text:p>0.18824789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447961768658674" calcext:value-type="float">
            <text:p>0.447961768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78" calcext:value-type="float">
            <text:p>378</text:p>
          </table:table-cell>
          <table:table-cell office:value-type="float" office:value="0.188247894983817" calcext:value-type="float">
            <text:p>0.18824789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440794380360136" calcext:value-type="float">
            <text:p>0.44079438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79" calcext:value-type="float">
            <text:p>379</text:p>
          </table:table-cell>
          <table:table-cell office:value-type="float" office:value="0.188247894983817" calcext:value-type="float">
            <text:p>0.18824789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433741670274373" calcext:value-type="float">
            <text:p>0.43374167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80" calcext:value-type="float">
            <text:p>380</text:p>
          </table:table-cell>
          <table:table-cell office:value-type="float" office:value="0.166303517999839" calcext:value-type="float">
            <text:p>0.16630351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462788770611453" calcext:value-type="float">
            <text:p>0.462788770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81" calcext:value-type="float">
            <text:p>381</text:p>
          </table:table-cell>
          <table:table-cell office:value-type="float" office:value="0.168019901201871" calcext:value-type="float">
            <text:p>0.16801990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45538415028167" calcext:value-type="float">
            <text:p>0.45538415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82" calcext:value-type="float">
            <text:p>382</text:p>
          </table:table-cell>
          <table:table-cell office:value-type="float" office:value="0.168019901201871" calcext:value-type="float">
            <text:p>0.16801990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448098003877163" calcext:value-type="float">
            <text:p>0.44809800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83" calcext:value-type="float">
            <text:p>383</text:p>
          </table:table-cell>
          <table:table-cell office:value-type="float" office:value="0.168019901201871" calcext:value-type="float">
            <text:p>0.16801990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440928435815129" calcext:value-type="float">
            <text:p>0.440928435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84" calcext:value-type="float">
            <text:p>384</text:p>
          </table:table-cell>
          <table:table-cell office:value-type="float" office:value="0.168019901201871" calcext:value-type="float">
            <text:p>0.16801990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433873580842087" calcext:value-type="float">
            <text:p>0.433873580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85" calcext:value-type="float">
            <text:p>385</text:p>
          </table:table-cell>
          <table:table-cell office:value-type="float" office:value="0.168019901201871" calcext:value-type="float">
            <text:p>0.16801990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426931603548613" calcext:value-type="float">
            <text:p>0.426931603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86" calcext:value-type="float">
            <text:p>386</text:p>
          </table:table-cell>
          <table:table-cell office:value-type="float" office:value="0.168019901201871" calcext:value-type="float">
            <text:p>0.16801990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420100697891835" calcext:value-type="float">
            <text:p>0.420100697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87" calcext:value-type="float">
            <text:p>387</text:p>
          </table:table-cell>
          <table:table-cell office:value-type="float" office:value="0.168019901201871" calcext:value-type="float">
            <text:p>0.16801990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413379086725566" calcext:value-type="float">
            <text:p>0.413379086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88" calcext:value-type="float">
            <text:p>388</text:p>
          </table:table-cell>
          <table:table-cell office:value-type="float" office:value="0.168019901201871" calcext:value-type="float">
            <text:p>0.16801990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406765021337957" calcext:value-type="float">
            <text:p>0.406765021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89" calcext:value-type="float">
            <text:p>389</text:p>
          </table:table-cell>
          <table:table-cell office:value-type="float" office:value="0.168019901201871" calcext:value-type="float">
            <text:p>0.16801990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40025678099655" calcext:value-type="float">
            <text:p>0.4002567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90" calcext:value-type="float">
            <text:p>390</text:p>
          </table:table-cell>
          <table:table-cell office:value-type="float" office:value="0.168019901201871" calcext:value-type="float">
            <text:p>0.16801990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479562708524596" calcext:value-type="float">
            <text:p>0.479562708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91" calcext:value-type="float">
            <text:p>391</text:p>
          </table:table-cell>
          <table:table-cell office:value-type="float" office:value="0.188578489679784" calcext:value-type="float">
            <text:p>0.18857848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471889705188202" calcext:value-type="float">
            <text:p>0.471889705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92" calcext:value-type="float">
            <text:p>392</text:p>
          </table:table-cell>
          <table:table-cell office:value-type="float" office:value="0.188578489679784" calcext:value-type="float">
            <text:p>0.18857848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464339469905191" calcext:value-type="float">
            <text:p>0.464339469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93" calcext:value-type="float">
            <text:p>393</text:p>
          </table:table-cell>
          <table:table-cell office:value-type="float" office:value="0.188578489679784" calcext:value-type="float">
            <text:p>0.18857848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456910038386708" calcext:value-type="float">
            <text:p>0.456910038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94" calcext:value-type="float">
            <text:p>394</text:p>
          </table:table-cell>
          <table:table-cell office:value-type="float" office:value="0.188578489679784" calcext:value-type="float">
            <text:p>0.18857848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449599477772521" calcext:value-type="float">
            <text:p>0.449599477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95" calcext:value-type="float">
            <text:p>395</text:p>
          </table:table-cell>
          <table:table-cell office:value-type="float" office:value="0.188578489679784" calcext:value-type="float">
            <text:p>0.18857848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44240588612816" calcext:value-type="float">
            <text:p>0.442405886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96" calcext:value-type="float">
            <text:p>396</text:p>
          </table:table-cell>
          <table:table-cell office:value-type="float" office:value="0.188578489679784" calcext:value-type="float">
            <text:p>0.18857848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43532739195011" calcext:value-type="float">
            <text:p>0.43532739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97" calcext:value-type="float">
            <text:p>397</text:p>
          </table:table-cell>
          <table:table-cell office:value-type="float" office:value="0.188578489679784" calcext:value-type="float">
            <text:p>0.18857848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428362153678908" calcext:value-type="float">
            <text:p>0.428362153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98" calcext:value-type="float">
            <text:p>398</text:p>
          </table:table-cell>
          <table:table-cell office:value-type="float" office:value="0.188578489679784" calcext:value-type="float">
            <text:p>0.18857848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421508359220045" calcext:value-type="float">
            <text:p>0.421508359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99" calcext:value-type="float">
            <text:p>399</text:p>
          </table:table-cell>
          <table:table-cell office:value-type="float" office:value="0.188578489679784" calcext:value-type="float">
            <text:p>0.18857848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414764225472525" calcext:value-type="float">
            <text:p>0.414764225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0.188578489679784" calcext:value-type="float">
            <text:p>0.18857848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467237052768031" calcext:value-type="float">
            <text:p>0.467237052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01" calcext:value-type="float">
            <text:p>401</text:p>
          </table:table-cell>
          <table:table-cell office:value-type="float" office:value="0.216752482838055" calcext:value-type="float">
            <text:p>0.216752482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459761259923742" calcext:value-type="float">
            <text:p>0.459761259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02" calcext:value-type="float">
            <text:p>402</text:p>
          </table:table-cell>
          <table:table-cell office:value-type="float" office:value="0.216752482838055" calcext:value-type="float">
            <text:p>0.216752482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452405079764962" calcext:value-type="float">
            <text:p>0.45240507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03" calcext:value-type="float">
            <text:p>403</text:p>
          </table:table-cell>
          <table:table-cell office:value-type="float" office:value="0.216752482838055" calcext:value-type="float">
            <text:p>0.216752482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445166598488723" calcext:value-type="float">
            <text:p>0.445166598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04" calcext:value-type="float">
            <text:p>404</text:p>
          </table:table-cell>
          <table:table-cell office:value-type="float" office:value="0.216752482838055" calcext:value-type="float">
            <text:p>0.216752482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438043932912903" calcext:value-type="float">
            <text:p>0.438043932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05" calcext:value-type="float">
            <text:p>405</text:p>
          </table:table-cell>
          <table:table-cell office:value-type="float" office:value="0.216752482838055" calcext:value-type="float">
            <text:p>0.216752482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431035229986297" calcext:value-type="float">
            <text:p>0.4310352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06" calcext:value-type="float">
            <text:p>406</text:p>
          </table:table-cell>
          <table:table-cell office:value-type="float" office:value="0.216752482838055" calcext:value-type="float">
            <text:p>0.216752482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424138666306516" calcext:value-type="float">
            <text:p>0.424138666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07" calcext:value-type="float">
            <text:p>407</text:p>
          </table:table-cell>
          <table:table-cell office:value-type="float" office:value="0.216752482838055" calcext:value-type="float">
            <text:p>0.216752482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417352447645612" calcext:value-type="float">
            <text:p>0.417352447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08" calcext:value-type="float">
            <text:p>408</text:p>
          </table:table-cell>
          <table:table-cell office:value-type="float" office:value="0.216752482838055" calcext:value-type="float">
            <text:p>0.216752482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410674808483282" calcext:value-type="float">
            <text:p>0.410674808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09" calcext:value-type="float">
            <text:p>409</text:p>
          </table:table-cell>
          <table:table-cell office:value-type="float" office:value="0.216752482838055" calcext:value-type="float">
            <text:p>0.216752482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40410401154755" calcext:value-type="float">
            <text:p>0.404104011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10" calcext:value-type="float">
            <text:p>410</text:p>
          </table:table-cell>
          <table:table-cell office:value-type="float" office:value="0.216752482838055" calcext:value-type="float">
            <text:p>0.216752482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482128988459235" calcext:value-type="float">
            <text:p>0.482128988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11" calcext:value-type="float">
            <text:p>411</text:p>
          </table:table-cell>
          <table:table-cell office:value-type="float" office:value="0.229392572185675" calcext:value-type="float">
            <text:p>0.229392572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474414924643887" calcext:value-type="float">
            <text:p>0.474414924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office:value-type="float" office:value="0.225722291030704" calcext:value-type="float">
            <text:p>0.22572229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466824285849585" calcext:value-type="float">
            <text:p>0.466824285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13" calcext:value-type="float">
            <text:p>413</text:p>
          </table:table-cell>
          <table:table-cell office:value-type="float" office:value="0.222110734374213" calcext:value-type="float">
            <text:p>0.222110734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440317841629923" calcext:value-type="float">
            <text:p>0.44031784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14" calcext:value-type="float">
            <text:p>414</text:p>
          </table:table-cell>
          <table:table-cell office:value-type="float" office:value="0.218556962624225" calcext:value-type="float">
            <text:p>0.218556962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433272756163845" calcext:value-type="float">
            <text:p>0.433272756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15" calcext:value-type="float">
            <text:p>415</text:p>
          </table:table-cell>
          <table:table-cell office:value-type="float" office:value="0.215060051222238" calcext:value-type="float">
            <text:p>0.21506005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426340392065223" calcext:value-type="float">
            <text:p>0.426340392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16" calcext:value-type="float">
            <text:p>416</text:p>
          </table:table-cell>
          <table:table-cell office:value-type="float" office:value="0.211619090402682" calcext:value-type="float">
            <text:p>0.211619090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41951894579218" calcext:value-type="float">
            <text:p>0.419518945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17" calcext:value-type="float">
            <text:p>417</text:p>
          </table:table-cell>
          <table:table-cell office:value-type="float" office:value="0.208233184956239" calcext:value-type="float">
            <text:p>0.20823318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412806642659505" calcext:value-type="float">
            <text:p>0.412806642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18" calcext:value-type="float">
            <text:p>418</text:p>
          </table:table-cell>
          <table:table-cell office:value-type="float" office:value="0.208233184956239" calcext:value-type="float">
            <text:p>0.20823318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406201736376953" calcext:value-type="float">
            <text:p>0.406201736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19" calcext:value-type="float">
            <text:p>419</text:p>
          </table:table-cell>
          <table:table-cell office:value-type="float" office:value="0.208233184956239" calcext:value-type="float">
            <text:p>0.20823318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399702508594921" calcext:value-type="float">
            <text:p>0.399702508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20" calcext:value-type="float">
            <text:p>420</text:p>
          </table:table-cell>
          <table:table-cell office:value-type="float" office:value="0.208233184956239" calcext:value-type="float">
            <text:p>0.20823318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429428838956322" calcext:value-type="float">
            <text:p>0.4294288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21" calcext:value-type="float">
            <text:p>421</text:p>
          </table:table-cell>
          <table:table-cell office:value-type="float" office:value="0.22208185906709" calcext:value-type="float">
            <text:p>0.222081859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415435306708459" calcext:value-type="float">
            <text:p>0.415435306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22" calcext:value-type="float">
            <text:p>422</text:p>
          </table:table-cell>
          <table:table-cell office:value-type="float" office:value="0.22208185906709" calcext:value-type="float">
            <text:p>0.222081859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408788341801124" calcext:value-type="float">
            <text:p>0.40878834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23" calcext:value-type="float">
            <text:p>423</text:p>
          </table:table-cell>
          <table:table-cell office:value-type="float" office:value="0.22208185906709" calcext:value-type="float">
            <text:p>0.222081859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402247728332306" calcext:value-type="float">
            <text:p>0.402247728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24" calcext:value-type="float">
            <text:p>424</text:p>
          </table:table-cell>
          <table:table-cell office:value-type="float" office:value="0.22208185906709" calcext:value-type="float">
            <text:p>0.222081859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395811764678989" calcext:value-type="float">
            <text:p>0.395811764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25" calcext:value-type="float">
            <text:p>425</text:p>
          </table:table-cell>
          <table:table-cell office:value-type="float" office:value="0.22208185906709" calcext:value-type="float">
            <text:p>0.222081859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389478776444125" calcext:value-type="float">
            <text:p>0.389478776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26" calcext:value-type="float">
            <text:p>426</text:p>
          </table:table-cell>
          <table:table-cell office:value-type="float" office:value="0.22208185906709" calcext:value-type="float">
            <text:p>0.222081859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383247116021019" calcext:value-type="float">
            <text:p>0.3832471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27" calcext:value-type="float">
            <text:p>427</text:p>
          </table:table-cell>
          <table:table-cell office:value-type="float" office:value="0.22208185906709" calcext:value-type="float">
            <text:p>0.222081859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377115162164682" calcext:value-type="float">
            <text:p>0.377115162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28" calcext:value-type="float">
            <text:p>428</text:p>
          </table:table-cell>
          <table:table-cell office:value-type="float" office:value="0.22208185906709" calcext:value-type="float">
            <text:p>0.222081859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371081319570048" calcext:value-type="float">
            <text:p>0.371081319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29" calcext:value-type="float">
            <text:p>429</text:p>
          </table:table-cell>
          <table:table-cell office:value-type="float" office:value="0.22208185906709" calcext:value-type="float">
            <text:p>0.222081859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365144018456927" calcext:value-type="float">
            <text:p>0.365144018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30" calcext:value-type="float">
            <text:p>430</text:p>
          </table:table-cell>
          <table:table-cell office:value-type="float" office:value="0.22208185906709" calcext:value-type="float">
            <text:p>0.222081859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444373703397462" calcext:value-type="float">
            <text:p>0.44437370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31" calcext:value-type="float">
            <text:p>431</text:p>
          </table:table-cell>
          <table:table-cell office:value-type="float" office:value="0.257791594213322" calcext:value-type="float">
            <text:p>0.257791594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437263724143102" calcext:value-type="float">
            <text:p>0.437263724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32" calcext:value-type="float">
            <text:p>432</text:p>
          </table:table-cell>
          <table:table-cell office:value-type="float" office:value="0.243819481152172" calcext:value-type="float">
            <text:p>0.24381948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430267504556813" calcext:value-type="float">
            <text:p>0.430267504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33" calcext:value-type="float">
            <text:p>433</text:p>
          </table:table-cell>
          <table:table-cell office:value-type="float" office:value="0.239918369453737" calcext:value-type="float">
            <text:p>0.239918369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423383224483904" calcext:value-type="float">
            <text:p>0.423383224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34" calcext:value-type="float">
            <text:p>434</text:p>
          </table:table-cell>
          <table:table-cell office:value-type="float" office:value="0.236079675542477" calcext:value-type="float">
            <text:p>0.236079675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416609092892161" calcext:value-type="float">
            <text:p>0.416609092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35" calcext:value-type="float">
            <text:p>435</text:p>
          </table:table-cell>
          <table:table-cell office:value-type="float" office:value="0.232302400733797" calcext:value-type="float">
            <text:p>0.232302400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409943347405887" calcext:value-type="float">
            <text:p>0.409943347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36" calcext:value-type="float">
            <text:p>436</text:p>
          </table:table-cell>
          <table:table-cell office:value-type="float" office:value="0.217136604143133" calcext:value-type="float">
            <text:p>0.217136604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403384253847392" calcext:value-type="float">
            <text:p>0.40338425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37" calcext:value-type="float">
            <text:p>437</text:p>
          </table:table-cell>
          <table:table-cell office:value-type="float" office:value="0.217136604143133" calcext:value-type="float">
            <text:p>0.217136604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396930105785834" calcext:value-type="float">
            <text:p>0.396930105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38" calcext:value-type="float">
            <text:p>438</text:p>
          </table:table-cell>
          <table:table-cell office:value-type="float" office:value="0.217136604143133" calcext:value-type="float">
            <text:p>0.217136604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390579224093261" calcext:value-type="float">
            <text:p>0.390579224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39" calcext:value-type="float">
            <text:p>439</text:p>
          </table:table-cell>
          <table:table-cell office:value-type="float" office:value="0.217136604143133" calcext:value-type="float">
            <text:p>0.217136604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384329956507769" calcext:value-type="float">
            <text:p>0.384329956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40" calcext:value-type="float">
            <text:p>440</text:p>
          </table:table-cell>
          <table:table-cell office:value-type="float" office:value="0.217136604143133" calcext:value-type="float">
            <text:p>0.217136604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440812989349497" calcext:value-type="float">
            <text:p>0.440812989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41" calcext:value-type="float">
            <text:p>441</text:p>
          </table:table-cell>
          <table:table-cell office:value-type="float" office:value="0.235488019067609" calcext:value-type="float">
            <text:p>0.235488019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433759981519905" calcext:value-type="float">
            <text:p>0.433759981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42" calcext:value-type="float">
            <text:p>442</text:p>
          </table:table-cell>
          <table:table-cell office:value-type="float" office:value="0.231720210762527" calcext:value-type="float">
            <text:p>0.231720210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426819821815586" calcext:value-type="float">
            <text:p>0.42681982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43" calcext:value-type="float">
            <text:p>443</text:p>
          </table:table-cell>
          <table:table-cell office:value-type="float" office:value="0.228012687390327" calcext:value-type="float">
            <text:p>0.228012687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419990704666537" calcext:value-type="float">
            <text:p>0.419990704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44" calcext:value-type="float">
            <text:p>444</text:p>
          </table:table-cell>
          <table:table-cell office:value-type="float" office:value="0.224364484392081" calcext:value-type="float">
            <text:p>0.224364484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413270853391872" calcext:value-type="float">
            <text:p>0.41327085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45" calcext:value-type="float">
            <text:p>445</text:p>
          </table:table-cell>
          <table:table-cell office:value-type="float" office:value="0.220774652641808" calcext:value-type="float">
            <text:p>0.220774652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406658519737603" calcext:value-type="float">
            <text:p>0.406658519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46" calcext:value-type="float">
            <text:p>446</text:p>
          </table:table-cell>
          <table:table-cell office:value-type="float" office:value="0.220774652641808" calcext:value-type="float">
            <text:p>0.220774652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400151983421801" calcext:value-type="float">
            <text:p>0.40015198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47" calcext:value-type="float">
            <text:p>447</text:p>
          </table:table-cell>
          <table:table-cell office:value-type="float" office:value="0.220774652641808" calcext:value-type="float">
            <text:p>0.220774652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393749551687052" calcext:value-type="float">
            <text:p>0.393749551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48" calcext:value-type="float">
            <text:p>448</text:p>
          </table:table-cell>
          <table:table-cell office:value-type="float" office:value="0.220774652641808" calcext:value-type="float">
            <text:p>0.220774652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387449558860059" calcext:value-type="float">
            <text:p>0.387449558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49" calcext:value-type="float">
            <text:p>449</text:p>
          </table:table-cell>
          <table:table-cell office:value-type="float" office:value="0.220774652641808" calcext:value-type="float">
            <text:p>0.220774652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381250365918298" calcext:value-type="float">
            <text:p>0.381250365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50" calcext:value-type="float">
            <text:p>450</text:p>
          </table:table-cell>
          <table:table-cell office:value-type="float" office:value="0.208842496716586" calcext:value-type="float">
            <text:p>0.208842496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439860988931256" calcext:value-type="float">
            <text:p>0.439860988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51" calcext:value-type="float">
            <text:p>451</text:p>
          </table:table-cell>
          <table:table-cell office:value-type="float" office:value="0.247681315004161" calcext:value-type="float">
            <text:p>0.24768131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432823213108356" calcext:value-type="float">
            <text:p>0.43282321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52" calcext:value-type="float">
            <text:p>452</text:p>
          </table:table-cell>
          <table:table-cell office:value-type="float" office:value="0.247681315004161" calcext:value-type="float">
            <text:p>0.24768131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425898041698622" calcext:value-type="float">
            <text:p>0.425898041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53" calcext:value-type="float">
            <text:p>453</text:p>
          </table:table-cell>
          <table:table-cell office:value-type="float" office:value="0.247681315004161" calcext:value-type="float">
            <text:p>0.24768131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419083673031444" calcext:value-type="float">
            <text:p>0.41908367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54" calcext:value-type="float">
            <text:p>454</text:p>
          </table:table-cell>
          <table:table-cell office:value-type="float" office:value="0.247681315004161" calcext:value-type="float">
            <text:p>0.24768131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412378334262941" calcext:value-type="float">
            <text:p>0.412378334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55" calcext:value-type="float">
            <text:p>455</text:p>
          </table:table-cell>
          <table:table-cell office:value-type="float" office:value="0.247681315004161" calcext:value-type="float">
            <text:p>0.24768131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39792984625295" calcext:value-type="float">
            <text:p>0.397929846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56" calcext:value-type="float">
            <text:p>456</text:p>
          </table:table-cell>
          <table:table-cell office:value-type="float" office:value="0.247681315004161" calcext:value-type="float">
            <text:p>0.24768131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391562968712903" calcext:value-type="float">
            <text:p>0.391562968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57" calcext:value-type="float">
            <text:p>457</text:p>
          </table:table-cell>
          <table:table-cell office:value-type="float" office:value="0.247681315004161" calcext:value-type="float">
            <text:p>0.24768131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385297961213497" calcext:value-type="float">
            <text:p>0.385297961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58" calcext:value-type="float">
            <text:p>458</text:p>
          </table:table-cell>
          <table:table-cell office:value-type="float" office:value="0.235409645809703" calcext:value-type="float">
            <text:p>0.235409645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379133193834081" calcext:value-type="float">
            <text:p>0.37913319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59" calcext:value-type="float">
            <text:p>459</text:p>
          </table:table-cell>
          <table:table-cell office:value-type="float" office:value="0.235409645809703" calcext:value-type="float">
            <text:p>0.235409645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368461197745245" calcext:value-type="float">
            <text:p>0.368461197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60" calcext:value-type="float">
            <text:p>460</text:p>
          </table:table-cell>
          <table:table-cell office:value-type="float" office:value="0.235409645809703" calcext:value-type="float">
            <text:p>0.235409645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452816076713062" calcext:value-type="float">
            <text:p>0.452816076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61" calcext:value-type="float">
            <text:p>461</text:p>
          </table:table-cell>
          <table:table-cell office:value-type="float" office:value="0.254174639591906" calcext:value-type="float">
            <text:p>0.25417463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445571019485653" calcext:value-type="float">
            <text:p>0.445571019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62" calcext:value-type="float">
            <text:p>462</text:p>
          </table:table-cell>
          <table:table-cell office:value-type="float" office:value="0.254174639591906" calcext:value-type="float">
            <text:p>0.25417463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438441883173883" calcext:value-type="float">
            <text:p>0.438441883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63" calcext:value-type="float">
            <text:p>463</text:p>
          </table:table-cell>
          <table:table-cell office:value-type="float" office:value="0.254174639591906" calcext:value-type="float">
            <text:p>0.25417463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431426813043101" calcext:value-type="float">
            <text:p>0.43142681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64" calcext:value-type="float">
            <text:p>464</text:p>
          </table:table-cell>
          <table:table-cell office:value-type="float" office:value="0.254174639591906" calcext:value-type="float">
            <text:p>0.25417463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424523984034411" calcext:value-type="float">
            <text:p>0.42452398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65" calcext:value-type="float">
            <text:p>465</text:p>
          </table:table-cell>
          <table:table-cell office:value-type="float" office:value="0.254174639591906" calcext:value-type="float">
            <text:p>0.25417463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41773160028986" calcext:value-type="float">
            <text:p>0.41773160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66" calcext:value-type="float">
            <text:p>466</text:p>
          </table:table-cell>
          <table:table-cell office:value-type="float" office:value="0.254174639591906" calcext:value-type="float">
            <text:p>0.25417463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411047894685223" calcext:value-type="float">
            <text:p>0.411047894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67" calcext:value-type="float">
            <text:p>467</text:p>
          </table:table-cell>
          <table:table-cell office:value-type="float" office:value="0.253117309764556" calcext:value-type="float">
            <text:p>0.253117309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404471128370259" calcext:value-type="float">
            <text:p>0.404471128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68" calcext:value-type="float">
            <text:p>468</text:p>
          </table:table-cell>
          <table:table-cell office:value-type="float" office:value="0.249067432808323" calcext:value-type="float">
            <text:p>0.249067432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397999590316335" calcext:value-type="float">
            <text:p>0.39799959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69" calcext:value-type="float">
            <text:p>469</text:p>
          </table:table-cell>
          <table:table-cell office:value-type="float" office:value="0.24508235388339" calcext:value-type="float">
            <text:p>0.245082353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391631596871273" calcext:value-type="float">
            <text:p>0.391631596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70" calcext:value-type="float">
            <text:p>470</text:p>
          </table:table-cell>
          <table:table-cell office:value-type="float" office:value="0.241161036221256" calcext:value-type="float">
            <text:p>0.241161036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468354967117786" calcext:value-type="float">
            <text:p>0.46835496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71" calcext:value-type="float">
            <text:p>471</text:p>
          </table:table-cell>
          <table:table-cell office:value-type="float" office:value="0.26488557591214" calcext:value-type="float">
            <text:p>0.264885575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460861287643901" calcext:value-type="float">
            <text:p>0.460861287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72" calcext:value-type="float">
            <text:p>472</text:p>
          </table:table-cell>
          <table:table-cell office:value-type="float" office:value="0.260647406697546" calcext:value-type="float">
            <text:p>0.260647406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453487507041599" calcext:value-type="float">
            <text:p>0.4534875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73" calcext:value-type="float">
            <text:p>473</text:p>
          </table:table-cell>
          <table:table-cell office:value-type="float" office:value="0.256477048190385" calcext:value-type="float">
            <text:p>0.256477048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446231706928933" calcext:value-type="float">
            <text:p>0.446231706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74" calcext:value-type="float">
            <text:p>474</text:p>
          </table:table-cell>
          <table:table-cell office:value-type="float" office:value="0.252373415419339" calcext:value-type="float">
            <text:p>0.252373415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43909199961807" calcext:value-type="float">
            <text:p>0.439091999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75" calcext:value-type="float">
            <text:p>475</text:p>
          </table:table-cell>
          <table:table-cell office:value-type="float" office:value="0.24833544077263" calcext:value-type="float">
            <text:p>0.248335440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432066527624181" calcext:value-type="float">
            <text:p>0.432066527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76" calcext:value-type="float">
            <text:p>476</text:p>
          </table:table-cell>
          <table:table-cell office:value-type="float" office:value="0.238503896843302" calcext:value-type="float">
            <text:p>0.238503896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425153463182194" calcext:value-type="float">
            <text:p>0.425153463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77" calcext:value-type="float">
            <text:p>477</text:p>
          </table:table-cell>
          <table:table-cell office:value-type="float" office:value="0.234687834493809" calcext:value-type="float">
            <text:p>0.234687834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418351007771279" calcext:value-type="float">
            <text:p>0.418351007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78" calcext:value-type="float">
            <text:p>478</text:p>
          </table:table-cell>
          <table:table-cell office:value-type="float" office:value="0.230932829141908" calcext:value-type="float">
            <text:p>0.230932829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411657391646939" calcext:value-type="float">
            <text:p>0.41165739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79" calcext:value-type="float">
            <text:p>479</text:p>
          </table:table-cell>
          <table:table-cell office:value-type="float" office:value="0.230932829141908" calcext:value-type="float">
            <text:p>0.230932829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405070873380588" calcext:value-type="float">
            <text:p>0.40507087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80" calcext:value-type="float">
            <text:p>480</text:p>
          </table:table-cell>
          <table:table-cell office:value-type="float" office:value="0.229094253533702" calcext:value-type="float">
            <text:p>0.229094253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508744274551162" calcext:value-type="float">
            <text:p>0.508744274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81" calcext:value-type="float">
            <text:p>481</text:p>
          </table:table-cell>
          <table:table-cell office:value-type="float" office:value="0.253550937804626" calcext:value-type="float">
            <text:p>0.253550937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500604366158344" calcext:value-type="float">
            <text:p>0.500604366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82" calcext:value-type="float">
            <text:p>482</text:p>
          </table:table-cell>
          <table:table-cell office:value-type="float" office:value="0.246915285768229" calcext:value-type="float">
            <text:p>0.246915285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49259469629981" calcext:value-type="float">
            <text:p>0.492594696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83" calcext:value-type="float">
            <text:p>483</text:p>
          </table:table-cell>
          <table:table-cell office:value-type="float" office:value="0.242964641195937" calcext:value-type="float">
            <text:p>0.24296464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484713181159013" calcext:value-type="float">
            <text:p>0.484713181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84" calcext:value-type="float">
            <text:p>484</text:p>
          </table:table-cell>
          <table:table-cell office:value-type="float" office:value="0.239077206936802" calcext:value-type="float">
            <text:p>0.23907720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476957770260469" calcext:value-type="float">
            <text:p>0.47695777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85" calcext:value-type="float">
            <text:p>485</text:p>
          </table:table-cell>
          <table:table-cell office:value-type="float" office:value="0.235251971625813" calcext:value-type="float">
            <text:p>0.235251971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469326445936302" calcext:value-type="float">
            <text:p>0.469326445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86" calcext:value-type="float">
            <text:p>486</text:p>
          </table:table-cell>
          <table:table-cell office:value-type="float" office:value="0.2314879400798" calcext:value-type="float">
            <text:p>0.231487940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461817222801321" calcext:value-type="float">
            <text:p>0.461817222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87" calcext:value-type="float">
            <text:p>487</text:p>
          </table:table-cell>
          <table:table-cell office:value-type="float" office:value="0.227784133038523" calcext:value-type="float">
            <text:p>0.22778413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4544281472365" calcext:value-type="float">
            <text:p>0.454428147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88" calcext:value-type="float">
            <text:p>488</text:p>
          </table:table-cell>
          <table:table-cell office:value-type="float" office:value="0.224139586909907" calcext:value-type="float">
            <text:p>0.22413958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447157296880715" calcext:value-type="float">
            <text:p>0.447157296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89" calcext:value-type="float">
            <text:p>489</text:p>
          </table:table-cell>
          <table:table-cell office:value-type="float" office:value="0.220553353519348" calcext:value-type="float">
            <text:p>0.220553353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440002780130624" calcext:value-type="float">
            <text:p>0.44000278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90" calcext:value-type="float">
            <text:p>490</text:p>
          </table:table-cell>
          <table:table-cell office:value-type="float" office:value="0.217024499863039" calcext:value-type="float">
            <text:p>0.217024499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507996607969059" calcext:value-type="float">
            <text:p>0.50799660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91" calcext:value-type="float">
            <text:p>491</text:p>
          </table:table-cell>
          <table:table-cell office:value-type="float" office:value="0.238581894101145" calcext:value-type="float">
            <text:p>0.238581894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499868662241554" calcext:value-type="float">
            <text:p>0.499868662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92" calcext:value-type="float">
            <text:p>492</text:p>
          </table:table-cell>
          <table:table-cell office:value-type="float" office:value="0.234764583795526" calcext:value-type="float">
            <text:p>0.234764583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491870763645689" calcext:value-type="float">
            <text:p>0.491870763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93" calcext:value-type="float">
            <text:p>493</text:p>
          </table:table-cell>
          <table:table-cell office:value-type="float" office:value="0.231008350454798" calcext:value-type="float">
            <text:p>0.231008350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484000831427358" calcext:value-type="float">
            <text:p>0.484000831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94" calcext:value-type="float">
            <text:p>494</text:p>
          </table:table-cell>
          <table:table-cell office:value-type="float" office:value="0.227312216847521" calcext:value-type="float">
            <text:p>0.227312216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47625681812452" calcext:value-type="float">
            <text:p>0.47625681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95" calcext:value-type="float">
            <text:p>495</text:p>
          </table:table-cell>
          <table:table-cell office:value-type="float" office:value="0.223675221377961" calcext:value-type="float">
            <text:p>0.223675221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468636709034528" calcext:value-type="float">
            <text:p>0.46863670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96" calcext:value-type="float">
            <text:p>496</text:p>
          </table:table-cell>
          <table:table-cell office:value-type="float" office:value="0.223675221377961" calcext:value-type="float">
            <text:p>0.223675221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461138521689975" calcext:value-type="float">
            <text:p>0.461138521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97" calcext:value-type="float">
            <text:p>497</text:p>
          </table:table-cell>
          <table:table-cell office:value-type="float" office:value="0.223675221377961" calcext:value-type="float">
            <text:p>0.223675221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453760305342936" calcext:value-type="float">
            <text:p>0.453760305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98" calcext:value-type="float">
            <text:p>498</text:p>
          </table:table-cell>
          <table:table-cell office:value-type="float" office:value="0.223675221377961" calcext:value-type="float">
            <text:p>0.223675221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446500140457449" calcext:value-type="float">
            <text:p>0.446500140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99" calcext:value-type="float">
            <text:p>499</text:p>
          </table:table-cell>
          <table:table-cell office:value-type="float" office:value="0.222883484866659" calcext:value-type="float">
            <text:p>0.222883484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43935613821013" calcext:value-type="float">
            <text:p>0.439356138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00" calcext:value-type="float">
            <text:p>500</text:p>
          </table:table-cell>
          <table:table-cell office:value-type="float" office:value="0.219317349108792" calcext:value-type="float">
            <text:p>0.219317349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497371484632235" calcext:value-type="float">
            <text:p>0.497371484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01" calcext:value-type="float">
            <text:p>501</text:p>
          </table:table-cell>
          <table:table-cell office:value-type="float" office:value="0.233508902148917" calcext:value-type="float">
            <text:p>0.233508902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489413540878119" calcext:value-type="float">
            <text:p>0.489413540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02" calcext:value-type="float">
            <text:p>502</text:p>
          </table:table-cell>
          <table:table-cell office:value-type="float" office:value="0.229772759714534" calcext:value-type="float">
            <text:p>0.22977275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481582924224069" calcext:value-type="float">
            <text:p>0.481582924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03" calcext:value-type="float">
            <text:p>503</text:p>
          </table:table-cell>
          <table:table-cell office:value-type="float" office:value="0.226096395559101" calcext:value-type="float">
            <text:p>0.226096395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473877597436484" calcext:value-type="float">
            <text:p>0.473877597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04" calcext:value-type="float">
            <text:p>504</text:p>
          </table:table-cell>
          <table:table-cell office:value-type="float" office:value="0.222478853230156" calcext:value-type="float">
            <text:p>0.222478853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4662955558775" calcext:value-type="float">
            <text:p>0.466295555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05" calcext:value-type="float">
            <text:p>505</text:p>
          </table:table-cell>
          <table:table-cell office:value-type="float" office:value="0.222478853230156" calcext:value-type="float">
            <text:p>0.222478853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45883482698346" calcext:value-type="float">
            <text:p>0.45883482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06" calcext:value-type="float">
            <text:p>506</text:p>
          </table:table-cell>
          <table:table-cell office:value-type="float" office:value="0.222478853230156" calcext:value-type="float">
            <text:p>0.222478853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451493469751725" calcext:value-type="float">
            <text:p>0.45149346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07" calcext:value-type="float">
            <text:p>507</text:p>
          </table:table-cell>
          <table:table-cell office:value-type="float" office:value="0.221406510762788" calcext:value-type="float">
            <text:p>0.221406510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444269574235697" calcext:value-type="float">
            <text:p>0.444269574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08" calcext:value-type="float">
            <text:p>508</text:p>
          </table:table-cell>
          <table:table-cell office:value-type="float" office:value="0.217864006590583" calcext:value-type="float">
            <text:p>0.217864006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437161261047926" calcext:value-type="float">
            <text:p>0.43716126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09" calcext:value-type="float">
            <text:p>509</text:p>
          </table:table-cell>
          <table:table-cell office:value-type="float" office:value="0.217864006590583" calcext:value-type="float">
            <text:p>0.217864006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430166680871159" calcext:value-type="float">
            <text:p>0.430166680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10" calcext:value-type="float">
            <text:p>510</text:p>
          </table:table-cell>
          <table:table-cell office:value-type="float" office:value="0.217864006590583" calcext:value-type="float">
            <text:p>0.217864006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493907283873966" calcext:value-type="float">
            <text:p>0.49390728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11" calcext:value-type="float">
            <text:p>511</text:p>
          </table:table-cell>
          <table:table-cell office:value-type="float" office:value="0.255044047768478" calcext:value-type="float">
            <text:p>0.255044047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486004767331982" calcext:value-type="float">
            <text:p>0.486004767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12" calcext:value-type="float">
            <text:p>512</text:p>
          </table:table-cell>
          <table:table-cell office:value-type="float" office:value="0.250963343004183" calcext:value-type="float">
            <text:p>0.25096334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47822869105467" calcext:value-type="float">
            <text:p>0.47822869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13" calcext:value-type="float">
            <text:p>513</text:p>
          </table:table-cell>
          <table:table-cell office:value-type="float" office:value="0.246947929516116" calcext:value-type="float">
            <text:p>0.246947929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470577031997796" calcext:value-type="float">
            <text:p>0.47057703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14" calcext:value-type="float">
            <text:p>514</text:p>
          </table:table-cell>
          <table:table-cell office:value-type="float" office:value="0.242996762643858" calcext:value-type="float">
            <text:p>0.242996762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463047799485831" calcext:value-type="float">
            <text:p>0.463047799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15" calcext:value-type="float">
            <text:p>515</text:p>
          </table:table-cell>
          <table:table-cell office:value-type="float" office:value="0.239108814441556" calcext:value-type="float">
            <text:p>0.239108814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455639034694058" calcext:value-type="float">
            <text:p>0.455639034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16" calcext:value-type="float">
            <text:p>516</text:p>
          </table:table-cell>
          <table:table-cell office:value-type="float" office:value="0.235283073410491" calcext:value-type="float">
            <text:p>0.235283073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448348810138953" calcext:value-type="float">
            <text:p>0.44834881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17" calcext:value-type="float">
            <text:p>517</text:p>
          </table:table-cell>
          <table:table-cell office:value-type="float" office:value="0.231518544235923" calcext:value-type="float">
            <text:p>0.231518544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44117522917673" calcext:value-type="float">
            <text:p>0.441175229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18" calcext:value-type="float">
            <text:p>518</text:p>
          </table:table-cell>
          <table:table-cell office:value-type="float" office:value="0.225499065086332" calcext:value-type="float">
            <text:p>0.225499065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434116425509902" calcext:value-type="float">
            <text:p>0.434116425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19" calcext:value-type="float">
            <text:p>519</text:p>
          </table:table-cell>
          <table:table-cell office:value-type="float" office:value="0.221891080044951" calcext:value-type="float">
            <text:p>0.2218910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427170562701743" calcext:value-type="float">
            <text:p>0.427170562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20" calcext:value-type="float">
            <text:p>520</text:p>
          </table:table-cell>
          <table:table-cell office:value-type="float" office:value="0.209124266718225" calcext:value-type="float">
            <text:p>0.209124266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455378381258601" calcext:value-type="float">
            <text:p>0.455378381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21" calcext:value-type="float">
            <text:p>521</text:p>
          </table:table-cell>
          <table:table-cell office:value-type="float" office:value="0.250409584418634" calcext:value-type="float">
            <text:p>0.250409584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448092327158464" calcext:value-type="float">
            <text:p>0.448092327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22" calcext:value-type="float">
            <text:p>522</text:p>
          </table:table-cell>
          <table:table-cell office:value-type="float" office:value="0.246403031067936" calcext:value-type="float">
            <text:p>0.246403031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440922849923928" calcext:value-type="float">
            <text:p>0.440922849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23" calcext:value-type="float">
            <text:p>523</text:p>
          </table:table-cell>
          <table:table-cell office:value-type="float" office:value="0.242460582570849" calcext:value-type="float">
            <text:p>0.242460582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433868084325145" calcext:value-type="float">
            <text:p>0.433868084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24" calcext:value-type="float">
            <text:p>524</text:p>
          </table:table-cell>
          <table:table-cell office:value-type="float" office:value="0.242460582570849" calcext:value-type="float">
            <text:p>0.242460582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426926194975943" calcext:value-type="float">
            <text:p>0.42692619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25" calcext:value-type="float">
            <text:p>525</text:p>
          </table:table-cell>
          <table:table-cell office:value-type="float" office:value="0.242460582570849" calcext:value-type="float">
            <text:p>0.242460582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420095375856328" calcext:value-type="float">
            <text:p>0.420095375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26" calcext:value-type="float">
            <text:p>526</text:p>
          </table:table-cell>
          <table:table-cell office:value-type="float" office:value="0.242460582570849" calcext:value-type="float">
            <text:p>0.242460582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413373849842627" calcext:value-type="float">
            <text:p>0.41337384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27" calcext:value-type="float">
            <text:p>527</text:p>
          </table:table-cell>
          <table:table-cell office:value-type="float" office:value="0.242460582570849" calcext:value-type="float">
            <text:p>0.242460582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406759868245145" calcext:value-type="float">
            <text:p>0.406759868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28" calcext:value-type="float">
            <text:p>528</text:p>
          </table:table-cell>
          <table:table-cell office:value-type="float" office:value="0.240805002088577" calcext:value-type="float">
            <text:p>0.240805002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400251710353222" calcext:value-type="float">
            <text:p>0.40025171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29" calcext:value-type="float">
            <text:p>529</text:p>
          </table:table-cell>
          <table:table-cell office:value-type="float" office:value="0.23695212205516" calcext:value-type="float">
            <text:p>0.236952122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393847682987571" calcext:value-type="float">
            <text:p>0.39384768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30" calcext:value-type="float">
            <text:p>530</text:p>
          </table:table-cell>
          <table:table-cell office:value-type="float" office:value="0.234498835497164" calcext:value-type="float">
            <text:p>0.234498835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466429767571496" calcext:value-type="float">
            <text:p>0.466429767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31" calcext:value-type="float">
            <text:p>531</text:p>
          </table:table-cell>
          <table:table-cell office:value-type="float" office:value="0.253992651827004" calcext:value-type="float">
            <text:p>0.253992651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458966891290352" calcext:value-type="float">
            <text:p>0.458966891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32" calcext:value-type="float">
            <text:p>532</text:p>
          </table:table-cell>
          <table:table-cell office:value-type="float" office:value="0.249928769397772" calcext:value-type="float">
            <text:p>0.249928769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451623421029707" calcext:value-type="float">
            <text:p>0.45162342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33" calcext:value-type="float">
            <text:p>533</text:p>
          </table:table-cell>
          <table:table-cell office:value-type="float" office:value="0.245929909087408" calcext:value-type="float">
            <text:p>0.245929909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444397446293231" calcext:value-type="float">
            <text:p>0.444397446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34" calcext:value-type="float">
            <text:p>534</text:p>
          </table:table-cell>
          <table:table-cell office:value-type="float" office:value="0.241995030542009" calcext:value-type="float">
            <text:p>0.241995030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43728708715254" calcext:value-type="float">
            <text:p>0.437287087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35" calcext:value-type="float">
            <text:p>535</text:p>
          </table:table-cell>
          <table:table-cell office:value-type="float" office:value="0.238123110053337" calcext:value-type="float">
            <text:p>0.238123110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430290493758099" calcext:value-type="float">
            <text:p>0.43029049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36" calcext:value-type="float">
            <text:p>536</text:p>
          </table:table-cell>
          <table:table-cell office:value-type="float" office:value="0.234313140292484" calcext:value-type="float">
            <text:p>0.234313140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42340584585797" calcext:value-type="float">
            <text:p>0.423405845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37" calcext:value-type="float">
            <text:p>537</text:p>
          </table:table-cell>
          <table:table-cell office:value-type="float" office:value="0.230564130047804" calcext:value-type="float">
            <text:p>0.2305641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416631352324242" calcext:value-type="float">
            <text:p>0.416631352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38" calcext:value-type="float">
            <text:p>538</text:p>
          </table:table-cell>
          <table:table-cell office:value-type="float" office:value="0.226875103967039" calcext:value-type="float">
            <text:p>0.22687510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409965250687054" calcext:value-type="float">
            <text:p>0.40996525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39" calcext:value-type="float">
            <text:p>539</text:p>
          </table:table-cell>
          <table:table-cell office:value-type="float" office:value="0.223245102303567" calcext:value-type="float">
            <text:p>0.223245102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403405806676061" calcext:value-type="float">
            <text:p>0.403405806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40" calcext:value-type="float">
            <text:p>540</text:p>
          </table:table-cell>
          <table:table-cell office:value-type="float" office:value="0.222368434385206" calcext:value-type="float">
            <text:p>0.222368434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466599493935358" calcext:value-type="float">
            <text:p>0.46659949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41" calcext:value-type="float">
            <text:p>541</text:p>
          </table:table-cell>
          <table:table-cell office:value-type="float" office:value="0.259505919530204" calcext:value-type="float">
            <text:p>0.259505919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459133902032393" calcext:value-type="float">
            <text:p>0.4591339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42" calcext:value-type="float">
            <text:p>542</text:p>
          </table:table-cell>
          <table:table-cell office:value-type="float" office:value="0.25535382481772" calcext:value-type="float">
            <text:p>0.255353824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451787759599874" calcext:value-type="float">
            <text:p>0.451787759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43" calcext:value-type="float">
            <text:p>543</text:p>
          </table:table-cell>
          <table:table-cell office:value-type="float" office:value="0.251268163620637" calcext:value-type="float">
            <text:p>0.251268163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444559155446276" calcext:value-type="float">
            <text:p>0.444559155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44" calcext:value-type="float">
            <text:p>544</text:p>
          </table:table-cell>
          <table:table-cell office:value-type="float" office:value="0.247247873002707" calcext:value-type="float">
            <text:p>0.24724787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437446208959136" calcext:value-type="float">
            <text:p>0.43744620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45" calcext:value-type="float">
            <text:p>545</text:p>
          </table:table-cell>
          <table:table-cell office:value-type="float" office:value="0.243291907034663" calcext:value-type="float">
            <text:p>0.24329190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43044706961579" calcext:value-type="float">
            <text:p>0.430447069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46" calcext:value-type="float">
            <text:p>546</text:p>
          </table:table-cell>
          <table:table-cell office:value-type="float" office:value="0.239399236522109" calcext:value-type="float">
            <text:p>0.239399236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423559916501937" calcext:value-type="float">
            <text:p>0.423559916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47" calcext:value-type="float">
            <text:p>547</text:p>
          </table:table-cell>
          <table:table-cell office:value-type="float" office:value="0.235568848737755" calcext:value-type="float">
            <text:p>0.235568848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416782957837906" calcext:value-type="float">
            <text:p>0.416782957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48" calcext:value-type="float">
            <text:p>548</text:p>
          </table:table-cell>
          <table:table-cell office:value-type="float" office:value="0.231799747157951" calcext:value-type="float">
            <text:p>0.231799747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4101144305125" calcext:value-type="float">
            <text:p>0.410114430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49" calcext:value-type="float">
            <text:p>549</text:p>
          </table:table-cell>
          <table:table-cell office:value-type="float" office:value="0.228090951203424" calcext:value-type="float">
            <text:p>0.22809095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403552599624299" calcext:value-type="float">
            <text:p>0.403552599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50" calcext:value-type="float">
            <text:p>550</text:p>
          </table:table-cell>
          <table:table-cell office:value-type="float" office:value="0.224441495984169" calcext:value-type="float">
            <text:p>0.2244414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461208006026715" calcext:value-type="float">
            <text:p>0.46120800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51" calcext:value-type="float">
            <text:p>551</text:p>
          </table:table-cell>
          <table:table-cell office:value-type="float" office:value="0.23639592778618" calcext:value-type="float">
            <text:p>0.236395927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453828677930288" calcext:value-type="float">
            <text:p>0.453828677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52" calcext:value-type="float">
            <text:p>552</text:p>
          </table:table-cell>
          <table:table-cell office:value-type="float" office:value="0.232613592941601" calcext:value-type="float">
            <text:p>0.232613592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446567419083403" calcext:value-type="float">
            <text:p>0.446567419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53" calcext:value-type="float">
            <text:p>553</text:p>
          </table:table-cell>
          <table:table-cell office:value-type="float" office:value="0.21041767888731" calcext:value-type="float">
            <text:p>0.210417678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439422340378069" calcext:value-type="float">
            <text:p>0.43942234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54" calcext:value-type="float">
            <text:p>554</text:p>
          </table:table-cell>
          <table:table-cell office:value-type="float" office:value="0.207050996025113" calcext:value-type="float">
            <text:p>0.2070509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414387654377436" calcext:value-type="float">
            <text:p>0.414387654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55" calcext:value-type="float">
            <text:p>555</text:p>
          </table:table-cell>
          <table:table-cell office:value-type="float" office:value="0.207050996025113" calcext:value-type="float">
            <text:p>0.2070509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407757451907397" calcext:value-type="float">
            <text:p>0.407757451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56" calcext:value-type="float">
            <text:p>556</text:p>
          </table:table-cell>
          <table:table-cell office:value-type="float" office:value="0.207050996025113" calcext:value-type="float">
            <text:p>0.2070509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401233332676879" calcext:value-type="float">
            <text:p>0.401233332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57" calcext:value-type="float">
            <text:p>557</text:p>
          </table:table-cell>
          <table:table-cell office:value-type="float" office:value="0.207050996025113" calcext:value-type="float">
            <text:p>0.2070509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394813599354049" calcext:value-type="float">
            <text:p>0.394813599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58" calcext:value-type="float">
            <text:p>558</text:p>
          </table:table-cell>
          <table:table-cell office:value-type="float" office:value="0.195651876854816" calcext:value-type="float">
            <text:p>0.19565187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388496581764384" calcext:value-type="float">
            <text:p>0.38849658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59" calcext:value-type="float">
            <text:p>559</text:p>
          </table:table-cell>
          <table:table-cell office:value-type="float" office:value="0.195651876854816" calcext:value-type="float">
            <text:p>0.19565187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382280636456154" calcext:value-type="float">
            <text:p>0.382280636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60" calcext:value-type="float">
            <text:p>560</text:p>
          </table:table-cell>
          <table:table-cell office:value-type="float" office:value="0.195651876854816" calcext:value-type="float">
            <text:p>0.19565187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472479978952354" calcext:value-type="float">
            <text:p>0.47247997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61" calcext:value-type="float">
            <text:p>561</text:p>
          </table:table-cell>
          <table:table-cell office:value-type="float" office:value="0.224936823504695" calcext:value-type="float">
            <text:p>0.224936823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464920299289117" calcext:value-type="float">
            <text:p>0.464920299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62" calcext:value-type="float">
            <text:p>562</text:p>
          </table:table-cell>
          <table:table-cell office:value-type="float" office:value="0.224936823504695" calcext:value-type="float">
            <text:p>0.224936823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457481574500491" calcext:value-type="float">
            <text:p>0.457481574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63" calcext:value-type="float">
            <text:p>563</text:p>
          </table:table-cell>
          <table:table-cell office:value-type="float" office:value="0.224936823504695" calcext:value-type="float">
            <text:p>0.224936823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450161869308483" calcext:value-type="float">
            <text:p>0.450161869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64" calcext:value-type="float">
            <text:p>564</text:p>
          </table:table-cell>
          <table:table-cell office:value-type="float" office:value="0.224936823504695" calcext:value-type="float">
            <text:p>0.224936823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442959279399547" calcext:value-type="float">
            <text:p>0.442959279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65" calcext:value-type="float">
            <text:p>565</text:p>
          </table:table-cell>
          <table:table-cell office:value-type="float" office:value="0.224936823504695" calcext:value-type="float">
            <text:p>0.224936823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435871930929154" calcext:value-type="float">
            <text:p>0.435871930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66" calcext:value-type="float">
            <text:p>566</text:p>
          </table:table-cell>
          <table:table-cell office:value-type="float" office:value="0.224936823504695" calcext:value-type="float">
            <text:p>0.224936823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428897980034288" calcext:value-type="float">
            <text:p>0.428897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67" calcext:value-type="float">
            <text:p>567</text:p>
          </table:table-cell>
          <table:table-cell office:value-type="float" office:value="0.223211872370639" calcext:value-type="float">
            <text:p>0.223211872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422035612353739" calcext:value-type="float">
            <text:p>0.422035612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68" calcext:value-type="float">
            <text:p>568</text:p>
          </table:table-cell>
          <table:table-cell office:value-type="float" office:value="0.219640482412709" calcext:value-type="float">
            <text:p>0.219640482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415283042556079" calcext:value-type="float">
            <text:p>0.415283042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69" calcext:value-type="float">
            <text:p>569</text:p>
          </table:table-cell>
          <table:table-cell office:value-type="float" office:value="0.216126234694106" calcext:value-type="float">
            <text:p>0.216126234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408638513875182" calcext:value-type="float">
            <text:p>0.40863851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70" calcext:value-type="float">
            <text:p>570</text:p>
          </table:table-cell>
          <table:table-cell office:value-type="float" office:value="0.202931532154964" calcext:value-type="float">
            <text:p>0.202931532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476259583993109" calcext:value-type="float">
            <text:p>0.47625958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71" calcext:value-type="float">
            <text:p>571</text:p>
          </table:table-cell>
          <table:table-cell office:value-type="float" office:value="0.23247118402765" calcext:value-type="float">
            <text:p>0.23247118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468639430649219" calcext:value-type="float">
            <text:p>0.468639430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72" calcext:value-type="float">
            <text:p>572</text:p>
          </table:table-cell>
          <table:table-cell office:value-type="float" office:value="0.228751645083207" calcext:value-type="float">
            <text:p>0.228751645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461141199758832" calcext:value-type="float">
            <text:p>0.46114119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73" calcext:value-type="float">
            <text:p>573</text:p>
          </table:table-cell>
          <table:table-cell office:value-type="float" office:value="0.225091618761876" calcext:value-type="float">
            <text:p>0.225091618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45376294056269" calcext:value-type="float">
            <text:p>0.453762940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74" calcext:value-type="float">
            <text:p>574</text:p>
          </table:table-cell>
          <table:table-cell office:value-type="float" office:value="0.221490152861686" calcext:value-type="float">
            <text:p>0.221490152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446502733513688" calcext:value-type="float">
            <text:p>0.446502733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75" calcext:value-type="float">
            <text:p>575</text:p>
          </table:table-cell>
          <table:table-cell office:value-type="float" office:value="0.221490152861686" calcext:value-type="float">
            <text:p>0.221490152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439358689777469" calcext:value-type="float">
            <text:p>0.43935868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76" calcext:value-type="float">
            <text:p>576</text:p>
          </table:table-cell>
          <table:table-cell office:value-type="float" office:value="0.221490152861686" calcext:value-type="float">
            <text:p>0.221490152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432328950741029" calcext:value-type="float">
            <text:p>0.43232895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77" calcext:value-type="float">
            <text:p>577</text:p>
          </table:table-cell>
          <table:table-cell office:value-type="float" office:value="0.206467739638031" calcext:value-type="float">
            <text:p>0.20646773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425411687529173" calcext:value-type="float">
            <text:p>0.42541168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78" calcext:value-type="float">
            <text:p>578</text:p>
          </table:table-cell>
          <table:table-cell office:value-type="float" office:value="0.206467739638031" calcext:value-type="float">
            <text:p>0.20646773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418605100528706" calcext:value-type="float">
            <text:p>0.418605100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79" calcext:value-type="float">
            <text:p>579</text:p>
          </table:table-cell>
          <table:table-cell office:value-type="float" office:value="0.206467739638031" calcext:value-type="float">
            <text:p>0.20646773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411907418920246" calcext:value-type="float">
            <text:p>0.411907418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80" calcext:value-type="float">
            <text:p>580</text:p>
          </table:table-cell>
          <table:table-cell office:value-type="float" office:value="0.206467739638031" calcext:value-type="float">
            <text:p>0.20646773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455105161401109" calcext:value-type="float">
            <text:p>0.455105161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81" calcext:value-type="float">
            <text:p>581</text:p>
          </table:table-cell>
          <table:table-cell office:value-type="float" office:value="0.224088844007676" calcext:value-type="float">
            <text:p>0.22408884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447823478818691" calcext:value-type="float">
            <text:p>0.447823478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82" calcext:value-type="float">
            <text:p>582</text:p>
          </table:table-cell>
          <table:table-cell office:value-type="float" office:value="0.224088844007676" calcext:value-type="float">
            <text:p>0.22408884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440658303157592" calcext:value-type="float">
            <text:p>0.440658303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83" calcext:value-type="float">
            <text:p>583</text:p>
          </table:table-cell>
          <table:table-cell office:value-type="float" office:value="0.224088844007676" calcext:value-type="float">
            <text:p>0.22408884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433607770307071" calcext:value-type="float">
            <text:p>0.43360777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84" calcext:value-type="float">
            <text:p>584</text:p>
          </table:table-cell>
          <table:table-cell office:value-type="float" office:value="0.224088844007676" calcext:value-type="float">
            <text:p>0.22408884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426670045982158" calcext:value-type="float">
            <text:p>0.42667004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85" calcext:value-type="float">
            <text:p>585</text:p>
          </table:table-cell>
          <table:table-cell office:value-type="float" office:value="0.224088844007676" calcext:value-type="float">
            <text:p>0.22408884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419843325246443" calcext:value-type="float">
            <text:p>0.419843325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86" calcext:value-type="float">
            <text:p>586</text:p>
          </table:table-cell>
          <table:table-cell office:value-type="float" office:value="0.224088844007676" calcext:value-type="float">
            <text:p>0.22408884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4131258320425" calcext:value-type="float">
            <text:p>0.41312583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87" calcext:value-type="float">
            <text:p>587</text:p>
          </table:table-cell>
          <table:table-cell office:value-type="float" office:value="0.224088844007676" calcext:value-type="float">
            <text:p>0.22408884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40651581872982" calcext:value-type="float">
            <text:p>0.406515818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88" calcext:value-type="float">
            <text:p>588</text:p>
          </table:table-cell>
          <table:table-cell office:value-type="float" office:value="0.224088844007676" calcext:value-type="float">
            <text:p>0.22408884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400011565630143" calcext:value-type="float">
            <text:p>0.400011565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89" calcext:value-type="float">
            <text:p>589</text:p>
          </table:table-cell>
          <table:table-cell office:value-type="float" office:value="0.221126135772666" calcext:value-type="float">
            <text:p>0.221126135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393611380580061" calcext:value-type="float">
            <text:p>0.393611380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90" calcext:value-type="float">
            <text:p>590</text:p>
          </table:table-cell>
          <table:table-cell office:value-type="float" office:value="0.217588117600304" calcext:value-type="float">
            <text:p>0.217588117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460928823747583" calcext:value-type="float">
            <text:p>0.460928823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91" calcext:value-type="float">
            <text:p>591</text:p>
          </table:table-cell>
          <table:table-cell office:value-type="float" office:value="0.273235344868772" calcext:value-type="float">
            <text:p>0.273235344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453553962567622" calcext:value-type="float">
            <text:p>0.453553962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92" calcext:value-type="float">
            <text:p>592</text:p>
          </table:table-cell>
          <table:table-cell office:value-type="float" office:value="0.268863579350872" calcext:value-type="float">
            <text:p>0.268863579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44629709916654" calcext:value-type="float">
            <text:p>0.446297099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93" calcext:value-type="float">
            <text:p>593</text:p>
          </table:table-cell>
          <table:table-cell office:value-type="float" office:value="0.258117699751823" calcext:value-type="float">
            <text:p>0.258117699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439156345579876" calcext:value-type="float">
            <text:p>0.439156345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94" calcext:value-type="float">
            <text:p>594</text:p>
          </table:table-cell>
          <table:table-cell office:value-type="float" office:value="0.253987816555794" calcext:value-type="float">
            <text:p>0.253987816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432129844050598" calcext:value-type="float">
            <text:p>0.432129844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95" calcext:value-type="float">
            <text:p>595</text:p>
          </table:table-cell>
          <table:table-cell office:value-type="float" office:value="0.249924011490901" calcext:value-type="float">
            <text:p>0.249924011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425215766545788" calcext:value-type="float">
            <text:p>0.425215766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96" calcext:value-type="float">
            <text:p>596</text:p>
          </table:table-cell>
          <table:table-cell office:value-type="float" office:value="0.245925227307047" calcext:value-type="float">
            <text:p>0.245925227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418412314281055" calcext:value-type="float">
            <text:p>0.418412314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97" calcext:value-type="float">
            <text:p>597</text:p>
          </table:table-cell>
          <table:table-cell office:value-type="float" office:value="0.241990423670134" calcext:value-type="float">
            <text:p>0.241990423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411717717252558" calcext:value-type="float">
            <text:p>0.411717717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98" calcext:value-type="float">
            <text:p>598</text:p>
          </table:table-cell>
          <table:table-cell office:value-type="float" office:value="0.238118576891412" calcext:value-type="float">
            <text:p>0.23811857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405130233776518" calcext:value-type="float">
            <text:p>0.40513023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99" calcext:value-type="float">
            <text:p>599</text:p>
          </table:table-cell>
          <table:table-cell office:value-type="float" office:value="0.23430867966115" calcext:value-type="float">
            <text:p>0.23430867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398648150036093" calcext:value-type="float">
            <text:p>0.3986481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00" calcext:value-type="float">
            <text:p>600</text:p>
          </table:table-cell>
          <table:table-cell office:value-type="float" office:value="0.230559740786571" calcext:value-type="float">
            <text:p>0.230559740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440663149447618" calcext:value-type="float">
            <text:p>0.440663149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01" calcext:value-type="float">
            <text:p>601</text:p>
          </table:table-cell>
          <table:table-cell office:value-type="float" office:value="0.252361994685926" calcext:value-type="float">
            <text:p>0.252361994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433612539056456" calcext:value-type="float">
            <text:p>0.433612539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02" calcext:value-type="float">
            <text:p>602</text:p>
          </table:table-cell>
          <table:table-cell office:value-type="float" office:value="0.248324202770951" calcext:value-type="float">
            <text:p>0.248324202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426674738431553" calcext:value-type="float">
            <text:p>0.426674738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03" calcext:value-type="float">
            <text:p>603</text:p>
          </table:table-cell>
          <table:table-cell office:value-type="float" office:value="0.244351015526616" calcext:value-type="float">
            <text:p>0.244351015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419847942616648" calcext:value-type="float">
            <text:p>0.419847942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04" calcext:value-type="float">
            <text:p>604</text:p>
          </table:table-cell>
          <table:table-cell office:value-type="float" office:value="0.24044139927819" calcext:value-type="float">
            <text:p>0.240441399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413130375534781" calcext:value-type="float">
            <text:p>0.413130375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05" calcext:value-type="float">
            <text:p>605</text:p>
          </table:table-cell>
          <table:table-cell office:value-type="float" office:value="0.236594336889739" calcext:value-type="float">
            <text:p>0.23659433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406520289526225" calcext:value-type="float">
            <text:p>0.406520289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06" calcext:value-type="float">
            <text:p>606</text:p>
          </table:table-cell>
          <table:table-cell office:value-type="float" office:value="0.232808827499503" calcext:value-type="float">
            <text:p>0.232808827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400015964893805" calcext:value-type="float">
            <text:p>0.400015964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07" calcext:value-type="float">
            <text:p>607</text:p>
          </table:table-cell>
          <table:table-cell office:value-type="float" office:value="0.229083886259511" calcext:value-type="float">
            <text:p>0.229083886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393615709455504" calcext:value-type="float">
            <text:p>0.393615709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08" calcext:value-type="float">
            <text:p>608</text:p>
          </table:table-cell>
          <table:table-cell office:value-type="float" office:value="0.225418544079359" calcext:value-type="float">
            <text:p>0.225418544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387317858104216" calcext:value-type="float">
            <text:p>0.38731785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09" calcext:value-type="float">
            <text:p>609</text:p>
          </table:table-cell>
          <table:table-cell office:value-type="float" office:value="0.221811847374089" calcext:value-type="float">
            <text:p>0.221811847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381120772374549" calcext:value-type="float">
            <text:p>0.381120772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10" calcext:value-type="float">
            <text:p>610</text:p>
          </table:table-cell>
          <table:table-cell office:value-type="float" office:value="0.210311034795741" calcext:value-type="float">
            <text:p>0.210311034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427685605276897" calcext:value-type="float">
            <text:p>0.427685605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11" calcext:value-type="float">
            <text:p>611</text:p>
          </table:table-cell>
          <table:table-cell office:value-type="float" office:value="0.251415233064766" calcext:value-type="float">
            <text:p>0.251415233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420842635592467" calcext:value-type="float">
            <text:p>0.420842635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12" calcext:value-type="float">
            <text:p>612</text:p>
          </table:table-cell>
          <table:table-cell office:value-type="float" office:value="0.24739258933573" calcext:value-type="float">
            <text:p>0.247392589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414109153422988" calcext:value-type="float">
            <text:p>0.41410915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13" calcext:value-type="float">
            <text:p>613</text:p>
          </table:table-cell>
          <table:table-cell office:value-type="float" office:value="0.243434307906359" calcext:value-type="float">
            <text:p>0.243434307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406808507145282" calcext:value-type="float">
            <text:p>0.40680850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14" calcext:value-type="float">
            <text:p>614</text:p>
          </table:table-cell>
          <table:table-cell office:value-type="float" office:value="0.239539358979857" calcext:value-type="float">
            <text:p>0.23953935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400299571030958" calcext:value-type="float">
            <text:p>0.4002995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15" calcext:value-type="float">
            <text:p>615</text:p>
          </table:table-cell>
          <table:table-cell office:value-type="float" office:value="0.235706729236179" calcext:value-type="float">
            <text:p>0.235706729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393894777894462" calcext:value-type="float">
            <text:p>0.393894777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16" calcext:value-type="float">
            <text:p>616</text:p>
          </table:table-cell>
          <table:table-cell office:value-type="float" office:value="0.2319354215684" calcext:value-type="float">
            <text:p>0.231935421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387592461448151" calcext:value-type="float">
            <text:p>0.387592461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17" calcext:value-type="float">
            <text:p>617</text:p>
          </table:table-cell>
          <table:table-cell office:value-type="float" office:value="0.228224454823306" calcext:value-type="float">
            <text:p>0.228224454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38139098206498" calcext:value-type="float">
            <text:p>0.381390982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18" calcext:value-type="float">
            <text:p>618</text:p>
          </table:table-cell>
          <table:table-cell office:value-type="float" office:value="0.224572863546133" calcext:value-type="float">
            <text:p>0.224572863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375288726351941" calcext:value-type="float">
            <text:p>0.375288726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19" calcext:value-type="float">
            <text:p>619</text:p>
          </table:table-cell>
          <table:table-cell office:value-type="float" office:value="0.220979697729395" calcext:value-type="float">
            <text:p>0.22097969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36928410673031" calcext:value-type="float">
            <text:p>0.369284106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20" calcext:value-type="float">
            <text:p>620</text:p>
          </table:table-cell>
          <table:table-cell office:value-type="float" office:value="0.220979697729395" calcext:value-type="float">
            <text:p>0.22097969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462540791086281" calcext:value-type="float">
            <text:p>0.46254079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21" calcext:value-type="float">
            <text:p>621</text:p>
          </table:table-cell>
          <table:table-cell office:value-type="float" office:value="0.245941917232838" calcext:value-type="float">
            <text:p>0.245941917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455140138428901" calcext:value-type="float">
            <text:p>0.455140138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22" calcext:value-type="float">
            <text:p>622</text:p>
          </table:table-cell>
          <table:table-cell office:value-type="float" office:value="0.242006846557112" calcext:value-type="float">
            <text:p>0.242006846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447857896214038" calcext:value-type="float">
            <text:p>0.447857896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23" calcext:value-type="float">
            <text:p>623</text:p>
          </table:table-cell>
          <table:table-cell office:value-type="float" office:value="0.238134737012198" calcext:value-type="float">
            <text:p>0.23813473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440692169874614" calcext:value-type="float">
            <text:p>0.440692169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24" calcext:value-type="float">
            <text:p>624</text:p>
          </table:table-cell>
          <table:table-cell office:value-type="float" office:value="0.234324581220003" calcext:value-type="float">
            <text:p>0.23432458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43364109515662" calcext:value-type="float">
            <text:p>0.433641095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25" calcext:value-type="float">
            <text:p>625</text:p>
          </table:table-cell>
          <table:table-cell office:value-type="float" office:value="0.230575387920483" calcext:value-type="float">
            <text:p>0.230575387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426702837634114" calcext:value-type="float">
            <text:p>0.426702837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26" calcext:value-type="float">
            <text:p>626</text:p>
          </table:table-cell>
          <table:table-cell office:value-type="float" office:value="0.226886181713755" calcext:value-type="float">
            <text:p>0.226886181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419875592231968" calcext:value-type="float">
            <text:p>0.419875592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27" calcext:value-type="float">
            <text:p>627</text:p>
          </table:table-cell>
          <table:table-cell office:value-type="float" office:value="0.223256002806335" calcext:value-type="float">
            <text:p>0.223256002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413157582756257" calcext:value-type="float">
            <text:p>0.413157582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28" calcext:value-type="float">
            <text:p>628</text:p>
          </table:table-cell>
          <table:table-cell office:value-type="float" office:value="0.219683906761434" calcext:value-type="float">
            <text:p>0.219683906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406547061432156" calcext:value-type="float">
            <text:p>0.406547061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29" calcext:value-type="float">
            <text:p>629</text:p>
          </table:table-cell>
          <table:table-cell office:value-type="float" office:value="0.216168964253251" calcext:value-type="float">
            <text:p>0.216168964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400042308449242" calcext:value-type="float">
            <text:p>0.400042308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30" calcext:value-type="float">
            <text:p>630</text:p>
          </table:table-cell>
          <table:table-cell office:value-type="float" office:value="0.212710260825199" calcext:value-type="float">
            <text:p>0.212710260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480671339807047" calcext:value-type="float">
            <text:p>0.48067133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31" calcext:value-type="float">
            <text:p>631</text:p>
          </table:table-cell>
          <table:table-cell office:value-type="float" office:value="0.255130886961904" calcext:value-type="float">
            <text:p>0.25513088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472980598370135" calcext:value-type="float">
            <text:p>0.472980598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32" calcext:value-type="float">
            <text:p>632</text:p>
          </table:table-cell>
          <table:table-cell office:value-type="float" office:value="0.255130886961904" calcext:value-type="float">
            <text:p>0.25513088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465412908796212" calcext:value-type="float">
            <text:p>0.465412908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33" calcext:value-type="float">
            <text:p>633</text:p>
          </table:table-cell>
          <table:table-cell office:value-type="float" office:value="0.252914977210494" calcext:value-type="float">
            <text:p>0.252914977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457966302255473" calcext:value-type="float">
            <text:p>0.457966302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34" calcext:value-type="float">
            <text:p>634</text:p>
          </table:table-cell>
          <table:table-cell office:value-type="float" office:value="0.248868337575126" calcext:value-type="float">
            <text:p>0.248868337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450638841419385" calcext:value-type="float">
            <text:p>0.450638841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35" calcext:value-type="float">
            <text:p>635</text:p>
          </table:table-cell>
          <table:table-cell office:value-type="float" office:value="0.244886444173924" calcext:value-type="float">
            <text:p>0.244886444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443428619956675" calcext:value-type="float">
            <text:p>0.4434286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36" calcext:value-type="float">
            <text:p>636</text:p>
          </table:table-cell>
          <table:table-cell office:value-type="float" office:value="0.240968261067142" calcext:value-type="float">
            <text:p>0.240968261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436333762037368" calcext:value-type="float">
            <text:p>0.43633376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37" calcext:value-type="float">
            <text:p>637</text:p>
          </table:table-cell>
          <table:table-cell office:value-type="float" office:value="0.237112768890067" calcext:value-type="float">
            <text:p>0.237112768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429352421844771" calcext:value-type="float">
            <text:p>0.42935242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38" calcext:value-type="float">
            <text:p>638</text:p>
          </table:table-cell>
          <table:table-cell office:value-type="float" office:value="0.233318964587826" calcext:value-type="float">
            <text:p>0.23331896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422482783095254" calcext:value-type="float">
            <text:p>0.42248278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39" calcext:value-type="float">
            <text:p>639</text:p>
          </table:table-cell>
          <table:table-cell office:value-type="float" office:value="0.229585861154421" calcext:value-type="float">
            <text:p>0.22958586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41572305856573" calcext:value-type="float">
            <text:p>0.415723058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40" calcext:value-type="float">
            <text:p>640</text:p>
          </table:table-cell>
          <table:table-cell office:value-type="float" office:value="0.22591248737595" calcext:value-type="float">
            <text:p>0.225912487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45781977703122" calcext:value-type="float">
            <text:p>0.45781977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41" calcext:value-type="float">
            <text:p>641</text:p>
          </table:table-cell>
          <table:table-cell office:value-type="float" office:value="0.24488652265088" calcext:value-type="float">
            <text:p>0.244886522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450494660598721" calcext:value-type="float">
            <text:p>0.450494660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42" calcext:value-type="float">
            <text:p>642</text:p>
          </table:table-cell>
          <table:table-cell office:value-type="float" office:value="0.240968338288466" calcext:value-type="float">
            <text:p>0.24096833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443286746029141" calcext:value-type="float">
            <text:p>0.44328674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43" calcext:value-type="float">
            <text:p>643</text:p>
          </table:table-cell>
          <table:table-cell office:value-type="float" office:value="0.23711284487585" calcext:value-type="float">
            <text:p>0.237112844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436194158092675" calcext:value-type="float">
            <text:p>0.43619415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44" calcext:value-type="float">
            <text:p>644</text:p>
          </table:table-cell>
          <table:table-cell office:value-type="float" office:value="0.233319039357836" calcext:value-type="float">
            <text:p>0.233319039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429215051563192" calcext:value-type="float">
            <text:p>0.42921505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45" calcext:value-type="float">
            <text:p>645</text:p>
          </table:table-cell>
          <table:table-cell office:value-type="float" office:value="0.229585934728111" calcext:value-type="float">
            <text:p>0.229585934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422347610738181" calcext:value-type="float">
            <text:p>0.42234761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46" calcext:value-type="float">
            <text:p>646</text:p>
          </table:table-cell>
          <table:table-cell office:value-type="float" office:value="0.225912559772461" calcext:value-type="float">
            <text:p>0.225912559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41559004896637" calcext:value-type="float">
            <text:p>0.41559004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47" calcext:value-type="float">
            <text:p>647</text:p>
          </table:table-cell>
          <table:table-cell office:value-type="float" office:value="0.222297958816102" calcext:value-type="float">
            <text:p>0.222297958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408940608182908" calcext:value-type="float">
            <text:p>0.408940608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48" calcext:value-type="float">
            <text:p>648</text:p>
          </table:table-cell>
          <table:table-cell office:value-type="float" office:value="0.222297958816102" calcext:value-type="float">
            <text:p>0.222297958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402397558451982" calcext:value-type="float">
            <text:p>0.402397558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49" calcext:value-type="float">
            <text:p>649</text:p>
          </table:table-cell>
          <table:table-cell office:value-type="float" office:value="0.221328852918666" calcext:value-type="float">
            <text:p>0.221328852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39595919751675" calcext:value-type="float">
            <text:p>0.39595919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50" calcext:value-type="float">
            <text:p>650</text:p>
          </table:table-cell>
          <table:table-cell office:value-type="float" office:value="0.217787591271968" calcext:value-type="float">
            <text:p>0.217787591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461710669200686" calcext:value-type="float">
            <text:p>0.461710669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51" calcext:value-type="float">
            <text:p>651</text:p>
          </table:table-cell>
          <table:table-cell office:value-type="float" office:value="0.242522509480458" calcext:value-type="float">
            <text:p>0.242522509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454323298493476" calcext:value-type="float">
            <text:p>0.454323298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52" calcext:value-type="float">
            <text:p>652</text:p>
          </table:table-cell>
          <table:table-cell office:value-type="float" office:value="0.242522509480458" calcext:value-type="float">
            <text:p>0.242522509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44705412571758" calcext:value-type="float">
            <text:p>0.447054125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53" calcext:value-type="float">
            <text:p>653</text:p>
          </table:table-cell>
          <table:table-cell office:value-type="float" office:value="0.242014418166899" calcext:value-type="float">
            <text:p>0.242014418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439901259706099" calcext:value-type="float">
            <text:p>0.439901259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54" calcext:value-type="float">
            <text:p>654</text:p>
          </table:table-cell>
          <table:table-cell office:value-type="float" office:value="0.238142187476229" calcext:value-type="float">
            <text:p>0.238142187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432862839550801" calcext:value-type="float">
            <text:p>0.432862839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55" calcext:value-type="float">
            <text:p>655</text:p>
          </table:table-cell>
          <table:table-cell office:value-type="float" office:value="0.234331912476609" calcext:value-type="float">
            <text:p>0.234331912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425937034117988" calcext:value-type="float">
            <text:p>0.425937034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56" calcext:value-type="float">
            <text:p>656</text:p>
          </table:table-cell>
          <table:table-cell office:value-type="float" office:value="0.230582601876983" calcext:value-type="float">
            <text:p>0.230582601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4191220415721" calcext:value-type="float">
            <text:p>0.41912204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57" calcext:value-type="float">
            <text:p>657</text:p>
          </table:table-cell>
          <table:table-cell office:value-type="float" office:value="0.226893280246951" calcext:value-type="float">
            <text:p>0.226893280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412416088906947" calcext:value-type="float">
            <text:p>0.412416088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58" calcext:value-type="float">
            <text:p>658</text:p>
          </table:table-cell>
          <table:table-cell office:value-type="float" office:value="0.223262987763" calcext:value-type="float">
            <text:p>0.223262987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405817431484436" calcext:value-type="float">
            <text:p>0.405817431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59" calcext:value-type="float">
            <text:p>659</text:p>
          </table:table-cell>
          <table:table-cell office:value-type="float" office:value="0.219690779958792" calcext:value-type="float">
            <text:p>0.2196907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399324352580685" calcext:value-type="float">
            <text:p>0.399324352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60" calcext:value-type="float">
            <text:p>660</text:p>
          </table:table-cell>
          <table:table-cell office:value-type="float" office:value="0.216175727479452" calcext:value-type="float">
            <text:p>0.216175727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467252833525815" calcext:value-type="float">
            <text:p>0.467252833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61" calcext:value-type="float">
            <text:p>661</text:p>
          </table:table-cell>
          <table:table-cell office:value-type="float" office:value="0.245121560632396" calcext:value-type="float">
            <text:p>0.245121560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459776788189402" calcext:value-type="float">
            <text:p>0.459776788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62" calcext:value-type="float">
            <text:p>662</text:p>
          </table:table-cell>
          <table:table-cell office:value-type="float" office:value="0.241199615662278" calcext:value-type="float">
            <text:p>0.241199615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452420359578371" calcext:value-type="float">
            <text:p>0.452420359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63" calcext:value-type="float">
            <text:p>663</text:p>
          </table:table-cell>
          <table:table-cell office:value-type="float" office:value="0.23265772255176" calcext:value-type="float">
            <text:p>0.232657722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445181633825117" calcext:value-type="float">
            <text:p>0.44518163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64" calcext:value-type="float">
            <text:p>664</text:p>
          </table:table-cell>
          <table:table-cell office:value-type="float" office:value="0.23265772255176" calcext:value-type="float">
            <text:p>0.232657722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438058727683915" calcext:value-type="float">
            <text:p>0.438058727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65" calcext:value-type="float">
            <text:p>665</text:p>
          </table:table-cell>
          <table:table-cell office:value-type="float" office:value="0.229806287461691" calcext:value-type="float">
            <text:p>0.229806287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431049788040973" calcext:value-type="float">
            <text:p>0.43104978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66" calcext:value-type="float">
            <text:p>666</text:p>
          </table:table-cell>
          <table:table-cell office:value-type="float" office:value="0.226129386862304" calcext:value-type="float">
            <text:p>0.22612938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424152991432317" calcext:value-type="float">
            <text:p>0.424152991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67" calcext:value-type="float">
            <text:p>667</text:p>
          </table:table-cell>
          <table:table-cell office:value-type="float" office:value="0.222511316672507" calcext:value-type="float">
            <text:p>0.222511316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4173665435694" calcext:value-type="float">
            <text:p>0.417366543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68" calcext:value-type="float">
            <text:p>668</text:p>
          </table:table-cell>
          <table:table-cell office:value-type="float" office:value="0.222511316672507" calcext:value-type="float">
            <text:p>0.222511316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41068867887229" calcext:value-type="float">
            <text:p>0.410688678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69" calcext:value-type="float">
            <text:p>669</text:p>
          </table:table-cell>
          <table:table-cell office:value-type="float" office:value="0.222511316672507" calcext:value-type="float">
            <text:p>0.222511316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404117660010333" calcext:value-type="float">
            <text:p>0.4041176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70" calcext:value-type="float">
            <text:p>670</text:p>
          </table:table-cell>
          <table:table-cell office:value-type="float" office:value="0.222511316672507" calcext:value-type="float">
            <text:p>0.222511316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451963814883131" calcext:value-type="float">
            <text:p>0.451963814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71" calcext:value-type="float">
            <text:p>671</text:p>
          </table:table-cell>
          <table:table-cell office:value-type="float" office:value="0.240249669914049" calcext:value-type="float">
            <text:p>0.240249669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444732393845001" calcext:value-type="float">
            <text:p>0.44473239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72" calcext:value-type="float">
            <text:p>672</text:p>
          </table:table-cell>
          <table:table-cell office:value-type="float" office:value="0.236405675195424" calcext:value-type="float">
            <text:p>0.236405675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437616675543481" calcext:value-type="float">
            <text:p>0.437616675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73" calcext:value-type="float">
            <text:p>673</text:p>
          </table:table-cell>
          <table:table-cell office:value-type="float" office:value="0.232623184392297" calcext:value-type="float">
            <text:p>0.232623184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430614808734785" calcext:value-type="float">
            <text:p>0.430614808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74" calcext:value-type="float">
            <text:p>674</text:p>
          </table:table-cell>
          <table:table-cell office:value-type="float" office:value="0.22890121344202" calcext:value-type="float">
            <text:p>0.228901213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423724971795028" calcext:value-type="float">
            <text:p>0.42372497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75" calcext:value-type="float">
            <text:p>675</text:p>
          </table:table-cell>
          <table:table-cell office:value-type="float" office:value="0.22890121344202" calcext:value-type="float">
            <text:p>0.228901213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416945372246308" calcext:value-type="float">
            <text:p>0.416945372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76" calcext:value-type="float">
            <text:p>676</text:p>
          </table:table-cell>
          <table:table-cell office:value-type="float" office:value="0.22890121344202" calcext:value-type="float">
            <text:p>0.228901213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410274246290367" calcext:value-type="float">
            <text:p>0.410274246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77" calcext:value-type="float">
            <text:p>677</text:p>
          </table:table-cell>
          <table:table-cell office:value-type="float" office:value="0.22890121344202" calcext:value-type="float">
            <text:p>0.228901213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403709858349721" calcext:value-type="float">
            <text:p>0.403709858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78" calcext:value-type="float">
            <text:p>678</text:p>
          </table:table-cell>
          <table:table-cell office:value-type="float" office:value="0.22890121344202" calcext:value-type="float">
            <text:p>0.228901213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397250500616126" calcext:value-type="float">
            <text:p>0.397250500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79" calcext:value-type="float">
            <text:p>679</text:p>
          </table:table-cell>
          <table:table-cell office:value-type="float" office:value="0.22890121344202" calcext:value-type="float">
            <text:p>0.228901213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390894492606268" calcext:value-type="float">
            <text:p>0.390894492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80" calcext:value-type="float">
            <text:p>680</text:p>
          </table:table-cell>
          <table:table-cell office:value-type="float" office:value="0.22890121344202" calcext:value-type="float">
            <text:p>0.228901213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43165979835761" calcext:value-type="float">
            <text:p>0.431659798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81" calcext:value-type="float">
            <text:p>681</text:p>
          </table:table-cell>
          <table:table-cell office:value-type="float" office:value="0.25330162334899" calcext:value-type="float">
            <text:p>0.253301623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424753241583888" calcext:value-type="float">
            <text:p>0.42475324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82" calcext:value-type="float">
            <text:p>682</text:p>
          </table:table-cell>
          <table:table-cell office:value-type="float" office:value="0.249248797375406" calcext:value-type="float">
            <text:p>0.249248797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417957189718546" calcext:value-type="float">
            <text:p>0.417957189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83" calcext:value-type="float">
            <text:p>683</text:p>
          </table:table-cell>
          <table:table-cell office:value-type="float" office:value="0.245260816617399" calcext:value-type="float">
            <text:p>0.245260816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411269874683049" calcext:value-type="float">
            <text:p>0.411269874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84" calcext:value-type="float">
            <text:p>684</text:p>
          </table:table-cell>
          <table:table-cell office:value-type="float" office:value="0.241336643551521" calcext:value-type="float">
            <text:p>0.241336643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40468955668812" calcext:value-type="float">
            <text:p>0.404689556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85" calcext:value-type="float">
            <text:p>685</text:p>
          </table:table-cell>
          <table:table-cell office:value-type="float" office:value="0.237475257254697" calcext:value-type="float">
            <text:p>0.237475257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39821452378111" calcext:value-type="float">
            <text:p>0.39821452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86" calcext:value-type="float">
            <text:p>686</text:p>
          </table:table-cell>
          <table:table-cell office:value-type="float" office:value="0.233675653138621" calcext:value-type="float">
            <text:p>0.233675653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391843091400613" calcext:value-type="float">
            <text:p>0.391843091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87" calcext:value-type="float">
            <text:p>687</text:p>
          </table:table-cell>
          <table:table-cell office:value-type="float" office:value="0.229936842688403" calcext:value-type="float">
            <text:p>0.229936842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385573601938203" calcext:value-type="float">
            <text:p>0.385573601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88" calcext:value-type="float">
            <text:p>688</text:p>
          </table:table-cell>
          <table:table-cell office:value-type="float" office:value="0.226257853205389" calcext:value-type="float">
            <text:p>0.226257853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379404424307192" calcext:value-type="float">
            <text:p>0.379404424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89" calcext:value-type="float">
            <text:p>689</text:p>
          </table:table-cell>
          <table:table-cell office:value-type="float" office:value="0.222637727554103" calcext:value-type="float">
            <text:p>0.222637727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373333953518277" calcext:value-type="float">
            <text:p>0.373333953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90" calcext:value-type="float">
            <text:p>690</text:p>
          </table:table-cell>
          <table:table-cell office:value-type="float" office:value="0.219075523913237" calcext:value-type="float">
            <text:p>0.219075523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450275215336135" calcext:value-type="float">
            <text:p>0.450275215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91" calcext:value-type="float">
            <text:p>691</text:p>
          </table:table-cell>
          <table:table-cell office:value-type="float" office:value="0.238084286288857" calcext:value-type="float">
            <text:p>0.238084286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443070811890757" calcext:value-type="float">
            <text:p>0.443070811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92" calcext:value-type="float">
            <text:p>692</text:p>
          </table:table-cell>
          <table:table-cell office:value-type="float" office:value="0.234274937708235" calcext:value-type="float">
            <text:p>0.23427493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435981678900504" calcext:value-type="float">
            <text:p>0.435981678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93" calcext:value-type="float">
            <text:p>693</text:p>
          </table:table-cell>
          <table:table-cell office:value-type="float" office:value="0.230526538704903" calcext:value-type="float">
            <text:p>0.230526538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429005972038096" calcext:value-type="float">
            <text:p>0.42900597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94" calcext:value-type="float">
            <text:p>694</text:p>
          </table:table-cell>
          <table:table-cell office:value-type="float" office:value="0.226838114085625" calcext:value-type="float">
            <text:p>0.226838114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422141876485487" calcext:value-type="float">
            <text:p>0.422141876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95" calcext:value-type="float">
            <text:p>695</text:p>
          </table:table-cell>
          <table:table-cell office:value-type="float" office:value="0.223208704260255" calcext:value-type="float">
            <text:p>0.223208704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415387606461719" calcext:value-type="float">
            <text:p>0.415387606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96" calcext:value-type="float">
            <text:p>696</text:p>
          </table:table-cell>
          <table:table-cell office:value-type="float" office:value="0.223208704260255" calcext:value-type="float">
            <text:p>0.223208704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408741404758332" calcext:value-type="float">
            <text:p>0.408741404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97" calcext:value-type="float">
            <text:p>697</text:p>
          </table:table-cell>
          <table:table-cell office:value-type="float" office:value="0.223208704260255" calcext:value-type="float">
            <text:p>0.223208704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402201542282198" calcext:value-type="float">
            <text:p>0.402201542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98" calcext:value-type="float">
            <text:p>698</text:p>
          </table:table-cell>
          <table:table-cell office:value-type="float" office:value="0.223208704260255" calcext:value-type="float">
            <text:p>0.223208704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395766317605683" calcext:value-type="float">
            <text:p>0.395766317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99" calcext:value-type="float">
            <text:p>699</text:p>
          </table:table-cell>
          <table:table-cell office:value-type="float" office:value="0.223208704260255" calcext:value-type="float">
            <text:p>0.223208704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389434056523992" calcext:value-type="float">
            <text:p>0.389434056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0.219741082583123" calcext:value-type="float">
            <text:p>0.219741082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462406441036896" calcext:value-type="float">
            <text:p>0.46240644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01" calcext:value-type="float">
            <text:p>701</text:p>
          </table:table-cell>
          <table:table-cell office:value-type="float" office:value="0.228923278639544" calcext:value-type="float">
            <text:p>0.228923278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455007937980306" calcext:value-type="float">
            <text:p>0.4550079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02" calcext:value-type="float">
            <text:p>702</text:p>
          </table:table-cell>
          <table:table-cell office:value-type="float" office:value="0.228923278639544" calcext:value-type="float">
            <text:p>0.228923278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447727810972621" calcext:value-type="float">
            <text:p>0.4477278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03" calcext:value-type="float">
            <text:p>703</text:p>
          </table:table-cell>
          <table:table-cell office:value-type="float" office:value="0.228923278639544" calcext:value-type="float">
            <text:p>0.228923278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440564165997059" calcext:value-type="float">
            <text:p>0.44056416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04" calcext:value-type="float">
            <text:p>704</text:p>
          </table:table-cell>
          <table:table-cell office:value-type="float" office:value="0.228758175665427" calcext:value-type="float">
            <text:p>0.228758175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433515139341106" calcext:value-type="float">
            <text:p>0.433515139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05" calcext:value-type="float">
            <text:p>705</text:p>
          </table:table-cell>
          <table:table-cell office:value-type="float" office:value="0.22509804485478" calcext:value-type="float">
            <text:p>0.225098044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426578897111649" calcext:value-type="float">
            <text:p>0.42657889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06" calcext:value-type="float">
            <text:p>706</text:p>
          </table:table-cell>
          <table:table-cell office:value-type="float" office:value="0.221496476137104" calcext:value-type="float">
            <text:p>0.221496476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419753634757862" calcext:value-type="float">
            <text:p>0.419753634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07" calcext:value-type="float">
            <text:p>707</text:p>
          </table:table-cell>
          <table:table-cell office:value-type="float" office:value="0.21795253251891" calcext:value-type="float">
            <text:p>0.217952532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413037576601736" calcext:value-type="float">
            <text:p>0.413037576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08" calcext:value-type="float">
            <text:p>708</text:p>
          </table:table-cell>
          <table:table-cell office:value-type="float" office:value="0.214465291998608" calcext:value-type="float">
            <text:p>0.21446529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406428975376109" calcext:value-type="float">
            <text:p>0.406428975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09" calcext:value-type="float">
            <text:p>709</text:p>
          </table:table-cell>
          <table:table-cell office:value-type="float" office:value="0.21103384732663" calcext:value-type="float">
            <text:p>0.211033847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399926111770091" calcext:value-type="float">
            <text:p>0.39992611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10" calcext:value-type="float">
            <text:p>710</text:p>
          </table:table-cell>
          <table:table-cell office:value-type="float" office:value="0.207657305769404" calcext:value-type="float">
            <text:p>0.207657305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458032476832906" calcext:value-type="float">
            <text:p>0.458032476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11" calcext:value-type="float">
            <text:p>711</text:p>
          </table:table-cell>
          <table:table-cell office:value-type="float" office:value="0.256578289848389" calcext:value-type="float">
            <text:p>0.256578289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450703957203579" calcext:value-type="float">
            <text:p>0.450703957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12" calcext:value-type="float">
            <text:p>712</text:p>
          </table:table-cell>
          <table:table-cell office:value-type="float" office:value="0.252473037210815" calcext:value-type="float">
            <text:p>0.252473037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443492693888322" calcext:value-type="float">
            <text:p>0.44349269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13" calcext:value-type="float">
            <text:p>713</text:p>
          </table:table-cell>
          <table:table-cell office:value-type="float" office:value="0.248433468615442" calcext:value-type="float">
            <text:p>0.248433468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436396810786109" calcext:value-type="float">
            <text:p>0.436396810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14" calcext:value-type="float">
            <text:p>714</text:p>
          </table:table-cell>
          <table:table-cell office:value-type="float" office:value="0.244458533117595" calcext:value-type="float">
            <text:p>0.244458533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429414461813531" calcext:value-type="float">
            <text:p>0.42941446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15" calcext:value-type="float">
            <text:p>715</text:p>
          </table:table-cell>
          <table:table-cell office:value-type="float" office:value="0.240547196587713" calcext:value-type="float">
            <text:p>0.240547196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422543830424514" calcext:value-type="float">
            <text:p>0.42254383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16" calcext:value-type="float">
            <text:p>716</text:p>
          </table:table-cell>
          <table:table-cell office:value-type="float" office:value="0.23669844144231" calcext:value-type="float">
            <text:p>0.236698441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415783129137722" calcext:value-type="float">
            <text:p>0.415783129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17" calcext:value-type="float">
            <text:p>717</text:p>
          </table:table-cell>
          <table:table-cell office:value-type="float" office:value="0.232911266379233" calcext:value-type="float">
            <text:p>0.232911266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409130599071519" calcext:value-type="float">
            <text:p>0.409130599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18" calcext:value-type="float">
            <text:p>718</text:p>
          </table:table-cell>
          <table:table-cell office:value-type="float" office:value="0.229184686117165" calcext:value-type="float">
            <text:p>0.229184686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402584509486374" calcext:value-type="float">
            <text:p>0.402584509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19" calcext:value-type="float">
            <text:p>719</text:p>
          </table:table-cell>
          <table:table-cell office:value-type="float" office:value="0.22551773113929" calcext:value-type="float">
            <text:p>0.225517731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396143157334592" calcext:value-type="float">
            <text:p>0.396143157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221909447441062" calcext:value-type="float">
            <text:p>0.221909447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48030786081121" calcext:value-type="float">
            <text:p>0.480307860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21" calcext:value-type="float">
            <text:p>721</text:p>
          </table:table-cell>
          <table:table-cell office:value-type="float" office:value="0.240976278557957" calcext:value-type="float">
            <text:p>0.240976278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47262293503823" calcext:value-type="float">
            <text:p>0.47262293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22" calcext:value-type="float">
            <text:p>722</text:p>
          </table:table-cell>
          <table:table-cell office:value-type="float" office:value="0.23712065810103" calcext:value-type="float">
            <text:p>0.237120658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465060968077619" calcext:value-type="float">
            <text:p>0.46506096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23" calcext:value-type="float">
            <text:p>723</text:p>
          </table:table-cell>
          <table:table-cell office:value-type="float" office:value="0.233326727571413" calcext:value-type="float">
            <text:p>0.233326727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457619992588377" calcext:value-type="float">
            <text:p>0.457619992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24" calcext:value-type="float">
            <text:p>724</text:p>
          </table:table-cell>
          <table:table-cell office:value-type="float" office:value="0.22959349993027" calcext:value-type="float">
            <text:p>0.229593499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450298072706963" calcext:value-type="float">
            <text:p>0.450298072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25" calcext:value-type="float">
            <text:p>725</text:p>
          </table:table-cell>
          <table:table-cell office:value-type="float" office:value="0.225920003931386" calcext:value-type="float">
            <text:p>0.225920003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443093303543651" calcext:value-type="float">
            <text:p>0.443093303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26" calcext:value-type="float">
            <text:p>726</text:p>
          </table:table-cell>
          <table:table-cell office:value-type="float" office:value="0.222305283868484" calcext:value-type="float">
            <text:p>0.222305283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436003810686953" calcext:value-type="float">
            <text:p>0.43600381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27" calcext:value-type="float">
            <text:p>727</text:p>
          </table:table-cell>
          <table:table-cell office:value-type="float" office:value="0.218748399326588" calcext:value-type="float">
            <text:p>0.218748399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429027749715962" calcext:value-type="float">
            <text:p>0.429027749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28" calcext:value-type="float">
            <text:p>728</text:p>
          </table:table-cell>
          <table:table-cell office:value-type="float" office:value="0.218748399326588" calcext:value-type="float">
            <text:p>0.218748399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422163305720506" calcext:value-type="float">
            <text:p>0.422163305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29" calcext:value-type="float">
            <text:p>729</text:p>
          </table:table-cell>
          <table:table-cell office:value-type="float" office:value="0.218748399326588" calcext:value-type="float">
            <text:p>0.218748399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415408692828978" calcext:value-type="float">
            <text:p>0.415408692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30" calcext:value-type="float">
            <text:p>730</text:p>
          </table:table-cell>
          <table:table-cell office:value-type="float" office:value="0.218748399326588" calcext:value-type="float">
            <text:p>0.218748399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493025343172035" calcext:value-type="float">
            <text:p>0.493025343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31" calcext:value-type="float">
            <text:p>731</text:p>
          </table:table-cell>
          <table:table-cell office:value-type="float" office:value="0.232213538032355" calcext:value-type="float">
            <text:p>0.23221353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485136937681283" calcext:value-type="float">
            <text:p>0.485136937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32" calcext:value-type="float">
            <text:p>732</text:p>
          </table:table-cell>
          <table:table-cell office:value-type="float" office:value="0.232213538032355" calcext:value-type="float">
            <text:p>0.23221353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477374746678382" calcext:value-type="float">
            <text:p>0.477374746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33" calcext:value-type="float">
            <text:p>733</text:p>
          </table:table-cell>
          <table:table-cell office:value-type="float" office:value="0.232213538032355" calcext:value-type="float">
            <text:p>0.23221353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469736750731528" calcext:value-type="float">
            <text:p>0.46973675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34" calcext:value-type="float">
            <text:p>734</text:p>
          </table:table-cell>
          <table:table-cell office:value-type="float" office:value="0.22978281600115" calcext:value-type="float">
            <text:p>0.22978281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462220962719824" calcext:value-type="float">
            <text:p>0.462220962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35" calcext:value-type="float">
            <text:p>735</text:p>
          </table:table-cell>
          <table:table-cell office:value-type="float" office:value="0.226106290945132" calcext:value-type="float">
            <text:p>0.226106290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454825427316306" calcext:value-type="float">
            <text:p>0.454825427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36" calcext:value-type="float">
            <text:p>736</text:p>
          </table:table-cell>
          <table:table-cell office:value-type="float" office:value="0.22248859029001" calcext:value-type="float">
            <text:p>0.222488590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447548220479245" calcext:value-type="float">
            <text:p>0.447548220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37" calcext:value-type="float">
            <text:p>737</text:p>
          </table:table-cell>
          <table:table-cell office:value-type="float" office:value="0.21892877284537" calcext:value-type="float">
            <text:p>0.218928772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440387448951578" calcext:value-type="float">
            <text:p>0.44038744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38" calcext:value-type="float">
            <text:p>738</text:p>
          </table:table-cell>
          <table:table-cell office:value-type="float" office:value="0.215425912479844" calcext:value-type="float">
            <text:p>0.215425912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433341249768352" calcext:value-type="float">
            <text:p>0.43334124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39" calcext:value-type="float">
            <text:p>739</text:p>
          </table:table-cell>
          <table:table-cell office:value-type="float" office:value="0.211979097880166" calcext:value-type="float">
            <text:p>0.211979097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426407789772059" calcext:value-type="float">
            <text:p>0.42640778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40" calcext:value-type="float">
            <text:p>740</text:p>
          </table:table-cell>
          <table:table-cell office:value-type="float" office:value="0.208587432314083" calcext:value-type="float">
            <text:p>0.208587432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506636125686662" calcext:value-type="float">
            <text:p>0.506636125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41" calcext:value-type="float">
            <text:p>741</text:p>
          </table:table-cell>
          <table:table-cell office:value-type="float" office:value="0.275364118973619" calcext:value-type="float">
            <text:p>0.27536411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498529947675676" calcext:value-type="float">
            <text:p>0.498529947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42" calcext:value-type="float">
            <text:p>742</text:p>
          </table:table-cell>
          <table:table-cell office:value-type="float" office:value="0.275364118973619" calcext:value-type="float">
            <text:p>0.27536411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490553468512865" calcext:value-type="float">
            <text:p>0.490553468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43" calcext:value-type="float">
            <text:p>743</text:p>
          </table:table-cell>
          <table:table-cell office:value-type="float" office:value="0.271078839733636" calcext:value-type="float">
            <text:p>0.27107883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482704613016659" calcext:value-type="float">
            <text:p>0.48270461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44" calcext:value-type="float">
            <text:p>744</text:p>
          </table:table-cell>
          <table:table-cell office:value-type="float" office:value="0.266741578297898" calcext:value-type="float">
            <text:p>0.26674157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474981339208393" calcext:value-type="float">
            <text:p>0.474981339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45" calcext:value-type="float">
            <text:p>745</text:p>
          </table:table-cell>
          <table:table-cell office:value-type="float" office:value="0.262473713045131" calcext:value-type="float">
            <text:p>0.26247371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467381637781058" calcext:value-type="float">
            <text:p>0.467381637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46" calcext:value-type="float">
            <text:p>746</text:p>
          </table:table-cell>
          <table:table-cell office:value-type="float" office:value="0.258274133636409" calcext:value-type="float">
            <text:p>0.258274133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459903531576561" calcext:value-type="float">
            <text:p>0.45990353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47" calcext:value-type="float">
            <text:p>747</text:p>
          </table:table-cell>
          <table:table-cell office:value-type="float" office:value="0.24250555256668" calcext:value-type="float">
            <text:p>0.242505552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452545075071336" calcext:value-type="float">
            <text:p>0.452545075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48" calcext:value-type="float">
            <text:p>748</text:p>
          </table:table-cell>
          <table:table-cell office:value-type="float" office:value="0.231854550163983" calcext:value-type="float">
            <text:p>0.231854550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445304353870195" calcext:value-type="float">
            <text:p>0.44530435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49" calcext:value-type="float">
            <text:p>749</text:p>
          </table:table-cell>
          <table:table-cell office:value-type="float" office:value="0.231854550163983" calcext:value-type="float">
            <text:p>0.231854550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438179484208272" calcext:value-type="float">
            <text:p>0.438179484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50" calcext:value-type="float">
            <text:p>750</text:p>
          </table:table-cell>
          <table:table-cell office:value-type="float" office:value="0.231854550163983" calcext:value-type="float">
            <text:p>0.231854550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502478021300316" calcext:value-type="float">
            <text:p>0.502478021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51" calcext:value-type="float">
            <text:p>751</text:p>
          </table:table-cell>
          <table:table-cell office:value-type="float" office:value="0.281659249743941" calcext:value-type="float">
            <text:p>0.28165924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494438372959511" calcext:value-type="float">
            <text:p>0.49443837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52" calcext:value-type="float">
            <text:p>752</text:p>
          </table:table-cell>
          <table:table-cell office:value-type="float" office:value="0.277152701748038" calcext:value-type="float">
            <text:p>0.277152701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486527358992159" calcext:value-type="float">
            <text:p>0.48652735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53" calcext:value-type="float">
            <text:p>753</text:p>
          </table:table-cell>
          <table:table-cell office:value-type="float" office:value="0.272718258520069" calcext:value-type="float">
            <text:p>0.272718258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478742921248285" calcext:value-type="float">
            <text:p>0.478742921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54" calcext:value-type="float">
            <text:p>754</text:p>
          </table:table-cell>
          <table:table-cell office:value-type="float" office:value="0.268354766383748" calcext:value-type="float">
            <text:p>0.268354766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471083034508312" calcext:value-type="float">
            <text:p>0.471083034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55" calcext:value-type="float">
            <text:p>755</text:p>
          </table:table-cell>
          <table:table-cell office:value-type="float" office:value="0.264061090121608" calcext:value-type="float">
            <text:p>0.264061090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463545705956179" calcext:value-type="float">
            <text:p>0.46354570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56" calcext:value-type="float">
            <text:p>756</text:p>
          </table:table-cell>
          <table:table-cell office:value-type="float" office:value="0.259836112679662" calcext:value-type="float">
            <text:p>0.259836112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45612897466088" calcext:value-type="float">
            <text:p>0.456128974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57" calcext:value-type="float">
            <text:p>757</text:p>
          </table:table-cell>
          <table:table-cell office:value-type="float" office:value="0.255678734876788" calcext:value-type="float">
            <text:p>0.255678734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448830911066306" calcext:value-type="float">
            <text:p>0.44883091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58" calcext:value-type="float">
            <text:p>758</text:p>
          </table:table-cell>
          <table:table-cell office:value-type="float" office:value="0.251587875118759" calcext:value-type="float">
            <text:p>0.251587875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441649616489245" calcext:value-type="float">
            <text:p>0.441649616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59" calcext:value-type="float">
            <text:p>759</text:p>
          </table:table-cell>
          <table:table-cell office:value-type="float" office:value="0.247562469116859" calcext:value-type="float">
            <text:p>0.247562469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434583222625417" calcext:value-type="float">
            <text:p>0.434583222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60" calcext:value-type="float">
            <text:p>760</text:p>
          </table:table-cell>
          <table:table-cell office:value-type="float" office:value="0.243601469610989" calcext:value-type="float">
            <text:p>0.24360146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521586502505658" calcext:value-type="float">
            <text:p>0.521586502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61" calcext:value-type="float">
            <text:p>761</text:p>
          </table:table-cell>
          <table:table-cell office:value-type="float" office:value="0.25488388354083" calcext:value-type="float">
            <text:p>0.254883883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513241118465568" calcext:value-type="float">
            <text:p>0.513241118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62" calcext:value-type="float">
            <text:p>762</text:p>
          </table:table-cell>
          <table:table-cell office:value-type="float" office:value="0.250805741404177" calcext:value-type="float">
            <text:p>0.250805741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505029260570118" calcext:value-type="float">
            <text:p>0.505029260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63" calcext:value-type="float">
            <text:p>763</text:p>
          </table:table-cell>
          <table:table-cell office:value-type="float" office:value="0.24679284954171" calcext:value-type="float">
            <text:p>0.246792849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496948792400997" calcext:value-type="float">
            <text:p>0.496948792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64" calcext:value-type="float">
            <text:p>764</text:p>
          </table:table-cell>
          <table:table-cell office:value-type="float" office:value="0.242844163949042" calcext:value-type="float">
            <text:p>0.242844163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488997611722581" calcext:value-type="float">
            <text:p>0.488997611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65" calcext:value-type="float">
            <text:p>765</text:p>
          </table:table-cell>
          <table:table-cell office:value-type="float" office:value="0.238958657325858" calcext:value-type="float">
            <text:p>0.238958657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481173649935019" calcext:value-type="float">
            <text:p>0.481173649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66" calcext:value-type="float">
            <text:p>766</text:p>
          </table:table-cell>
          <table:table-cell office:value-type="float" office:value="0.235135318808644" calcext:value-type="float">
            <text:p>0.235135318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473474871536059" calcext:value-type="float">
            <text:p>0.473474871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67" calcext:value-type="float">
            <text:p>767</text:p>
          </table:table-cell>
          <table:table-cell office:value-type="float" office:value="0.231373153707706" calcext:value-type="float">
            <text:p>0.231373153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465899273591482" calcext:value-type="float">
            <text:p>0.465899273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68" calcext:value-type="float">
            <text:p>768</text:p>
          </table:table-cell>
          <table:table-cell office:value-type="float" office:value="0.227671183248382" calcext:value-type="float">
            <text:p>0.227671183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458444885214018" calcext:value-type="float">
            <text:p>0.458444885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69" calcext:value-type="float">
            <text:p>769</text:p>
          </table:table-cell>
          <table:table-cell office:value-type="float" office:value="0.224028444316408" calcext:value-type="float">
            <text:p>0.224028444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451109767050594" calcext:value-type="float">
            <text:p>0.45110976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70" calcext:value-type="float">
            <text:p>770</text:p>
          </table:table-cell>
          <table:table-cell office:value-type="float" office:value="0.220443989207346" calcext:value-type="float">
            <text:p>0.220443989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506593168601565" calcext:value-type="float">
            <text:p>0.506593168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71" calcext:value-type="float">
            <text:p>771</text:p>
          </table:table-cell>
          <table:table-cell office:value-type="float" office:value="0.249922321016569" calcext:value-type="float">
            <text:p>0.24992232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49848767790394" calcext:value-type="float">
            <text:p>0.498487677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72" calcext:value-type="float">
            <text:p>772</text:p>
          </table:table-cell>
          <table:table-cell office:value-type="float" office:value="0.245923563880304" calcext:value-type="float">
            <text:p>0.245923563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490511875057477" calcext:value-type="float">
            <text:p>0.490511875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73" calcext:value-type="float">
            <text:p>773</text:p>
          </table:table-cell>
          <table:table-cell office:value-type="float" office:value="0.241988786858219" calcext:value-type="float">
            <text:p>0.24198878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482663685056557" calcext:value-type="float">
            <text:p>0.482663685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74" calcext:value-type="float">
            <text:p>774</text:p>
          </table:table-cell>
          <table:table-cell office:value-type="float" office:value="0.238116966268487" calcext:value-type="float">
            <text:p>0.238116966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474941066095652" calcext:value-type="float">
            <text:p>0.474941066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75" calcext:value-type="float">
            <text:p>775</text:p>
          </table:table-cell>
          <table:table-cell office:value-type="float" office:value="0.234307094808192" calcext:value-type="float">
            <text:p>0.234307094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467342009038122" calcext:value-type="float">
            <text:p>0.46734200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76" calcext:value-type="float">
            <text:p>776</text:p>
          </table:table-cell>
          <table:table-cell office:value-type="float" office:value="0.23055818129126" calcext:value-type="float">
            <text:p>0.230558181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459864536893512" calcext:value-type="float">
            <text:p>0.459864536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77" calcext:value-type="float">
            <text:p>777</text:p>
          </table:table-cell>
          <table:table-cell office:value-type="float" office:value="0.22703535392686" calcext:value-type="float">
            <text:p>0.227035353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452506704303216" calcext:value-type="float">
            <text:p>0.452506704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78" calcext:value-type="float">
            <text:p>778</text:p>
          </table:table-cell>
          <table:table-cell office:value-type="float" office:value="0.22340278826403" calcext:value-type="float">
            <text:p>0.22340278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445266597034364" calcext:value-type="float">
            <text:p>0.44526659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79" calcext:value-type="float">
            <text:p>779</text:p>
          </table:table-cell>
          <table:table-cell office:value-type="float" office:value="0.219828343651805" calcext:value-type="float">
            <text:p>0.219828343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438142331481814" calcext:value-type="float">
            <text:p>0.438142331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80" calcext:value-type="float">
            <text:p>780</text:p>
          </table:table-cell>
          <table:table-cell office:value-type="float" office:value="0.216311090153376" calcext:value-type="float">
            <text:p>0.216311090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49582895478188" calcext:value-type="float">
            <text:p>0.495828954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81" calcext:value-type="float">
            <text:p>781</text:p>
          </table:table-cell>
          <table:table-cell office:value-type="float" office:value="0.239608008099405" calcext:value-type="float">
            <text:p>0.239608008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48789569150537" calcext:value-type="float">
            <text:p>0.487895691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82" calcext:value-type="float">
            <text:p>782</text:p>
          </table:table-cell>
          <table:table-cell office:value-type="float" office:value="0.239608008099405" calcext:value-type="float">
            <text:p>0.239608008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480089360441284" calcext:value-type="float">
            <text:p>0.48008936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83" calcext:value-type="float">
            <text:p>783</text:p>
          </table:table-cell>
          <table:table-cell office:value-type="float" office:value="0.239608008099405" calcext:value-type="float">
            <text:p>0.239608008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472407930674223" calcext:value-type="float">
            <text:p>0.47240793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84" calcext:value-type="float">
            <text:p>784</text:p>
          </table:table-cell>
          <table:table-cell office:value-type="float" office:value="0.239608008099405" calcext:value-type="float">
            <text:p>0.239608008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464849403783436" calcext:value-type="float">
            <text:p>0.46484940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85" calcext:value-type="float">
            <text:p>785</text:p>
          </table:table-cell>
          <table:table-cell office:value-type="float" office:value="0.236693300159022" calcext:value-type="float">
            <text:p>0.236693300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457411813322901" calcext:value-type="float">
            <text:p>0.457411813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86" calcext:value-type="float">
            <text:p>786</text:p>
          </table:table-cell>
          <table:table-cell office:value-type="float" office:value="0.232906207356478" calcext:value-type="float">
            <text:p>0.232906207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450093224309734" calcext:value-type="float">
            <text:p>0.450093224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87" calcext:value-type="float">
            <text:p>787</text:p>
          </table:table-cell>
          <table:table-cell office:value-type="float" office:value="0.229179708038774" calcext:value-type="float">
            <text:p>0.22917970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442891732720779" calcext:value-type="float">
            <text:p>0.442891732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88" calcext:value-type="float">
            <text:p>788</text:p>
          </table:table-cell>
          <table:table-cell office:value-type="float" office:value="0.225512832710154" calcext:value-type="float">
            <text:p>0.225512832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435805464997246" calcext:value-type="float">
            <text:p>0.43580546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89" calcext:value-type="float">
            <text:p>789</text:p>
          </table:table-cell>
          <table:table-cell office:value-type="float" office:value="0.221904627386791" calcext:value-type="float">
            <text:p>0.221904627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42883257755729" calcext:value-type="float">
            <text:p>0.428832577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90" calcext:value-type="float">
            <text:p>790</text:p>
          </table:table-cell>
          <table:table-cell office:value-type="float" office:value="0.218354153348603" calcext:value-type="float">
            <text:p>0.218354153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461013664377767" calcext:value-type="float">
            <text:p>0.461013664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91" calcext:value-type="float">
            <text:p>791</text:p>
          </table:table-cell>
          <table:table-cell office:value-type="float" office:value="0.263042376292902" calcext:value-type="float">
            <text:p>0.263042376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453637445747723" calcext:value-type="float">
            <text:p>0.453637445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92" calcext:value-type="float">
            <text:p>792</text:p>
          </table:table-cell>
          <table:table-cell office:value-type="float" office:value="0.258833698272216" calcext:value-type="float">
            <text:p>0.25883369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446379246615759" calcext:value-type="float">
            <text:p>0.446379246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93" calcext:value-type="float">
            <text:p>793</text:p>
          </table:table-cell>
          <table:table-cell office:value-type="float" office:value="0.254692359099861" calcext:value-type="float">
            <text:p>0.254692359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439237178669907" calcext:value-type="float">
            <text:p>0.439237178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94" calcext:value-type="float">
            <text:p>794</text:p>
          </table:table-cell>
          <table:table-cell office:value-type="float" office:value="0.250617281354263" calcext:value-type="float">
            <text:p>0.250617281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432209383811188" calcext:value-type="float">
            <text:p>0.43220938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95" calcext:value-type="float">
            <text:p>795</text:p>
          </table:table-cell>
          <table:table-cell office:value-type="float" office:value="0.246607404852595" calcext:value-type="float">
            <text:p>0.246607404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42529403367021" calcext:value-type="float">
            <text:p>0.425294033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96" calcext:value-type="float">
            <text:p>796</text:p>
          </table:table-cell>
          <table:table-cell office:value-type="float" office:value="0.242661686374953" calcext:value-type="float">
            <text:p>0.242661686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418489329131486" calcext:value-type="float">
            <text:p>0.418489329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97" calcext:value-type="float">
            <text:p>797</text:p>
          </table:table-cell>
          <table:table-cell office:value-type="float" office:value="0.238779099392954" calcext:value-type="float">
            <text:p>0.238779099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411793499865382" calcext:value-type="float">
            <text:p>0.411793499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98" calcext:value-type="float">
            <text:p>798</text:p>
          </table:table-cell>
          <table:table-cell office:value-type="float" office:value="0.234958633802667" calcext:value-type="float">
            <text:p>0.234958633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405204803867536" calcext:value-type="float">
            <text:p>0.40520480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99" calcext:value-type="float">
            <text:p>799</text:p>
          </table:table-cell>
          <table:table-cell office:value-type="float" office:value="0.231199295661824" calcext:value-type="float">
            <text:p>0.231199295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398721527005656" calcext:value-type="float">
            <text:p>0.39872152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office:value-type="float" office:value="0.231199295661824" calcext:value-type="float">
            <text:p>0.231199295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47965886730228" calcext:value-type="float">
            <text:p>0.479658867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01" calcext:value-type="float">
            <text:p>801</text:p>
          </table:table-cell>
          <table:table-cell office:value-type="float" office:value="0.25198569223057" calcext:value-type="float">
            <text:p>0.251985692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471984325425443" calcext:value-type="float">
            <text:p>0.471984325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02" calcext:value-type="float">
            <text:p>802</text:p>
          </table:table-cell>
          <table:table-cell office:value-type="float" office:value="0.247953921154881" calcext:value-type="float">
            <text:p>0.24795392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464432576218636" calcext:value-type="float">
            <text:p>0.464432576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03" calcext:value-type="float">
            <text:p>803</text:p>
          </table:table-cell>
          <table:table-cell office:value-type="float" office:value="0.247953921154881" calcext:value-type="float">
            <text:p>0.24795392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457001654999138" calcext:value-type="float">
            <text:p>0.45700165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04" calcext:value-type="float">
            <text:p>804</text:p>
          </table:table-cell>
          <table:table-cell office:value-type="float" office:value="0.24534829222743" calcext:value-type="float">
            <text:p>0.245348292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449689628519152" calcext:value-type="float">
            <text:p>0.449689628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05" calcext:value-type="float">
            <text:p>805</text:p>
          </table:table-cell>
          <table:table-cell office:value-type="float" office:value="0.241422719551791" calcext:value-type="float">
            <text:p>0.24142271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442494594462846" calcext:value-type="float">
            <text:p>0.442494594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06" calcext:value-type="float">
            <text:p>806</text:p>
          </table:table-cell>
          <table:table-cell office:value-type="float" office:value="0.238229486160853" calcext:value-type="float">
            <text:p>0.238229486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43541468095144" calcext:value-type="float">
            <text:p>0.4354146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07" calcext:value-type="float">
            <text:p>807</text:p>
          </table:table-cell>
          <table:table-cell office:value-type="float" office:value="0.234417814382279" calcext:value-type="float">
            <text:p>0.234417814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419038045120099" calcext:value-type="float">
            <text:p>0.419038045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08" calcext:value-type="float">
            <text:p>808</text:p>
          </table:table-cell>
          <table:table-cell office:value-type="float" office:value="0.221104120270742" calcext:value-type="float">
            <text:p>0.221104120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412333436398177" calcext:value-type="float">
            <text:p>0.412333436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09" calcext:value-type="float">
            <text:p>809</text:p>
          </table:table-cell>
          <table:table-cell office:value-type="float" office:value="0.21756645434641" calcext:value-type="float">
            <text:p>0.217566454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405736101415806" calcext:value-type="float">
            <text:p>0.405736101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10" calcext:value-type="float">
            <text:p>810</text:p>
          </table:table-cell>
          <table:table-cell office:value-type="float" office:value="0.214085391076867" calcext:value-type="float">
            <text:p>0.214085391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492874185074612" calcext:value-type="float">
            <text:p>0.492874185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11" calcext:value-type="float">
            <text:p>811</text:p>
          </table:table-cell>
          <table:table-cell office:value-type="float" office:value="0.241020009002671" calcext:value-type="float">
            <text:p>0.24102000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484988198113418" calcext:value-type="float">
            <text:p>0.48498819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12" calcext:value-type="float">
            <text:p>812</text:p>
          </table:table-cell>
          <table:table-cell office:value-type="float" office:value="0.237163688858628" calcext:value-type="float">
            <text:p>0.237163688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477228386943604" calcext:value-type="float">
            <text:p>0.477228386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13" calcext:value-type="float">
            <text:p>813</text:p>
          </table:table-cell>
          <table:table-cell office:value-type="float" office:value="0.237163688858628" calcext:value-type="float">
            <text:p>0.237163688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469592732752506" calcext:value-type="float">
            <text:p>0.469592732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14" calcext:value-type="float">
            <text:p>814</text:p>
          </table:table-cell>
          <table:table-cell office:value-type="float" office:value="0.237163688858628" calcext:value-type="float">
            <text:p>0.237163688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462079249028466" calcext:value-type="float">
            <text:p>0.46207924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15" calcext:value-type="float">
            <text:p>815</text:p>
          </table:table-cell>
          <table:table-cell office:value-type="float" office:value="0.237163688858628" calcext:value-type="float">
            <text:p>0.237163688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45468598104401" calcext:value-type="float">
            <text:p>0.4546859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16" calcext:value-type="float">
            <text:p>816</text:p>
          </table:table-cell>
          <table:table-cell office:value-type="float" office:value="0.237163688858628" calcext:value-type="float">
            <text:p>0.237163688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447411005347306" calcext:value-type="float">
            <text:p>0.447411005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17" calcext:value-type="float">
            <text:p>817</text:p>
          </table:table-cell>
          <table:table-cell office:value-type="float" office:value="0.237163688858628" calcext:value-type="float">
            <text:p>0.237163688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440252429261749" calcext:value-type="float">
            <text:p>0.440252429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18" calcext:value-type="float">
            <text:p>818</text:p>
          </table:table-cell>
          <table:table-cell office:value-type="float" office:value="0.237163688858628" calcext:value-type="float">
            <text:p>0.237163688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433208390393561" calcext:value-type="float">
            <text:p>0.43320839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19" calcext:value-type="float">
            <text:p>819</text:p>
          </table:table-cell>
          <table:table-cell office:value-type="float" office:value="0.237163688858628" calcext:value-type="float">
            <text:p>0.237163688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426277056147264" calcext:value-type="float">
            <text:p>0.426277056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20" calcext:value-type="float">
            <text:p>820</text:p>
          </table:table-cell>
          <table:table-cell office:value-type="float" office:value="0.23505975125766" calcext:value-type="float">
            <text:p>0.235059751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462761705916347" calcext:value-type="float">
            <text:p>0.462761705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21" calcext:value-type="float">
            <text:p>821</text:p>
          </table:table-cell>
          <table:table-cell office:value-type="float" office:value="0.242089404171001" calcext:value-type="float">
            <text:p>0.242089404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455357518621686" calcext:value-type="float">
            <text:p>0.455357518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22" calcext:value-type="float">
            <text:p>822</text:p>
          </table:table-cell>
          <table:table-cell office:value-type="float" office:value="0.238215973704265" calcext:value-type="float">
            <text:p>0.238215973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448071798323739" calcext:value-type="float">
            <text:p>0.448071798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23" calcext:value-type="float">
            <text:p>823</text:p>
          </table:table-cell>
          <table:table-cell office:value-type="float" office:value="0.234404518124997" calcext:value-type="float">
            <text:p>0.234404518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440902649550559" calcext:value-type="float">
            <text:p>0.440902649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24" calcext:value-type="float">
            <text:p>824</text:p>
          </table:table-cell>
          <table:table-cell office:value-type="float" office:value="0.230654045834997" calcext:value-type="float">
            <text:p>0.230654045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43384820715775" calcext:value-type="float">
            <text:p>0.433848207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25" calcext:value-type="float">
            <text:p>825</text:p>
          </table:table-cell>
          <table:table-cell office:value-type="float" office:value="0.226963581101637" calcext:value-type="float">
            <text:p>0.226963581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426906635843226" calcext:value-type="float">
            <text:p>0.426906635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26" calcext:value-type="float">
            <text:p>826</text:p>
          </table:table-cell>
          <table:table-cell office:value-type="float" office:value="0.223332163804011" calcext:value-type="float">
            <text:p>0.223332163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420076129669734" calcext:value-type="float">
            <text:p>0.420076129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27" calcext:value-type="float">
            <text:p>827</text:p>
          </table:table-cell>
          <table:table-cell office:value-type="float" office:value="0.219758849183147" calcext:value-type="float">
            <text:p>0.219758849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413354911595018" calcext:value-type="float">
            <text:p>0.41335491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28" calcext:value-type="float">
            <text:p>828</text:p>
          </table:table-cell>
          <table:table-cell office:value-type="float" office:value="0.216242707596216" calcext:value-type="float">
            <text:p>0.216242707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406741233009498" calcext:value-type="float">
            <text:p>0.40674123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29" calcext:value-type="float">
            <text:p>829</text:p>
          </table:table-cell>
          <table:table-cell office:value-type="float" office:value="0.212782824274677" calcext:value-type="float">
            <text:p>0.212782824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400233373281346" calcext:value-type="float">
            <text:p>0.400233373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30" calcext:value-type="float">
            <text:p>830</text:p>
          </table:table-cell>
          <table:table-cell office:value-type="float" office:value="0.209378299086282" calcext:value-type="float">
            <text:p>0.209378299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461068525468933" calcext:value-type="float">
            <text:p>0.461068525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31" calcext:value-type="float">
            <text:p>831</text:p>
          </table:table-cell>
          <table:table-cell office:value-type="float" office:value="0.234429229931803" calcext:value-type="float">
            <text:p>0.234429229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45369142906143" calcext:value-type="float">
            <text:p>0.453691429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32" calcext:value-type="float">
            <text:p>832</text:p>
          </table:table-cell>
          <table:table-cell office:value-type="float" office:value="0.230678362252894" calcext:value-type="float">
            <text:p>0.230678362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446432366196447" calcext:value-type="float">
            <text:p>0.446432366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33" calcext:value-type="float">
            <text:p>833</text:p>
          </table:table-cell>
          <table:table-cell office:value-type="float" office:value="0.226987508456848" calcext:value-type="float">
            <text:p>0.226987508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439289448337304" calcext:value-type="float">
            <text:p>0.439289448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34" calcext:value-type="float">
            <text:p>834</text:p>
          </table:table-cell>
          <table:table-cell office:value-type="float" office:value="0.223355708321538" calcext:value-type="float">
            <text:p>0.22335570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432260817163907" calcext:value-type="float">
            <text:p>0.432260817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35" calcext:value-type="float">
            <text:p>835</text:p>
          </table:table-cell>
          <table:table-cell office:value-type="float" office:value="0.219782016988394" calcext:value-type="float">
            <text:p>0.21978201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425344644089285" calcext:value-type="float">
            <text:p>0.425344644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36" calcext:value-type="float">
            <text:p>836</text:p>
          </table:table-cell>
          <table:table-cell office:value-type="float" office:value="0.21626550471658" calcext:value-type="float">
            <text:p>0.216265504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418539129783856" calcext:value-type="float">
            <text:p>0.41853912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37" calcext:value-type="float">
            <text:p>837</text:p>
          </table:table-cell>
          <table:table-cell office:value-type="float" office:value="0.212805256641114" calcext:value-type="float">
            <text:p>0.212805256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411842503707315" calcext:value-type="float">
            <text:p>0.411842503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38" calcext:value-type="float">
            <text:p>838</text:p>
          </table:table-cell>
          <table:table-cell office:value-type="float" office:value="0.209400372534856" calcext:value-type="float">
            <text:p>0.209400372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405253023647997" calcext:value-type="float">
            <text:p>0.405253023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39" calcext:value-type="float">
            <text:p>839</text:p>
          </table:table-cell>
          <table:table-cell office:value-type="float" office:value="0.206049966574299" calcext:value-type="float">
            <text:p>0.206049966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398768975269629" calcext:value-type="float">
            <text:p>0.398768975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40" calcext:value-type="float">
            <text:p>840</text:p>
          </table:table-cell>
          <table:table-cell office:value-type="float" office:value="0.206049966574299" calcext:value-type="float">
            <text:p>0.206049966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485426968943254" calcext:value-type="float">
            <text:p>0.485426968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41" calcext:value-type="float">
            <text:p>841</text:p>
          </table:table-cell>
          <table:table-cell office:value-type="float" office:value="0.248541465589882" calcext:value-type="float">
            <text:p>0.248541465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477660137440162" calcext:value-type="float">
            <text:p>0.477660137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42" calcext:value-type="float">
            <text:p>842</text:p>
          </table:table-cell>
          <table:table-cell office:value-type="float" office:value="0.244564802140444" calcext:value-type="float">
            <text:p>0.244564802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47001757524112" calcext:value-type="float">
            <text:p>0.470017575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43" calcext:value-type="float">
            <text:p>843</text:p>
          </table:table-cell>
          <table:table-cell office:value-type="float" office:value="0.240651765306197" calcext:value-type="float">
            <text:p>0.240651765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462497294037262" calcext:value-type="float">
            <text:p>0.46249729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44" calcext:value-type="float">
            <text:p>844</text:p>
          </table:table-cell>
          <table:table-cell office:value-type="float" office:value="0.236801337061298" calcext:value-type="float">
            <text:p>0.236801337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455097337332666" calcext:value-type="float">
            <text:p>0.455097337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45" calcext:value-type="float">
            <text:p>845</text:p>
          </table:table-cell>
          <table:table-cell office:value-type="float" office:value="0.233012515668317" calcext:value-type="float">
            <text:p>0.233012515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447815779935343" calcext:value-type="float">
            <text:p>0.447815779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46" calcext:value-type="float">
            <text:p>846</text:p>
          </table:table-cell>
          <table:table-cell office:value-type="float" office:value="0.229284315417624" calcext:value-type="float">
            <text:p>0.229284315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440650727456377" calcext:value-type="float">
            <text:p>0.44065072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47" calcext:value-type="float">
            <text:p>847</text:p>
          </table:table-cell>
          <table:table-cell office:value-type="float" office:value="0.225615766370942" calcext:value-type="float">
            <text:p>0.225615766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433600315817075" calcext:value-type="float">
            <text:p>0.433600315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48" calcext:value-type="float">
            <text:p>848</text:p>
          </table:table-cell>
          <table:table-cell office:value-type="float" office:value="0.222005914109007" calcext:value-type="float">
            <text:p>0.222005914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426662710764002" calcext:value-type="float">
            <text:p>0.426662710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49" calcext:value-type="float">
            <text:p>849</text:p>
          </table:table-cell>
          <table:table-cell office:value-type="float" office:value="0.222005914109007" calcext:value-type="float">
            <text:p>0.222005914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419836107391778" calcext:value-type="float">
            <text:p>0.419836107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50" calcext:value-type="float">
            <text:p>850</text:p>
          </table:table-cell>
          <table:table-cell office:value-type="float" office:value="0.220433762733969" calcext:value-type="float">
            <text:p>0.220433762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497727412200697" calcext:value-type="float">
            <text:p>0.497727412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51" calcext:value-type="float">
            <text:p>851</text:p>
          </table:table-cell>
          <table:table-cell office:value-type="float" office:value="0.226236712875223" calcext:value-type="float">
            <text:p>0.226236712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489763773605485" calcext:value-type="float">
            <text:p>0.489763773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52" calcext:value-type="float">
            <text:p>852</text:p>
          </table:table-cell>
          <table:table-cell office:value-type="float" office:value="0.222616925469219" calcext:value-type="float">
            <text:p>0.222616925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481927553227798" calcext:value-type="float">
            <text:p>0.481927553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53" calcext:value-type="float">
            <text:p>853</text:p>
          </table:table-cell>
          <table:table-cell office:value-type="float" office:value="0.219055054661712" calcext:value-type="float">
            <text:p>0.219055054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474216712376153" calcext:value-type="float">
            <text:p>0.474216712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54" calcext:value-type="float">
            <text:p>854</text:p>
          </table:table-cell>
          <table:table-cell office:value-type="float" office:value="0.215550173787124" calcext:value-type="float">
            <text:p>0.215550173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466629244978134" calcext:value-type="float">
            <text:p>0.46662924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55" calcext:value-type="float">
            <text:p>855</text:p>
          </table:table-cell>
          <table:table-cell office:value-type="float" office:value="0.21210137100653" calcext:value-type="float">
            <text:p>0.21210137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459163177058484" calcext:value-type="float">
            <text:p>0.45916317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56" calcext:value-type="float">
            <text:p>856</text:p>
          </table:table-cell>
          <table:table-cell office:value-type="float" office:value="0.208707749070426" calcext:value-type="float">
            <text:p>0.208707749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451816566225549" calcext:value-type="float">
            <text:p>0.451816566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57" calcext:value-type="float">
            <text:p>857</text:p>
          </table:table-cell>
          <table:table-cell office:value-type="float" office:value="0.205368425085299" calcext:value-type="float">
            <text:p>0.205368425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44458750116594" calcext:value-type="float">
            <text:p>0.444587501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58" calcext:value-type="float">
            <text:p>858</text:p>
          </table:table-cell>
          <table:table-cell office:value-type="float" office:value="0.202082530283934" calcext:value-type="float">
            <text:p>0.202082530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437474101147285" calcext:value-type="float">
            <text:p>0.43747410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59" calcext:value-type="float">
            <text:p>859</text:p>
          </table:table-cell>
          <table:table-cell office:value-type="float" office:value="0.198849209799391" calcext:value-type="float">
            <text:p>0.198849209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430474515528928" calcext:value-type="float">
            <text:p>0.430474515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60" calcext:value-type="float">
            <text:p>860</text:p>
          </table:table-cell>
          <table:table-cell office:value-type="float" office:value="0.198849209799391" calcext:value-type="float">
            <text:p>0.198849209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488961344249309" calcext:value-type="float">
            <text:p>0.488961344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61" calcext:value-type="float">
            <text:p>861</text:p>
          </table:table-cell>
          <table:table-cell office:value-type="float" office:value="0.237644969882828" calcext:value-type="float">
            <text:p>0.237644969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48113796274132" calcext:value-type="float">
            <text:p>0.481137962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62" calcext:value-type="float">
            <text:p>862</text:p>
          </table:table-cell>
          <table:table-cell office:value-type="float" office:value="0.233842650364703" calcext:value-type="float">
            <text:p>0.233842650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473439755337459" calcext:value-type="float">
            <text:p>0.473439755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63" calcext:value-type="float">
            <text:p>863</text:p>
          </table:table-cell>
          <table:table-cell office:value-type="float" office:value="0.230101167958868" calcext:value-type="float">
            <text:p>0.23010116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465864719252059" calcext:value-type="float">
            <text:p>0.465864719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64" calcext:value-type="float">
            <text:p>864</text:p>
          </table:table-cell>
          <table:table-cell office:value-type="float" office:value="0.226419549271526" calcext:value-type="float">
            <text:p>0.226419549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458410883744026" calcext:value-type="float">
            <text:p>0.458410883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65" calcext:value-type="float">
            <text:p>865</text:p>
          </table:table-cell>
          <table:table-cell office:value-type="float" office:value="0.226419549271526" calcext:value-type="float">
            <text:p>0.226419549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451076309604122" calcext:value-type="float">
            <text:p>0.451076309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66" calcext:value-type="float">
            <text:p>866</text:p>
          </table:table-cell>
          <table:table-cell office:value-type="float" office:value="0.226419549271526" calcext:value-type="float">
            <text:p>0.226419549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443859088650456" calcext:value-type="float">
            <text:p>0.443859088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67" calcext:value-type="float">
            <text:p>867</text:p>
          </table:table-cell>
          <table:table-cell office:value-type="float" office:value="0.226419549271526" calcext:value-type="float">
            <text:p>0.226419549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436757343232049" calcext:value-type="float">
            <text:p>0.436757343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68" calcext:value-type="float">
            <text:p>868</text:p>
          </table:table-cell>
          <table:table-cell office:value-type="float" office:value="0.226419549271526" calcext:value-type="float">
            <text:p>0.226419549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429769225740336" calcext:value-type="float">
            <text:p>0.429769225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69" calcext:value-type="float">
            <text:p>869</text:p>
          </table:table-cell>
          <table:table-cell office:value-type="float" office:value="0.226419549271526" calcext:value-type="float">
            <text:p>0.226419549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422892918128491" calcext:value-type="float">
            <text:p>0.42289291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70" calcext:value-type="float">
            <text:p>870</text:p>
          </table:table-cell>
          <table:table-cell office:value-type="float" office:value="0.226419549271526" calcext:value-type="float">
            <text:p>0.226419549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464598811674281" calcext:value-type="float">
            <text:p>0.464598811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71" calcext:value-type="float">
            <text:p>871</text:p>
          </table:table-cell>
          <table:table-cell office:value-type="float" office:value="0.244267375589641" calcext:value-type="float">
            <text:p>0.244267375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457165230687493" calcext:value-type="float">
            <text:p>0.45716523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72" calcext:value-type="float">
            <text:p>872</text:p>
          </table:table-cell>
          <table:table-cell office:value-type="float" office:value="0.244267375589641" calcext:value-type="float">
            <text:p>0.244267375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449850586996493" calcext:value-type="float">
            <text:p>0.44985058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73" calcext:value-type="float">
            <text:p>873</text:p>
          </table:table-cell>
          <table:table-cell office:value-type="float" office:value="0.244267375589641" calcext:value-type="float">
            <text:p>0.244267375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442652977604549" calcext:value-type="float">
            <text:p>0.442652977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74" calcext:value-type="float">
            <text:p>874</text:p>
          </table:table-cell>
          <table:table-cell office:value-type="float" office:value="0.244267375589641" calcext:value-type="float">
            <text:p>0.244267375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435570529962876" calcext:value-type="float">
            <text:p>0.4355705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75" calcext:value-type="float">
            <text:p>875</text:p>
          </table:table-cell>
          <table:table-cell office:value-type="float" office:value="0.244267375589641" calcext:value-type="float">
            <text:p>0.244267375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42860140148347" calcext:value-type="float">
            <text:p>0.428601401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76" calcext:value-type="float">
            <text:p>876</text:p>
          </table:table-cell>
          <table:table-cell office:value-type="float" office:value="0.244267375589641" calcext:value-type="float">
            <text:p>0.244267375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421743779059735" calcext:value-type="float">
            <text:p>0.421743779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77" calcext:value-type="float">
            <text:p>877</text:p>
          </table:table-cell>
          <table:table-cell office:value-type="float" office:value="0.244267375589641" calcext:value-type="float">
            <text:p>0.244267375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414995878594779" calcext:value-type="float">
            <text:p>0.414995878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78" calcext:value-type="float">
            <text:p>878</text:p>
          </table:table-cell>
          <table:table-cell office:value-type="float" office:value="0.244267375589641" calcext:value-type="float">
            <text:p>0.244267375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395487204044588" calcext:value-type="float">
            <text:p>0.3954872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79" calcext:value-type="float">
            <text:p>879</text:p>
          </table:table-cell>
          <table:table-cell office:value-type="float" office:value="0.240700628652936" calcext:value-type="float">
            <text:p>0.240700628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389159408779875" calcext:value-type="float">
            <text:p>0.389159408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80" calcext:value-type="float">
            <text:p>880</text:p>
          </table:table-cell>
          <table:table-cell office:value-type="float" office:value="0.236849418594489" calcext:value-type="float">
            <text:p>0.236849418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461365569745915" calcext:value-type="float">
            <text:p>0.461365569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81" calcext:value-type="float">
            <text:p>881</text:p>
          </table:table-cell>
          <table:table-cell office:value-type="float" office:value="0.246420556725575" calcext:value-type="float">
            <text:p>0.246420556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453983720629981" calcext:value-type="float">
            <text:p>0.453983720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82" calcext:value-type="float">
            <text:p>882</text:p>
          </table:table-cell>
          <table:table-cell office:value-type="float" office:value="0.242477827817965" calcext:value-type="float">
            <text:p>0.242477827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446719981099901" calcext:value-type="float">
            <text:p>0.44671998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83" calcext:value-type="float">
            <text:p>883</text:p>
          </table:table-cell>
          <table:table-cell office:value-type="float" office:value="0.238598182572878" calcext:value-type="float">
            <text:p>0.238598182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439572461402303" calcext:value-type="float">
            <text:p>0.439572461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84" calcext:value-type="float">
            <text:p>884</text:p>
          </table:table-cell>
          <table:table-cell office:value-type="float" office:value="0.234780611651712" calcext:value-type="float">
            <text:p>0.234780611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432539302019866" calcext:value-type="float">
            <text:p>0.4325393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85" calcext:value-type="float">
            <text:p>885</text:p>
          </table:table-cell>
          <table:table-cell office:value-type="float" office:value="0.231024121865285" calcext:value-type="float">
            <text:p>0.231024121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425618673187548" calcext:value-type="float">
            <text:p>0.425618673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86" calcext:value-type="float">
            <text:p>886</text:p>
          </table:table-cell>
          <table:table-cell office:value-type="float" office:value="0.22732773591544" calcext:value-type="float">
            <text:p>0.227327735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418808774416547" calcext:value-type="float">
            <text:p>0.418808774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87" calcext:value-type="float">
            <text:p>887</text:p>
          </table:table-cell>
          <table:table-cell office:value-type="float" office:value="0.223690492140793" calcext:value-type="float">
            <text:p>0.223690492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412107834025882" calcext:value-type="float">
            <text:p>0.4121078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88" calcext:value-type="float">
            <text:p>888</text:p>
          </table:table-cell>
          <table:table-cell office:value-type="float" office:value="0.22011144426654" calcext:value-type="float">
            <text:p>0.220111444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405514108681468" calcext:value-type="float">
            <text:p>0.405514108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89" calcext:value-type="float">
            <text:p>889</text:p>
          </table:table-cell>
          <table:table-cell office:value-type="float" office:value="0.216589661158276" calcext:value-type="float">
            <text:p>0.21658966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399025882942565" calcext:value-type="float">
            <text:p>0.399025882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90" calcext:value-type="float">
            <text:p>890</text:p>
          </table:table-cell>
          <table:table-cell office:value-type="float" office:value="0.213124226579743" calcext:value-type="float">
            <text:p>0.213124226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464444442449082" calcext:value-type="float">
            <text:p>0.464444442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91" calcext:value-type="float">
            <text:p>891</text:p>
          </table:table-cell>
          <table:table-cell office:value-type="float" office:value="0.258902319885815" calcext:value-type="float">
            <text:p>0.258902319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457013331369897" calcext:value-type="float">
            <text:p>0.457013331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92" calcext:value-type="float">
            <text:p>892</text:p>
          </table:table-cell>
          <table:table-cell office:value-type="float" office:value="0.254759882767642" calcext:value-type="float">
            <text:p>0.254759882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449701118067978" calcext:value-type="float">
            <text:p>0.44970111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93" calcext:value-type="float">
            <text:p>893</text:p>
          </table:table-cell>
          <table:table-cell office:value-type="float" office:value="0.25068372464336" calcext:value-type="float">
            <text:p>0.25068372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442505900178891" calcext:value-type="float">
            <text:p>0.44250590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94" calcext:value-type="float">
            <text:p>894</text:p>
          </table:table-cell>
          <table:table-cell office:value-type="float" office:value="0.246672785049066" calcext:value-type="float">
            <text:p>0.24667278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435425805776029" calcext:value-type="float">
            <text:p>0.435425805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95" calcext:value-type="float">
            <text:p>895</text:p>
          </table:table-cell>
          <table:table-cell office:value-type="float" office:value="0.242726020488281" calcext:value-type="float">
            <text:p>0.242726020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428458992883612" calcext:value-type="float">
            <text:p>0.428458992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96" calcext:value-type="float">
            <text:p>896</text:p>
          </table:table-cell>
          <table:table-cell office:value-type="float" office:value="0.238842404160469" calcext:value-type="float">
            <text:p>0.238842404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421603648997474" calcext:value-type="float">
            <text:p>0.42160364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97" calcext:value-type="float">
            <text:p>897</text:p>
          </table:table-cell>
          <table:table-cell office:value-type="float" office:value="0.235020925693901" calcext:value-type="float">
            <text:p>0.235020925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414857990613515" calcext:value-type="float">
            <text:p>0.414857990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98" calcext:value-type="float">
            <text:p>898</text:p>
          </table:table-cell>
          <table:table-cell office:value-type="float" office:value="0.231260590882799" calcext:value-type="float">
            <text:p>0.231260590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408220262763698" calcext:value-type="float">
            <text:p>0.408220262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99" calcext:value-type="float">
            <text:p>899</text:p>
          </table:table-cell>
          <table:table-cell office:value-type="float" office:value="0.227560421428674" calcext:value-type="float">
            <text:p>0.227560421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401688738559479" calcext:value-type="float">
            <text:p>0.401688738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00" calcext:value-type="float">
            <text:p>900</text:p>
          </table:table-cell>
          <table:table-cell office:value-type="float" office:value="0.223919454685815" calcext:value-type="float">
            <text:p>0.223919454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469059116598371" calcext:value-type="float">
            <text:p>0.469059116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01" calcext:value-type="float">
            <text:p>901</text:p>
          </table:table-cell>
          <table:table-cell office:value-type="float" office:value="0.242553262332959" calcext:value-type="float">
            <text:p>0.242553262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461554170732797" calcext:value-type="float">
            <text:p>0.46155417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02" calcext:value-type="float">
            <text:p>902</text:p>
          </table:table-cell>
          <table:table-cell office:value-type="float" office:value="0.238672410135631" calcext:value-type="float">
            <text:p>0.238672410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454169304001073" calcext:value-type="float">
            <text:p>0.4541693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03" calcext:value-type="float">
            <text:p>903</text:p>
          </table:table-cell>
          <table:table-cell office:value-type="float" office:value="0.234853651573461" calcext:value-type="float">
            <text:p>0.234853651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446902595137056" calcext:value-type="float">
            <text:p>0.446902595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04" calcext:value-type="float">
            <text:p>904</text:p>
          </table:table-cell>
          <table:table-cell office:value-type="float" office:value="0.231095993148286" calcext:value-type="float">
            <text:p>0.231095993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439752153614863" calcext:value-type="float">
            <text:p>0.439752153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05" calcext:value-type="float">
            <text:p>905</text:p>
          </table:table-cell>
          <table:table-cell office:value-type="float" office:value="0.227398457257913" calcext:value-type="float">
            <text:p>0.227398457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432716119157025" calcext:value-type="float">
            <text:p>0.432716119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06" calcext:value-type="float">
            <text:p>906</text:p>
          </table:table-cell>
          <table:table-cell office:value-type="float" office:value="0.223760081941787" calcext:value-type="float">
            <text:p>0.223760081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425792661250513" calcext:value-type="float">
            <text:p>0.425792661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07" calcext:value-type="float">
            <text:p>907</text:p>
          </table:table-cell>
          <table:table-cell office:value-type="float" office:value="0.220179920630718" calcext:value-type="float">
            <text:p>0.220179920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418979978670504" calcext:value-type="float">
            <text:p>0.418979978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08" calcext:value-type="float">
            <text:p>908</text:p>
          </table:table-cell>
          <table:table-cell office:value-type="float" office:value="0.216657041900627" calcext:value-type="float">
            <text:p>0.216657041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412276299011776" calcext:value-type="float">
            <text:p>0.41227629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09" calcext:value-type="float">
            <text:p>909</text:p>
          </table:table-cell>
          <table:table-cell office:value-type="float" office:value="0.213190529230217" calcext:value-type="float">
            <text:p>0.213190529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405679878227588" calcext:value-type="float">
            <text:p>0.405679878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10" calcext:value-type="float">
            <text:p>910</text:p>
          </table:table-cell>
          <table:table-cell office:value-type="float" office:value="0.209779480762533" calcext:value-type="float">
            <text:p>0.209779480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439550750972793" calcext:value-type="float">
            <text:p>0.43955075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11" calcext:value-type="float">
            <text:p>911</text:p>
          </table:table-cell>
          <table:table-cell office:value-type="float" office:value="0.223138241469607" calcext:value-type="float">
            <text:p>0.223138241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432517938957229" calcext:value-type="float">
            <text:p>0.4325179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12" calcext:value-type="float">
            <text:p>912</text:p>
          </table:table-cell>
          <table:table-cell office:value-type="float" office:value="0.219568029606094" calcext:value-type="float">
            <text:p>0.21956802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425597651933913" calcext:value-type="float">
            <text:p>0.425597651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13" calcext:value-type="float">
            <text:p>913</text:p>
          </table:table-cell>
          <table:table-cell office:value-type="float" office:value="0.216054941132396" calcext:value-type="float">
            <text:p>0.216054941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41878808950297" calcext:value-type="float">
            <text:p>0.418788089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14" calcext:value-type="float">
            <text:p>914</text:p>
          </table:table-cell>
          <table:table-cell office:value-type="float" office:value="0.212598062074278" calcext:value-type="float">
            <text:p>0.212598062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412087480070923" calcext:value-type="float">
            <text:p>0.41208748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15" calcext:value-type="float">
            <text:p>915</text:p>
          </table:table-cell>
          <table:table-cell office:value-type="float" office:value="0.209196493081089" calcext:value-type="float">
            <text:p>0.209196493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405494080389788" calcext:value-type="float">
            <text:p>0.40549408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16" calcext:value-type="float">
            <text:p>916</text:p>
          </table:table-cell>
          <table:table-cell office:value-type="float" office:value="0.205849349191792" calcext:value-type="float">
            <text:p>0.205849349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399006175103551" calcext:value-type="float">
            <text:p>0.399006175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17" calcext:value-type="float">
            <text:p>917</text:p>
          </table:table-cell>
          <table:table-cell office:value-type="float" office:value="0.205849349191792" calcext:value-type="float">
            <text:p>0.205849349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392622076301894" calcext:value-type="float">
            <text:p>0.392622076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18" calcext:value-type="float">
            <text:p>918</text:p>
          </table:table-cell>
          <table:table-cell office:value-type="float" office:value="0.205849349191792" calcext:value-type="float">
            <text:p>0.205849349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386340123081064" calcext:value-type="float">
            <text:p>0.38634012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19" calcext:value-type="float">
            <text:p>919</text:p>
          </table:table-cell>
          <table:table-cell office:value-type="float" office:value="0.205849349191792" calcext:value-type="float">
            <text:p>0.205849349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380158681111767" calcext:value-type="float">
            <text:p>0.38015868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20" calcext:value-type="float">
            <text:p>920</text:p>
          </table:table-cell>
          <table:table-cell office:value-type="float" office:value="0.205849349191792" calcext:value-type="float">
            <text:p>0.205849349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456378928311939" calcext:value-type="float">
            <text:p>0.456378928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21" calcext:value-type="float">
            <text:p>921</text:p>
          </table:table-cell>
          <table:table-cell office:value-type="float" office:value="0.26340896273669" calcext:value-type="float">
            <text:p>0.263408962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449076865458948" calcext:value-type="float">
            <text:p>0.449076865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22" calcext:value-type="float">
            <text:p>922</text:p>
          </table:table-cell>
          <table:table-cell office:value-type="float" office:value="0.259194419332903" calcext:value-type="float">
            <text:p>0.259194419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441891635611605" calcext:value-type="float">
            <text:p>0.441891635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23" calcext:value-type="float">
            <text:p>923</text:p>
          </table:table-cell>
          <table:table-cell office:value-type="float" office:value="0.255047308623576" calcext:value-type="float">
            <text:p>0.255047308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434821369441819" calcext:value-type="float">
            <text:p>0.434821369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24" calcext:value-type="float">
            <text:p>924</text:p>
          </table:table-cell>
          <table:table-cell office:value-type="float" office:value="0.250966551685599" calcext:value-type="float">
            <text:p>0.250966551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42786422753075" calcext:value-type="float">
            <text:p>0.42786422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25" calcext:value-type="float">
            <text:p>925</text:p>
          </table:table-cell>
          <table:table-cell office:value-type="float" office:value="0.246951086858629" calcext:value-type="float">
            <text:p>0.24695108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421018399890258" calcext:value-type="float">
            <text:p>0.421018399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26" calcext:value-type="float">
            <text:p>926</text:p>
          </table:table-cell>
          <table:table-cell office:value-type="float" office:value="0.242999869468891" calcext:value-type="float">
            <text:p>0.242999869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414282105492014" calcext:value-type="float">
            <text:p>0.414282105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27" calcext:value-type="float">
            <text:p>927</text:p>
          </table:table-cell>
          <table:table-cell office:value-type="float" office:value="0.239111871557389" calcext:value-type="float">
            <text:p>0.239111871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407653591804142" calcext:value-type="float">
            <text:p>0.40765359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28" calcext:value-type="float">
            <text:p>928</text:p>
          </table:table-cell>
          <table:table-cell office:value-type="float" office:value="0.235286081612471" calcext:value-type="float">
            <text:p>0.235286081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401131134335275" calcext:value-type="float">
            <text:p>0.401131134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29" calcext:value-type="float">
            <text:p>929</text:p>
          </table:table-cell>
          <table:table-cell office:value-type="float" office:value="0.231521504306671" calcext:value-type="float">
            <text:p>0.231521504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394713036185911" calcext:value-type="float">
            <text:p>0.394713036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30" calcext:value-type="float">
            <text:p>930</text:p>
          </table:table-cell>
          <table:table-cell office:value-type="float" office:value="0.227817160237764" calcext:value-type="float">
            <text:p>0.227817160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459036948725402" calcext:value-type="float">
            <text:p>0.459036948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31" calcext:value-type="float">
            <text:p>931</text:p>
          </table:table-cell>
          <table:table-cell office:value-type="float" office:value="0.259192447714008" calcext:value-type="float">
            <text:p>0.25919244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451692357545796" calcext:value-type="float">
            <text:p>0.45169235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32" calcext:value-type="float">
            <text:p>932</text:p>
          </table:table-cell>
          <table:table-cell office:value-type="float" office:value="0.255045368550584" calcext:value-type="float">
            <text:p>0.255045368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444465279825063" calcext:value-type="float">
            <text:p>0.44446527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33" calcext:value-type="float">
            <text:p>933</text:p>
          </table:table-cell>
          <table:table-cell office:value-type="float" office:value="0.250964642653775" calcext:value-type="float">
            <text:p>0.250964642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437353835347862" calcext:value-type="float">
            <text:p>0.437353835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34" calcext:value-type="float">
            <text:p>934</text:p>
          </table:table-cell>
          <table:table-cell office:value-type="float" office:value="0.246949208371314" calcext:value-type="float">
            <text:p>0.246949208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430356173982296" calcext:value-type="float">
            <text:p>0.43035617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35" calcext:value-type="float">
            <text:p>935</text:p>
          </table:table-cell>
          <table:table-cell office:value-type="float" office:value="0.242998021037373" calcext:value-type="float">
            <text:p>0.24299802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423470475198579" calcext:value-type="float">
            <text:p>0.423470475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36" calcext:value-type="float">
            <text:p>936</text:p>
          </table:table-cell>
          <table:table-cell office:value-type="float" office:value="0.239110052700775" calcext:value-type="float">
            <text:p>0.239110052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416694947595402" calcext:value-type="float">
            <text:p>0.416694947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37" calcext:value-type="float">
            <text:p>937</text:p>
          </table:table-cell>
          <table:table-cell office:value-type="float" office:value="0.235284291857563" calcext:value-type="float">
            <text:p>0.235284291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410027828433876" calcext:value-type="float">
            <text:p>0.410027828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38" calcext:value-type="float">
            <text:p>938</text:p>
          </table:table-cell>
          <table:table-cell office:value-type="float" office:value="0.231519743187842" calcext:value-type="float">
            <text:p>0.231519743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403467383178934" calcext:value-type="float">
            <text:p>0.403467383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39" calcext:value-type="float">
            <text:p>939</text:p>
          </table:table-cell>
          <table:table-cell office:value-type="float" office:value="0.231519743187842" calcext:value-type="float">
            <text:p>0.231519743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397011905048071" calcext:value-type="float">
            <text:p>0.39701190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40" calcext:value-type="float">
            <text:p>940</text:p>
          </table:table-cell>
          <table:table-cell office:value-type="float" office:value="0.228634787869066" calcext:value-type="float">
            <text:p>0.228634787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472431287012943" calcext:value-type="float">
            <text:p>0.47243128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41" calcext:value-type="float">
            <text:p>941</text:p>
          </table:table-cell>
          <table:table-cell office:value-type="float" office:value="0.248374469790896" calcext:value-type="float">
            <text:p>0.248374469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464872386420735" calcext:value-type="float">
            <text:p>0.464872386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42" calcext:value-type="float">
            <text:p>942</text:p>
          </table:table-cell>
          <table:table-cell office:value-type="float" office:value="0.244400478274242" calcext:value-type="float">
            <text:p>0.24440047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457434428238004" calcext:value-type="float">
            <text:p>0.457434428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43" calcext:value-type="float">
            <text:p>943</text:p>
          </table:table-cell>
          <table:table-cell office:value-type="float" office:value="0.240490070621854" calcext:value-type="float">
            <text:p>0.240490070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450115477386196" calcext:value-type="float">
            <text:p>0.450115477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44" calcext:value-type="float">
            <text:p>944</text:p>
          </table:table-cell>
          <table:table-cell office:value-type="float" office:value="0.236642229491904" calcext:value-type="float">
            <text:p>0.236642229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442913629748017" calcext:value-type="float">
            <text:p>0.442913629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45" calcext:value-type="float">
            <text:p>945</text:p>
          </table:table-cell>
          <table:table-cell office:value-type="float" office:value="0.232855953820034" calcext:value-type="float">
            <text:p>0.232855953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435827011672048" calcext:value-type="float">
            <text:p>0.435827011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46" calcext:value-type="float">
            <text:p>946</text:p>
          </table:table-cell>
          <table:table-cell office:value-type="float" office:value="0.229130258558913" calcext:value-type="float">
            <text:p>0.229130258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428853779485296" calcext:value-type="float">
            <text:p>0.428853779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47" calcext:value-type="float">
            <text:p>947</text:p>
          </table:table-cell>
          <table:table-cell office:value-type="float" office:value="0.22546417442197" calcext:value-type="float">
            <text:p>0.225464174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421992119013531" calcext:value-type="float">
            <text:p>0.42199211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48" calcext:value-type="float">
            <text:p>948</text:p>
          </table:table-cell>
          <table:table-cell office:value-type="float" office:value="0.221856747631219" calcext:value-type="float">
            <text:p>0.221856747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415240245109314" calcext:value-type="float">
            <text:p>0.415240245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49" calcext:value-type="float">
            <text:p>949</text:p>
          </table:table-cell>
          <table:table-cell office:value-type="float" office:value="0.218307039669119" calcext:value-type="float">
            <text:p>0.21830703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408596401187565" calcext:value-type="float">
            <text:p>0.408596401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50" calcext:value-type="float">
            <text:p>950</text:p>
          </table:table-cell>
          <table:table-cell office:value-type="float" office:value="0.214814127034413" calcext:value-type="float">
            <text:p>0.21481412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456944568192488" calcext:value-type="float">
            <text:p>0.456944568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51" calcext:value-type="float">
            <text:p>951</text:p>
          </table:table-cell>
          <table:table-cell office:value-type="float" office:value="0.242880424476324" calcext:value-type="float">
            <text:p>0.242880424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449633455101408" calcext:value-type="float">
            <text:p>0.449633455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52" calcext:value-type="float">
            <text:p>952</text:p>
          </table:table-cell>
          <table:table-cell office:value-type="float" office:value="0.238994337684703" calcext:value-type="float">
            <text:p>0.23899433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442439319819786" calcext:value-type="float">
            <text:p>0.44243931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53" calcext:value-type="float">
            <text:p>953</text:p>
          </table:table-cell>
          <table:table-cell office:value-type="float" office:value="0.235170428281747" calcext:value-type="float">
            <text:p>0.23517042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435360290702669" calcext:value-type="float">
            <text:p>0.43536029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54" calcext:value-type="float">
            <text:p>954</text:p>
          </table:table-cell>
          <table:table-cell office:value-type="float" office:value="0.231407701429239" calcext:value-type="float">
            <text:p>0.231407701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428394526051426" calcext:value-type="float">
            <text:p>0.428394526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55" calcext:value-type="float">
            <text:p>955</text:p>
          </table:table-cell>
          <table:table-cell office:value-type="float" office:value="0.227705178206372" calcext:value-type="float">
            <text:p>0.227705178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421540213634604" calcext:value-type="float">
            <text:p>0.421540213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56" calcext:value-type="float">
            <text:p>956</text:p>
          </table:table-cell>
          <table:table-cell office:value-type="float" office:value="0.22406189535507" calcext:value-type="float">
            <text:p>0.224061895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41479557021645" calcext:value-type="float">
            <text:p>0.41479557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57" calcext:value-type="float">
            <text:p>957</text:p>
          </table:table-cell>
          <table:table-cell office:value-type="float" office:value="0.220476905029388" calcext:value-type="float">
            <text:p>0.22047690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408158841092987" calcext:value-type="float">
            <text:p>0.40815884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58" calcext:value-type="float">
            <text:p>958</text:p>
          </table:table-cell>
          <table:table-cell office:value-type="float" office:value="0.216949274548918" calcext:value-type="float">
            <text:p>0.216949274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401628299635499" calcext:value-type="float">
            <text:p>0.401628299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59" calcext:value-type="float">
            <text:p>959</text:p>
          </table:table-cell>
          <table:table-cell office:value-type="float" office:value="0.213478086156136" calcext:value-type="float">
            <text:p>0.213478086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395202246841331" calcext:value-type="float">
            <text:p>0.395202246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60" calcext:value-type="float">
            <text:p>960</text:p>
          </table:table-cell>
          <table:table-cell office:value-type="float" office:value="0.210062436777637" calcext:value-type="float">
            <text:p>0.210062436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468232936764669" calcext:value-type="float">
            <text:p>0.468232936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61" calcext:value-type="float">
            <text:p>961</text:p>
          </table:table-cell>
          <table:table-cell office:value-type="float" office:value="0.219022869169532" calcext:value-type="float">
            <text:p>0.219022869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460741209776435" calcext:value-type="float">
            <text:p>0.46074120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62" calcext:value-type="float">
            <text:p>962</text:p>
          </table:table-cell>
          <table:table-cell office:value-type="float" office:value="0.21551850326282" calcext:value-type="float">
            <text:p>0.215518503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453369350420012" calcext:value-type="float">
            <text:p>0.45336935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63" calcext:value-type="float">
            <text:p>963</text:p>
          </table:table-cell>
          <table:table-cell office:value-type="float" office:value="0.212070207210615" calcext:value-type="float">
            <text:p>0.212070207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446115440813291" calcext:value-type="float">
            <text:p>0.446115440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64" calcext:value-type="float">
            <text:p>964</text:p>
          </table:table-cell>
          <table:table-cell office:value-type="float" office:value="0.208677083895245" calcext:value-type="float">
            <text:p>0.208677083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438977593760279" calcext:value-type="float">
            <text:p>0.43897759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65" calcext:value-type="float">
            <text:p>965</text:p>
          </table:table-cell>
          <table:table-cell office:value-type="float" office:value="0.208677083895245" calcext:value-type="float">
            <text:p>0.208677083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431953952260114" calcext:value-type="float">
            <text:p>0.431953952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66" calcext:value-type="float">
            <text:p>966</text:p>
          </table:table-cell>
          <table:table-cell office:value-type="float" office:value="0.208677083895245" calcext:value-type="float">
            <text:p>0.208677083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425042689023953" calcext:value-type="float">
            <text:p>0.42504268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67" calcext:value-type="float">
            <text:p>967</text:p>
          </table:table-cell>
          <table:table-cell office:value-type="float" office:value="0.208677083895245" calcext:value-type="float">
            <text:p>0.208677083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418242005999569" calcext:value-type="float">
            <text:p>0.41824200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68" calcext:value-type="float">
            <text:p>968</text:p>
          </table:table-cell>
          <table:table-cell office:value-type="float" office:value="0.208677083895245" calcext:value-type="float">
            <text:p>0.208677083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411550133903576" calcext:value-type="float">
            <text:p>0.41155013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69" calcext:value-type="float">
            <text:p>969</text:p>
          </table:table-cell>
          <table:table-cell office:value-type="float" office:value="0.208677083895245" calcext:value-type="float">
            <text:p>0.208677083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404965331761119" calcext:value-type="float">
            <text:p>0.40496533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70" calcext:value-type="float">
            <text:p>970</text:p>
          </table:table-cell>
          <table:table-cell office:value-type="float" office:value="0.208677083895245" calcext:value-type="float">
            <text:p>0.208677083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480159835654526" calcext:value-type="float">
            <text:p>0.480159835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71" calcext:value-type="float">
            <text:p>971</text:p>
          </table:table-cell>
          <table:table-cell office:value-type="float" office:value="0.25052443308252" calcext:value-type="float">
            <text:p>0.250524433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472477278284053" calcext:value-type="float">
            <text:p>0.472477278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72" calcext:value-type="float">
            <text:p>972</text:p>
          </table:table-cell>
          <table:table-cell office:value-type="float" office:value="0.25052443308252" calcext:value-type="float">
            <text:p>0.250524433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464917641831508" calcext:value-type="float">
            <text:p>0.46491764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73" calcext:value-type="float">
            <text:p>973</text:p>
          </table:table-cell>
          <table:table-cell office:value-type="float" office:value="0.25052443308252" calcext:value-type="float">
            <text:p>0.250524433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457478959562204" calcext:value-type="float">
            <text:p>0.457478959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74" calcext:value-type="float">
            <text:p>974</text:p>
          </table:table-cell>
          <table:table-cell office:value-type="float" office:value="0.249076403986034" calcext:value-type="float">
            <text:p>0.24907640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450159296209209" calcext:value-type="float">
            <text:p>0.450159296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75" calcext:value-type="float">
            <text:p>975</text:p>
          </table:table-cell>
          <table:table-cell office:value-type="float" office:value="0.245091181522257" calcext:value-type="float">
            <text:p>0.245091181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442956747469862" calcext:value-type="float">
            <text:p>0.44295674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76" calcext:value-type="float">
            <text:p>976</text:p>
          </table:table-cell>
          <table:table-cell office:value-type="float" office:value="0.241169722617901" calcext:value-type="float">
            <text:p>0.241169722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435869439510344" calcext:value-type="float">
            <text:p>0.435869439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77" calcext:value-type="float">
            <text:p>977</text:p>
          </table:table-cell>
          <table:table-cell office:value-type="float" office:value="0.237311007056015" calcext:value-type="float">
            <text:p>0.237311007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428895528478178" calcext:value-type="float">
            <text:p>0.428895528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78" calcext:value-type="float">
            <text:p>978</text:p>
          </table:table-cell>
          <table:table-cell office:value-type="float" office:value="0.233514030943119" calcext:value-type="float">
            <text:p>0.233514030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422033200022528" calcext:value-type="float">
            <text:p>0.422033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79" calcext:value-type="float">
            <text:p>979</text:p>
          </table:table-cell>
          <table:table-cell office:value-type="float" office:value="0.229777806448029" calcext:value-type="float">
            <text:p>0.229777806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415280668822167" calcext:value-type="float">
            <text:p>0.415280668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80" calcext:value-type="float">
            <text:p>980</text:p>
          </table:table-cell>
          <table:table-cell office:value-type="float" office:value="0.22610136154486" calcext:value-type="float">
            <text:p>0.226101361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466786675679685" calcext:value-type="float">
            <text:p>0.466786675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81" calcext:value-type="float">
            <text:p>981</text:p>
          </table:table-cell>
          <table:table-cell office:value-type="float" office:value="0.237135675681312" calcext:value-type="float">
            <text:p>0.237135675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45931808886881" calcext:value-type="float">
            <text:p>0.459318088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82" calcext:value-type="float">
            <text:p>982</text:p>
          </table:table-cell>
          <table:table-cell office:value-type="float" office:value="0.233341504870411" calcext:value-type="float">
            <text:p>0.233341504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451968999446909" calcext:value-type="float">
            <text:p>0.451968999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83" calcext:value-type="float">
            <text:p>983</text:p>
          </table:table-cell>
          <table:table-cell office:value-type="float" office:value="0.229608040792484" calcext:value-type="float">
            <text:p>0.229608040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444737495455759" calcext:value-type="float">
            <text:p>0.444737495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84" calcext:value-type="float">
            <text:p>984</text:p>
          </table:table-cell>
          <table:table-cell office:value-type="float" office:value="0.225934312139805" calcext:value-type="float">
            <text:p>0.225934312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437621695528466" calcext:value-type="float">
            <text:p>0.437621695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85" calcext:value-type="float">
            <text:p>985</text:p>
          </table:table-cell>
          <table:table-cell office:value-type="float" office:value="0.222319363145568" calcext:value-type="float">
            <text:p>0.222319363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430619748400011" calcext:value-type="float">
            <text:p>0.430619748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86" calcext:value-type="float">
            <text:p>986</text:p>
          </table:table-cell>
          <table:table-cell office:value-type="float" office:value="0.218762253335239" calcext:value-type="float">
            <text:p>0.218762253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423729832425611" calcext:value-type="float">
            <text:p>0.423729832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87" calcext:value-type="float">
            <text:p>987</text:p>
          </table:table-cell>
          <table:table-cell office:value-type="float" office:value="0.215262057281875" calcext:value-type="float">
            <text:p>0.215262057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416950155106801" calcext:value-type="float">
            <text:p>0.416950155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88" calcext:value-type="float">
            <text:p>988</text:p>
          </table:table-cell>
          <table:table-cell office:value-type="float" office:value="0.211817864365365" calcext:value-type="float">
            <text:p>0.211817864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410278952625092" calcext:value-type="float">
            <text:p>0.410278952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89" calcext:value-type="float">
            <text:p>989</text:p>
          </table:table-cell>
          <table:table-cell office:value-type="float" office:value="0.208428778535519" calcext:value-type="float">
            <text:p>0.208428778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403714489383091" calcext:value-type="float">
            <text:p>0.403714489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90" calcext:value-type="float">
            <text:p>990</text:p>
          </table:table-cell>
          <table:table-cell office:value-type="float" office:value="0.205093918078951" calcext:value-type="float">
            <text:p>0.205093918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478688993922829" calcext:value-type="float">
            <text:p>0.47868899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91" calcext:value-type="float">
            <text:p>991</text:p>
          </table:table-cell>
          <table:table-cell office:value-type="float" office:value="0.260245124822503" calcext:value-type="float">
            <text:p>0.260245124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471029970020064" calcext:value-type="float">
            <text:p>0.4710299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92" calcext:value-type="float">
            <text:p>992</text:p>
          </table:table-cell>
          <table:table-cell office:value-type="float" office:value="0.256081202825343" calcext:value-type="float">
            <text:p>0.256081202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463493490499743" calcext:value-type="float">
            <text:p>0.463493490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93" calcext:value-type="float">
            <text:p>993</text:p>
          </table:table-cell>
          <table:table-cell office:value-type="float" office:value="0.251983903580137" calcext:value-type="float">
            <text:p>0.251983903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456077594651747" calcext:value-type="float">
            <text:p>0.456077594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94" calcext:value-type="float">
            <text:p>994</text:p>
          </table:table-cell>
          <table:table-cell office:value-type="float" office:value="0.247952161122855" calcext:value-type="float">
            <text:p>0.247952161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448780353137319" calcext:value-type="float">
            <text:p>0.44878035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95" calcext:value-type="float">
            <text:p>995</text:p>
          </table:table-cell>
          <table:table-cell office:value-type="float" office:value="0.243984926544889" calcext:value-type="float">
            <text:p>0.243984926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441599867487122" calcext:value-type="float">
            <text:p>0.44159986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96" calcext:value-type="float">
            <text:p>996</text:p>
          </table:table-cell>
          <table:table-cell office:value-type="float" office:value="0.240081167720171" calcext:value-type="float">
            <text:p>0.24008116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434534269607328" calcext:value-type="float">
            <text:p>0.434534269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97" calcext:value-type="float">
            <text:p>997</text:p>
          </table:table-cell>
          <table:table-cell office:value-type="float" office:value="0.236239869036648" calcext:value-type="float">
            <text:p>0.2362398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427581721293611" calcext:value-type="float">
            <text:p>0.427581721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98" calcext:value-type="float">
            <text:p>998</text:p>
          </table:table-cell>
          <table:table-cell office:value-type="float" office:value="0.232460031132062" calcext:value-type="float">
            <text:p>0.232460031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420740413752913" calcext:value-type="float">
            <text:p>0.42074041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99" calcext:value-type="float">
            <text:p>999</text:p>
          </table:table-cell>
          <table:table-cell office:value-type="float" office:value="0.228740670633949" calcext:value-type="float">
            <text:p>0.228740670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414008567132866" calcext:value-type="float">
            <text:p>0.41400856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0.225080819903806" calcext:value-type="float">
            <text:p>0.225080819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"Desviación Estandar del Peso"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x min</text:p>
          </table:table-cell>
          <table:table-cell office:value-type="string" calcext:value-type="string">
            <text:p>x max</text:p>
          </table:table-cell>
          <table:table-cell office:value-type="string" calcext:value-type="string">
            <text:p>y min</text:p>
          </table:table-cell>
          <table:table-cell table:style-name="Default" office:value-type="string" calcext:value-type="string">
            <text:p>y max</text:p>
          </table:table-cell>
          <table:table-cell office:value-type="string" calcext:value-type="string">
            <text:p>autoplot?</text:p>
          </table:table-cell>
          <table:table-cell office:value-type="string" calcext:value-type="string">
            <text:p>current pen</text:p>
          </table:table-cell>
          <table:table-cell office:value-type="string" calcext:value-type="string">
            <text:p>legend open?</text:p>
          </table:table-cell>
          <table:table-cell office:value-type="string" calcext:value-type="string">
            <text:p>number of pen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"default"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pen name</text:p>
          </table:table-cell>
          <table:table-cell office:value-type="string" calcext:value-type="string">
            <text:p>pen down?</text:p>
          </table:table-cell>
          <table:table-cell office:value-type="string" calcext:value-type="string">
            <text:p>mode</text:p>
          </table:table-cell>
          <table:table-cell table:style-name="Default" office:value-type="string" calcext:value-type="string">
            <text:p>interval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default"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"default"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pen down?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03180569409194" calcext:value-type="float">
            <text:p>0.0703180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57713053450065" calcext:value-type="float">
            <text:p>0.07577130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39622598462572" calcext:value-type="float">
            <text:p>0.08396225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849887766230567" calcext:value-type="float">
            <text:p>0.08498877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907530429048095" calcext:value-type="float">
            <text:p>0.0907530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920981880234208" calcext:value-type="float">
            <text:p>0.092098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917811864011854" calcext:value-type="float">
            <text:p>0.0917811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922339378434554" calcext:value-type="float">
            <text:p>0.0922339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916026671213224" calcext:value-type="float">
            <text:p>0.09160266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909240894824986" calcext:value-type="float">
            <text:p>0.09092408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19823600108714" calcext:value-type="float">
            <text:p>0.09198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00013960784899" calcext:value-type="float">
            <text:p>0.1000139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993185935429442" calcext:value-type="float">
            <text:p>0.09931859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998598857896512" calcext:value-type="float">
            <text:p>0.09985988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977629812330268" calcext:value-type="float">
            <text:p>0.09776298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981434280789226" calcext:value-type="float">
            <text:p>0.0981434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922136446819486" calcext:value-type="float">
            <text:p>0.09221364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920651054729621" calcext:value-type="float">
            <text:p>0.0920651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888152376047569" calcext:value-type="float">
            <text:p>0.0888152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88851488420065" calcext:value-type="float">
            <text:p>0.08885148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862397663705093" calcext:value-type="float">
            <text:p>0.0862397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88807700214541" calcext:value-type="float">
            <text:p>0.0888077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873867770111083" calcext:value-type="float">
            <text:p>0.087386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842535579229907" calcext:value-type="float">
            <text:p>0.08425355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814971747779899" calcext:value-type="float">
            <text:p>0.0814971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811020502505091" calcext:value-type="float">
            <text:p>0.08110205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780438953763715" calcext:value-type="float">
            <text:p>0.07804389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757251844088063" calcext:value-type="float">
            <text:p>0.0757251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760757334505244" calcext:value-type="float">
            <text:p>0.0760757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760998860761496" calcext:value-type="float">
            <text:p>0.0760998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775716657552632" calcext:value-type="float">
            <text:p>0.07757166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793086157334415" calcext:value-type="float">
            <text:p>0.07930861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785648207228664" calcext:value-type="float">
            <text:p>0.0785648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760445322730008" calcext:value-type="float">
            <text:p>0.0760445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762433919874302" calcext:value-type="float">
            <text:p>0.076243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759451618423232" calcext:value-type="float">
            <text:p>0.0759451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74730039252846" calcext:value-type="float">
            <text:p>0.0747300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73478269147071" calcext:value-type="float">
            <text:p>0.07347826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7214798986919" calcext:value-type="float">
            <text:p>0.07214798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716490869672233" calcext:value-type="float">
            <text:p>0.0716490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684027859310083" calcext:value-type="float">
            <text:p>0.06840278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770923728319679" calcext:value-type="float">
            <text:p>0.0770923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772380772710887" calcext:value-type="float">
            <text:p>0.07723807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750998593961224" calcext:value-type="float">
            <text:p>0.07509985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756205727628115" calcext:value-type="float">
            <text:p>0.0756205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744106435986065" calcext:value-type="float">
            <text:p>0.0744106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713967527178182" calcext:value-type="float">
            <text:p>0.07139675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694180874098319" calcext:value-type="float">
            <text:p>0.06941808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662215857403714" calcext:value-type="float">
            <text:p>0.06622158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647034408896069" calcext:value-type="float">
            <text:p>0.06470344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654860320840979" calcext:value-type="float">
            <text:p>0.0654860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691615263334437" calcext:value-type="float">
            <text:p>0.0691615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687444939245367" calcext:value-type="float">
            <text:p>0.06874449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678295745036125" calcext:value-type="float">
            <text:p>0.06782957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671839123702777" calcext:value-type="float">
            <text:p>0.0671839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663422754518427" calcext:value-type="float">
            <text:p>0.0663422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659730373582124" calcext:value-type="float">
            <text:p>0.0659730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665218475891644" calcext:value-type="float">
            <text:p>0.0665218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647455970842125" calcext:value-type="float">
            <text:p>0.06474559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639992504940651" calcext:value-type="float">
            <text:p>0.06399925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608044072410981" calcext:value-type="float">
            <text:p>0.0608044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661359988064283" calcext:value-type="float">
            <text:p>0.0661359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629796049797304" calcext:value-type="float">
            <text:p>0.0629796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617803719020252" calcext:value-type="float">
            <text:p>0.0617803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614223391491812" calcext:value-type="float">
            <text:p>0.0614223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610543337522872" calcext:value-type="float">
            <text:p>0.0610543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600203415536118" calcext:value-type="float">
            <text:p>0.06002034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585771690977056" calcext:value-type="float">
            <text:p>0.05857716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582827590555973" calcext:value-type="float">
            <text:p>0.05828275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569082731793683" calcext:value-type="float">
            <text:p>0.05690827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552959267594027" calcext:value-type="float">
            <text:p>0.0552959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684575531781918" calcext:value-type="float">
            <text:p>0.0684575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664824075759512" calcext:value-type="float">
            <text:p>0.06648240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629500992478751" calcext:value-type="float">
            <text:p>0.0629500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63070786660058" calcext:value-type="float">
            <text:p>0.0630707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633354905631351" calcext:value-type="float">
            <text:p>0.06333549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626845035021286" calcext:value-type="float">
            <text:p>0.0626845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613871409179033" calcext:value-type="float">
            <text:p>0.06138714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599481068193174" calcext:value-type="float">
            <text:p>0.05994810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600694237341115" calcext:value-type="float">
            <text:p>0.0600694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585674954709149" calcext:value-type="float">
            <text:p>0.05856749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67913776362802" calcext:value-type="float">
            <text:p>0.06791377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65654986453564" calcext:value-type="float">
            <text:p>0.06565498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645838598486426" calcext:value-type="float">
            <text:p>0.06458385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624678185160658" calcext:value-type="float">
            <text:p>0.06246781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610152568103064" calcext:value-type="float">
            <text:p>0.06101525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600559032390305" calcext:value-type="float">
            <text:p>0.0600559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598280575249515" calcext:value-type="float">
            <text:p>0.05982805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580947093541696" calcext:value-type="float">
            <text:p>0.0580947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572487763814728" calcext:value-type="float">
            <text:p>0.05724877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548408863647361" calcext:value-type="float">
            <text:p>0.0548408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639472158833021" calcext:value-type="float">
            <text:p>0.0639472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626613862495701" calcext:value-type="float">
            <text:p>0.06266138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612339680141784" calcext:value-type="float">
            <text:p>0.0612339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598529782731305" calcext:value-type="float">
            <text:p>0.05985297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585403346903905" calcext:value-type="float">
            <text:p>0.0585403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569427870235887" calcext:value-type="float">
            <text:p>0.0569427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57485854707689" calcext:value-type="float">
            <text:p>0.05748585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56218541437395" calcext:value-type="float">
            <text:p>0.05621854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551696859617115" calcext:value-type="float">
            <text:p>0.0551696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537102487719393" calcext:value-type="float">
            <text:p>0.0537102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632642799606856" calcext:value-type="float">
            <text:p>0.06326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609958227553376" calcext:value-type="float">
            <text:p>0.0609958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610127755339275" calcext:value-type="float">
            <text:p>0.0610127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594590738145432" calcext:value-type="float">
            <text:p>0.0594590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571977803030706" calcext:value-type="float">
            <text:p>0.05719778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558848129258603" calcext:value-type="float">
            <text:p>0.05588481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538936167348518" calcext:value-type="float">
            <text:p>0.0538936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533069515797762" calcext:value-type="float">
            <text:p>0.05330695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516092314128196" calcext:value-type="float">
            <text:p>0.0516092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498003570030103" calcext:value-type="float">
            <text:p>0.049800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593169559705743" calcext:value-type="float">
            <text:p>0.0593169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577232746423727" calcext:value-type="float">
            <text:p>0.05772327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553605524188303" calcext:value-type="float">
            <text:p>0.05536055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535489136879593" calcext:value-type="float">
            <text:p>0.05354891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520531758025299" calcext:value-type="float">
            <text:p>0.05205317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506752918799945" calcext:value-type="float">
            <text:p>0.0506752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483989814657098" calcext:value-type="float">
            <text:p>0.04839898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455103065498817" calcext:value-type="float">
            <text:p>0.04551030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443298527681969" calcext:value-type="float">
            <text:p>0.04432985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423561900384303" calcext:value-type="float">
            <text:p>0.042356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514632400790341" calcext:value-type="float">
            <text:p>0.05146324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498252226111712" calcext:value-type="float">
            <text:p>0.04982522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482144822474626" calcext:value-type="float">
            <text:p>0.04821448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462117569537469" calcext:value-type="float">
            <text:p>0.0462117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448973538008586" calcext:value-type="float">
            <text:p>0.0448973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435186719233467" calcext:value-type="float">
            <text:p>0.0435186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42318120571234" calcext:value-type="float">
            <text:p>0.04231812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409843236960559" calcext:value-type="float">
            <text:p>0.0409843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413173078927785" calcext:value-type="float">
            <text:p>0.0413173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40923553221268" calcext:value-type="float">
            <text:p>0.0409235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511036849727437" calcext:value-type="float">
            <text:p>0.051103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499915671251514" calcext:value-type="float">
            <text:p>0.04999156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487227942710138" calcext:value-type="float">
            <text:p>0.04872279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479035933457755" calcext:value-type="float">
            <text:p>0.04790359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465483736719186" calcext:value-type="float">
            <text:p>0.04654837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450990962272387" calcext:value-type="float">
            <text:p>0.04509909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425227631997018" calcext:value-type="float">
            <text:p>0.04252276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418935063935535" calcext:value-type="float">
            <text:p>0.0418935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404831641091813" calcext:value-type="float">
            <text:p>0.04048316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050850784128" calcext:value-type="float">
            <text:p>0.03910508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480173919886127" calcext:value-type="float">
            <text:p>0.048017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456058270057605" calcext:value-type="float">
            <text:p>0.0456058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447041801871745" calcext:value-type="float">
            <text:p>0.04470418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437017114199439" calcext:value-type="float">
            <text:p>0.0437017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423244531512289" calcext:value-type="float">
            <text:p>0.0423244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407318215244224" calcext:value-type="float">
            <text:p>0.04073182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392346693282344" calcext:value-type="float">
            <text:p>0.03923466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379495145399625" calcext:value-type="float">
            <text:p>0.0379495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366591723707109" calcext:value-type="float">
            <text:p>0.03665917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5937747137363" calcext:value-type="float">
            <text:p>0.03593774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462055944487335" calcext:value-type="float">
            <text:p>0.04620559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445612726902106" calcext:value-type="float">
            <text:p>0.04456127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431775833905693" calcext:value-type="float">
            <text:p>0.04317758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417870983758569" calcext:value-type="float">
            <text:p>0.0417870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404756528564642" calcext:value-type="float">
            <text:p>0.0404756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394129669212146" calcext:value-type="float">
            <text:p>0.03941296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383967442838623" calcext:value-type="float">
            <text:p>0.03839674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376642184138771" calcext:value-type="float">
            <text:p>0.03766421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368075623680376" calcext:value-type="float">
            <text:p>0.0368075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359913916815564" calcext:value-type="float">
            <text:p>0.03599139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42201489087513" calcext:value-type="float">
            <text:p>0.04220148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404944928434129" calcext:value-type="float">
            <text:p>0.04049449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394976209446932" calcext:value-type="float">
            <text:p>0.03949762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384877686414461" calcext:value-type="float">
            <text:p>0.03848776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37316914281516" calcext:value-type="float">
            <text:p>0.0373169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359218987627596" calcext:value-type="float">
            <text:p>0.0359218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340879157704183" calcext:value-type="float">
            <text:p>0.03408791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32843830666834" calcext:value-type="float">
            <text:p>0.0328438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320444379058215" calcext:value-type="float">
            <text:p>0.0320444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317464494173486" calcext:value-type="float">
            <text:p>0.03174644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421214191619624" calcext:value-type="float">
            <text:p>0.0421214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404673663035654" calcext:value-type="float">
            <text:p>0.04046736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389272943898233" calcext:value-type="float">
            <text:p>0.03892729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388908093476603" calcext:value-type="float">
            <text:p>0.03889080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396465491649841" calcext:value-type="float">
            <text:p>0.03964654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388486823268624" calcext:value-type="float">
            <text:p>0.03884868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377096770802905" calcext:value-type="float">
            <text:p>0.03770967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368549265712917" calcext:value-type="float">
            <text:p>0.0368549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356586700170758" calcext:value-type="float">
            <text:p>0.03565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339086167098893" calcext:value-type="float">
            <text:p>0.0339086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489472215954375" calcext:value-type="float">
            <text:p>0.0489472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481488904102049" calcext:value-type="float">
            <text:p>0.0481488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46085968520643" calcext:value-type="float">
            <text:p>0.0460859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450582741006784" calcext:value-type="float">
            <text:p>0.04505827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436249860582349" calcext:value-type="float">
            <text:p>0.0436249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422518436628492" calcext:value-type="float">
            <text:p>0.04225184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415325126982101" calcext:value-type="float">
            <text:p>0.0415325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396582896065582" calcext:value-type="float">
            <text:p>0.0396582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389096382795899" calcext:value-type="float">
            <text:p>0.0389096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379923964090103" calcext:value-type="float">
            <text:p>0.03799239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45293299882154" calcext:value-type="float">
            <text:p>0.0452932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433717464629704" calcext:value-type="float">
            <text:p>0.04337174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420069250131523" calcext:value-type="float">
            <text:p>0.0420069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413819726371121" calcext:value-type="float">
            <text:p>0.04138197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403638827315532" calcext:value-type="float">
            <text:p>0.04036388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396763970068464" calcext:value-type="float">
            <text:p>0.0396763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393851374900724" calcext:value-type="float">
            <text:p>0.0393851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389874724359473" calcext:value-type="float">
            <text:p>0.03898747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386551356953778" calcext:value-type="float">
            <text:p>0.0386551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8445464304367" calcext:value-type="float">
            <text:p>0.03844546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545810772037291" calcext:value-type="float">
            <text:p>0.05458107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534017379872957" calcext:value-type="float">
            <text:p>0.053401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527516347025453" calcext:value-type="float">
            <text:p>0.0527516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513629270490414" calcext:value-type="float">
            <text:p>0.0513629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495608897767238" calcext:value-type="float">
            <text:p>0.04956088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480310639826946" calcext:value-type="float">
            <text:p>0.048031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4807824519242" calcext:value-type="float">
            <text:p>0.0480782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471553883359577" calcext:value-type="float">
            <text:p>0.04715538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462442901740404" calcext:value-type="float">
            <text:p>0.04624429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457600139876792" calcext:value-type="float">
            <text:p>0.045760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554497765432788" calcext:value-type="float">
            <text:p>0.05544977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541294760485342" calcext:value-type="float">
            <text:p>0.054129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531964136569177" calcext:value-type="float">
            <text:p>0.05319641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523267902831989" calcext:value-type="float">
            <text:p>0.05232679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506249274102463" calcext:value-type="float">
            <text:p>0.0506249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496928989512237" calcext:value-type="float">
            <text:p>0.0496928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478809575138585" calcext:value-type="float">
            <text:p>0.04788095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462214192569075" calcext:value-type="float">
            <text:p>0.0462214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443781209389869" calcext:value-type="float">
            <text:p>0.04437812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43333483375423" calcext:value-type="float">
            <text:p>0.04333348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528857417935874" calcext:value-type="float">
            <text:p>0.05288574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503077357667411" calcext:value-type="float">
            <text:p>0.0503077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489734091102745" calcext:value-type="float">
            <text:p>0.0489734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476852168932965" calcext:value-type="float">
            <text:p>0.04768521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46616423450067" calcext:value-type="float">
            <text:p>0.0466164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455201306373952" calcext:value-type="float">
            <text:p>0.0455201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446454667167814" calcext:value-type="float">
            <text:p>0.0446454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440720566871935" calcext:value-type="float">
            <text:p>0.04407205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431327233383983" calcext:value-type="float">
            <text:p>0.0431327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417571001633175" calcext:value-type="float">
            <text:p>0.0417571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455768302756041" calcext:value-type="float">
            <text:p>0.0455768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442278865224595" calcext:value-type="float">
            <text:p>0.04422788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430037105531134" calcext:value-type="float">
            <text:p>0.0430037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415574292636978" calcext:value-type="float">
            <text:p>0.0415574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406663498456897" calcext:value-type="float">
            <text:p>0.0406663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393377475022452" calcext:value-type="float">
            <text:p>0.0393377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392004431107819" calcext:value-type="float">
            <text:p>0.03920044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383415193000845" calcext:value-type="float">
            <text:p>0.0383415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382979829697649" calcext:value-type="float">
            <text:p>0.0382979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69901091357757" calcext:value-type="float">
            <text:p>0.0369901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516442897775655" calcext:value-type="float">
            <text:p>0.05164428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494877635009474" calcext:value-type="float">
            <text:p>0.0494877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483563943135941" calcext:value-type="float">
            <text:p>0.04835639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47295724530126" calcext:value-type="float">
            <text:p>0.0472957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471536139534963" calcext:value-type="float">
            <text:p>0.0471536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462623613042481" calcext:value-type="float">
            <text:p>0.04626236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447056723359544" calcext:value-type="float">
            <text:p>0.04470567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436205295382824" calcext:value-type="float">
            <text:p>0.0436205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42462536106107" calcext:value-type="float">
            <text:p>0.0424625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420485872531278" calcext:value-type="float">
            <text:p>0.0420485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454719732690722" calcext:value-type="float">
            <text:p>0.04547197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440676926777067" calcext:value-type="float">
            <text:p>0.04406769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411493817392214" calcext:value-type="float">
            <text:p>0.04114938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399911486629115" calcext:value-type="float">
            <text:p>0.03999114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38660055938131" calcext:value-type="float">
            <text:p>0.03866005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377538759521594" calcext:value-type="float">
            <text:p>0.037753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370588869389591" calcext:value-type="float">
            <text:p>0.037058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362044047737794" calcext:value-type="float">
            <text:p>0.0362044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354599583953562" calcext:value-type="float">
            <text:p>0.03545995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346771181084481" calcext:value-type="float">
            <text:p>0.0346771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473595404130506" calcext:value-type="float">
            <text:p>0.0473595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460762447395807" calcext:value-type="float">
            <text:p>0.04607624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448606729220415" calcext:value-type="float">
            <text:p>0.04486067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43479438845027" calcext:value-type="float">
            <text:p>0.0434794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424223553443784" calcext:value-type="float">
            <text:p>0.04242235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414359277901049" calcext:value-type="float">
            <text:p>0.0414359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402386365908193" calcext:value-type="float">
            <text:p>0.0402386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392917636618572" calcext:value-type="float">
            <text:p>0.03929176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38055911108791" calcext:value-type="float">
            <text:p>0.0380559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369149796335715" calcext:value-type="float">
            <text:p>0.03691497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442719345464405" calcext:value-type="float">
            <text:p>0.0442719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421329017630105" calcext:value-type="float">
            <text:p>0.0421329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415516356616553" calcext:value-type="float">
            <text:p>0.0415516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415720142721144" calcext:value-type="float">
            <text:p>0.0415720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403818391270116" calcext:value-type="float">
            <text:p>0.0403818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393025132397779" calcext:value-type="float">
            <text:p>0.0393025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38603104017789" calcext:value-type="float">
            <text:p>0.038603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382524419682156" calcext:value-type="float">
            <text:p>0.0382524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372834634264526" calcext:value-type="float">
            <text:p>0.03728346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375585376652151" calcext:value-type="float">
            <text:p>0.0375585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471130840781745" calcext:value-type="float">
            <text:p>0.04711308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467243949477026" calcext:value-type="float">
            <text:p>0.04672439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454929568003654" calcext:value-type="float">
            <text:p>0.04549295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453382830639232" calcext:value-type="float">
            <text:p>0.04533828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444418246259353" calcext:value-type="float">
            <text:p>0.0444418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434509533907872" calcext:value-type="float">
            <text:p>0.04345095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425520769880106" calcext:value-type="float">
            <text:p>0.042552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418904121421831" calcext:value-type="float">
            <text:p>0.0418904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413804730974688" calcext:value-type="float">
            <text:p>0.04138047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407322742953614" calcext:value-type="float">
            <text:p>0.04073227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527627931592043" calcext:value-type="float">
            <text:p>0.05276279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517500301786495" calcext:value-type="float">
            <text:p>0.0517500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505013894846149" calcext:value-type="float">
            <text:p>0.05050138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493825557039104" calcext:value-type="float">
            <text:p>0.04938255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483871391356272" calcext:value-type="float">
            <text:p>0.0483871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482796036363471" calcext:value-type="float">
            <text:p>0.0482796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476429693066204" calcext:value-type="float">
            <text:p>0.04764296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463879691808702" calcext:value-type="float">
            <text:p>0.04638796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453036118088953" calcext:value-type="float">
            <text:p>0.0453036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442777503785856" calcext:value-type="float">
            <text:p>0.04427775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569324096349552" calcext:value-type="float">
            <text:p>0.056932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560063658823082" calcext:value-type="float">
            <text:p>0.05600636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544999863856044" calcext:value-type="float">
            <text:p>0.0544999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541400270521549" calcext:value-type="float">
            <text:p>0.0541400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529151335066325" calcext:value-type="float">
            <text:p>0.0529151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534478405840645" calcext:value-type="float">
            <text:p>0.05344784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53439408926247" calcext:value-type="float">
            <text:p>0.0534394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522388624144111" calcext:value-type="float">
            <text:p>0.0522388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512227213146834" calcext:value-type="float">
            <text:p>0.0512227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501473977925723" calcext:value-type="float">
            <text:p>0.05014739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592741818028845" calcext:value-type="float">
            <text:p>0.059274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58847917554481" calcext:value-type="float">
            <text:p>0.0588479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580163685506827" calcext:value-type="float">
            <text:p>0.05801636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567520031205231" calcext:value-type="float">
            <text:p>0.05675200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550593845048476" calcext:value-type="float">
            <text:p>0.05505938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537842864943703" calcext:value-type="float">
            <text:p>0.05378428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529835793894703" calcext:value-type="float">
            <text:p>0.0529835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517079029193339" calcext:value-type="float">
            <text:p>0.0517079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50858963889137" calcext:value-type="float">
            <text:p>0.05085896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499154650299519" calcext:value-type="float">
            <text:p>0.0499154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666838621621271" calcext:value-type="float">
            <text:p>0.06668386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650911106020285" calcext:value-type="float">
            <text:p>0.0650911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635690217367527" calcext:value-type="float">
            <text:p>0.06356902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616763631145361" calcext:value-type="float">
            <text:p>0.06167636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603688808757577" calcext:value-type="float">
            <text:p>0.06036888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591495678194396" calcext:value-type="float">
            <text:p>0.0591495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576958049772601" calcext:value-type="float">
            <text:p>0.057695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560659747071622" calcext:value-type="float">
            <text:p>0.05606597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54211280222521" calcext:value-type="float">
            <text:p>0.05421128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534710762593109" calcext:value-type="float">
            <text:p>0.05347107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633377603506424" calcext:value-type="float">
            <text:p>0.06333776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623750591575768" calcext:value-type="float">
            <text:p>0.06237505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609600391586394" calcext:value-type="float">
            <text:p>0.0609600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594786650167381" calcext:value-type="float">
            <text:p>0.0594786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582987195560332" calcext:value-type="float">
            <text:p>0.05829871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569821727076897" calcext:value-type="float">
            <text:p>0.05698217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549999323886114" calcext:value-type="float">
            <text:p>0.0549999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538342620644018" calcext:value-type="float">
            <text:p>0.0538342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52543558485285" calcext:value-type="float">
            <text:p>0.05254355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513729555547505" calcext:value-type="float">
            <text:p>0.0513729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652139280588872" calcext:value-type="float">
            <text:p>0.0652139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641874351404346" calcext:value-type="float">
            <text:p>0.0641874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628899337048729" calcext:value-type="float">
            <text:p>0.0628899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628141111476482" calcext:value-type="float">
            <text:p>0.0628141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618473944301428" calcext:value-type="float">
            <text:p>0.06184739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610814682848243" calcext:value-type="float">
            <text:p>0.06108146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605073308509206" calcext:value-type="float">
            <text:p>0.0605073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594351921108176" calcext:value-type="float">
            <text:p>0.05943519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586036352301788" calcext:value-type="float">
            <text:p>0.0586036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569229207707976" calcext:value-type="float">
            <text:p>0.05692292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663247466316633" calcext:value-type="float">
            <text:p>0.06632474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650388395420525" calcext:value-type="float">
            <text:p>0.0650388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63897806711398" calcext:value-type="float">
            <text:p>0.0638978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63034461361613" calcext:value-type="float">
            <text:p>0.06303446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61730449795631" calcext:value-type="float">
            <text:p>0.0617304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605046834980036" calcext:value-type="float">
            <text:p>0.06050468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592174897421208" calcext:value-type="float">
            <text:p>0.05921748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58195997062823" calcext:value-type="float">
            <text:p>0.05819599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569030492566468" calcext:value-type="float">
            <text:p>0.05690304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558635315489383" calcext:value-type="float">
            <text:p>0.0558635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668804093220843" calcext:value-type="float">
            <text:p>0.06688040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654285051624187" calcext:value-type="float">
            <text:p>0.06542850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640292341740229" calcext:value-type="float">
            <text:p>0.0640292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640962785754651" calcext:value-type="float">
            <text:p>0.06409627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640628151167886" calcext:value-type="float">
            <text:p>0.06406281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621999319420793" calcext:value-type="float">
            <text:p>0.0621999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607182474451477" calcext:value-type="float">
            <text:p>0.06071824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593115382216994" calcext:value-type="float">
            <text:p>0.0593115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568819943840897" calcext:value-type="float">
            <text:p>0.05688199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551351526020134" calcext:value-type="float">
            <text:p>0.05513515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724592911595237" calcext:value-type="float">
            <text:p>0.0724592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709972907902669" calcext:value-type="float">
            <text:p>0.0709972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691418470226339" calcext:value-type="float">
            <text:p>0.0691418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680572248434551" calcext:value-type="float">
            <text:p>0.0680572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665468929878019" calcext:value-type="float">
            <text:p>0.0665468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645823519191547" calcext:value-type="float">
            <text:p>0.06458235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621452197507276" calcext:value-type="float">
            <text:p>0.06214521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601985292617068" calcext:value-type="float">
            <text:p>0.0601985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587518994576299" calcext:value-type="float">
            <text:p>0.05875189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580253034190463" calcext:value-type="float">
            <text:p>0.0580253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662471506605221" calcext:value-type="float">
            <text:p>0.0662471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645634835013207" calcext:value-type="float">
            <text:p>0.06456348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627968367238629" calcext:value-type="float">
            <text:p>0.0627968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611023093402212" calcext:value-type="float">
            <text:p>0.06110230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595963541865927" calcext:value-type="float">
            <text:p>0.05959635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581107487809016" calcext:value-type="float">
            <text:p>0.0581107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567662471103777" calcext:value-type="float">
            <text:p>0.05676624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552180280570935" calcext:value-type="float">
            <text:p>0.0552180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537414184247117" calcext:value-type="float">
            <text:p>0.05374141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523376255800732" calcext:value-type="float">
            <text:p>0.0523376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633865841870755" calcext:value-type="float">
            <text:p>0.06338658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616636037079171" calcext:value-type="float">
            <text:p>0.06166360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600662723416654" calcext:value-type="float">
            <text:p>0.06006627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585457360818091" calcext:value-type="float">
            <text:p>0.0585457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578753912968499" calcext:value-type="float">
            <text:p>0.05787539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563870025676689" calcext:value-type="float">
            <text:p>0.0563870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5473639433789" calcext:value-type="float">
            <text:p>0.05473639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535136263782559" calcext:value-type="float">
            <text:p>0.0535136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522022177514245" calcext:value-type="float">
            <text:p>0.0522022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509796245680767" calcext:value-type="float">
            <text:p>0.0509796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597667903562638" calcext:value-type="float">
            <text:p>0.0597667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581947732804856" calcext:value-type="float">
            <text:p>0.05819477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566895338394383" calcext:value-type="float">
            <text:p>0.0566895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552519773758105" calcext:value-type="float">
            <text:p>0.05525197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538830169692387" calcext:value-type="float">
            <text:p>0.053883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524689469092563" calcext:value-type="float">
            <text:p>0.05246894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510746288909093" calcext:value-type="float">
            <text:p>0.0510746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498564812118435" calcext:value-type="float">
            <text:p>0.04985648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490754969849232" calcext:value-type="float">
            <text:p>0.0490754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477390617102343" calcext:value-type="float">
            <text:p>0.04773906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602351329548926" calcext:value-type="float">
            <text:p>0.060235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591465091159614" calcext:value-type="float">
            <text:p>0.0591465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576583114997278" calcext:value-type="float">
            <text:p>0.05765831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550708908995757" calcext:value-type="float">
            <text:p>0.0550708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537576647722906" calcext:value-type="float">
            <text:p>0.0537576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528463673371374" calcext:value-type="float">
            <text:p>0.05284636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5127947987072" calcext:value-type="float">
            <text:p>0.0512794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486719118271683" calcext:value-type="float">
            <text:p>0.0486719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472832227398291" calcext:value-type="float">
            <text:p>0.0472832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457170077028096" calcext:value-type="float">
            <text:p>0.0457170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518869235224604" calcext:value-type="float">
            <text:p>0.0518869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502873139053828" calcext:value-type="float">
            <text:p>0.0502873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48303597999029" calcext:value-type="float">
            <text:p>0.0483035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467947622727717" calcext:value-type="float">
            <text:p>0.0467947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453034955358327" calcext:value-type="float">
            <text:p>0.04530349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440249745087889" calcext:value-type="float">
            <text:p>0.04402497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434731181646408" calcext:value-type="float">
            <text:p>0.0434731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424730079411445" calcext:value-type="float">
            <text:p>0.0424730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413706828424473" calcext:value-type="float">
            <text:p>0.0413706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404320742944307" calcext:value-type="float">
            <text:p>0.04043207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485439522479507" calcext:value-type="float">
            <text:p>0.04854395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481416918923044" calcext:value-type="float">
            <text:p>0.0481416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471464363065275" calcext:value-type="float">
            <text:p>0.0471464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461932247807726" calcext:value-type="float">
            <text:p>0.0461932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447603686552531" calcext:value-type="float">
            <text:p>0.04476036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446284622884942" calcext:value-type="float">
            <text:p>0.0446284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437303089800233" calcext:value-type="float">
            <text:p>0.043730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42835885720142" calcext:value-type="float">
            <text:p>0.04283588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420719587703542" calcext:value-type="float">
            <text:p>0.0420719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413030660729208" calcext:value-type="float">
            <text:p>0.04130306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531596154492326" calcext:value-type="float">
            <text:p>0.0531596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515116142998763" calcext:value-type="float">
            <text:p>0.0515116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500948363182572" calcext:value-type="float">
            <text:p>0.0500948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489002054184937" calcext:value-type="float">
            <text:p>0.04890020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479127049128148" calcext:value-type="float">
            <text:p>0.04791270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46852683125392" calcext:value-type="float">
            <text:p>0.04685268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454275683582987" calcext:value-type="float">
            <text:p>0.0454275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440476182694036" calcext:value-type="float">
            <text:p>0.04404761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426106428521929" calcext:value-type="float">
            <text:p>0.0426106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413325436117127" calcext:value-type="float">
            <text:p>0.0413325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482194541162183" calcext:value-type="float">
            <text:p>0.0482194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468199664703535" calcext:value-type="float">
            <text:p>0.04681996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454786697005307" calcext:value-type="float">
            <text:p>0.04547866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441966532745772" calcext:value-type="float">
            <text:p>0.04419665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429750465642599" calcext:value-type="float">
            <text:p>0.04297504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415827615346024" calcext:value-type="float">
            <text:p>0.0415827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404954829635523" calcext:value-type="float">
            <text:p>0.0404954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396655389644411" calcext:value-type="float">
            <text:p>0.0396655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388343103347997" calcext:value-type="float">
            <text:p>0.03883431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365068979361674" calcext:value-type="float">
            <text:p>0.03650689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496016375317323" calcext:value-type="float">
            <text:p>0.0496016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48751593109938" calcext:value-type="float">
            <text:p>0.04875159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473819937352484" calcext:value-type="float">
            <text:p>0.04738199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461853164899274" calcext:value-type="float">
            <text:p>0.0461853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451867167792467" calcext:value-type="float">
            <text:p>0.0451867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44688491055728" calcext:value-type="float">
            <text:p>0.04468849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44231966817904" calcext:value-type="float">
            <text:p>0.04423196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439960602699148" calcext:value-type="float">
            <text:p>0.04399606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433223491294088" calcext:value-type="float">
            <text:p>0.04332234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427058905704777" calcext:value-type="float">
            <text:p>0.04270589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576440797786833" calcext:value-type="float">
            <text:p>0.0576440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567474861033227" calcext:value-type="float">
            <text:p>0.0567474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558395263256696" calcext:value-type="float">
            <text:p>0.0558395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549460939044589" calcext:value-type="float">
            <text:p>0.05494609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540669564019875" calcext:value-type="float">
            <text:p>0.05406695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537087041947237" calcext:value-type="float">
            <text:p>0.05370870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528493649276081" calcext:value-type="float">
            <text:p>0.05284936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519140472861312" calcext:value-type="float">
            <text:p>0.05191404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512412614297042" calcext:value-type="float">
            <text:p>0.05124126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501282585519246" calcext:value-type="float">
            <text:p>0.05012825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655680441225823" calcext:value-type="float">
            <text:p>0.06556804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647765847046537" calcext:value-type="float">
            <text:p>0.06477658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635157413195213" calcext:value-type="float">
            <text:p>0.06351574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621582468556169" calcext:value-type="float">
            <text:p>0.06215824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607955322059808" calcext:value-type="float">
            <text:p>0.0607955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594745251303323" calcext:value-type="float">
            <text:p>0.05947452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584061208123791" calcext:value-type="float">
            <text:p>0.05840612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572653745668972" calcext:value-type="float">
            <text:p>0.05726537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564114464480122" calcext:value-type="float">
            <text:p>0.0564114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554545349312839" calcext:value-type="float">
            <text:p>0.0554545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688450138024832" calcext:value-type="float">
            <text:p>0.06884501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677756744618478" calcext:value-type="float">
            <text:p>0.06777567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665200610256706" calcext:value-type="float">
            <text:p>0.066520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652975515418769" calcext:value-type="float">
            <text:p>0.06529755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643419651006361" calcext:value-type="float">
            <text:p>0.06434196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630544861203328" calcext:value-type="float">
            <text:p>0.0630544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617028427206426" calcext:value-type="float">
            <text:p>0.06170284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603944605344017" calcext:value-type="float">
            <text:p>0.06039446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591293515114633" calcext:value-type="float">
            <text:p>0.05912935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572287574435103" calcext:value-type="float">
            <text:p>0.05722875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624623157368429" calcext:value-type="float">
            <text:p>0.06246231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611745930950159" calcext:value-type="float">
            <text:p>0.06117459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599290124357016" calcext:value-type="float">
            <text:p>0.0599290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587255430827553" calcext:value-type="float">
            <text:p>0.05872554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570013947775893" calcext:value-type="float">
            <text:p>0.05700139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557379132117281" calcext:value-type="float">
            <text:p>0.0557379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543757698587271" calcext:value-type="float">
            <text:p>0.0543757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529355637653563" calcext:value-type="float">
            <text:p>0.0529355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51401972838908" calcext:value-type="float">
            <text:p>0.0514019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499286670597165" calcext:value-type="float">
            <text:p>0.04992866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52482741521603" calcext:value-type="float">
            <text:p>0.05248274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52031047117696" calcext:value-type="float">
            <text:p>0.05203104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508400304235789" calcext:value-type="float">
            <text:p>0.0508400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49666002640775" calcext:value-type="float">
            <text:p>0.0496660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0485945336683535" calcext:value-type="float">
            <text:p>0.0485945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0480024267428416" calcext:value-type="float">
            <text:p>0.0480024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0470540150382635" calcext:value-type="float">
            <text:p>0.047054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0464360434594456" calcext:value-type="float">
            <text:p>0.0464360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456038111803423" calcext:value-type="float">
            <text:p>0.0456038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456787153197319" calcext:value-type="float">
            <text:p>0.0456787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0538211525011264" calcext:value-type="float">
            <text:p>0.05382115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528814320072105" calcext:value-type="float">
            <text:p>0.0528814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0519284261095259" calcext:value-type="float">
            <text:p>0.0519284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0508253495323848" calcext:value-type="float">
            <text:p>0.0508253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497545528901752" calcext:value-type="float">
            <text:p>0.0497545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0487159895995228" calcext:value-type="float">
            <text:p>0.0487159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473363102896489" calcext:value-type="float">
            <text:p>0.04733631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0464268161929322" calcext:value-type="float">
            <text:p>0.04642681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454927683741692" calcext:value-type="float">
            <text:p>0.0454927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444448563229163" calcext:value-type="float">
            <text:p>0.04444485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0544130968243804" calcext:value-type="float">
            <text:p>0.05441309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532949313095963" calcext:value-type="float">
            <text:p>0.0532949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0539341924520113" calcext:value-type="float">
            <text:p>0.05393419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0528697221977816" calcext:value-type="float">
            <text:p>0.05286972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0522566438851799" calcext:value-type="float">
            <text:p>0.05225664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0507086336463304" calcext:value-type="float">
            <text:p>0.0507086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0498053431555909" calcext:value-type="float">
            <text:p>0.04980534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0487865978680362" calcext:value-type="float">
            <text:p>0.04878659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0479167943474361" calcext:value-type="float">
            <text:p>0.04791679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470565961436112" calcext:value-type="float">
            <text:p>0.04705659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0522294274689307" calcext:value-type="float">
            <text:p>0.0522294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051124722736166" calcext:value-type="float">
            <text:p>0.0511247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0500772248075946" calcext:value-type="float">
            <text:p>0.0500772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490872149152078" calcext:value-type="float">
            <text:p>0.0490872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0481549136790752" calcext:value-type="float">
            <text:p>0.04815491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0474496558304417" calcext:value-type="float">
            <text:p>0.04744965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0467491538356576" calcext:value-type="float">
            <text:p>0.0467491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0460056567994313" calcext:value-type="float">
            <text:p>0.04600565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0453193267503697" calcext:value-type="float">
            <text:p>0.0453193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445214379135047" calcext:value-type="float">
            <text:p>0.0445214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0483560790724308" calcext:value-type="float">
            <text:p>0.04835607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0480776617521623" calcext:value-type="float">
            <text:p>0.0480776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0474202823857927" calcext:value-type="float">
            <text:p>0.04742028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0465399871681713" calcext:value-type="float">
            <text:p>0.0465399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0446674018510072" calcext:value-type="float">
            <text:p>0.0446674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0429809727606285" calcext:value-type="float">
            <text:p>0.0429809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0422506175749612" calcext:value-type="float">
            <text:p>0.0422506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419299028228112" calcext:value-type="float">
            <text:p>0.0419299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0408928808007465" calcext:value-type="float">
            <text:p>0.0408928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398925182770308" calcext:value-type="float">
            <text:p>0.03989251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0537066115422826" calcext:value-type="float">
            <text:p>0.05370661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0526126722205926" calcext:value-type="float">
            <text:p>0.05261267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0516451115165099" calcext:value-type="float">
            <text:p>0.05164511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0506402877200723" calcext:value-type="float">
            <text:p>0.05064028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0498811404204993" calcext:value-type="float">
            <text:p>0.0498811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0491862658250129" calcext:value-type="float">
            <text:p>0.04918626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0485526025270058" calcext:value-type="float">
            <text:p>0.0485526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0466712826894345" calcext:value-type="float">
            <text:p>0.04667128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0458007901495217" calcext:value-type="float">
            <text:p>0.0458007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0452989409879398" calcext:value-type="float">
            <text:p>0.0452989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0534380112685581" calcext:value-type="float">
            <text:p>0.05343801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0522645165358536" calcext:value-type="float">
            <text:p>0.0522645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0511448326393623" calcext:value-type="float">
            <text:p>0.0511448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0503520927987259" calcext:value-type="float">
            <text:p>0.05035209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486066610786881" calcext:value-type="float">
            <text:p>0.04860666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0473501064127549" calcext:value-type="float">
            <text:p>0.0473501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0467117276652619" calcext:value-type="float">
            <text:p>0.0467117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0455853928491608" calcext:value-type="float">
            <text:p>0.04558539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0445251936526666" calcext:value-type="float">
            <text:p>0.04452519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438972065573255" calcext:value-type="float">
            <text:p>0.04389720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0513427188778536" calcext:value-type="float">
            <text:p>0.05134271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0501438569472043" calcext:value-type="float">
            <text:p>0.0501438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0490130906166681" calcext:value-type="float">
            <text:p>0.04901309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0477776580573633" calcext:value-type="float">
            <text:p>0.04777765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0465151261293352" calcext:value-type="float">
            <text:p>0.0465151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0455101026426891" calcext:value-type="float">
            <text:p>0.0455101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0443915235376851" calcext:value-type="float">
            <text:p>0.0443915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0433208649181409" calcext:value-type="float">
            <text:p>0.04332086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0422986152073014" calcext:value-type="float">
            <text:p>0.0422986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413252552544411" calcext:value-type="float">
            <text:p>0.04132525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0455532535563416" calcext:value-type="float">
            <text:p>0.0455532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0445702432819882" calcext:value-type="float">
            <text:p>0.04457024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0441333455386775" calcext:value-type="float">
            <text:p>0.04413334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0432355243323405" calcext:value-type="float">
            <text:p>0.0432355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0423873519599147" calcext:value-type="float">
            <text:p>0.042387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0415890051396292" calcext:value-type="float">
            <text:p>0.04158900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0408405953900324" calcext:value-type="float">
            <text:p>0.04084059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0401421576681472" calcext:value-type="float">
            <text:p>0.04014215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0386568710598114" calcext:value-type="float">
            <text:p>0.03865687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379356363338633" calcext:value-type="float">
            <text:p>0.0379356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0538592198239829" calcext:value-type="float">
            <text:p>0.05385921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052855754285808" calcext:value-type="float">
            <text:p>0.05285575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05243255625454" calcext:value-type="float">
            <text:p>0.05243255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0514683120254447" calcext:value-type="float">
            <text:p>0.051468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0508929082989331" calcext:value-type="float">
            <text:p>0.05089290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0497266843267251" calcext:value-type="float">
            <text:p>0.04972668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0485458752408849" calcext:value-type="float">
            <text:p>0.0485458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0471978451392309" calcext:value-type="float">
            <text:p>0.047197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0459701067857497" calcext:value-type="float">
            <text:p>0.04597010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450058843242947" calcext:value-type="float">
            <text:p>0.04500588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050816201947302" calcext:value-type="float">
            <text:p>0.0508162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0493988679925304" calcext:value-type="float">
            <text:p>0.0493988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0480510865814588" calcext:value-type="float">
            <text:p>0.04805108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0467605523705161" calcext:value-type="float">
            <text:p>0.04676055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0455611415900439" calcext:value-type="float">
            <text:p>0.04556114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0444352255188113" calcext:value-type="float">
            <text:p>0.0444352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0433840002840425" calcext:value-type="float">
            <text:p>0.0433840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0424202377114201" calcext:value-type="float">
            <text:p>0.0424202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0415300994957141" calcext:value-type="float">
            <text:p>0.04153009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0409529923851564" calcext:value-type="float">
            <text:p>0.0409529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0614100268760992" calcext:value-type="float">
            <text:p>0.0614100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0601172227364079" calcext:value-type="float">
            <text:p>0.0601172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059366372740875" calcext:value-type="float">
            <text:p>0.05936637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0581527820370806" calcext:value-type="float">
            <text:p>0.058152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571828914878364" calcext:value-type="float">
            <text:p>0.0571828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0561032118922681" calcext:value-type="float">
            <text:p>0.0561032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0550760707521486" calcext:value-type="float">
            <text:p>0.05507607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0542469615014809" calcext:value-type="float">
            <text:p>0.0542469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0533704082493886" calcext:value-type="float">
            <text:p>0.05337040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0524416579229431" calcext:value-type="float">
            <text:p>0.05244165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0591891576296129" calcext:value-type="float">
            <text:p>0.05918915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0580374912893174" calcext:value-type="float">
            <text:p>0.05803749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0571675409570501" calcext:value-type="float">
            <text:p>0.057167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0553970702454183" calcext:value-type="float">
            <text:p>0.05539707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0543605487627251" calcext:value-type="float">
            <text:p>0.0543605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0533577119390993" calcext:value-type="float">
            <text:p>0.0533577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0523884290550199" calcext:value-type="float">
            <text:p>0.0523884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0514525657739489" calcext:value-type="float">
            <text:p>0.05145256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0505499822711271" calcext:value-type="float">
            <text:p>0.05054998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496805312780348" calcext:value-type="float">
            <text:p>0.0496805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0504767108869728" calcext:value-type="float">
            <text:p>0.0504767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0495996284564375" calcext:value-type="float">
            <text:p>0.0495996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0487479003844067" calcext:value-type="float">
            <text:p>0.0487479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0479213462225496" calcext:value-type="float">
            <text:p>0.04792134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0470941525029364" calcext:value-type="float">
            <text:p>0.04709415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0470520984731429" calcext:value-type="float">
            <text:p>0.0470520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0462951213093723" calcext:value-type="float">
            <text:p>0.0462951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0449639829931232" calcext:value-type="float">
            <text:p>0.0449639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0434538646091225" calcext:value-type="float">
            <text:p>0.04345386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42401789112885" calcext:value-type="float">
            <text:p>0.04240178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0550374026540479" calcext:value-type="float">
            <text:p>0.0550374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0543068617880137" calcext:value-type="float">
            <text:p>0.0543068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0532269906051727" calcext:value-type="float">
            <text:p>0.05322699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0521802612006139" calcext:value-type="float">
            <text:p>0.0521802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0511665826164546" calcext:value-type="float">
            <text:p>0.05116658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0502811392353602" calcext:value-type="float">
            <text:p>0.0502811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0493336245558398" calcext:value-type="float">
            <text:p>0.0493336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0482999635480732" calcext:value-type="float">
            <text:p>0.0482999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0474224636977429" calcext:value-type="float">
            <text:p>0.04742246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464455928547403" calcext:value-type="float">
            <text:p>0.04644559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0558110706090354" calcext:value-type="float">
            <text:p>0.0558110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0538920134616556" calcext:value-type="float">
            <text:p>0.0538920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0530442143128798" calcext:value-type="float">
            <text:p>0.0530442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051224482711712" calcext:value-type="float">
            <text:p>0.05122448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0503031465700595" calcext:value-type="float">
            <text:p>0.05030314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0491028019880381" calcext:value-type="float">
            <text:p>0.0491028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047949408020328" calcext:value-type="float">
            <text:p>0.047949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0466901799592501" calcext:value-type="float">
            <text:p>0.04669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0454832184919105" calcext:value-type="float">
            <text:p>0.04548321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443292088511512" calcext:value-type="float">
            <text:p>0.0443292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0463563611843241" calcext:value-type="float">
            <text:p>0.0463563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045207735759809" calcext:value-type="float">
            <text:p>0.0452077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0441172494947951" calcext:value-type="float">
            <text:p>0.0441172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0430856343874838" calcext:value-type="float">
            <text:p>0.0430856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419120386331876" calcext:value-type="float">
            <text:p>0.0419120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0408039569208987" calcext:value-type="float">
            <text:p>0.0408039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0397626424504382" calcext:value-type="float">
            <text:p>0.03976264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039385815836419" calcext:value-type="float">
            <text:p>0.03938581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0386618011258123" calcext:value-type="float">
            <text:p>0.0386618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378347351316688" calcext:value-type="float">
            <text:p>0.0378347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0454877164470853" calcext:value-type="float">
            <text:p>0.04548771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0445686078811058" calcext:value-type="float">
            <text:p>0.0445686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04368756542065" calcext:value-type="float">
            <text:p>0.04368756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0428446342731777" calcext:value-type="float">
            <text:p>0.0428446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0420398414808085" calcext:value-type="float">
            <text:p>0.04203984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0411042299371532" calcext:value-type="float">
            <text:p>0.0411042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0394720044071896" calcext:value-type="float">
            <text:p>0.03947200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0386446210354002" calcext:value-type="float">
            <text:p>0.038644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0378656979758427" calcext:value-type="float">
            <text:p>0.0378656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371354888118686" calcext:value-type="float">
            <text:p>0.0371354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0540785174059046" calcext:value-type="float">
            <text:p>0.05407851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0536020219203506" calcext:value-type="float">
            <text:p>0.0536020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0527155730588628" calcext:value-type="float">
            <text:p>0.05271557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0516814185482141" calcext:value-type="float">
            <text:p>0.05168141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0506813206160428" calcext:value-type="float">
            <text:p>0.05068132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0495381432582224" calcext:value-type="float">
            <text:p>0.04953814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0484350918590932" calcext:value-type="float">
            <text:p>0.0484350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0473723085105913" calcext:value-type="float">
            <text:p>0.04737230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0463499378652119" calcext:value-type="float">
            <text:p>0.0463499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453681229643476" calcext:value-type="float">
            <text:p>0.045368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0536756560567632" calcext:value-type="float">
            <text:p>0.05367565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0530378477323629" calcext:value-type="float">
            <text:p>0.05303784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0519085330598235" calcext:value-type="float">
            <text:p>0.0519085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0511226063537414" calcext:value-type="float">
            <text:p>0.0511226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0500545644171889" calcext:value-type="float">
            <text:p>0.05005456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0486400496387847" calcext:value-type="float">
            <text:p>0.0486400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0474889749954396" calcext:value-type="float">
            <text:p>0.047488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0463759937532603" calcext:value-type="float">
            <text:p>0.04637599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0453012763625838" calcext:value-type="float">
            <text:p>0.04530127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442650042871835" calcext:value-type="float">
            <text:p>0.04426500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0536627894320582" calcext:value-type="float">
            <text:p>0.05366278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0520683767029435" calcext:value-type="float">
            <text:p>0.05206837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0509462116967167" calcext:value-type="float">
            <text:p>0.05094621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0498695777049314" calcext:value-type="float">
            <text:p>0.0498695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488386372412659" calcext:value-type="float">
            <text:p>0.0488386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0478535375920245" calcext:value-type="float">
            <text:p>0.0478535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0469144042768263" calcext:value-type="float">
            <text:p>0.04691440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0460213340845464" calcext:value-type="float">
            <text:p>0.0460213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0453287664115742" calcext:value-type="float">
            <text:p>0.0453287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443936265608321" calcext:value-type="float">
            <text:p>0.0443936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0581977513658765" calcext:value-type="float">
            <text:p>0.05819775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0571633060665052" calcext:value-type="float">
            <text:p>0.0571633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0561661400032389" calcext:value-type="float">
            <text:p>0.056166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0552060865572456" calcext:value-type="float">
            <text:p>0.05520608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542829675539647" calcext:value-type="float">
            <text:p>0.05428296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0532523563321911" calcext:value-type="float">
            <text:p>0.05325235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0522658175816158" calcext:value-type="float">
            <text:p>0.0522658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051219862058062" calcext:value-type="float">
            <text:p>0.0512198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0501724016504422" calcext:value-type="float">
            <text:p>0.0501724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491748868614606" calcext:value-type="float">
            <text:p>0.049174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0643415064822706" calcext:value-type="float">
            <text:p>0.06434150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630061504394094" calcext:value-type="float">
            <text:p>0.06300615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0617018011882206" calcext:value-type="float">
            <text:p>0.0617018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060428261157776" calcext:value-type="float">
            <text:p>0.0604282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589159805737471" calcext:value-type="float">
            <text:p>0.05891598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0578480365612732" calcext:value-type="float">
            <text:p>0.0578480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0566708707713313" calcext:value-type="float">
            <text:p>0.05667087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0553926743914706" calcext:value-type="float">
            <text:p>0.05539267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0541506216717013" calcext:value-type="float">
            <text:p>0.05415062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529447057360008" calcext:value-type="float">
            <text:p>0.05294470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0596963732322176" calcext:value-type="float">
            <text:p>0.05969637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0584627172383586" calcext:value-type="float">
            <text:p>0.0584627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0572619638169715" calcext:value-type="float">
            <text:p>0.0572619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0560939873341966" calcext:value-type="float">
            <text:p>0.0560939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0549586702976088" calcext:value-type="float">
            <text:p>0.05495867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0538559023556045" calcext:value-type="float">
            <text:p>0.0538559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052771704902925" calcext:value-type="float">
            <text:p>0.05277170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0519214913179066" calcext:value-type="float">
            <text:p>0.05192149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0507743738670423" calcext:value-type="float">
            <text:p>0.0507743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496656802490988" calcext:value-type="float">
            <text:p>0.04966568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0536913489376444" calcext:value-type="float">
            <text:p>0.05369134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0526616087212217" calcext:value-type="float">
            <text:p>0.05266160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0516693912856225" calcext:value-type="float">
            <text:p>0.05166939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0507146245911367" calcext:value-type="float">
            <text:p>0.0507146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0497972264759601" calcext:value-type="float">
            <text:p>0.0497972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0489171016056576" calcext:value-type="float">
            <text:p>0.048917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0480741383067472" calcext:value-type="float">
            <text:p>0.0480741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0472682053172027" calcext:value-type="float">
            <text:p>0.04726820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0464991484930929" calcext:value-type="float">
            <text:p>0.04649914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457667875167864" calcext:value-type="float">
            <text:p>0.0457667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0553316063525187" calcext:value-type="float">
            <text:p>0.0553316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0544463006508784" calcext:value-type="float">
            <text:p>0.0544463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0535894998846389" calcext:value-type="float">
            <text:p>0.0535894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0527320678864846" calcext:value-type="float">
            <text:p>0.05273206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0518883548003009" calcext:value-type="float">
            <text:p>0.0518883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0510581411234961" calcext:value-type="float">
            <text:p>0.05105814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0502412108655201" calcext:value-type="float">
            <text:p>0.0502412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494373514916718" calcext:value-type="float">
            <text:p>0.04943735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0486463538678051" calcext:value-type="float">
            <text:p>0.04864635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478680122059202" calcext:value-type="float">
            <text:p>0.0478680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0567123564871974" calcext:value-type="float">
            <text:p>0.05671235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0558049587834022" calcext:value-type="float">
            <text:p>0.0558049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0549120794428678" calcext:value-type="float">
            <text:p>0.0549120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0540334861717819" calcext:value-type="float">
            <text:p>0.05403348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531689503930334" calcext:value-type="float">
            <text:p>0.05316895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0519285494879166" calcext:value-type="float">
            <text:p>0.0519285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0509416572579056" calcext:value-type="float">
            <text:p>0.05094165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0504353594282591" calcext:value-type="float">
            <text:p>0.05043535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0494853990405346" calcext:value-type="float">
            <text:p>0.049485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484126254896778" calcext:value-type="float">
            <text:p>0.0484126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0526396488914214" calcext:value-type="float">
            <text:p>0.05263964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0515444655264781" calcext:value-type="float">
            <text:p>0.05154446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0504822078375474" calcext:value-type="float">
            <text:p>0.05048220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0494528213284868" calcext:value-type="float">
            <text:p>0.0494528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0484562559531897" calcext:value-type="float">
            <text:p>0.048456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0478708161449099" calcext:value-type="float">
            <text:p>0.0478708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046937275809151" calcext:value-type="float">
            <text:p>0.04693727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0459161140331347" calcext:value-type="float">
            <text:p>0.045916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0449356647327318" calcext:value-type="float">
            <text:p>0.04493566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044324599237053" calcext:value-type="float">
            <text:p>0.0443245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0480432334919892" calcext:value-type="float">
            <text:p>0.0480432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0469594737132762" calcext:value-type="float">
            <text:p>0.04695947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0461138922068304" calcext:value-type="float">
            <text:p>0.04611389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0453074943604836" calcext:value-type="float">
            <text:p>0.04530749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0445401885246001" calcext:value-type="float">
            <text:p>0.04454018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0438118507114664" calcext:value-type="float">
            <text:p>0.0438118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0431223201778819" calcext:value-type="float">
            <text:p>0.04312232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0424713951295082" calcext:value-type="float">
            <text:p>0.04247139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0418588286374201" calcext:value-type="float">
            <text:p>0.0418588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411232923929169" calcext:value-type="float">
            <text:p>0.0411232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0550216498163473" calcext:value-type="float">
            <text:p>0.0550216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0540468976937833" calcext:value-type="float">
            <text:p>0.0540468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0535053302125293" calcext:value-type="float">
            <text:p>0.0535053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0524182806694279" calcext:value-type="float">
            <text:p>0.05241828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0513639404382409" calcext:value-type="float">
            <text:p>0.0513639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0501887331866249" calcext:value-type="float">
            <text:p>0.050188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0484497267185281" calcext:value-type="float">
            <text:p>0.0484497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0470013083194003" calcext:value-type="float">
            <text:p>0.04700130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0459642274128858" calcext:value-type="float">
            <text:p>0.0459642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0449670481367822" calcext:value-type="float">
            <text:p>0.04496704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0576107547799872" calcext:value-type="float">
            <text:p>0.0576107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0565246351515268" calcext:value-type="float">
            <text:p>0.0565246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0553102049943161" calcext:value-type="float">
            <text:p>0.055310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0541372656156574" calcext:value-type="float">
            <text:p>0.05413726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0532087565097621" calcext:value-type="float">
            <text:p>0.05320875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0521194739960895" calcext:value-type="float">
            <text:p>0.0521194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0510717722970413" calcext:value-type="float">
            <text:p>0.05107177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0500656879882244" calcext:value-type="float">
            <text:p>0.0500656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0491012459508616" calcext:value-type="float">
            <text:p>0.049101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0480912432438921" calcext:value-type="float">
            <text:p>0.04809124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050263510276795" calcext:value-type="float">
            <text:p>0.05026351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0491720346699551" calcext:value-type="float">
            <text:p>0.0491720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0481253455150807" calcext:value-type="float">
            <text:p>0.04812534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0471236223008372" calcext:value-type="float">
            <text:p>0.0471236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461670289364109" calcext:value-type="float">
            <text:p>0.0461670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045255707014591" calcext:value-type="float">
            <text:p>0.0452557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0443605227688015" calcext:value-type="float">
            <text:p>0.0443605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0435446013159905" calcext:value-type="float">
            <text:p>0.0435446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0424888173748829" calcext:value-type="float">
            <text:p>0.04248881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0417714690958025" calcext:value-type="float">
            <text:p>0.04177146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0484090735252704" calcext:value-type="float">
            <text:p>0.04840907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0477564642821872" calcext:value-type="float">
            <text:p>0.04775646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0471449569046551" calcext:value-type="float">
            <text:p>0.0471449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0465452369797196" calcext:value-type="float">
            <text:p>0.046545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0461878386959241" calcext:value-type="float">
            <text:p>0.0461878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0457026585787117" calcext:value-type="float">
            <text:p>0.04570265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0452560949430445" calcext:value-type="float">
            <text:p>0.04525609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0447160460712273" calcext:value-type="float">
            <text:p>0.04471604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0442234461470271" calcext:value-type="float">
            <text:p>0.04422344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0433142149109843" calcext:value-type="float">
            <text:p>0.0433142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0535231047216441" calcext:value-type="float">
            <text:p>0.05352310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0524404742413529" calcext:value-type="float">
            <text:p>0.05244047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0513916406452519" calcext:value-type="float">
            <text:p>0.05139164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0503820953465337" calcext:value-type="float">
            <text:p>0.05038209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0494029160692438" calcext:value-type="float">
            <text:p>0.0494029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0484573114578007" calcext:value-type="float">
            <text:p>0.04845731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0475452106719411" calcext:value-type="float">
            <text:p>0.0475452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0466665378238298" calcext:value-type="float">
            <text:p>0.0466665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0456693773609748" calcext:value-type="float">
            <text:p>0.04566937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446519715284947" calcext:value-type="float">
            <text:p>0.04465197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0564479146973257" calcext:value-type="float">
            <text:p>0.0564479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0552959910196594" calcext:value-type="float">
            <text:p>0.0552959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0541769769981086" calcext:value-type="float">
            <text:p>0.054176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0530907731042405" calcext:value-type="float">
            <text:p>0.05309077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0520372851762791" calcext:value-type="float">
            <text:p>0.05203728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0510164230531575" calcext:value-type="float">
            <text:p>0.05101642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050028099076027" calcext:value-type="float">
            <text:p>0.05002809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0490722264557324" calcext:value-type="float">
            <text:p>0.0490722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0480561562800528" calcext:value-type="float">
            <text:p>0.04805615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046915122873362" calcext:value-type="float">
            <text:p>0.04691512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0544884402188456" calcext:value-type="float">
            <text:p>0.05448844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0533960626669798" calcext:value-type="float">
            <text:p>0.05339606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0523381783292343" calcext:value-type="float">
            <text:p>0.05233817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0513147143435404" calcext:value-type="float">
            <text:p>0.0513147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0501480827525379" calcext:value-type="float">
            <text:p>0.0501480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0490219630057715" calcext:value-type="float">
            <text:p>0.0490219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0479365045475403" calcext:value-type="float">
            <text:p>0.0479365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0468918609554554" calcext:value-type="float">
            <text:p>0.046891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045888185826821" calcext:value-type="float">
            <text:p>0.04588818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0449256281816423" calcext:value-type="float">
            <text:p>0.0449256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0547459537040234" calcext:value-type="float">
            <text:p>0.05474595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0535672212857181" calcext:value-type="float">
            <text:p>0.0535672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0529434688384605" calcext:value-type="float">
            <text:p>0.05294346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0518249147090988" calcext:value-type="float">
            <text:p>0.0518249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507379363172828" calcext:value-type="float">
            <text:p>0.0507379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0503979872771925" calcext:value-type="float">
            <text:p>0.0503979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0492438326608525" calcext:value-type="float">
            <text:p>0.0492438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0481284962389057" calcext:value-type="float">
            <text:p>0.04812849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0464281718805489" calcext:value-type="float">
            <text:p>0.0464281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0454004192386405" calcext:value-type="float">
            <text:p>0.0454004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0550296102868113" calcext:value-type="float">
            <text:p>0.05502961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0539369602429251" calcext:value-type="float">
            <text:p>0.05393696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0528787990138202" calcext:value-type="float">
            <text:p>0.052878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051694907027853" calcext:value-type="float">
            <text:p>0.051694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0505521792810186" calcext:value-type="float">
            <text:p>0.05055217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0494507437548909" calcext:value-type="float">
            <text:p>0.04945074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0483907310410613" calcext:value-type="float">
            <text:p>0.0483907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0473722702459147" calcext:value-type="float">
            <text:p>0.04737227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0463954844471538" calcext:value-type="float">
            <text:p>0.0463954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0453323609018706" calcext:value-type="float">
            <text:p>0.04533236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0566184604863021" calcext:value-type="float">
            <text:p>0.05661846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0552928281682658" calcext:value-type="float">
            <text:p>0.0552928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0540187053947348" calcext:value-type="float">
            <text:p>0.05401870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0527964308096157" calcext:value-type="float">
            <text:p>0.0527964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051626340489971" calcext:value-type="float">
            <text:p>0.05162634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0505087600746534" calcext:value-type="float">
            <text:p>0.05050876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0494439960297206" calcext:value-type="float">
            <text:p>0.049443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0484323261019384" calcext:value-type="float">
            <text:p>0.0484323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0474739890499229" calcext:value-type="float">
            <text:p>0.0474739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465691737851082" calcext:value-type="float">
            <text:p>0.0465691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0575363304915775" calcext:value-type="float">
            <text:p>0.0575363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0565923362789076" calcext:value-type="float">
            <text:p>0.0565923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0556749322883353" calcext:value-type="float">
            <text:p>0.0556749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0547838872893702" calcext:value-type="float">
            <text:p>0.0547838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0539189695636469" calcext:value-type="float">
            <text:p>0.0539189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0530799462275616" calcext:value-type="float">
            <text:p>0.05307994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0521146663864537" calcext:value-type="float">
            <text:p>0.0521146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0511821739196656" calcext:value-type="float">
            <text:p>0.0511821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0502823281748807" calcext:value-type="float">
            <text:p>0.0502823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0492903457747927" calcext:value-type="float">
            <text:p>0.0492903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0588036968588269" calcext:value-type="float">
            <text:p>0.05880369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0576023319202945" calcext:value-type="float">
            <text:p>0.0576023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0564328948178698" calcext:value-type="float">
            <text:p>0.05643289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0552952520733385" calcext:value-type="float">
            <text:p>0.05529525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0539026893960097" calcext:value-type="float">
            <text:p>0.05390268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0525534711117734" calcext:value-type="float">
            <text:p>0.05255347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0510798874927002" calcext:value-type="float">
            <text:p>0.0510798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0496529986874226" calcext:value-type="float">
            <text:p>0.04965299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0481566901417901" calcext:value-type="float">
            <text:p>0.0481566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0465580178463707" calcext:value-type="float">
            <text:p>0.0465580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0592630416836219" calcext:value-type="float">
            <text:p>0.05926304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0576253792385996" calcext:value-type="float">
            <text:p>0.0576253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0560486843436459" calcext:value-type="float">
            <text:p>0.05604868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0545337984640022" calcext:value-type="float">
            <text:p>0.0545337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53081604924197" calcext:value-type="float">
            <text:p>0.05308160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0516930189503275" calcext:value-type="float">
            <text:p>0.051693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0503689753792648" calcext:value-type="float">
            <text:p>0.05036897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0491104138617634" calcext:value-type="float">
            <text:p>0.0491104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0479182614531401" calcext:value-type="float">
            <text:p>0.0479182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046407775635674" calcext:value-type="float">
            <text:p>0.0464077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0551025490447088" calcext:value-type="float">
            <text:p>0.0551025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0539057171671483" calcext:value-type="float">
            <text:p>0.0539057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0527529882326015" calcext:value-type="float">
            <text:p>0.05275298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0516444827998849" calcext:value-type="float">
            <text:p>0.0516444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05058031656079" calcext:value-type="float">
            <text:p>0.0505803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0495605953716416" calcext:value-type="float">
            <text:p>0.04956059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0485854098625639" calcext:value-type="float">
            <text:p>0.04858540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0476548296611795" calcext:value-type="float">
            <text:p>0.0476548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0466172079259594" calcext:value-type="float">
            <text:p>0.0466172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0456309285231741" calcext:value-type="float">
            <text:p>0.0456309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0521498700330711" calcext:value-type="float">
            <text:p>0.052149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0510660533413816" calcext:value-type="float">
            <text:p>0.05106605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0500292276782195" calcext:value-type="float">
            <text:p>0.0500292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0490395215248636" calcext:value-type="float">
            <text:p>0.04903952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0480970373224234" calcext:value-type="float">
            <text:p>0.0480970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0472018442796658" calcext:value-type="float">
            <text:p>0.04720184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0463539709012455" calcext:value-type="float">
            <text:p>0.04635397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0455533973567089" calcext:value-type="float">
            <text:p>0.04555339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0446756082278378" calcext:value-type="float">
            <text:p>0.04467560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438534330676952" calcext:value-type="float">
            <text:p>0.0438534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0554714587985024" calcext:value-type="float">
            <text:p>0.0554714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0549412307157892" calcext:value-type="float">
            <text:p>0.0549412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0540807782431235" calcext:value-type="float">
            <text:p>0.0540807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0532474731798637" calcext:value-type="float">
            <text:p>0.05324747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0524410741613709" calcext:value-type="float">
            <text:p>0.05244107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0515068297696538" calcext:value-type="float">
            <text:p>0.0515068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0506073988455823" calcext:value-type="float">
            <text:p>0.0506073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0497426374481483" calcext:value-type="float">
            <text:p>0.0497426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0489123888606889" calcext:value-type="float">
            <text:p>0.04891238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0481164811745054" calcext:value-type="float">
            <text:p>0.04811648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0591481139187469" calcext:value-type="float">
            <text:p>0.0591481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058070840190354" calcext:value-type="float">
            <text:p>0.05807084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0570178801060163" calcext:value-type="float">
            <text:p>0.05701788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0559890066639167" calcext:value-type="float">
            <text:p>0.0559890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0548108721078319" calcext:value-type="float">
            <text:p>0.05481087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0536621682042419" calcext:value-type="float">
            <text:p>0.05366216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0524679729948838" calcext:value-type="float">
            <text:p>0.052467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0512485197689117" calcext:value-type="float">
            <text:p>0.05124851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0500645418021559" calcext:value-type="float">
            <text:p>0.05006454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0489160873541784" calcext:value-type="float">
            <text:p>0.04891608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0637424746581609" calcext:value-type="float">
            <text:p>0.06374247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0623140967362018" calcext:value-type="float">
            <text:p>0.06231409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0605036922993175" calcext:value-type="float">
            <text:p>0.06050369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0591624615770982" calcext:value-type="float">
            <text:p>0.05916246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578594413036129" calcext:value-type="float">
            <text:p>0.05785944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0565946088673011" calcext:value-type="float">
            <text:p>0.0565946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0553679536712234" calcext:value-type="float">
            <text:p>0.05536795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0541794754785907" calcext:value-type="float">
            <text:p>0.0541794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0530291825165666" calcext:value-type="float">
            <text:p>0.0530291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0519170893242745" calcext:value-type="float">
            <text:p>0.05191708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0579323912166958" calcext:value-type="float">
            <text:p>0.0579323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0568737558720313" calcext:value-type="float">
            <text:p>0.05687375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0558392498845358" calcext:value-type="float">
            <text:p>0.05583924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0548286530932373" calcext:value-type="float">
            <text:p>0.05482865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05384175058921" calcext:value-type="float">
            <text:p>0.05384175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0528783324032837" calcext:value-type="float">
            <text:p>0.0528783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051938193173474" calcext:value-type="float">
            <text:p>0.05193819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0509729235097625" calcext:value-type="float">
            <text:p>0.0509729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0499392186129881" calcext:value-type="float">
            <text:p>0.04993921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048935165225825" calcext:value-type="float">
            <text:p>0.04893516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0589995113702584" calcext:value-type="float">
            <text:p>0.0589995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0578777041409311" calcext:value-type="float">
            <text:p>0.05787770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0567902995507419" calcext:value-type="float">
            <text:p>0.0567902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0557371574943647" calcext:value-type="float">
            <text:p>0.05573715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0547181374702109" calcext:value-type="float">
            <text:p>0.0547181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0537330969273636" calcext:value-type="float">
            <text:p>0.05373309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0527818895163231" calcext:value-type="float">
            <text:p>0.05278188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0518643632514757" calcext:value-type="float">
            <text:p>0.05186436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0509803585958833" calcext:value-type="float">
            <text:p>0.05098035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501297064818427" calcext:value-type="float">
            <text:p>0.05012970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0T22:25:29.702538272</dc:date>
    <meta:editing-duration>PT6M34S</meta:editing-duration>
    <meta:editing-cycles>1</meta:editing-cycles>
    <meta:document-statistic meta:table-count="1" meta:cell-count="16157" meta:object-count="2"/>
    <meta:generator>LibreOffice/5.1.2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peso1.png'.B18:'peso1.png'.B1018" svg:x="0.32cm" svg:y="0.18cm" svg:width="12.508cm" svg:height="8.64cm">
          <chartooo:coordinate-region svg:x="1.047cm" svg:y="0.18cm" svg:width="11.781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eso1.png'.B18:'peso1.png'.B1018" chart:class="chart:line">
            <chart:data-point chart:repeated="10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349467070516">
                <text:p>1.0349467070516</text:p>
                <draw:g>
                  <svg:desc>'peso1.png'.B18:'peso1.png'.B10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5715217819532">
                <text:p>0.9957152178195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52865920010133">
                <text:p>0.9528659200101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23458277375974">
                <text:p>0.9234582773759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3318225448112">
                <text:p>0.893318225448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71050127330754">
                <text:p>0.8710501273307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5004541474608">
                <text:p>0.85004541474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6396687662685">
                <text:p>0.8263966876626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07276458373475">
                <text:p>0.8072764583734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87734682979247">
                <text:p>0.7877346829792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9394307038739">
                <text:p>0.7693943070387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01194943312877">
                <text:p>0.8011949433128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5855628749629">
                <text:p>0.7758556287496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1804381187393">
                <text:p>0.7518043811873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38498376299724">
                <text:p>0.7384983762997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5649347573846">
                <text:p>0.7156493475738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97002881017114">
                <text:p>0.6970028810171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82650802334742">
                <text:p>0.6826508023347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60147805915389">
                <text:p>0.6601478059153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44578886113807">
                <text:p>0.6445788861138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33180447279152">
                <text:p>0.6331804472791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72449747931846">
                <text:p>0.6724497479318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61690551964936">
                <text:p>0.6616905519649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46621325040449">
                <text:p>0.6466213250404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28174004864716">
                <text:p>0.6281740048647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13907455245414">
                <text:p>0.6139074552454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0702159547256">
                <text:p>0.6007021595472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88084219332495">
                <text:p>0.5880842193324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74123367842743">
                <text:p>0.5741233678427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59413092330021">
                <text:p>0.5594130923300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47691508014484">
                <text:p>0.5476915080144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8784885693287">
                <text:p>0.587848856932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75970491115768">
                <text:p>0.5759704911157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61731833595012">
                <text:p>0.5617318335950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48690828235793">
                <text:p>0.5486908282357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4012880912178">
                <text:p>0.5340128809121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25468674817583">
                <text:p>0.5254686748175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15482416365161">
                <text:p>0.5154824163651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03408238478374">
                <text:p>0.5034082384783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91161913965747">
                <text:p>0.4911619139657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81425810764062">
                <text:p>0.4814258107640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28709497388928">
                <text:p>0.5287094973889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16953661925838">
                <text:p>0.5169536619258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02000612975588">
                <text:p>0.5020006129755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90367967363904">
                <text:p>0.4903679673639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82522079886082">
                <text:p>0.4825220798860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0142484700993">
                <text:p>0.4701424847009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60638827644945">
                <text:p>0.4606388276449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51333856002652">
                <text:p>0.4513338560026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40698525608335">
                <text:p>0.4406985256083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28481407636289">
                <text:p>0.4284814076362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62974361497053">
                <text:p>0.4629743614970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50565535620771">
                <text:p>0.4505655356207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42698538571302">
                <text:p>0.4426985385713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34902163563593">
                <text:p>0.4349021635635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26250400003602">
                <text:p>0.4262504000036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16337028958584">
                <text:p>0.4163370289585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07788911591468">
                <text:p>0.4077889115914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98636113041224">
                <text:p>0.3986361130412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90109173166027">
                <text:p>0.3901091731660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81746528523398">
                <text:p>0.3817465285233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24873662795748">
                <text:p>0.4248736627957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14211130101395">
                <text:p>0.4142111301013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07687490093277">
                <text:p>0.4076874900932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00696078009947">
                <text:p>0.4006960780099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93215734189226">
                <text:p>0.3932157341892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8643416824106">
                <text:p>0.386434168241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78337810980425">
                <text:p>0.3783378109804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71227047804787">
                <text:p>0.3712270478047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6335660098241">
                <text:p>0.363356600982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56386398045163">
                <text:p>0.3563863980451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0381990026951">
                <text:p>0.403819900269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9523219242902">
                <text:p>0.395232192429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84188577846289">
                <text:p>0.3841885778462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7434718235444">
                <text:p>0.374347182354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64777375808396">
                <text:p>0.3647773758083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57979529003026">
                <text:p>0.3579795290030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50185044477747">
                <text:p>0.3501850444777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43270095037929">
                <text:p>0.3432700950379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33636412749983">
                <text:p>0.3336364127499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2794403815819">
                <text:p>0.327944038158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71134647754103">
                <text:p>0.3711346477541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63904197173089">
                <text:p>0.3639041971730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56425262211246">
                <text:p>0.3564252622112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49668747576978">
                <text:p>0.3496687475769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42759980828168">
                <text:p>0.3427599808281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36306361496912">
                <text:p>0.3363063614969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29754544419474">
                <text:p>0.3297545444194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23720229015554">
                <text:p>0.3237202290155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17364587161871">
                <text:p>0.3173645871618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1113741268576">
                <text:p>0.311137412685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51860080705181">
                <text:p>0.3518600807051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45218738831825">
                <text:p>0.3452187388318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39364080617999">
                <text:p>0.339364080617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33733165587582">
                <text:p>0.3337331655875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26753691607595">
                <text:p>0.3267536916075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2064474254699">
                <text:p>0.320644742546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13687090550236">
                <text:p>0.3136870905502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08228656122738">
                <text:p>0.3082286561227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01016208226845">
                <text:p>0.3010162082268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95666226399688">
                <text:p>0.2956662263996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43241060658479">
                <text:p>0.3432410606584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37335960145753">
                <text:p>0.3373359601457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29904617810912">
                <text:p>0.3299046178109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23720184900093">
                <text:p>0.3237201849000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17635729307043">
                <text:p>0.3176357293070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11345106607418">
                <text:p>0.3113451066074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06581376039036">
                <text:p>0.3065813760390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99900398376551">
                <text:p>0.2999003983765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94840893519391">
                <text:p>0.2948408935193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89367870471486">
                <text:p>0.2893678704714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27047785100417">
                <text:p>0.3270477851004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2168543345361">
                <text:p>0.321685433453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17004661851826">
                <text:p>0.3170046618518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13039359766561">
                <text:p>0.3130393597665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0867371419978">
                <text:p>0.308673714199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03612869616455">
                <text:p>0.3036128696164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97721456643989">
                <text:p>0.2977214566439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92006798518634">
                <text:p>0.2920067985186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87686648960235">
                <text:p>0.2876866489602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82739378496765">
                <text:p>0.2827393784967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26164739221815">
                <text:p>0.3261647392218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20828714906191">
                <text:p>0.3208287149061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13879418871919">
                <text:p>0.3138794188719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08804768779891">
                <text:p>0.3088047687798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04135259439864">
                <text:p>0.3041352594398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00040233660034">
                <text:p>0.3000402336600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95831332550718">
                <text:p>0.2958313325507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90730284630221">
                <text:p>0.2907302846302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85444268361622">
                <text:p>0.2854442683616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80678698023554">
                <text:p>0.2806786980235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24570996584497">
                <text:p>0.3245709965844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0212456345578">
                <text:p>0.3202124563455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1465092118794">
                <text:p>0.314650921187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08402608857323">
                <text:p>0.3084026088573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0243096225937">
                <text:p>0.302430962259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97504667470195">
                <text:p>0.2975046674701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91653764286593">
                <text:p>0.2916537642865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86407240062999">
                <text:p>0.2864072400629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81184429810696">
                <text:p>0.2811844298106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76085762379017">
                <text:p>0.2760857623790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22540340566054">
                <text:p>0.3225403405660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17456222972392">
                <text:p>0.3174562229723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10740305675737">
                <text:p>0.3107403056757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05914571563552">
                <text:p>0.3059145715635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01481764800904">
                <text:p>0.3014817648009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96651800880747">
                <text:p>0.2966518008807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92467559114239">
                <text:p>0.2924675591142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88789808770671">
                <text:p>0.2887898087706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85255406741887">
                <text:p>0.2852554067418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80800698693011">
                <text:p>0.2808006986930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27845619127907">
                <text:p>0.3278456191279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2358255569213">
                <text:p>0.323582555692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1825722206236">
                <text:p>0.318257222062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13160328311769">
                <text:p>0.3131603283117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09132229529049">
                <text:p>0.3091322295290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04591967632997">
                <text:p>0.3045919676329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00605933212386">
                <text:p>0.3006059332123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95877559403576">
                <text:p>0.2958775594035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91757135477669">
                <text:p>0.2917571354776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87656551470022">
                <text:p>0.2876565514700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36038167676141">
                <text:p>0.3360381676761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29252021922362">
                <text:p>0.3292520219223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2404717768452">
                <text:p>0.324047177684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19474514693062">
                <text:p>0.3194745146930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13201719915002">
                <text:p>0.3132017199150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07065920549449">
                <text:p>0.3070659205494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99732210173069">
                <text:p>0.2997322101730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93386694864775">
                <text:p>0.2933866948647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88827735065366">
                <text:p>0.2888277350653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83050584906588">
                <text:p>0.2830505849065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24035376460211">
                <text:p>0.3240353764602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18263753087956">
                <text:p>0.3182637530879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12060430679838">
                <text:p>0.3120604306798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0391888290962">
                <text:p>0.303918882909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95100961648967">
                <text:p>0.2951009616489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89135260174065">
                <text:p>0.2891352601740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84590163808037">
                <text:p>0.2845901638080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80394523393054">
                <text:p>0.2803945233930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75805568409435">
                <text:p>0.2758055684094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71659354597215">
                <text:p>0.2716593545972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16298033513567">
                <text:p>0.3162980335135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11675877156176">
                <text:p>0.3116758771561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07037946363894">
                <text:p>0.3070379463638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02612558326217">
                <text:p>0.3026125583262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97654856087885">
                <text:p>0.2976548560878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92380052292588">
                <text:p>0.2923800522925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88237236423354">
                <text:p>0.2882372364233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84133611170763">
                <text:p>0.2841336111707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79169960792371">
                <text:p>0.2791699607923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7561463680033">
                <text:p>0.275614636800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24488321285731">
                <text:p>0.32448832128573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17685322399803">
                <text:p>0.3176853223998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12850216582197">
                <text:p>0.3128502165821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08705428760777">
                <text:p>0.3087054287607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04575560744962">
                <text:p>0.3045755607449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0021143058258">
                <text:p>0.300211430582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96173383985377">
                <text:p>0.2961733839853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91711308429847">
                <text:p>0.2917113084298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88346826720082">
                <text:p>0.2883468267200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85036176717673">
                <text:p>0.28503617671767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26127175163756">
                <text:p>0.3261271751637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21740791544163">
                <text:p>0.3217407915441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17051171927518">
                <text:p>0.3170511719275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11488281369107">
                <text:p>0.3114882813691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06349227051651">
                <text:p>0.30634922705165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01881049600775">
                <text:p>0.3018810496007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96696708332774">
                <text:p>0.29669670833277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9291756474381">
                <text:p>0.2929175647438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88738115497103">
                <text:p>0.2887381154971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84719436764016">
                <text:p>0.2847194367640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27577302275733">
                <text:p>0.3275773022757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23270259302841">
                <text:p>0.3232702593028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16739289640259">
                <text:p>0.3167392896402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11939385091703">
                <text:p>0.3119393850917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07126801385445">
                <text:p>0.3071268013854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02414799162856">
                <text:p>0.3024147991628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97593468126559">
                <text:p>0.29759346812655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92857700944767">
                <text:p>0.2928577009447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88372880277535">
                <text:p>0.2883728802775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84672827135017">
                <text:p>0.2846728271350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29607066313373">
                <text:p>0.32960706631337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23315439498666">
                <text:p>0.32331543949866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18515673776244">
                <text:p>0.3185156737762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14322052399497">
                <text:p>0.31432205239949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08784382739269">
                <text:p>0.30878438273926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04743455751114">
                <text:p>0.3047434557511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00292497699631">
                <text:p>0.3002924976996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95965204412981">
                <text:p>0.2959652044129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92206359369745">
                <text:p>0.2922063593697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86886080675014">
                <text:p>0.2868860806750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32552855937056">
                <text:p>0.3325528559370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27931863090325">
                <text:p>0.3279318630903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22205275349736">
                <text:p>0.3222052753497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17046970814503">
                <text:p>0.3170469708145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11580226162983">
                <text:p>0.3115802261629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06824880673378">
                <text:p>0.3068248806733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01447610250957">
                <text:p>0.30144761025095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94854867027431">
                <text:p>0.29485486702743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87297840913246">
                <text:p>0.28729784091324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82787348428227">
                <text:p>0.28278734842822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26817303611879">
                <text:p>0.32681730361187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20827103892987">
                <text:p>0.32082710389298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15131783377207">
                <text:p>0.31513178337720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08485785798422">
                <text:p>0.3084857857984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02872283329181">
                <text:p>0.30287228332918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97902184682994">
                <text:p>0.29790218468299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92733167837458">
                <text:p>0.29273316783745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88249509042146">
                <text:p>0.28824950904214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82935361612427">
                <text:p>0.28293536161242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78048052239884">
                <text:p>0.27804805223988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21209171246848">
                <text:p>0.32120917124684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170629120653">
                <text:p>0.31706291206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11261713482325">
                <text:p>0.3112617134823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0727461362501">
                <text:p>0.3072746136250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02719717003722">
                <text:p>0.30271971700372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9821604557465">
                <text:p>0.298216045574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94094634446508">
                <text:p>0.29409463444650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90354677776252">
                <text:p>0.2903546777762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8667456041272">
                <text:p>0.2866745604127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82739167967276">
                <text:p>0.2827391679672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2976810938126">
                <text:p>0.3297681093812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25081435382829">
                <text:p>0.32508143538282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20469748168373">
                <text:p>0.32046974816837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14849948861095">
                <text:p>0.31484994886109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08705607740496">
                <text:p>0.30870560774049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04351314815879">
                <text:p>0.3043513148158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99292695138592">
                <text:p>0.29929269513859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95173403222527">
                <text:p>0.29517340322252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91367373221584">
                <text:p>0.29136737322158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87622239700657">
                <text:p>0.28762223970065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25602311525018">
                <text:p>0.3256023115250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19471323882213">
                <text:p>0.31947132388221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14752797790699">
                <text:p>0.31475279779069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0977430491412">
                <text:p>0.3097743049141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05900699226251">
                <text:p>0.30590069922625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02089071229387">
                <text:p>0.30208907122938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97486523526174">
                <text:p>0.29748652352617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93065282369442">
                <text:p>0.29306528236944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89420282359141">
                <text:p>0.28942028235914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84780548994018">
                <text:p>0.28478054899401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30851087952302">
                <text:p>0.3308510879523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25901891031597">
                <text:p>0.32590189103159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20942349682066">
                <text:p>0.32094234968206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14756827078737">
                <text:p>0.31475682707873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09661891781406">
                <text:p>0.30966189178140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05495410098872">
                <text:p>0.30549541009887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00849799037873">
                <text:p>0.30084979903787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96311426523129">
                <text:p>0.29631142652312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9112051685956">
                <text:p>0.2911205168595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87141124120701">
                <text:p>0.2871411241207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37161799858269">
                <text:p>0.33716179985826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32307250485586">
                <text:p>0.33230725048558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25636073144512">
                <text:p>0.32563607314451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20218862330803">
                <text:p>0.3202188623308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14590393082777">
                <text:p>0.31459039308277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08767913874717">
                <text:p>0.30876791387471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03085774260173">
                <text:p>0.30308577426017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98096266498213">
                <text:p>0.29809626649821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93632989605749">
                <text:p>0.29363298960574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289766908079578">
                <text:p>0.28976690807957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42532391253694">
                <text:p>0.34253239125369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37147551365152">
                <text:p>0.33714755136515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31785516174704">
                <text:p>0.33178551617470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25465893281674">
                <text:p>0.32546589328167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19480319067969">
                <text:p>0.31948031906796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11900507629302">
                <text:p>0.31190050762930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05977372011505">
                <text:p>0.3059773720115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01729534981839">
                <text:p>0.30172953498183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296489163682371">
                <text:p>0.29648916368237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291899235208045">
                <text:p>0.29189923520804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40808731128631">
                <text:p>0.34080873112863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34253027187374">
                <text:p>0.33425302718737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28935208950582">
                <text:p>0.32893520895058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24170059856762">
                <text:p>0.32417005985676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18382788080834">
                <text:p>0.31838278808083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1386337342191">
                <text:p>0.3138633734219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08027232820393">
                <text:p>0.30802723282039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03747751989319">
                <text:p>0.30374775198931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298352231665272">
                <text:p>0.29835223166527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293959794154477">
                <text:p>0.29395979415447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37289085512302">
                <text:p>0.33728908551230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32691453334385">
                <text:p>0.33269145333438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28167383271316">
                <text:p>0.32816738327131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22392910158988">
                <text:p>0.3223929101589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17932211144799">
                <text:p>0.31793221114479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13017591309509">
                <text:p>0.31301759130950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08406422165058">
                <text:p>0.30840642216505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03796141980919">
                <text:p>0.30379614198091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29937936027791">
                <text:p>0.299379360277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293466959416236">
                <text:p>0.29346695941623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41752244141777">
                <text:p>0.34175224414177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35987477425462">
                <text:p>0.33598747742546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30637727177339">
                <text:p>0.33063772717733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25795560112077">
                <text:p>0.32579556011207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19714561071825">
                <text:p>0.3197145610718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14948387177112">
                <text:p>0.31494838717711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08960377963597">
                <text:p>0.30896037796359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03907825594111">
                <text:p>0.30390782559411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299069449944192">
                <text:p>0.29906944994419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94320318283369">
                <text:p>0.29432031828336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4491972993393">
                <text:p>0.3449197299339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39168865225146">
                <text:p>0.33916886522514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34141055575663">
                <text:p>0.33414105557566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27476614014529">
                <text:p>0.32747661401452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22223150828527">
                <text:p>0.32222315082852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15964647119604">
                <text:p>0.31596464711960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0945661394552">
                <text:p>0.309456613945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04285158393475">
                <text:p>0.3042851583934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299510220474347">
                <text:p>0.29951022047434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294331770861989">
                <text:p>0.29433177086198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43282838174919">
                <text:p>0.34328283817491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38092661673597">
                <text:p>0.33809266167359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32061788038386">
                <text:p>0.33206178803838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25263268298579">
                <text:p>0.32526326829857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18081569161484">
                <text:p>0.31808156916148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13370983642252">
                <text:p>0.31337098364225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08817580986045">
                <text:p>0.30881758098604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03795875061124">
                <text:p>0.3037958750611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298276946179093">
                <text:p>0.29827694617909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29361694578323">
                <text:p>0.2936169457832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36900824838484">
                <text:p>0.33690082483848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32003209370791">
                <text:p>0.33200320937079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27183955750581">
                <text:p>0.32718395575058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2026930286896">
                <text:p>0.3202693028689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1363990307374">
                <text:p>0.3136399030737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08040241139132">
                <text:p>0.30804024113913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03732865228922">
                <text:p>0.30373286522892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299272540893175">
                <text:p>0.29927254089317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294552859896448">
                <text:p>0.2945528598964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289414616226501">
                <text:p>0.28941461622650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31124977173459">
                <text:p>0.33112497717345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24109033739408">
                <text:p>0.32410903373940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19252927699311">
                <text:p>0.31925292769931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1414538255004">
                <text:p>0.3141453825500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09121139135668">
                <text:p>0.30912113913566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05307135408915">
                <text:p>0.30530713540891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0082604373294">
                <text:p>0.3008260437329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296756234402872">
                <text:p>0.29675623440287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292191775782561">
                <text:p>0.29219177578256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28715319449917">
                <text:p>0.2871531944991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29289491370727">
                <text:p>0.32928949137072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24511860087128">
                <text:p>0.32451186008712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20239794188272">
                <text:p>0.32023979418827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16036081343798">
                <text:p>0.31603608134379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10516474071">
                <text:p>0.31051647407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06263220012711">
                <text:p>0.30626322001271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01781063601118">
                <text:p>0.30178106360111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297831245629301">
                <text:p>0.29783124562930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293944624745034">
                <text:p>0.29394462474503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290120189794914">
                <text:p>0.29012018979491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37744692083893">
                <text:p>0.33774469208389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32639426069478">
                <text:p>0.33263942606947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28204536215772">
                <text:p>0.32820453621577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23840604599724">
                <text:p>0.32384060459972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18607573405692">
                <text:p>0.31860757340569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14473723921627">
                <text:p>0.31447372392162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09654225099199">
                <text:p>0.30965422509919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05078682394555">
                <text:p>0.30507868239455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01246266817692">
                <text:p>0.30124626681769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297475169890059">
                <text:p>0.29747516989005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4252478417757">
                <text:p>0.3425247841775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337731134128022">
                <text:p>0.33773113412802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333014182479267">
                <text:p>0.33301418247926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328372702056892">
                <text:p>0.32837270205689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323805485321275">
                <text:p>0.32380548532127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319400038833931">
                <text:p>0.31940003883393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314093930373347">
                <text:p>0.31409393037334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309361289629009">
                <text:p>0.30936128962900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04648890088867">
                <text:p>0.30464889008886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30060267949897">
                <text:p>0.3006026794989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349555744787578">
                <text:p>0.34955574478757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343929205499679">
                <text:p>0.34392920549967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338235741922077">
                <text:p>0.33823574192207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332482892788547">
                <text:p>0.33248289278854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327256761698632">
                <text:p>0.32725676169863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321522583655092">
                <text:p>0.32152258365509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317118142763728">
                <text:p>0.31711814276372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311052292489566">
                <text:p>0.31105229248956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306351192900297">
                <text:p>0.30635119290029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302242980946643">
                <text:p>0.30224298094664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44658427383573">
                <text:p>0.34465842738357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339019878091097">
                <text:p>0.33901987809109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33381991900319">
                <text:p>0.3338199190031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329036011191214">
                <text:p>0.32903601119121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32421068382844">
                <text:p>0.3242106838284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320037979604539">
                <text:p>0.32003797960453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31549025868341">
                <text:p>0.3154902586834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310833401174857">
                <text:p>0.31083340117485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305597368398998">
                <text:p>0.30559736839899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301039304582198">
                <text:p>0.30103930458219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344394996912939">
                <text:p>0.34439499691293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38998239186116">
                <text:p>0.33899823918611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333217237903451">
                <text:p>0.33321723790345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328427474214421">
                <text:p>0.32842747421442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323024394654499">
                <text:p>0.32302439465449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317323630272849">
                <text:p>0.31732363027284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312863690081262">
                <text:p>0.31286369008126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08130494769033">
                <text:p>0.30813049476903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303396607930887">
                <text:p>0.30339660793088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299140715781562">
                <text:p>0.29914071578156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345016120742864">
                <text:p>0.34501612074286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339099029607281">
                <text:p>0.33909902960728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333218405808636">
                <text:p>0.33321840580863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326164234768075">
                <text:p>0.32616423476807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320692030578525">
                <text:p>0.3206920305785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315296542216267">
                <text:p>0.31529654221626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310666652915082">
                <text:p>0.31066665291508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306110841842716">
                <text:p>0.30611084184271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301052291903645">
                <text:p>0.30105229190364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295589521782967">
                <text:p>0.29558952178296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346229607034227">
                <text:p>0.34622960703422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41180670589694">
                <text:p>0.34118067058969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336212517128273">
                <text:p>0.33621251712827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331323854122235">
                <text:p>0.33132385412223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326513409724294">
                <text:p>0.32651340972429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321062808838854">
                <text:p>0.32106280883885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316416541165447">
                <text:p>0.31641654116544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311016528806794">
                <text:p>0.31101652880679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306182532477036">
                <text:p>0.30618253247703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300112214228509">
                <text:p>0.30011221422850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349870923300182">
                <text:p>0.34987092330018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344156615106277">
                <text:p>0.34415661510627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338696937600983">
                <text:p>0.33869693760098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332681720069285">
                <text:p>0.33268172006928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327890067379291">
                <text:p>0.32789006737929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321370961763196">
                <text:p>0.32137096176319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316206765503446">
                <text:p>0.31620676550344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311183135844768">
                <text:p>0.31118313584476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306633251675188">
                <text:p>0.30663325167518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302156165652321">
                <text:p>0.30215616565232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347674609663653">
                <text:p>0.34767460966365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341390011890858">
                <text:p>0.34139001189085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335927771700604">
                <text:p>0.33592777170060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330552927353395">
                <text:p>0.33055292735339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32526408051574">
                <text:p>0.3252640805157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319691187369299">
                <text:p>0.31969118736929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314576128371391">
                <text:p>0.31457612837139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309633883213401">
                <text:p>0.30963388321340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304490654311544">
                <text:p>0.3044906543115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299873983537181">
                <text:p>0.29987398353718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351851862304135">
                <text:p>0.35185186230413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344944919081412">
                <text:p>0.34494491908141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339733372040344">
                <text:p>0.33973337204034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332433755463214">
                <text:p>0.33243375546321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326313882378382">
                <text:p>0.32631388237838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320864499666683">
                <text:p>0.32086449966668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316038239336251">
                <text:p>0.31603823933625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311371183254517">
                <text:p>0.31137118325451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306183068686777">
                <text:p>0.30618306868677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301411558665031">
                <text:p>0.30141155866503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352564372359878">
                <text:p>0.35256437235987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345741399215006">
                <text:p>0.34574139921500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340407329899581">
                <text:p>0.34040732989958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335158605693202">
                <text:p>0.33515860569320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329399144282695">
                <text:p>0.32939914428269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324404351123188">
                <text:p>0.32440435112318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319576800293634">
                <text:p>0.31957680029363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314826490277352">
                <text:p>0.31482649027735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310152185221331">
                <text:p>0.31015218522133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304821410025451">
                <text:p>0.30482141002545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356881686069174">
                <text:p>0.35688168606917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351476122603802">
                <text:p>0.35147612260380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346157048153877">
                <text:p>0.34615704815387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340923078895151">
                <text:p>0.34092307889515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33507769303852">
                <text:p>0.3350776930385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330098377410589">
                <text:p>0.33009837741058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325278669721544">
                <text:p>0.32527866972154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320620423184748">
                <text:p>0.32062042318474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316112487377442">
                <text:p>0.31611248737744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311676678543052">
                <text:p>0.31167667854305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364053136844937">
                <text:p>0.36405313684493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358113723144312">
                <text:p>0.3581137231443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352818462468429">
                <text:p>0.35281846246842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347128974247827">
                <text:p>0.34712897424782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342009469554287">
                <text:p>0.34200946955428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335721337652923">
                <text:p>0.33572133765292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330784355144901">
                <text:p>0.33078435514490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325588477890385">
                <text:p>0.32558847789038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320813621138564">
                <text:p>0.32081362113856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315714442266685">
                <text:p>0.31571444226668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361116538470034">
                <text:p>0.36111653847003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354764392869413">
                <text:p>0.35476439286941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349192273624194">
                <text:p>0.34919227362419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343793642402575">
                <text:p>0.34379364240257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338481389280502">
                <text:p>0.33848138928050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333254132208382">
                <text:p>0.33325413220838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327459269345777">
                <text:p>0.32745926934577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321993928644916">
                <text:p>0.32199392864491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317030470942965">
                <text:p>0.31703047094296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312228846693657">
                <text:p>0.31222884669365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361329104424503">
                <text:p>0.36132910442450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355751136490767">
                <text:p>0.35575113649076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348862309539537">
                <text:p>0.34886230953953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343483810323961">
                <text:p>0.34348381032396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337719158471157">
                <text:p>0.33771915847115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331924152508153">
                <text:p>0.33192415250815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32553919596058">
                <text:p>0.3255391959605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320056134682252">
                <text:p>0.32005613468225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314830389432583">
                <text:p>0.31483038943258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309871671207257">
                <text:p>0.30987167120725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349528867323283">
                <text:p>0.34952886732328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344374489009085">
                <text:p>0.34437448900908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339302580747914">
                <text:p>0.33930258074791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334311823018922">
                <text:p>0.33431182301892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329400917413594">
                <text:p>0.32940091741359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323601706276859">
                <text:p>0.32360170627685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317764687926467">
                <text:p>0.31776468792646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313118536482618">
                <text:p>0.31311853648261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308546723461871">
                <text:p>0.30854672346187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303546628287149">
                <text:p>0.30354662828714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346653723257222">
                <text:p>0.34665372325722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340105708459554">
                <text:p>0.34010570845955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333955518885966">
                <text:p>0.33395551888596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328706953935435">
                <text:p>0.32870695393543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322422304666972">
                <text:p>0.32242230466697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316801291251071">
                <text:p>0.31680129125107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311587362080864">
                <text:p>0.31158736208086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306361260450929">
                <text:p>0.30636126045092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301710425413028">
                <text:p>0.30171042541302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297134003735733">
                <text:p>0.29713400373573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344665403946798">
                <text:p>0.34466540394679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339454820550403">
                <text:p>0.33945482055040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333820438550917">
                <text:p>0.33382043855091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328783374600856">
                <text:p>0.32878337460085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322671113310867">
                <text:p>0.32267111331086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317258965494067">
                <text:p>0.31725896549406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311515397915433">
                <text:p>0.31151539791543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305586582632976">
                <text:p>0.30558658263297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300151807209162">
                <text:p>0.30015180720916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295239204254709">
                <text:p>0.29523920425470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347461506436411">
                <text:p>0.34746150643641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342319553530342">
                <text:p>0.34231955353034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337259871870769">
                <text:p>0.33725987187076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331211640408283">
                <text:p>0.33121164040828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325290632244819">
                <text:p>0.32529063224481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320661165853015">
                <text:p>0.32066116585301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314830651669605">
                <text:p>0.31483065166960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310363319779796">
                <text:p>0.31036331977979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305967465200223">
                <text:p>0.30596746520022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301210112906603">
                <text:p>0.30121011290660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346478087815176">
                <text:p>0.34647808781517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341211851101624">
                <text:p>0.34121185110162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33534431726104">
                <text:p>0.3353443172610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329574184156406">
                <text:p>0.32957418415640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32431768136497">
                <text:p>0.3243176813649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318830782676028">
                <text:p>0.31883078267602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314092448278453">
                <text:p>0.31409244827845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309429927231238">
                <text:p>0.30942992723123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304842006520779">
                <text:p>0.30484200652077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300327492541687">
                <text:p>0.30032749254168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351669773436661">
                <text:p>0.35166977343666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345085485585173">
                <text:p>0.34508548558517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339426451874819">
                <text:p>0.33942645187481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334319626520069">
                <text:p>0.33431962652006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329294510370996">
                <text:p>0.32929451037099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324349796080308">
                <text:p>0.32434979608030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319484197218272">
                <text:p>0.31948419721827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314696447938027">
                <text:p>0.31469644793802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308806650141155">
                <text:p>0.30880665014115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304273614863617">
                <text:p>0.30427361486361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347050112809482">
                <text:p>0.34705011280948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341589009662143">
                <text:p>0.34158900966214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335746341175137">
                <text:p>0.33574634117513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330466098373947">
                <text:p>0.33046609837394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324895148431312">
                <text:p>0.32489514843131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319966009770409">
                <text:p>0.31996600977040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314753962037433">
                <text:p>0.31475396203743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310153685642863">
                <text:p>0.31015368564286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304765368476198">
                <text:p>0.30476536847619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29960473641218">
                <text:p>0.2996047364121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349156697446622">
                <text:p>0.34915669744662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344189449822253">
                <text:p>0.34418944982225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339301678159875">
                <text:p>0.33930167815987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334110516554955">
                <text:p>0.33411051655495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329384007824853">
                <text:p>0.32938400782485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324733123234434">
                <text:p>0.32473312323443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32015665279746">
                <text:p>0.3201566527974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315072724933361">
                <text:p>0.31507272493336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310650820869205">
                <text:p>0.31065082086920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305924381822383">
                <text:p>0.30592438182238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355479460447817">
                <text:p>0.35547946044781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349901792014238">
                <text:p>0.34990179201423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344226920898599">
                <text:p>0.34422692089859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339261349895501">
                <text:p>0.33926134989550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333918614266578">
                <text:p>0.33391861426657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329004085143498">
                <text:p>0.32900408514349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324168188486387">
                <text:p>0.32416818848638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318898673371209">
                <text:p>0.31889867337120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31381487802671">
                <text:p>0.3138148780267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30877014376454">
                <text:p>0.3087701437645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357018455863456">
                <text:p>0.35701845586345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35150917424664">
                <text:p>0.3515091742466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345290670967823">
                <text:p>0.34529067096782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338785717294419">
                <text:p>0.33878571729441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333568159494707">
                <text:p>0.33356815949470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328434082619791">
                <text:p>0.32843408261979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323382150974874">
                <text:p>0.32338215097487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318411050236275">
                <text:p>0.31841105023627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313519487109494">
                <text:p>0.31351948710949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308706188992741">
                <text:p>0.30870618899274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351079494775372">
                <text:p>0.35107949477537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345572665342206">
                <text:p>0.34557266534220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34015394517997">
                <text:p>0.3401539451799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334821924540329">
                <text:p>0.33482192454032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328534737177857">
                <text:p>0.32853473717785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32283303682603">
                <text:p>0.3228330368260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316727616093831">
                <text:p>0.31672761609383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311050489443387">
                <text:p>0.31105048944338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305683642264631">
                <text:p>0.30568364226463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301148836198251">
                <text:p>0.30114883619825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351916763773644">
                <text:p>0.35191676377364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346119803633531">
                <text:p>0.34611980363353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340777628178258">
                <text:p>0.34077762817825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33552092753027">
                <text:p>0.3355209275302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330348334092651">
                <text:p>0.33034833409265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32486249763719">
                <text:p>0.3248624976371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319860439077859">
                <text:p>0.31986043907785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314221450233806">
                <text:p>0.31422145023380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309389648432929">
                <text:p>0.30938964843292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304715934125797">
                <text:p>0.30471593412579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350389857914397">
                <text:p>0.35038985791439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344328959731959">
                <text:p>0.34432895973195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338132588131857">
                <text:p>0.33813258813185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331045986824788">
                <text:p>0.33104598682478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325501056195787">
                <text:p>0.32550105619578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320662269996404">
                <text:p>0.32066226999640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315900904376212">
                <text:p>0.31590090437621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311293115846524">
                <text:p>0.31129311584652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306759051933312">
                <text:p>0.30675905193331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30229753304271">
                <text:p>0.3022975330427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351369889075913">
                <text:p>0.35136988907591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346171229522249">
                <text:p>0.34617122952224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341055748521442">
                <text:p>0.34105574852144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336022115216649">
                <text:p>0.33602211521664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331148637858104">
                <text:p>0.33114863785810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326353136137295">
                <text:p>0.32635313613729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321634362444019">
                <text:p>0.32163436244401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316432008982728">
                <text:p>0.31643200898272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311304737713818">
                <text:p>0.31130473771381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306826738395318">
                <text:p>0.30682673839531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354717154427101">
                <text:p>0.35471715442710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349259033471585">
                <text:p>0.34925903347158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343888242451357">
                <text:p>0.34388824245135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338603384087453">
                <text:p>0.33860338408745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333403083457372">
                <text:p>0.33340308345737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328373982736287">
                <text:p>0.32837398273628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322799048045456">
                <text:p>0.32279904804545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317939611890962">
                <text:p>0.31793961189096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31315792671494">
                <text:p>0.3131579267149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308452748501734">
                <text:p>0.30845274850173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359895375739376">
                <text:p>0.35989537573937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353483478165457">
                <text:p>0.35348347816545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347945288346158">
                <text:p>0.34794528834615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342578476011016">
                <text:p>0.34257847601101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337297532673236">
                <text:p>0.33729753267323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332178722239037">
                <text:p>0.33217872223903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327141812771786">
                <text:p>0.32714181277178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322185493856011">
                <text:p>0.32218549385601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317308476042888">
                <text:p>0.31730847604288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312509490514776">
                <text:p>0.31250949051477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35556356689764">
                <text:p>0.3555635668976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349643770146562">
                <text:p>0.34964377014656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344232977076107">
                <text:p>0.34423297707610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338474484118448">
                <text:p>0.33847448411844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333242399624443">
                <text:p>0.33324239962444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327546762177852">
                <text:p>0.32754676217785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322572765062839">
                <text:p>0.32257276506283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317678351901665">
                <text:p>0.31767835190166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312862249351071">
                <text:p>0.31286224935107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308123204441286">
                <text:p>0.30812320444128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358359073973709">
                <text:p>0.35835907397370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352216303901007">
                <text:p>0.35221630390100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34689748409064">
                <text:p>0.3468974840906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341663765397239">
                <text:p>0.34166376539723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336513786202933">
                <text:p>0.33651378620293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331446206675735">
                <text:p>0.33144620667573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326459708420973">
                <text:p>0.32645970842097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321552994138286">
                <text:p>0.32155299413828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316266021441606">
                <text:p>0.31626602144160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311607334450079">
                <text:p>0.31160733445007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358175233795991">
                <text:p>0.35817523379599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352673774747748">
                <text:p>0.35267377474774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347260339044277">
                <text:p>0.34726033904427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341933518312061">
                <text:p>0.34193351831206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336691926711561">
                <text:p>0.33669192671156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331619552585007">
                <text:p>0.33161955258500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326628336444479">
                <text:p>0.32662833644447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321173438307771">
                <text:p>0.32117343830777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316425446395444">
                <text:p>0.31642544639544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311753422353714">
                <text:p>0.31175342235371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364800181806847">
                <text:p>0.36480018180684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359138403759903">
                <text:p>0.35913840375990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35356721416171">
                <text:p>0.3535672141617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348085163597089">
                <text:p>0.34808516359708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342139418909085">
                <text:p>0.34213941890908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336229165801447">
                <text:p>0.33622916580144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33102452401059">
                <text:p>0.3310245240105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325988068644705">
                <text:p>0.32598806864470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321032196564674">
                <text:p>0.32103219656467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316155618437924">
                <text:p>0.31615561843792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363640287427123">
                <text:p>0.36364028742712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358014999965347">
                <text:p>0.35801499996534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35247971710296">
                <text:p>0.3524797171029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347032998766371">
                <text:p>0.34703299876637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341673427923168">
                <text:p>0.34167342792316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336399610213456">
                <text:p>0.33639961021345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330704252068336">
                <text:p>0.33070425206833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324526878321863">
                <text:p>0.32452687832186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319608050466698">
                <text:p>0.31960805046669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314767923857216">
                <text:p>0.31476792385721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364256886408478">
                <text:p>0.36425688640847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358652317683156">
                <text:p>0.35865231768315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35313742205744">
                <text:p>0.3531374220574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347710764761734">
                <text:p>0.34771076476173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34237093398276">
                <text:p>0.3423709339827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33711654049625">
                <text:p>0.3371165404962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331946217305524">
                <text:p>0.33194621730552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326858619285849">
                <text:p>0.32685861928584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321852422834489">
                <text:p>0.32185242283448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316926325526351">
                <text:p>0.31692632552635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362858904981058">
                <text:p>0.36285890498105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357053162501361">
                <text:p>0.35705316250136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350837501031359">
                <text:p>0.35083750103135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345224101014857">
                <text:p>0.34522410101485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339700515398619">
                <text:p>0.33970051539861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334265307152241">
                <text:p>0.33426530715224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328917062237806">
                <text:p>0.32891706223780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323654389242001">
                <text:p>0.32365438924200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318475919014129">
                <text:p>0.31847591901412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313380304309903">
                <text:p>0.31338030430990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359441998483248">
                <text:p>0.35944199848324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353690926507516">
                <text:p>0.35369092650751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348031871683395">
                <text:p>0.34803187168339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342463361736461">
                <text:p>0.34246336173646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336983947948678">
                <text:p>0.33698394794867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331082952172876">
                <text:p>0.33108295217287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325865819088124">
                <text:p>0.32586581908812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320241682268984">
                <text:p>0.32024168226898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315198009502695">
                <text:p>0.31519800950269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310313308447497">
                <text:p>0.31031330844749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351192752865784">
                <text:p>0.35119275286578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345766034547969">
                <text:p>0.34576603454796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340426143723238">
                <text:p>0.34042614372323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335171691151702">
                <text:p>0.33517169115170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330001309821312">
                <text:p>0.33000130982131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324375232608242">
                <text:p>0.32437523260824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319377594614547">
                <text:p>0.31937759461454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314548882477848">
                <text:p>0.31454888247784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309797429735336">
                <text:p>0.30979742973533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304603130449314">
                <text:p>0.30460313044931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356859909604822">
                <text:p>0.35685990960482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350752689036505">
                <text:p>0.35075268903650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345369734925207">
                <text:p>0.34536973492520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340072908079691">
                <text:p>0.34007290807969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334860830463703">
                <text:p>0.33486083046370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32973214608957">
                <text:p>0.3297321460895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324685520665424">
                <text:p>0.32468552066542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319719641248063">
                <text:p>0.31971964124806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314833215901381">
                <text:p>0.31483321590138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310105390506563">
                <text:p>0.31010539050656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356591082607886">
                <text:p>0.35659108260788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350992246446934">
                <text:p>0.35099224644693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345064876253657">
                <text:p>0.34506487625365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339736704236513">
                <text:p>0.33973670423651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334493782971643">
                <text:p>0.33449378297164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329418721566855">
                <text:p>0.32941872156685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323689338681453">
                <text:p>0.32368933868145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317776479016612">
                <text:p>0.31777647901661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312968894475105">
                <text:p>0.31296889447510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308238231286262">
                <text:p>0.30823823128626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35341999339553">
                <text:p>0.3534199933955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347977773123527">
                <text:p>0.34797777312352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342705120093739">
                <text:p>0.34270512009373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337516829512429">
                <text:p>0.33751682951242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331914000394273">
                <text:p>0.33191400039427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326898367728153">
                <text:p>0.32689836772815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321962985184692">
                <text:p>0.32196298518469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317106568761926">
                <text:p>0.31710656876192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312327855001925">
                <text:p>0.31232785500192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307717875185103">
                <text:p>0.30771787518510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345840409850653">
                <text:p>0.34584040985065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340615810228035">
                <text:p>0.34061581022803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33547480419938">
                <text:p>0.3354748041993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330416054267183">
                <text:p>0.33041605426718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325438244333901">
                <text:p>0.32543824433390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320540079359552">
                <text:p>0.32054007935955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315136753743026">
                <text:p>0.31513675374302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310403412618131">
                <text:p>0.31040341261813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305287500071361">
                <text:p>0.30528750007136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300711747005212">
                <text:p>0.30071174700521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348155296868723">
                <text:p>0.34815529686872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342840459730814">
                <text:p>0.34284045973081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337610659987112">
                <text:p>0.33761065998711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331320694582757">
                <text:p>0.33132069458275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325784927349541">
                <text:p>0.32578492734954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320828016123939">
                <text:p>0.32082801612393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315950415477946">
                <text:p>0.31595041547794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311236367389105">
                <text:p>0.31123636738910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306597744069686">
                <text:p>0.30659774406968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301612828914206">
                <text:p>0.30161282891420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349500859481036">
                <text:p>0.34950085948103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344109389449474">
                <text:p>0.34410938944947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338804182938417">
                <text:p>0.33880418293841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333013212334173">
                <text:p>0.33301321233417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327885544656961">
                <text:p>0.32788554465696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322839919662585">
                <text:p>0.32283991966258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317875024668118">
                <text:p>0.31787502466811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312989567993563">
                <text:p>0.31298956799356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308259498074186">
                <text:p>0.30825949807418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302977360355836">
                <text:p>0.30297736035583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353254673126348">
                <text:p>0.35325467312634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347796825525848">
                <text:p>0.34779682552584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342426303486957">
                <text:p>0.34242630348695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337141709800687">
                <text:p>0.33714170980068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331941669613398">
                <text:p>0.33194166961339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326824830069106">
                <text:p>0.32682483006910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321789859957522">
                <text:p>0.32178985995752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316835449367724">
                <text:p>0.31683544936772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312053282125934">
                <text:p>0.31205328212593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307416794502552">
                <text:p>0.30741679450255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356843406651535">
                <text:p>0.35684340665153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351337494200291">
                <text:p>0.35133749420029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345919676348267">
                <text:p>0.34591967634826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340588543581875">
                <text:p>0.34058854358187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335421463565579">
                <text:p>0.33542146356557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330337056829544">
                <text:p>0.33033705682954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325334000601285">
                <text:p>0.32533400060128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320410993272678">
                <text:p>0.32041099327267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31556675406133">
                <text:p>0.3155667540613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310800022677362">
                <text:p>0.31080002267736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356957476447207">
                <text:p>0.35695747644720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351430957846248">
                <text:p>0.35143095784624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345333740472969">
                <text:p>0.34533374047296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339993201647598">
                <text:p>0.33999320164759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334738111443433">
                <text:p>0.33473811144343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328412023473426">
                <text:p>0.32841202347342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323431764763448">
                <text:p>0.32343176476344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31853119019283">
                <text:p>0.3185311901928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313149514359139">
                <text:p>0.31314951435913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30841345579499">
                <text:p>0.3084134557949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353489274200049">
                <text:p>0.35348927420004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348039068230956">
                <text:p>0.34803906823095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342676065557369">
                <text:p>0.34267606555736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337483639220629">
                <text:p>0.33748363922062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332374291705276">
                <text:p>0.33237429170527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327346693750169">
                <text:p>0.32734669375016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322399537362344">
                <text:p>0.32239953736234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317531535476724">
                <text:p>0.31753153547672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312741421621274">
                <text:p>0.31274142162127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308112322648551">
                <text:p>0.30811232264855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355679280781655">
                <text:p>0.35567928078165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350399623478911">
                <text:p>0.35039962347891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34520444069301">
                <text:p>0.3452044406930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340092380831684">
                <text:p>0.34009238083168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335062113928139">
                <text:p>0.33506211392813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330112331295051">
                <text:p>0.33011233129505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325241745184093">
                <text:p>0.32524174518409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320449088450909">
                <text:p>0.32044908845090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315733114225457">
                <text:p>0.31573311422545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311092595587612">
                <text:p>0.31109259558761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354308502077301">
                <text:p>0.35430850207730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34875799220108">
                <text:p>0.3487579922010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343296290482877">
                <text:p>0.34329629048287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337921975992167">
                <text:p>0.33792197599216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332633650533308">
                <text:p>0.33263365053330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32742993828179">
                <text:p>0.3274299382817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322387772234689">
                <text:p>0.32238777223468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317426280844341">
                <text:p>0.31742628084434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312544173316239">
                <text:p>0.31254417331623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307822452090907">
                <text:p>0.30782245209090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352516035306528">
                <text:p>0.35251603530652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347062621875808">
                <text:p>0.34706262187580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341696463059978">
                <text:p>0.34169646305997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336416162785203">
                <text:p>0.33641616278520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331390063120469">
                <text:p>0.33139006312046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326444381050371">
                <text:p>0.32644438105037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321649429667026">
                <text:p>0.32164942966702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316931197505815">
                <text:p>0.31693119750581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311915212190767">
                <text:p>0.31191521219076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307514547213484">
                <text:p>0.30751454721348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355910811426094">
                <text:p>0.35591081142609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350812763061282">
                <text:p>0.35081276306128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345796283470307">
                <text:p>0.34579628347030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340860067552787">
                <text:p>0.34086006755278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336002831089948">
                <text:p>0.33600283108994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331223310410514">
                <text:p>0.33122331041051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326520262061952">
                <text:p>0.32652026206195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321892462486966">
                <text:p>0.32189246248696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31733870770518">
                <text:p>0.3173387077051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31234477797105">
                <text:p>0.3123447779710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356469046755276">
                <text:p>0.35646904675527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351076611391215">
                <text:p>0.35107661139121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345770454992979">
                <text:p>0.34577045499297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340549197097114">
                <text:p>0.34054919709711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335411479327584">
                <text:p>0.33541147932758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330355965042366">
                <text:p>0.33035596504236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325381338985712">
                <text:p>0.32538133898571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320486306945964">
                <text:p>0.32048630694596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315750124025178">
                <text:p>0.31575012402517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311089720031124">
                <text:p>0.31108972003112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354472231915864">
                <text:p>0.35447223191586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349125893883091">
                <text:p>0.34912589388309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343865097258842">
                <text:p>0.34386509725884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338688473380582">
                <text:p>0.33868847338058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333594675484373">
                <text:p>0.33359467548437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328582378354504">
                <text:p>0.32858237835450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323650277978713">
                <text:p>0.32365027797871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318797091208934">
                <text:p>0.31879709120893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314110113659854">
                <text:p>0.31411011365985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309498127751559">
                <text:p>0.30949812775155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360321783269286">
                <text:p>0.36032178326928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354157002783621">
                <text:p>0.35415700278362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348615465682151">
                <text:p>0.34861546568215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343162593174304">
                <text:p>0.34316259317430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337796966626583">
                <text:p>0.33779696662658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332601288803415">
                <text:p>0.33260128880341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327488741825418">
                <text:p>0.32748874182541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322457995599069">
                <text:p>0.32245799559906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317507741312342">
                <text:p>0.31750774131234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312636691094202">
                <text:p>0.31263669109420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356996855566188">
                <text:p>0.35699685556618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351380901289038">
                <text:p>0.35138090128903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345854802280323">
                <text:p>0.34585480228032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340417120855747">
                <text:p>0.34041712085574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335139025667493">
                <text:p>0.33513902566749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329945380002251">
                <text:p>0.32994538000225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324171022670041">
                <text:p>0.32417102267004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319237176238638">
                <text:p>0.31923717623863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314382271350138">
                <text:p>0.31438227135013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309605044939853">
                <text:p>0.30960504493985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359274344154356">
                <text:p>0.35927434415435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35380129851015">
                <text:p>0.3538012985101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347029732303307">
                <text:p>0.34702973230330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341752600448718">
                <text:p>0.34175260044871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336559902703802">
                <text:p>0.33655990270380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331450288122805">
                <text:p>0.33145028812280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326422427375103">
                <text:p>0.32642242737510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321475012399365">
                <text:p>0.32147501239936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316606756063239">
                <text:p>0.31660675606323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311816391828491">
                <text:p>0.31181639182849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35543223452613">
                <text:p>0.3554322345261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349841112073109">
                <text:p>0.34984111207310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344339447579337">
                <text:p>0.34433944757933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338925809717465">
                <text:p>0.33892580971746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333598790061383">
                <text:p>0.33359879006138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328357002719798">
                <text:p>0.32835700271979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323199083975679">
                <text:p>0.32319908397567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31771980695144">
                <text:p>0.3177198069514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312811167379965">
                <text:p>0.31281116737996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307981066041634">
                <text:p>0.30798106604163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350780136516129">
                <text:p>0.35078013651612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345375622178937">
                <text:p>0.34537562217893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34005758007114">
                <text:p>0.3400575800711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334824626637067">
                <text:p>0.33482462663706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32967540045794">
                <text:p>0.3296754004579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324608561897679">
                <text:p>0.32460856189767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319622792754382">
                <text:p>0.31962279275438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314716795917377">
                <text:p>0.31471679591737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309889295029765">
                <text:p>0.30988929502976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305139034156355">
                <text:p>0.3051390341563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-0.21cm" svg:y="0cm" style:legend-expansion="high" chart:style-name="ch2"/>
        <chart:plot-area chart:style-name="ch3" table:cell-range-address="'peso1.png'.B2041:'peso1.png'.B3041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'peso1.png'.B2042:'peso1.png'.B30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" chart:class="chart:line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